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ight_motor" table:style-name="ta1">
        <table:shapes>
          <draw:frame draw:z-index="0" draw:style-name="gr1" draw:text-style-name="P1" svg:width="563.16pt" svg:height="323.74pt" svg:x="407.14pt" svg:y="431.43pt">
            <loext:p draw:notify-on-update-of-ranges="right_motor.E2:right_motor.E52 right_motor.F2:right_motor.F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34.27pt" svg:height="256pt" svg:x="425.88pt" svg:y="772.53pt">
            <loext:p draw:notify-on-update-of-ranges="right_motor.E52:right_motor.E100 right_motor.F52:right_motor.F1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<text:s/>vel</text:p>
          </table:table-cell>
          <table:table-cell table:number-columns-repeated="2"/>
          <table:table-cell office:value-type="string" calcext:value-type="string">
            <text:p>Power</text:p>
          </table:table-cell>
          <table:table-cell office:value-type="string" calcext:value-type="string">
            <text:p>Vel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style-name="ce1" table:formula="of:=AVERAGE(OFFSET([.B$2];ROWS([.F$2:.F2])*51-51;;51))" office:value-type="float" office:value="-352.537541176471" calcext:value-type="float">
            <text:p>-352.537541176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69.0846" calcext:value-type="float">
            <text:p>-69.0846</text:p>
          </table:table-cell>
          <table:table-cell table:number-columns-repeated="2"/>
          <table:table-cell office:value-type="float" office:value="-0.98" calcext:value-type="float">
            <text:p>-0.98</text:p>
          </table:table-cell>
          <table:table-cell table:style-name="ce1" table:formula="of:=AVERAGE(OFFSET([.B$2];ROWS([.F$2:.F3])*51-51;;51))" office:value-type="float" office:value="-375.331705882353" calcext:value-type="float">
            <text:p>-375.331705882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252.621" calcext:value-type="float">
            <text:p>-252.621</text:p>
          </table:table-cell>
          <table:table-cell table:number-columns-repeated="2"/>
          <table:table-cell office:value-type="float" office:value="-0.96" calcext:value-type="float">
            <text:p>-0.96</text:p>
          </table:table-cell>
          <table:table-cell table:style-name="ce1" table:formula="of:=AVERAGE(OFFSET([.B$2];ROWS([.F$2:.F4])*51-51;;51))" office:value-type="float" office:value="-354.831019607843" calcext:value-type="float">
            <text:p>-354.831019607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285.449" calcext:value-type="float">
            <text:p>-285.449</text:p>
          </table:table-cell>
          <table:table-cell table:number-columns-repeated="2"/>
          <table:table-cell office:value-type="float" office:value="-0.94" calcext:value-type="float">
            <text:p>-0.94</text:p>
          </table:table-cell>
          <table:table-cell table:style-name="ce1" table:formula="of:=AVERAGE(OFFSET([.B$2];ROWS([.F$2:.F5])*51-51;;51))" office:value-type="float" office:value="-345.422568627451" calcext:value-type="float">
            <text:p>-345.422568627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29.788" calcext:value-type="float">
            <text:p>-329.788</text:p>
          </table:table-cell>
          <table:table-cell table:number-columns-repeated="2"/>
          <table:table-cell office:value-type="float" office:value="-0.92" calcext:value-type="float">
            <text:p>-0.92</text:p>
          </table:table-cell>
          <table:table-cell table:style-name="ce1" table:formula="of:=AVERAGE(OFFSET([.B$2];ROWS([.F$2:.F6])*51-51;;51))" office:value-type="float" office:value="-339.335254901961" calcext:value-type="float">
            <text:p>-339.33525490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39.4" calcext:value-type="float">
            <text:p>-339.4</text:p>
          </table:table-cell>
          <table:table-cell table:number-columns-repeated="2"/>
          <table:table-cell office:value-type="float" office:value="-0.9" calcext:value-type="float">
            <text:p>-0.9</text:p>
          </table:table-cell>
          <table:table-cell table:style-name="ce1" table:formula="of:=AVERAGE(OFFSET([.B$2];ROWS([.F$2:.F7])*51-51;;51))" office:value-type="float" office:value="-332.601039215686" calcext:value-type="float">
            <text:p>-332.601039215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48.538" calcext:value-type="float">
            <text:p>-348.538</text:p>
          </table:table-cell>
          <table:table-cell table:number-columns-repeated="2"/>
          <table:table-cell office:value-type="float" office:value="-0.88" calcext:value-type="float">
            <text:p>-0.88</text:p>
          </table:table-cell>
          <table:table-cell table:style-name="ce1" table:formula="of:=AVERAGE(OFFSET([.B$2];ROWS([.F$2:.F8])*51-51;;51))" office:value-type="float" office:value="-323.529098039216" calcext:value-type="float">
            <text:p>-323.529098039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65.147" calcext:value-type="float">
            <text:p>-365.147</text:p>
          </table:table-cell>
          <table:table-cell table:number-columns-repeated="2"/>
          <table:table-cell office:value-type="float" office:value="-0.86" calcext:value-type="float">
            <text:p>-0.86</text:p>
          </table:table-cell>
          <table:table-cell table:style-name="ce1" table:formula="of:=AVERAGE(OFFSET([.B$2];ROWS([.F$2:.F9])*51-51;;51))" office:value-type="float" office:value="-317.203607843137" calcext:value-type="float">
            <text:p>-317.203607843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63.702" calcext:value-type="float">
            <text:p>-363.702</text:p>
          </table:table-cell>
          <table:table-cell table:number-columns-repeated="2"/>
          <table:table-cell office:value-type="float" office:value="-0.84" calcext:value-type="float">
            <text:p>-0.84</text:p>
          </table:table-cell>
          <table:table-cell table:style-name="ce1" table:formula="of:=AVERAGE(OFFSET([.B$2];ROWS([.F$2:.F10])*51-51;;51))" office:value-type="float" office:value="-307.43605882353" calcext:value-type="float">
            <text:p>-307.436058823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60.068" calcext:value-type="float">
            <text:p>-360.068</text:p>
          </table:table-cell>
          <table:table-cell table:number-columns-repeated="2"/>
          <table:table-cell office:value-type="float" office:value="-0.82" calcext:value-type="float">
            <text:p>-0.82</text:p>
          </table:table-cell>
          <table:table-cell table:style-name="ce1" table:formula="of:=AVERAGE(OFFSET([.B$2];ROWS([.F$2:.F11])*51-51;;51))" office:value-type="float" office:value="-299.87862745098" calcext:value-type="float">
            <text:p>-299.87862745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52.128" calcext:value-type="float">
            <text:p>-352.128</text:p>
          </table:table-cell>
          <table:table-cell table:number-columns-repeated="2"/>
          <table:table-cell office:value-type="float" office:value="-0.8" calcext:value-type="float">
            <text:p>-0.8</text:p>
          </table:table-cell>
          <table:table-cell table:style-name="ce1" table:formula="of:=AVERAGE(OFFSET([.B$2];ROWS([.F$2:.F12])*51-51;;51))" office:value-type="float" office:value="-292.885019607843" calcext:value-type="float">
            <text:p>-292.885019607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73.013" calcext:value-type="float">
            <text:p>-373.013</text:p>
          </table:table-cell>
          <table:table-cell table:number-columns-repeated="2"/>
          <table:table-cell office:value-type="float" office:value="-0.78" calcext:value-type="float">
            <text:p>-0.78</text:p>
          </table:table-cell>
          <table:table-cell table:style-name="ce1" table:formula="of:=AVERAGE(OFFSET([.B$2];ROWS([.F$2:.F13])*51-51;;51))" office:value-type="float" office:value="-284.079823529412" calcext:value-type="float">
            <text:p>-284.079823529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57.99" calcext:value-type="float">
            <text:p>-357.99</text:p>
          </table:table-cell>
          <table:table-cell table:number-columns-repeated="2"/>
          <table:table-cell office:value-type="float" office:value="-0.76" calcext:value-type="float">
            <text:p>-0.76</text:p>
          </table:table-cell>
          <table:table-cell table:style-name="ce1" table:formula="of:=AVERAGE(OFFSET([.B$2];ROWS([.F$2:.F14])*51-51;;51))" office:value-type="float" office:value="-276.298039215686" calcext:value-type="float">
            <text:p>-276.298039215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71.713" calcext:value-type="float">
            <text:p>-371.713</text:p>
          </table:table-cell>
          <table:table-cell table:number-columns-repeated="2"/>
          <table:table-cell office:value-type="float" office:value="-0.74" calcext:value-type="float">
            <text:p>-0.74</text:p>
          </table:table-cell>
          <table:table-cell table:style-name="ce1" table:formula="of:=AVERAGE(OFFSET([.B$2];ROWS([.F$2:.F15])*51-51;;51))" office:value-type="float" office:value="-266.972843137255" calcext:value-type="float">
            <text:p>-266.972843137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63.702" calcext:value-type="float">
            <text:p>-363.702</text:p>
          </table:table-cell>
          <table:table-cell table:number-columns-repeated="2"/>
          <table:table-cell office:value-type="float" office:value="-0.72" calcext:value-type="float">
            <text:p>-0.72</text:p>
          </table:table-cell>
          <table:table-cell table:style-name="ce1" table:formula="of:=AVERAGE(OFFSET([.B$2];ROWS([.F$2:.F16])*51-51;;51))" office:value-type="float" office:value="-262.360254901961" calcext:value-type="float">
            <text:p>-262.36025490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80.409" calcext:value-type="float">
            <text:p>-380.409</text:p>
          </table:table-cell>
          <table:table-cell table:number-columns-repeated="2"/>
          <table:table-cell office:value-type="float" office:value="-0.7" calcext:value-type="float">
            <text:p>-0.7</text:p>
          </table:table-cell>
          <table:table-cell table:style-name="ce1" table:formula="of:=AVERAGE(OFFSET([.B$2];ROWS([.F$2:.F17])*51-51;;51))" office:value-type="float" office:value="-250.873725490196" calcext:value-type="float">
            <text:p>-250.873725490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74.427" calcext:value-type="float">
            <text:p>-374.427</text:p>
          </table:table-cell>
          <table:table-cell table:number-columns-repeated="2"/>
          <table:table-cell office:value-type="float" office:value="-0.68" calcext:value-type="float">
            <text:p>-0.68</text:p>
          </table:table-cell>
          <table:table-cell table:style-name="ce1" table:formula="of:=AVERAGE(OFFSET([.B$2];ROWS([.F$2:.F18])*51-51;;51))" office:value-type="float" office:value="-244.552568627451" calcext:value-type="float">
            <text:p>-244.552568627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75.799" calcext:value-type="float">
            <text:p>-375.799</text:p>
          </table:table-cell>
          <table:table-cell table:number-columns-repeated="2"/>
          <table:table-cell office:value-type="float" office:value="-0.66" calcext:value-type="float">
            <text:p>-0.66</text:p>
          </table:table-cell>
          <table:table-cell table:style-name="ce1" table:formula="of:=AVERAGE(OFFSET([.B$2];ROWS([.F$2:.F19])*51-51;;51))" office:value-type="float" office:value="-238.002352941176" calcext:value-type="float">
            <text:p>-238.002352941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86.305" calcext:value-type="float">
            <text:p>-386.305</text:p>
          </table:table-cell>
          <table:table-cell table:number-columns-repeated="2"/>
          <table:table-cell office:value-type="float" office:value="-0.64" calcext:value-type="float">
            <text:p>-0.64</text:p>
          </table:table-cell>
          <table:table-cell table:style-name="ce1" table:formula="of:=AVERAGE(OFFSET([.B$2];ROWS([.F$2:.F20])*51-51;;51))" office:value-type="float" office:value="-228.699411764706" calcext:value-type="float">
            <text:p>-228.699411764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79.651" calcext:value-type="float">
            <text:p>-379.651</text:p>
          </table:table-cell>
          <table:table-cell table:number-columns-repeated="2"/>
          <table:table-cell office:value-type="float" office:value="-0.62" calcext:value-type="float">
            <text:p>-0.62</text:p>
          </table:table-cell>
          <table:table-cell table:style-name="ce1" table:formula="of:=AVERAGE(OFFSET([.B$2];ROWS([.F$2:.F21])*51-51;;51))" office:value-type="float" office:value="-220.022450980392" calcext:value-type="float">
            <text:p>-220.022450980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59.195" calcext:value-type="float">
            <text:p>-359.195</text:p>
          </table:table-cell>
          <table:table-cell table:number-columns-repeated="2"/>
          <table:table-cell office:value-type="float" office:value="-0.6" calcext:value-type="float">
            <text:p>-0.6</text:p>
          </table:table-cell>
          <table:table-cell table:style-name="ce1" table:formula="of:=AVERAGE(OFFSET([.B$2];ROWS([.F$2:.F22])*51-51;;51))" office:value-type="float" office:value="-213.210098039216" calcext:value-type="float">
            <text:p>-213.210098039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70.731" calcext:value-type="float">
            <text:p>-370.731</text:p>
          </table:table-cell>
          <table:table-cell table:number-columns-repeated="2"/>
          <table:table-cell office:value-type="float" office:value="-0.58" calcext:value-type="float">
            <text:p>-0.58</text:p>
          </table:table-cell>
          <table:table-cell table:style-name="ce1" table:formula="of:=AVERAGE(OFFSET([.B$2];ROWS([.F$2:.F23])*51-51;;51))" office:value-type="float" office:value="-204.592941176471" calcext:value-type="float">
            <text:p>-204.592941176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75.693" calcext:value-type="float">
            <text:p>-375.693</text:p>
          </table:table-cell>
          <table:table-cell table:number-columns-repeated="2"/>
          <table:table-cell office:value-type="float" office:value="-0.56" calcext:value-type="float">
            <text:p>-0.56</text:p>
          </table:table-cell>
          <table:table-cell table:style-name="ce1" table:formula="of:=AVERAGE(OFFSET([.B$2];ROWS([.F$2:.F24])*51-51;;51))" office:value-type="float" office:value="-196.426784313726" calcext:value-type="float">
            <text:p>-196.426784313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75.323" calcext:value-type="float">
            <text:p>-375.323</text:p>
          </table:table-cell>
          <table:table-cell table:number-columns-repeated="2"/>
          <table:table-cell office:value-type="float" office:value="-0.54" calcext:value-type="float">
            <text:p>-0.54</text:p>
          </table:table-cell>
          <table:table-cell table:style-name="ce1" table:formula="of:=AVERAGE(OFFSET([.B$2];ROWS([.F$2:.F25])*51-51;;51))" office:value-type="float" office:value="-188.125941176471" calcext:value-type="float">
            <text:p>-188.125941176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80.898" calcext:value-type="float">
            <text:p>-380.898</text:p>
          </table:table-cell>
          <table:table-cell table:number-columns-repeated="2"/>
          <table:table-cell office:value-type="float" office:value="-0.519999999999999" calcext:value-type="float">
            <text:p>-0.52</text:p>
          </table:table-cell>
          <table:table-cell table:style-name="ce1" table:formula="of:=AVERAGE(OFFSET([.B$2];ROWS([.F$2:.F26])*51-51;;51))" office:value-type="float" office:value="-179.200607843137" calcext:value-type="float">
            <text:p>-179.200607843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72.232" calcext:value-type="float">
            <text:p>-372.232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 table:style-name="ce1" table:formula="of:=AVERAGE(OFFSET([.B$2];ROWS([.F$2:.F27])*51-51;;51))" office:value-type="float" office:value="-172.263725490196" calcext:value-type="float">
            <text:p>-172.263725490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73.43" calcext:value-type="float">
            <text:p>-373.43</text:p>
          </table:table-cell>
          <table:table-cell table:number-columns-repeated="2"/>
          <table:table-cell office:value-type="float" office:value="-0.479999999999999" calcext:value-type="float">
            <text:p>-0.48</text:p>
          </table:table-cell>
          <table:table-cell table:style-name="ce1" table:formula="of:=AVERAGE(OFFSET([.B$2];ROWS([.F$2:.F28])*51-51;;51))" office:value-type="float" office:value="-165.063529411765" calcext:value-type="float">
            <text:p>-165.063529411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69.959" calcext:value-type="float">
            <text:p>-369.959</text:p>
          </table:table-cell>
          <table:table-cell table:number-columns-repeated="2"/>
          <table:table-cell office:value-type="float" office:value="-0.459999999999999" calcext:value-type="float">
            <text:p>-0.46</text:p>
          </table:table-cell>
          <table:table-cell table:style-name="ce1" table:formula="of:=AVERAGE(OFFSET([.B$2];ROWS([.F$2:.F29])*51-51;;51))" office:value-type="float" office:value="-157.80631372549" calcext:value-type="float">
            <text:p>-157.806313725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67.816" calcext:value-type="float">
            <text:p>-367.816</text:p>
          </table:table-cell>
          <table:table-cell table:number-columns-repeated="2"/>
          <table:table-cell office:value-type="float" office:value="-0.439999999999999" calcext:value-type="float">
            <text:p>-0.44</text:p>
          </table:table-cell>
          <table:table-cell table:style-name="ce1" table:formula="of:=AVERAGE(OFFSET([.B$2];ROWS([.F$2:.F30])*51-51;;51))" office:value-type="float" office:value="-148.191803921569" calcext:value-type="float">
            <text:p>-148.191803921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85.579" calcext:value-type="float">
            <text:p>-385.579</text:p>
          </table:table-cell>
          <table:table-cell table:number-columns-repeated="2"/>
          <table:table-cell office:value-type="float" office:value="-0.419999999999999" calcext:value-type="float">
            <text:p>-0.42</text:p>
          </table:table-cell>
          <table:table-cell table:style-name="ce1" table:formula="of:=AVERAGE(OFFSET([.B$2];ROWS([.F$2:.F31])*51-51;;51))" office:value-type="float" office:value="-140.122745098039" calcext:value-type="float">
            <text:p>-140.12274509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70.473" calcext:value-type="float">
            <text:p>-370.473</text:p>
          </table:table-cell>
          <table:table-cell table:number-columns-repeated="2"/>
          <table:table-cell office:value-type="float" office:value="-0.399999999999999" calcext:value-type="float">
            <text:p>-0.4</text:p>
          </table:table-cell>
          <table:table-cell table:style-name="ce1" table:formula="of:=AVERAGE(OFFSET([.B$2];ROWS([.F$2:.F32])*51-51;;51))" office:value-type="float" office:value="-133.233568627451" calcext:value-type="float">
            <text:p>-133.233568627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72.7" calcext:value-type="float">
            <text:p>-372.7</text:p>
          </table:table-cell>
          <table:table-cell table:number-columns-repeated="2"/>
          <table:table-cell office:value-type="float" office:value="-0.379999999999999" calcext:value-type="float">
            <text:p>-0.38</text:p>
          </table:table-cell>
          <table:table-cell table:style-name="ce1" table:formula="of:=AVERAGE(OFFSET([.B$2];ROWS([.F$2:.F33])*51-51;;51))" office:value-type="float" office:value="-125.346215686274" calcext:value-type="float">
            <text:p>-125.346215686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80.952" calcext:value-type="float">
            <text:p>-380.952</text:p>
          </table:table-cell>
          <table:table-cell table:number-columns-repeated="2"/>
          <table:table-cell office:value-type="float" office:value="-0.359999999999999" calcext:value-type="float">
            <text:p>-0.36</text:p>
          </table:table-cell>
          <table:table-cell table:style-name="ce1" table:formula="of:=AVERAGE(OFFSET([.B$2];ROWS([.F$2:.F34])*51-51;;51))" office:value-type="float" office:value="-116.752470588235" calcext:value-type="float">
            <text:p>-116.752470588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73.797" calcext:value-type="float">
            <text:p>-373.797</text:p>
          </table:table-cell>
          <table:table-cell table:number-columns-repeated="2"/>
          <table:table-cell office:value-type="float" office:value="-0.339999999999999" calcext:value-type="float">
            <text:p>-0.34</text:p>
          </table:table-cell>
          <table:table-cell table:style-name="ce1" table:formula="of:=AVERAGE(OFFSET([.B$2];ROWS([.F$2:.F35])*51-51;;51))" office:value-type="float" office:value="-108.265431372549" calcext:value-type="float">
            <text:p>-108.265431372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57.702" calcext:value-type="float">
            <text:p>-357.702</text:p>
          </table:table-cell>
          <table:table-cell table:number-columns-repeated="2"/>
          <table:table-cell office:value-type="float" office:value="-0.319999999999999" calcext:value-type="float">
            <text:p>-0.32</text:p>
          </table:table-cell>
          <table:table-cell table:style-name="ce1" table:formula="of:=AVERAGE(OFFSET([.B$2];ROWS([.F$2:.F36])*51-51;;51))" office:value-type="float" office:value="-100.243562745098" calcext:value-type="float">
            <text:p>-100.243562745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60.702" calcext:value-type="float">
            <text:p>-360.702</text:p>
          </table:table-cell>
          <table:table-cell table:number-columns-repeated="2"/>
          <table:table-cell office:value-type="float" office:value="-0.299999999999999" calcext:value-type="float">
            <text:p>-0.3</text:p>
          </table:table-cell>
          <table:table-cell table:style-name="ce1" table:formula="of:=AVERAGE(OFFSET([.B$2];ROWS([.F$2:.F37])*51-51;;51))" office:value-type="float" office:value="-92.6669117647059" calcext:value-type="float">
            <text:p>-92.666911764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66.099" calcext:value-type="float">
            <text:p>-366.099</text:p>
          </table:table-cell>
          <table:table-cell table:number-columns-repeated="2"/>
          <table:table-cell office:value-type="float" office:value="-0.279999999999999" calcext:value-type="float">
            <text:p>-0.28</text:p>
          </table:table-cell>
          <table:table-cell table:style-name="ce1" table:formula="of:=AVERAGE(OFFSET([.B$2];ROWS([.F$2:.F38])*51-51;;51))" office:value-type="float" office:value="-84.4475862745098" calcext:value-type="float">
            <text:p>-84.447586274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82.099" calcext:value-type="float">
            <text:p>-382.099</text:p>
          </table:table-cell>
          <table:table-cell table:number-columns-repeated="2"/>
          <table:table-cell office:value-type="float" office:value="-0.259999999999999" calcext:value-type="float">
            <text:p>-0.26</text:p>
          </table:table-cell>
          <table:table-cell table:style-name="ce1" table:formula="of:=AVERAGE(OFFSET([.B$2];ROWS([.F$2:.F39])*51-51;;51))" office:value-type="float" office:value="-76.3367176470588" calcext:value-type="float">
            <text:p>-76.336717647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75.64" calcext:value-type="float">
            <text:p>-375.64</text:p>
          </table:table-cell>
          <table:table-cell table:number-columns-repeated="2"/>
          <table:table-cell office:value-type="float" office:value="-0.239999999999999" calcext:value-type="float">
            <text:p>-0.24</text:p>
          </table:table-cell>
          <table:table-cell table:style-name="ce1" table:formula="of:=AVERAGE(OFFSET([.B$2];ROWS([.F$2:.F40])*51-51;;51))" office:value-type="float" office:value="-68.8236588235294" calcext:value-type="float">
            <text:p>-68.823658823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73.692" calcext:value-type="float">
            <text:p>-373.692</text:p>
          </table:table-cell>
          <table:table-cell table:number-columns-repeated="2"/>
          <table:table-cell office:value-type="float" office:value="-0.219999999999999" calcext:value-type="float">
            <text:p>-0.22</text:p>
          </table:table-cell>
          <table:table-cell table:style-name="ce1" table:formula="of:=AVERAGE(OFFSET([.B$2];ROWS([.F$2:.F41])*51-51;;51))" office:value-type="float" office:value="-61.9442450980392" calcext:value-type="float">
            <text:p>-61.94424509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67.968" calcext:value-type="float">
            <text:p>-367.968</text:p>
          </table:table-cell>
          <table:table-cell table:number-columns-repeated="2"/>
          <table:table-cell office:value-type="float" office:value="-0.199999999999999" calcext:value-type="float">
            <text:p>-0.2</text:p>
          </table:table-cell>
          <table:table-cell table:style-name="ce1" table:formula="of:=AVERAGE(OFFSET([.B$2];ROWS([.F$2:.F42])*51-51;;51))" office:value-type="float" office:value="-53.9127215686274" calcext:value-type="float">
            <text:p>-53.912721568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69.447" calcext:value-type="float">
            <text:p>-369.447</text:p>
          </table:table-cell>
          <table:table-cell table:number-columns-repeated="2"/>
          <table:table-cell office:value-type="float" office:value="-0.179999999999999" calcext:value-type="float">
            <text:p>-0.18</text:p>
          </table:table-cell>
          <table:table-cell table:style-name="ce1" table:formula="of:=AVERAGE(OFFSET([.B$2];ROWS([.F$2:.F43])*51-51;;51))" office:value-type="float" office:value="-46.3676274509804" calcext:value-type="float">
            <text:p>-46.36762745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91.581" calcext:value-type="float">
            <text:p>-391.581</text:p>
          </table:table-cell>
          <table:table-cell table:number-columns-repeated="2"/>
          <table:table-cell office:value-type="float" office:value="-0.159999999999999" calcext:value-type="float">
            <text:p>-0.16</text:p>
          </table:table-cell>
          <table:table-cell table:style-name="ce1" table:formula="of:=AVERAGE(OFFSET([.B$2];ROWS([.F$2:.F44])*51-51;;51))" office:value-type="float" office:value="-39.1340647058823" calcext:value-type="float">
            <text:p>-39.134064705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61.827" calcext:value-type="float">
            <text:p>-361.827</text:p>
          </table:table-cell>
          <table:table-cell table:number-columns-repeated="2"/>
          <table:table-cell office:value-type="float" office:value="-0.139999999999999" calcext:value-type="float">
            <text:p>-0.14</text:p>
          </table:table-cell>
          <table:table-cell table:style-name="ce1" table:formula="of:=AVERAGE(OFFSET([.B$2];ROWS([.F$2:.F45])*51-51;;51))" office:value-type="float" office:value="-31.3439" calcext:value-type="float">
            <text:p>-31.343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66.451" calcext:value-type="float">
            <text:p>-366.451</text:p>
          </table:table-cell>
          <table:table-cell table:number-columns-repeated="2"/>
          <table:table-cell office:value-type="float" office:value="-0.119999999999999" calcext:value-type="float">
            <text:p>-0.12</text:p>
          </table:table-cell>
          <table:table-cell table:style-name="ce1" table:formula="of:=AVERAGE(OFFSET([.B$2];ROWS([.F$2:.F46])*51-51;;51))" office:value-type="float" office:value="-23.7729960784314" calcext:value-type="float">
            <text:p>-23.772996078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68.019" calcext:value-type="float">
            <text:p>-368.019</text:p>
          </table:table-cell>
          <table:table-cell table:number-columns-repeated="2"/>
          <table:table-cell office:value-type="float" office:value="-0.0999999999999991" calcext:value-type="float">
            <text:p>-0.1</text:p>
          </table:table-cell>
          <table:table-cell table:style-name="ce1" table:formula="of:=AVERAGE(OFFSET([.B$2];ROWS([.F$2:.F47])*51-51;;51))" office:value-type="float" office:value="-15.8120058823529" calcext:value-type="float">
            <text:p>-15.812005882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70.319" calcext:value-type="float">
            <text:p>-370.319</text:p>
          </table:table-cell>
          <table:table-cell table:number-columns-repeated="2"/>
          <table:table-cell office:value-type="float" office:value="-0.0799999999999991" calcext:value-type="float">
            <text:p>-0.08</text:p>
          </table:table-cell>
          <table:table-cell table:style-name="ce1" table:formula="of:=AVERAGE(OFFSET([.B$2];ROWS([.F$2:.F48])*51-51;;51))" office:value-type="float" office:value="-8.72920725490196" calcext:value-type="float">
            <text:p>-8.729207254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76.223" calcext:value-type="float">
            <text:p>-376.223</text:p>
          </table:table-cell>
          <table:table-cell table:number-columns-repeated="2"/>
          <table:table-cell office:value-type="float" office:value="-0.0599999999999991" calcext:value-type="float">
            <text:p>-0.06</text:p>
          </table:table-cell>
          <table:table-cell table:style-name="ce1" table:formula="of:=AVERAGE(OFFSET([.B$2];ROWS([.F$2:.F49])*51-51;;51))" office:value-type="float" office:value="-0.126623137254902" calcext:value-type="float">
            <text:p>-0.126623137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67.057" calcext:value-type="float">
            <text:p>-367.057</text:p>
          </table:table-cell>
          <table:table-cell table:number-columns-repeated="2"/>
          <table:table-cell office:value-type="float" office:value="-0.0399999999999989" calcext:value-type="float">
            <text:p>-0.04</text:p>
          </table:table-cell>
          <table:table-cell table:style-name="ce1" table:formula="of:=AVERAGE(OFFSET([.B$2];ROWS([.F$2:.F50])*51-51;;51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91.236" calcext:value-type="float">
            <text:p>-391.236</text:p>
          </table:table-cell>
          <table:table-cell table:number-columns-repeated="2"/>
          <table:table-cell office:value-type="float" office:value="-0.0199999999999989" calcext:value-type="float">
            <text:p>-0.02</text:p>
          </table:table-cell>
          <table:table-cell table:style-name="ce1" table:formula="of:=AVERAGE(OFFSET([.B$2];ROWS([.F$2:.F51])*51-51;;51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75.64" calcext:value-type="float">
            <text:p>-375.64</text:p>
          </table:table-cell>
          <table:table-cell table:number-columns-repeated="2"/>
          <table:table-cell office:value-type="float" office:value="1.11022302462516E-015" calcext:value-type="float">
            <text:p>1.11022302462516E-15</text:p>
          </table:table-cell>
          <table:table-cell table:style-name="ce1" table:formula="of:=AVERAGE(OFFSET([.B$2];ROWS([.F$2:.F52])*51-51;;51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86.698" calcext:value-type="float">
            <text:p>-386.698</text:p>
          </table:table-cell>
          <table:table-cell table:number-columns-repeated="2"/>
          <table:table-cell office:value-type="float" office:value="0.0200000000000011" calcext:value-type="float">
            <text:p>0.02</text:p>
          </table:table-cell>
          <table:table-cell table:style-name="ce1" table:formula="of:=AVERAGE(OFFSET([.B$2];ROWS([.F$2:.F53])*51-51;;51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76.861" calcext:value-type="float">
            <text:p>-376.861</text:p>
          </table:table-cell>
          <table:table-cell table:number-columns-repeated="2"/>
          <table:table-cell office:value-type="float" office:value="0.0400000000000011" calcext:value-type="float">
            <text:p>0.04</text:p>
          </table:table-cell>
          <table:table-cell table:style-name="ce1" table:formula="of:=AVERAGE(OFFSET([.B$2];ROWS([.F$2:.F54])*51-51;;51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78.949" calcext:value-type="float">
            <text:p>-378.949</text:p>
          </table:table-cell>
          <table:table-cell table:number-columns-repeated="2"/>
          <table:table-cell office:value-type="float" office:value="0.0600000000000012" calcext:value-type="float">
            <text:p>0.06</text:p>
          </table:table-cell>
          <table:table-cell table:style-name="ce1" table:formula="of:=AVERAGE(OFFSET([.B$2];ROWS([.F$2:.F55])*51-51;;51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68.834" calcext:value-type="float">
            <text:p>-368.834</text:p>
          </table:table-cell>
          <table:table-cell table:number-columns-repeated="2"/>
          <table:table-cell office:value-type="float" office:value="0.0800000000000012" calcext:value-type="float">
            <text:p>0.08</text:p>
          </table:table-cell>
          <table:table-cell table:style-name="ce1" table:formula="of:=AVERAGE(OFFSET([.B$2];ROWS([.F$2:.F56])*51-51;;51))" office:value-type="float" office:value="6.41769549019608" calcext:value-type="float">
            <text:p>6.4176954902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69.447" calcext:value-type="float">
            <text:p>-369.447</text:p>
          </table:table-cell>
          <table:table-cell table:number-columns-repeated="2"/>
          <table:table-cell office:value-type="float" office:value="0.100000000000001" calcext:value-type="float">
            <text:p>0.1</text:p>
          </table:table-cell>
          <table:table-cell table:style-name="ce1" table:formula="of:=AVERAGE(OFFSET([.B$2];ROWS([.F$2:.F57])*51-51;;51))" office:value-type="float" office:value="14.2553111764706" calcext:value-type="float">
            <text:p>14.2553111765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74.848" calcext:value-type="float">
            <text:p>-374.848</text:p>
          </table:table-cell>
          <table:table-cell table:number-columns-repeated="2"/>
          <table:table-cell office:value-type="float" office:value="0.120000000000001" calcext:value-type="float">
            <text:p>0.12</text:p>
          </table:table-cell>
          <table:table-cell table:style-name="ce1" table:formula="of:=AVERAGE(OFFSET([.B$2];ROWS([.F$2:.F58])*51-51;;51))" office:value-type="float" office:value="20.9181490196078" calcext:value-type="float">
            <text:p>20.9181490196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59.971" calcext:value-type="float">
            <text:p>-359.971</text:p>
          </table:table-cell>
          <table:table-cell table:number-columns-repeated="2"/>
          <table:table-cell office:value-type="float" office:value="0.140000000000001" calcext:value-type="float">
            <text:p>0.14</text:p>
          </table:table-cell>
          <table:table-cell table:style-name="ce1" table:formula="of:=AVERAGE(OFFSET([.B$2];ROWS([.F$2:.F59])*51-51;;51))" office:value-type="float" office:value="28.9463666666667" calcext:value-type="float">
            <text:p>28.9463666667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74.848" calcext:value-type="float">
            <text:p>-374.848</text:p>
          </table:table-cell>
          <table:table-cell table:number-columns-repeated="2"/>
          <table:table-cell office:value-type="float" office:value="0.160000000000001" calcext:value-type="float">
            <text:p>0.16</text:p>
          </table:table-cell>
          <table:table-cell table:style-name="ce1" table:formula="of:=AVERAGE(OFFSET([.B$2];ROWS([.F$2:.F60])*51-51;;51))" office:value-type="float" office:value="36.0433960784314" calcext:value-type="float">
            <text:p>36.0433960784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73.013" calcext:value-type="float">
            <text:p>-373.013</text:p>
          </table:table-cell>
          <table:table-cell table:number-columns-repeated="2"/>
          <table:table-cell office:value-type="float" office:value="0.180000000000001" calcext:value-type="float">
            <text:p>0.18</text:p>
          </table:table-cell>
          <table:table-cell table:style-name="ce1" table:formula="of:=AVERAGE(OFFSET([.B$2];ROWS([.F$2:.F61])*51-51;;51))" office:value-type="float" office:value="43.4035411764706" calcext:value-type="float">
            <text:p>43.4035411765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84.578" calcext:value-type="float">
            <text:p>-384.578</text:p>
          </table:table-cell>
          <table:table-cell table:number-columns-repeated="2"/>
          <table:table-cell office:value-type="float" office:value="0.200000000000001" calcext:value-type="float">
            <text:p>0.2</text:p>
          </table:table-cell>
          <table:table-cell table:style-name="ce1" table:formula="of:=AVERAGE(OFFSET([.B$2];ROWS([.F$2:.F62])*51-51;;51))" office:value-type="float" office:value="51.1344764705882" calcext:value-type="float">
            <text:p>51.1344764706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91.351" calcext:value-type="float">
            <text:p>-391.351</text:p>
          </table:table-cell>
          <table:table-cell table:number-columns-repeated="2"/>
          <table:table-cell office:value-type="float" office:value="0.220000000000001" calcext:value-type="float">
            <text:p>0.22</text:p>
          </table:table-cell>
          <table:table-cell table:style-name="ce1" table:formula="of:=AVERAGE(OFFSET([.B$2];ROWS([.F$2:.F63])*51-51;;51))" office:value-type="float" office:value="58.9488568627451" calcext:value-type="float">
            <text:p>58.9488568627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68.732" calcext:value-type="float">
            <text:p>-368.732</text:p>
          </table:table-cell>
          <table:table-cell table:number-columns-repeated="2"/>
          <table:table-cell office:value-type="float" office:value="0.240000000000001" calcext:value-type="float">
            <text:p>0.24</text:p>
          </table:table-cell>
          <table:table-cell table:style-name="ce1" table:formula="of:=AVERAGE(OFFSET([.B$2];ROWS([.F$2:.F64])*51-51;;51))" office:value-type="float" office:value="66.9256960784314" calcext:value-type="float">
            <text:p>66.9256960784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77.287" calcext:value-type="float">
            <text:p>-377.287</text:p>
          </table:table-cell>
          <table:table-cell table:number-columns-repeated="2"/>
          <table:table-cell office:value-type="float" office:value="0.260000000000001" calcext:value-type="float">
            <text:p>0.26</text:p>
          </table:table-cell>
          <table:table-cell table:style-name="ce1" table:formula="of:=AVERAGE(OFFSET([.B$2];ROWS([.F$2:.F65])*51-51;;51))" office:value-type="float" office:value="75.3245588235294" calcext:value-type="float">
            <text:p>75.3245588235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65.748" calcext:value-type="float">
            <text:p>-365.748</text:p>
          </table:table-cell>
          <table:table-cell table:number-columns-repeated="2"/>
          <table:table-cell office:value-type="float" office:value="0.280000000000001" calcext:value-type="float">
            <text:p>0.28</text:p>
          </table:table-cell>
          <table:table-cell table:style-name="ce1" table:formula="of:=AVERAGE(OFFSET([.B$2];ROWS([.F$2:.F66])*51-51;;51))" office:value-type="float" office:value="83.5473568627451" calcext:value-type="float">
            <text:p>83.5473568627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95.531" calcext:value-type="float">
            <text:p>-395.531</text:p>
          </table:table-cell>
          <table:table-cell table:number-columns-repeated="2"/>
          <table:table-cell office:value-type="float" office:value="0.300000000000001" calcext:value-type="float">
            <text:p>0.3</text:p>
          </table:table-cell>
          <table:table-cell table:style-name="ce1" table:formula="of:=AVERAGE(OFFSET([.B$2];ROWS([.F$2:.F67])*51-51;;51))" office:value-type="float" office:value="92.4209019607843" calcext:value-type="float">
            <text:p>92.4209019608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83.472" calcext:value-type="float">
            <text:p>-383.472</text:p>
          </table:table-cell>
          <table:table-cell table:number-columns-repeated="2"/>
          <table:table-cell office:value-type="float" office:value="0.320000000000001" calcext:value-type="float">
            <text:p>0.32</text:p>
          </table:table-cell>
          <table:table-cell table:style-name="ce1" table:formula="of:=AVERAGE(OFFSET([.B$2];ROWS([.F$2:.F68])*51-51;;51))" office:value-type="float" office:value="100.707319607843" calcext:value-type="float">
            <text:p>100.7073196078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72.856" calcext:value-type="float">
            <text:p>-372.856</text:p>
          </table:table-cell>
          <table:table-cell table:number-columns-repeated="2"/>
          <table:table-cell office:value-type="float" office:value="0.340000000000001" calcext:value-type="float">
            <text:p>0.34</text:p>
          </table:table-cell>
          <table:table-cell table:style-name="ce1" table:formula="of:=AVERAGE(OFFSET([.B$2];ROWS([.F$2:.F69])*51-51;;51))" office:value-type="float" office:value="108.603088235294" calcext:value-type="float">
            <text:p>108.6030882353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69.908" calcext:value-type="float">
            <text:p>-369.908</text:p>
          </table:table-cell>
          <table:table-cell table:number-columns-repeated="2"/>
          <table:table-cell office:value-type="float" office:value="0.360000000000001" calcext:value-type="float">
            <text:p>0.36</text:p>
          </table:table-cell>
          <table:table-cell table:style-name="ce1" table:formula="of:=AVERAGE(OFFSET([.B$2];ROWS([.F$2:.F70])*51-51;;51))" office:value-type="float" office:value="117.17337254902" calcext:value-type="float">
            <text:p>117.173372549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74.953" calcext:value-type="float">
            <text:p>-374.953</text:p>
          </table:table-cell>
          <table:table-cell table:number-columns-repeated="2"/>
          <table:table-cell office:value-type="float" office:value="0.380000000000001" calcext:value-type="float">
            <text:p>0.38</text:p>
          </table:table-cell>
          <table:table-cell table:style-name="ce1" table:formula="of:=AVERAGE(OFFSET([.B$2];ROWS([.F$2:.F71])*51-51;;51))" office:value-type="float" office:value="125.256568627451" calcext:value-type="float">
            <text:p>125.2565686275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69.703" calcext:value-type="float">
            <text:p>-369.703</text:p>
          </table:table-cell>
          <table:table-cell table:number-columns-repeated="2"/>
          <table:table-cell office:value-type="float" office:value="0.400000000000001" calcext:value-type="float">
            <text:p>0.4</text:p>
          </table:table-cell>
          <table:table-cell table:style-name="ce1" table:formula="of:=AVERAGE(OFFSET([.B$2];ROWS([.F$2:.F72])*51-51;;51))" office:value-type="float" office:value="133.430666666667" calcext:value-type="float">
            <text:p>133.4306666667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73.954" calcext:value-type="float">
            <text:p>-373.954</text:p>
          </table:table-cell>
          <table:table-cell table:number-columns-repeated="2"/>
          <table:table-cell office:value-type="float" office:value="0.420000000000001" calcext:value-type="float">
            <text:p>0.42</text:p>
          </table:table-cell>
          <table:table-cell table:style-name="ce1" table:formula="of:=AVERAGE(OFFSET([.B$2];ROWS([.F$2:.F73])*51-51;;51))" office:value-type="float" office:value="140.790117647059" calcext:value-type="float">
            <text:p>140.7901176471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76.488" calcext:value-type="float">
            <text:p>-376.488</text:p>
          </table:table-cell>
          <table:table-cell table:number-columns-repeated="2"/>
          <table:table-cell office:value-type="float" office:value="0.440000000000001" calcext:value-type="float">
            <text:p>0.44</text:p>
          </table:table-cell>
          <table:table-cell table:style-name="ce1" table:formula="of:=AVERAGE(OFFSET([.B$2];ROWS([.F$2:.F74])*51-51;;51))" office:value-type="float" office:value="148.576235294118" calcext:value-type="float">
            <text:p>148.5762352941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73.274" calcext:value-type="float">
            <text:p>-373.274</text:p>
          </table:table-cell>
          <table:table-cell table:number-columns-repeated="2"/>
          <table:table-cell office:value-type="float" office:value="0.460000000000002" calcext:value-type="float">
            <text:p>0.46</text:p>
          </table:table-cell>
          <table:table-cell table:style-name="ce1" table:formula="of:=AVERAGE(OFFSET([.B$2];ROWS([.F$2:.F75])*51-51;;51))" office:value-type="float" office:value="157.313960784314" calcext:value-type="float">
            <text:p>157.3139607843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82.208" calcext:value-type="float">
            <text:p>-382.208</text:p>
          </table:table-cell>
          <table:table-cell table:number-columns-repeated="2"/>
          <table:table-cell office:value-type="float" office:value="0.480000000000002" calcext:value-type="float">
            <text:p>0.48</text:p>
          </table:table-cell>
          <table:table-cell table:style-name="ce1" table:formula="of:=AVERAGE(OFFSET([.B$2];ROWS([.F$2:.F76])*51-51;;51))" office:value-type="float" office:value="166.196843137255" calcext:value-type="float">
            <text:p>166.1968431373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64.598" calcext:value-type="float">
            <text:p>-364.598</text:p>
          </table:table-cell>
          <table:table-cell table:number-columns-repeated="2"/>
          <table:table-cell office:value-type="float" office:value="0.500000000000002" calcext:value-type="float">
            <text:p>0.5</text:p>
          </table:table-cell>
          <table:table-cell table:style-name="ce1" table:formula="of:=AVERAGE(OFFSET([.B$2];ROWS([.F$2:.F77])*51-51;;51))" office:value-type="float" office:value="174.149607843137" calcext:value-type="float">
            <text:p>174.1496078431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89.294" calcext:value-type="float">
            <text:p>-389.294</text:p>
          </table:table-cell>
          <table:table-cell table:number-columns-repeated="2"/>
          <table:table-cell office:value-type="float" office:value="0.520000000000002" calcext:value-type="float">
            <text:p>0.52</text:p>
          </table:table-cell>
          <table:table-cell table:style-name="ce1" table:formula="of:=AVERAGE(OFFSET([.B$2];ROWS([.F$2:.F78])*51-51;;51))" office:value-type="float" office:value="181.363901960784" calcext:value-type="float">
            <text:p>181.3639019608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85.412" calcext:value-type="float">
            <text:p>-385.412</text:p>
          </table:table-cell>
          <table:table-cell table:number-columns-repeated="2"/>
          <table:table-cell office:value-type="float" office:value="0.540000000000002" calcext:value-type="float">
            <text:p>0.54</text:p>
          </table:table-cell>
          <table:table-cell table:style-name="ce1" table:formula="of:=AVERAGE(OFFSET([.B$2];ROWS([.F$2:.F79])*51-51;;51))" office:value-type="float" office:value="188.346431372549" calcext:value-type="float">
            <text:p>188.3464313725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47.448" calcext:value-type="float">
            <text:p>-347.448</text:p>
          </table:table-cell>
          <table:table-cell table:number-columns-repeated="2"/>
          <table:table-cell office:value-type="float" office:value="0.560000000000002" calcext:value-type="float">
            <text:p>0.56</text:p>
          </table:table-cell>
          <table:table-cell table:style-name="ce1" table:formula="of:=AVERAGE(OFFSET([.B$2];ROWS([.F$2:.F80])*51-51;;51))" office:value-type="float" office:value="198.518392156863" calcext:value-type="float">
            <text:p>198.5183921569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57.27" calcext:value-type="float">
            <text:p>-357.27</text:p>
          </table:table-cell>
          <table:table-cell table:number-columns-repeated="2"/>
          <table:table-cell office:value-type="float" office:value="0.580000000000002" calcext:value-type="float">
            <text:p>0.58</text:p>
          </table:table-cell>
          <table:table-cell table:style-name="ce1" table:formula="of:=AVERAGE(OFFSET([.B$2];ROWS([.F$2:.F81])*51-51;;51))" office:value-type="float" office:value="207.562901960784" calcext:value-type="float">
            <text:p>207.5629019608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402.881" calcext:value-type="float">
            <text:p>-402.881</text:p>
          </table:table-cell>
          <table:table-cell table:number-columns-repeated="2"/>
          <table:table-cell office:value-type="float" office:value="0.600000000000002" calcext:value-type="float">
            <text:p>0.6</text:p>
          </table:table-cell>
          <table:table-cell table:style-name="ce1" table:formula="of:=AVERAGE(OFFSET([.B$2];ROWS([.F$2:.F82])*51-51;;51))" office:value-type="float" office:value="214.495352941176" calcext:value-type="float">
            <text:p>214.4953529412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76.17" calcext:value-type="float">
            <text:p>-376.17</text:p>
          </table:table-cell>
          <table:table-cell table:number-columns-repeated="2"/>
          <table:table-cell office:value-type="float" office:value="0.620000000000002" calcext:value-type="float">
            <text:p>0.62</text:p>
          </table:table-cell>
          <table:table-cell table:style-name="ce1" table:formula="of:=AVERAGE(OFFSET([.B$2];ROWS([.F$2:.F83])*51-51;;51))" office:value-type="float" office:value="223.824921568627" calcext:value-type="float">
            <text:p>223.8249215686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74.479" calcext:value-type="float">
            <text:p>-374.479</text:p>
          </table:table-cell>
          <table:table-cell table:number-columns-repeated="2"/>
          <table:table-cell office:value-type="float" office:value="0.640000000000002" calcext:value-type="float">
            <text:p>0.64</text:p>
          </table:table-cell>
          <table:table-cell table:style-name="ce1" table:formula="of:=AVERAGE(OFFSET([.B$2];ROWS([.F$2:.F84])*51-51;;51))" office:value-type="float" office:value="231.80337254902" calcext:value-type="float">
            <text:p>231.803372549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83.583" calcext:value-type="float">
            <text:p>-383.583</text:p>
          </table:table-cell>
          <table:table-cell table:number-columns-repeated="2"/>
          <table:table-cell office:value-type="float" office:value="0.660000000000002" calcext:value-type="float">
            <text:p>0.66</text:p>
          </table:table-cell>
          <table:table-cell table:style-name="ce1" table:formula="of:=AVERAGE(OFFSET([.B$2];ROWS([.F$2:.F85])*51-51;;51))" office:value-type="float" office:value="241.522666666667" calcext:value-type="float">
            <text:p>241.5226666667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86.026" calcext:value-type="float">
            <text:p>-386.026</text:p>
          </table:table-cell>
          <table:table-cell table:number-columns-repeated="2"/>
          <table:table-cell office:value-type="float" office:value="0.680000000000002" calcext:value-type="float">
            <text:p>0.68</text:p>
          </table:table-cell>
          <table:table-cell table:style-name="ce1" table:formula="of:=AVERAGE(OFFSET([.B$2];ROWS([.F$2:.F86])*51-51;;51))" office:value-type="float" office:value="246.637647058824" calcext:value-type="float">
            <text:p>246.6376470588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77.394" calcext:value-type="float">
            <text:p>-377.394</text:p>
          </table:table-cell>
          <table:table-cell table:number-columns-repeated="2"/>
          <table:table-cell office:value-type="float" office:value="0.700000000000002" calcext:value-type="float">
            <text:p>0.7</text:p>
          </table:table-cell>
          <table:table-cell table:style-name="ce1" table:formula="of:=AVERAGE(OFFSET([.B$2];ROWS([.F$2:.F87])*51-51;;51))" office:value-type="float" office:value="255.174450980392" calcext:value-type="float">
            <text:p>255.1744509804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71.144" calcext:value-type="float">
            <text:p>-371.144</text:p>
          </table:table-cell>
          <table:table-cell table:number-columns-repeated="2"/>
          <table:table-cell office:value-type="float" office:value="0.720000000000002" calcext:value-type="float">
            <text:p>0.72</text:p>
          </table:table-cell>
          <table:table-cell table:style-name="ce1" table:formula="of:=AVERAGE(OFFSET([.B$2];ROWS([.F$2:.F88])*51-51;;51))" office:value-type="float" office:value="264.137745098039" calcext:value-type="float">
            <text:p>264.137745098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76.011" calcext:value-type="float">
            <text:p>-376.011</text:p>
          </table:table-cell>
          <table:table-cell table:number-columns-repeated="2"/>
          <table:table-cell office:value-type="float" office:value="0.740000000000002" calcext:value-type="float">
            <text:p>0.74</text:p>
          </table:table-cell>
          <table:table-cell table:style-name="ce1" table:formula="of:=AVERAGE(OFFSET([.B$2];ROWS([.F$2:.F89])*51-51;;51))" office:value-type="float" office:value="271.14168627451" calcext:value-type="float">
            <text:p>271.1416862745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78.896" calcext:value-type="float">
            <text:p>-378.896</text:p>
          </table:table-cell>
          <table:table-cell table:number-columns-repeated="2"/>
          <table:table-cell office:value-type="float" office:value="0.760000000000002" calcext:value-type="float">
            <text:p>0.76</text:p>
          </table:table-cell>
          <table:table-cell table:style-name="ce1" table:formula="of:=AVERAGE(OFFSET([.B$2];ROWS([.F$2:.F90])*51-51;;51))" office:value-type="float" office:value="278.322" calcext:value-type="float">
            <text:p>278.322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78.412" calcext:value-type="float">
            <text:p>-378.412</text:p>
          </table:table-cell>
          <table:table-cell table:number-columns-repeated="2"/>
          <table:table-cell office:value-type="float" office:value="0.780000000000002" calcext:value-type="float">
            <text:p>0.78</text:p>
          </table:table-cell>
          <table:table-cell table:style-name="ce1" table:formula="of:=AVERAGE(OFFSET([.B$2];ROWS([.F$2:.F91])*51-51;;51))" office:value-type="float" office:value="286.519823529412" calcext:value-type="float">
            <text:p>286.5198235294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76.011" calcext:value-type="float">
            <text:p>-376.011</text:p>
          </table:table-cell>
          <table:table-cell table:number-columns-repeated="2"/>
          <table:table-cell office:value-type="float" office:value="0.800000000000002" calcext:value-type="float">
            <text:p>0.8</text:p>
          </table:table-cell>
          <table:table-cell table:style-name="ce1" table:formula="of:=AVERAGE(OFFSET([.B$2];ROWS([.F$2:.F92])*51-51;;51))" office:value-type="float" office:value="295.211333333333" calcext:value-type="float">
            <text:p>295.2113333333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69.805" calcext:value-type="float">
            <text:p>-369.805</text:p>
          </table:table-cell>
          <table:table-cell table:number-columns-repeated="2"/>
          <table:table-cell office:value-type="float" office:value="0.820000000000002" calcext:value-type="float">
            <text:p>0.82</text:p>
          </table:table-cell>
          <table:table-cell table:style-name="ce1" table:formula="of:=AVERAGE(OFFSET([.B$2];ROWS([.F$2:.F93])*51-51;;51))" office:value-type="float" office:value="304.988568627451" calcext:value-type="float">
            <text:p>304.9885686275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76.223" calcext:value-type="float">
            <text:p>-376.223</text:p>
          </table:table-cell>
          <table:table-cell table:number-columns-repeated="2"/>
          <table:table-cell office:value-type="float" office:value="0.840000000000002" calcext:value-type="float">
            <text:p>0.84</text:p>
          </table:table-cell>
          <table:table-cell table:style-name="ce1" table:formula="of:=AVERAGE(OFFSET([.B$2];ROWS([.F$2:.F94])*51-51;;51))" office:value-type="float" office:value="310.323745098039" calcext:value-type="float">
            <text:p>310.323745098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76.914" calcext:value-type="float">
            <text:p>-376.914</text:p>
          </table:table-cell>
          <table:table-cell table:number-columns-repeated="2"/>
          <table:table-cell office:value-type="float" office:value="0.860000000000002" calcext:value-type="float">
            <text:p>0.86</text:p>
          </table:table-cell>
          <table:table-cell table:style-name="ce1" table:formula="of:=AVERAGE(OFFSET([.B$2];ROWS([.F$2:.F95])*51-51;;51))" office:value-type="float" office:value="320.854784313726" calcext:value-type="float">
            <text:p>320.8547843137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68.273" calcext:value-type="float">
            <text:p>-368.273</text:p>
          </table:table-cell>
          <table:table-cell table:number-columns-repeated="2"/>
          <table:table-cell office:value-type="float" office:value="0.880000000000002" calcext:value-type="float">
            <text:p>0.88</text:p>
          </table:table-cell>
          <table:table-cell table:style-name="ce1" table:formula="of:=AVERAGE(OFFSET([.B$2];ROWS([.F$2:.F96])*51-51;;51))" office:value-type="float" office:value="328.590352941176" calcext:value-type="float">
            <text:p>328.5903529412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74.9" calcext:value-type="float">
            <text:p>-374.9</text:p>
          </table:table-cell>
          <table:table-cell table:number-columns-repeated="2"/>
          <table:table-cell office:value-type="float" office:value="0.900000000000002" calcext:value-type="float">
            <text:p>0.9</text:p>
          </table:table-cell>
          <table:table-cell table:style-name="ce1" table:formula="of:=AVERAGE(OFFSET([.B$2];ROWS([.F$2:.F97])*51-51;;51))" office:value-type="float" office:value="338.284411764706" calcext:value-type="float">
            <text:p>338.2844117647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69.857" calcext:value-type="float">
            <text:p>-369.857</text:p>
          </table:table-cell>
          <table:table-cell table:number-columns-repeated="2"/>
          <table:table-cell office:value-type="float" office:value="0.920000000000002" calcext:value-type="float">
            <text:p>0.92</text:p>
          </table:table-cell>
          <table:table-cell table:style-name="ce1" table:formula="of:=AVERAGE(OFFSET([.B$2];ROWS([.F$2:.F98])*51-51;;51))" office:value-type="float" office:value="344.795764705882" calcext:value-type="float">
            <text:p>344.7957647059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62.368" calcext:value-type="float">
            <text:p>-362.368</text:p>
          </table:table-cell>
          <table:table-cell table:number-columns-repeated="2"/>
          <table:table-cell office:value-type="float" office:value="0.940000000000002" calcext:value-type="float">
            <text:p>0.94</text:p>
          </table:table-cell>
          <table:table-cell table:style-name="ce1" table:formula="of:=AVERAGE(OFFSET([.B$2];ROWS([.F$2:.F99])*51-51;;51))" office:value-type="float" office:value="351.544901960784" calcext:value-type="float">
            <text:p>351.5449019608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80.355" calcext:value-type="float">
            <text:p>-380.355</text:p>
          </table:table-cell>
          <table:table-cell table:number-columns-repeated="2"/>
          <table:table-cell office:value-type="float" office:value="0.960000000000002" calcext:value-type="float">
            <text:p>0.96</text:p>
          </table:table-cell>
          <table:table-cell table:style-name="ce1" table:formula="of:=AVERAGE(OFFSET([.B$2];ROWS([.F$2:.F100])*51-51;;51))" office:value-type="float" office:value="360.567254901961" calcext:value-type="float">
            <text:p>360.567254902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67.208" calcext:value-type="float">
            <text:p>-367.208</text:p>
          </table:table-cell>
          <table:table-cell table:number-columns-repeated="4"/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71.144" calcext:value-type="float">
            <text:p>-371.144</text:p>
          </table:table-cell>
          <table:table-cell table:number-columns-repeated="4"/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376.329" calcext:value-type="float">
            <text:p>-376.329</text:p>
          </table:table-cell>
          <table:table-cell table:number-columns-repeated="4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68.579" calcext:value-type="float">
            <text:p>-368.579</text:p>
          </table:table-cell>
          <table:table-cell table:number-columns-repeated="4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75.693" calcext:value-type="float">
            <text:p>-375.693</text:p>
          </table:table-cell>
          <table:table-cell table:number-columns-repeated="4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59.826" calcext:value-type="float">
            <text:p>-359.826</text:p>
          </table:table-cell>
          <table:table-cell table:number-columns-repeated="4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66.2" calcext:value-type="float">
            <text:p>-366.2</text:p>
          </table:table-cell>
          <table:table-cell table:number-columns-repeated="4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65.999" calcext:value-type="float">
            <text:p>-365.999</text:p>
          </table:table-cell>
          <table:table-cell table:number-columns-repeated="4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66.099" calcext:value-type="float">
            <text:p>-366.099</text:p>
          </table:table-cell>
          <table:table-cell table:number-columns-repeated="4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59.971" calcext:value-type="float">
            <text:p>-359.971</text:p>
          </table:table-cell>
          <table:table-cell table:number-columns-repeated="4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48.265" calcext:value-type="float">
            <text:p>-348.265</text:p>
          </table:table-cell>
          <table:table-cell table:number-columns-repeated="4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51.201" calcext:value-type="float">
            <text:p>-351.201</text:p>
          </table:table-cell>
          <table:table-cell table:number-columns-repeated="4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45.155" calcext:value-type="float">
            <text:p>-345.155</text:p>
          </table:table-cell>
          <table:table-cell table:number-columns-repeated="4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54.233" calcext:value-type="float">
            <text:p>-354.233</text:p>
          </table:table-cell>
          <table:table-cell table:number-columns-repeated="4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52.594" calcext:value-type="float">
            <text:p>-352.594</text:p>
          </table:table-cell>
          <table:table-cell table:number-columns-repeated="4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66.855" calcext:value-type="float">
            <text:p>-366.855</text:p>
          </table:table-cell>
          <table:table-cell table:number-columns-repeated="4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52.128" calcext:value-type="float">
            <text:p>-352.128</text:p>
          </table:table-cell>
          <table:table-cell table:number-columns-repeated="4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47.72" calcext:value-type="float">
            <text:p>-347.72</text:p>
          </table:table-cell>
          <table:table-cell table:number-columns-repeated="4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57.99" calcext:value-type="float">
            <text:p>-357.99</text:p>
          </table:table-cell>
          <table:table-cell table:number-columns-repeated="4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50.278" calcext:value-type="float">
            <text:p>-350.278</text:p>
          </table:table-cell>
          <table:table-cell table:number-columns-repeated="4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47.72" calcext:value-type="float">
            <text:p>-347.72</text:p>
          </table:table-cell>
          <table:table-cell table:number-columns-repeated="4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52.78" calcext:value-type="float">
            <text:p>-352.78</text:p>
          </table:table-cell>
          <table:table-cell table:number-columns-repeated="4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61.68" calcext:value-type="float">
            <text:p>-361.68</text:p>
          </table:table-cell>
          <table:table-cell table:number-columns-repeated="4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68.121" calcext:value-type="float">
            <text:p>-368.121</text:p>
          </table:table-cell>
          <table:table-cell table:number-columns-repeated="4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51.942" calcext:value-type="float">
            <text:p>-351.942</text:p>
          </table:table-cell>
          <table:table-cell table:number-columns-repeated="4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41.224" calcext:value-type="float">
            <text:p>-341.224</text:p>
          </table:table-cell>
          <table:table-cell table:number-columns-repeated="4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43.466" calcext:value-type="float">
            <text:p>-343.466</text:p>
          </table:table-cell>
          <table:table-cell table:number-columns-repeated="4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42.319" calcext:value-type="float">
            <text:p>-342.319</text:p>
          </table:table-cell>
          <table:table-cell table:number-columns-repeated="4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50.186" calcext:value-type="float">
            <text:p>-350.186</text:p>
          </table:table-cell>
          <table:table-cell table:number-columns-repeated="4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50.97" calcext:value-type="float">
            <text:p>-350.97</text:p>
          </table:table-cell>
          <table:table-cell table:number-columns-repeated="4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58.857" calcext:value-type="float">
            <text:p>-358.857</text:p>
          </table:table-cell>
          <table:table-cell table:number-columns-repeated="4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59.923" calcext:value-type="float">
            <text:p>-359.923</text:p>
          </table:table-cell>
          <table:table-cell table:number-columns-repeated="4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51.432" calcext:value-type="float">
            <text:p>-351.432</text:p>
          </table:table-cell>
          <table:table-cell table:number-columns-repeated="4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50.97" calcext:value-type="float">
            <text:p>-350.97</text:p>
          </table:table-cell>
          <table:table-cell table:number-columns-repeated="4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49.132" calcext:value-type="float">
            <text:p>-349.132</text:p>
          </table:table-cell>
          <table:table-cell table:number-columns-repeated="4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51.339" calcext:value-type="float">
            <text:p>-351.339</text:p>
          </table:table-cell>
          <table:table-cell table:number-columns-repeated="4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60.312" calcext:value-type="float">
            <text:p>-360.312</text:p>
          </table:table-cell>
          <table:table-cell table:number-columns-repeated="4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46.726" calcext:value-type="float">
            <text:p>-346.726</text:p>
          </table:table-cell>
          <table:table-cell table:number-columns-repeated="4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49.086" calcext:value-type="float">
            <text:p>-349.086</text:p>
          </table:table-cell>
          <table:table-cell table:number-columns-repeated="4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67.867" calcext:value-type="float">
            <text:p>-367.867</text:p>
          </table:table-cell>
          <table:table-cell table:number-columns-repeated="4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57.175" calcext:value-type="float">
            <text:p>-357.175</text:p>
          </table:table-cell>
          <table:table-cell table:number-columns-repeated="4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41.311" calcext:value-type="float">
            <text:p>-341.311</text:p>
          </table:table-cell>
          <table:table-cell table:number-columns-repeated="4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54.045" calcext:value-type="float">
            <text:p>-354.045</text:p>
          </table:table-cell>
          <table:table-cell table:number-columns-repeated="4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50.831" calcext:value-type="float">
            <text:p>-350.831</text:p>
          </table:table-cell>
          <table:table-cell table:number-columns-repeated="4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42.98" calcext:value-type="float">
            <text:p>-342.98</text:p>
          </table:table-cell>
          <table:table-cell table:number-columns-repeated="4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51.062" calcext:value-type="float">
            <text:p>-351.062</text:p>
          </table:table-cell>
          <table:table-cell table:number-columns-repeated="4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47.584" calcext:value-type="float">
            <text:p>-347.584</text:p>
          </table:table-cell>
          <table:table-cell table:number-columns-repeated="4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54.374" calcext:value-type="float">
            <text:p>-354.374</text:p>
          </table:table-cell>
          <table:table-cell table:number-columns-repeated="4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52.082" calcext:value-type="float">
            <text:p>-352.082</text:p>
          </table:table-cell>
          <table:table-cell table:number-columns-repeated="4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61.043" calcext:value-type="float">
            <text:p>-361.043</text:p>
          </table:table-cell>
          <table:table-cell table:number-columns-repeated="4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47.267" calcext:value-type="float">
            <text:p>-347.267</text:p>
          </table:table-cell>
          <table:table-cell table:number-columns-repeated="4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69.242" calcext:value-type="float">
            <text:p>-369.242</text:p>
          </table:table-cell>
          <table:table-cell table:number-columns-repeated="4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52.64" calcext:value-type="float">
            <text:p>-352.64</text:p>
          </table:table-cell>
          <table:table-cell table:number-columns-repeated="4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369.908" calcext:value-type="float">
            <text:p>-369.908</text:p>
          </table:table-cell>
          <table:table-cell table:number-columns-repeated="4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66.351" calcext:value-type="float">
            <text:p>-366.351</text:p>
          </table:table-cell>
          <table:table-cell table:number-columns-repeated="4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43.997" calcext:value-type="float">
            <text:p>-343.997</text:p>
          </table:table-cell>
          <table:table-cell table:number-columns-repeated="4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41.705" calcext:value-type="float">
            <text:p>-341.705</text:p>
          </table:table-cell>
          <table:table-cell table:number-columns-repeated="4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50.462" calcext:value-type="float">
            <text:p>-350.462</text:p>
          </table:table-cell>
          <table:table-cell table:number-columns-repeated="4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44.397" calcext:value-type="float">
            <text:p>-344.397</text:p>
          </table:table-cell>
          <table:table-cell table:number-columns-repeated="4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61.337" calcext:value-type="float">
            <text:p>-361.337</text:p>
          </table:table-cell>
          <table:table-cell table:number-columns-repeated="4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43.864" calcext:value-type="float">
            <text:p>-343.864</text:p>
          </table:table-cell>
          <table:table-cell table:number-columns-repeated="4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47.584" calcext:value-type="float">
            <text:p>-347.584</text:p>
          </table:table-cell>
          <table:table-cell table:number-columns-repeated="4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43.864" calcext:value-type="float">
            <text:p>-343.864</text:p>
          </table:table-cell>
          <table:table-cell table:number-columns-repeated="4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56.22" calcext:value-type="float">
            <text:p>-356.22</text:p>
          </table:table-cell>
          <table:table-cell table:number-columns-repeated="4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36.021" calcext:value-type="float">
            <text:p>-336.021</text:p>
          </table:table-cell>
          <table:table-cell table:number-columns-repeated="4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41.311" calcext:value-type="float">
            <text:p>-341.311</text:p>
          </table:table-cell>
          <table:table-cell table:number-columns-repeated="4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52.175" calcext:value-type="float">
            <text:p>-352.175</text:p>
          </table:table-cell>
          <table:table-cell table:number-columns-repeated="4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34.756" calcext:value-type="float">
            <text:p>-334.756</text:p>
          </table:table-cell>
          <table:table-cell table:number-columns-repeated="4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47.856" calcext:value-type="float">
            <text:p>-347.856</text:p>
          </table:table-cell>
          <table:table-cell table:number-columns-repeated="4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46.59" calcext:value-type="float">
            <text:p>-346.59</text:p>
          </table:table-cell>
          <table:table-cell table:number-columns-repeated="4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51.71" calcext:value-type="float">
            <text:p>-351.71</text:p>
          </table:table-cell>
          <table:table-cell table:number-columns-repeated="4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32.088" calcext:value-type="float">
            <text:p>-332.088</text:p>
          </table:table-cell>
          <table:table-cell table:number-columns-repeated="4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44.13" calcext:value-type="float">
            <text:p>-344.13</text:p>
          </table:table-cell>
          <table:table-cell table:number-columns-repeated="4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46.816" calcext:value-type="float">
            <text:p>-346.816</text:p>
          </table:table-cell>
          <table:table-cell table:number-columns-repeated="4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37.595" calcext:value-type="float">
            <text:p>-337.595</text:p>
          </table:table-cell>
          <table:table-cell table:number-columns-repeated="4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43.068" calcext:value-type="float">
            <text:p>-343.068</text:p>
          </table:table-cell>
          <table:table-cell table:number-columns-repeated="4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55.935" calcext:value-type="float">
            <text:p>-355.935</text:p>
          </table:table-cell>
          <table:table-cell table:number-columns-repeated="4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38.969" calcext:value-type="float">
            <text:p>-338.969</text:p>
          </table:table-cell>
          <table:table-cell table:number-columns-repeated="4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44.353" calcext:value-type="float">
            <text:p>-344.353</text:p>
          </table:table-cell>
          <table:table-cell table:number-columns-repeated="4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58.182" calcext:value-type="float">
            <text:p>-358.182</text:p>
          </table:table-cell>
          <table:table-cell table:number-columns-repeated="4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50.324" calcext:value-type="float">
            <text:p>-350.324</text:p>
          </table:table-cell>
          <table:table-cell table:number-columns-repeated="4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40.788" calcext:value-type="float">
            <text:p>-340.788</text:p>
          </table:table-cell>
          <table:table-cell table:number-columns-repeated="4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44.042" calcext:value-type="float">
            <text:p>-344.042</text:p>
          </table:table-cell>
          <table:table-cell table:number-columns-repeated="4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41.924" calcext:value-type="float">
            <text:p>-341.924</text:p>
          </table:table-cell>
          <table:table-cell table:number-columns-repeated="4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59.68" calcext:value-type="float">
            <text:p>-359.68</text:p>
          </table:table-cell>
          <table:table-cell table:number-columns-repeated="4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34.336" calcext:value-type="float">
            <text:p>-334.336</text:p>
          </table:table-cell>
          <table:table-cell table:number-columns-repeated="4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42.891" calcext:value-type="float">
            <text:p>-342.891</text:p>
          </table:table-cell>
          <table:table-cell table:number-columns-repeated="4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52.501" calcext:value-type="float">
            <text:p>-352.501</text:p>
          </table:table-cell>
          <table:table-cell table:number-columns-repeated="4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37.638" calcext:value-type="float">
            <text:p>-337.638</text:p>
          </table:table-cell>
          <table:table-cell table:number-columns-repeated="4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47.902" calcext:value-type="float">
            <text:p>-347.902</text:p>
          </table:table-cell>
          <table:table-cell table:number-columns-repeated="4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43.024" calcext:value-type="float">
            <text:p>-343.024</text:p>
          </table:table-cell>
          <table:table-cell table:number-columns-repeated="4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46.006" calcext:value-type="float">
            <text:p>-346.006</text:p>
          </table:table-cell>
          <table:table-cell table:number-columns-repeated="4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70.885" calcext:value-type="float">
            <text:p>-370.885</text:p>
          </table:table-cell>
          <table:table-cell table:number-columns-repeated="4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38.667" calcext:value-type="float">
            <text:p>-338.667</text:p>
          </table:table-cell>
          <table:table-cell table:number-columns-repeated="4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36.828" calcext:value-type="float">
            <text:p>-336.828</text:p>
          </table:table-cell>
          <table:table-cell table:number-columns-repeated="4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57.079" calcext:value-type="float">
            <text:p>-357.079</text:p>
          </table:table-cell>
          <table:table-cell table:number-columns-repeated="4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47.132" calcext:value-type="float">
            <text:p>-347.132</text:p>
          </table:table-cell>
          <table:table-cell table:number-columns-repeated="4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31.51" calcext:value-type="float">
            <text:p>-331.51</text:p>
          </table:table-cell>
          <table:table-cell table:number-columns-repeated="4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27.721" calcext:value-type="float">
            <text:p>-327.721</text:p>
          </table:table-cell>
          <table:table-cell table:number-columns-repeated="4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37.938" calcext:value-type="float">
            <text:p>-337.938</text:p>
          </table:table-cell>
          <table:table-cell table:number-columns-repeated="4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33.375" calcext:value-type="float">
            <text:p>-333.375</text:p>
          </table:table-cell>
          <table:table-cell table:number-columns-repeated="4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42.187" calcext:value-type="float">
            <text:p>-342.187</text:p>
          </table:table-cell>
          <table:table-cell table:number-columns-repeated="4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60.604" calcext:value-type="float">
            <text:p>-360.604</text:p>
          </table:table-cell>
          <table:table-cell table:number-columns-repeated="4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42.936" calcext:value-type="float">
            <text:p>-342.936</text:p>
          </table:table-cell>
          <table:table-cell table:number-columns-repeated="4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-337.297" calcext:value-type="float">
            <text:p>-337.297</text:p>
          </table:table-cell>
          <table:table-cell table:number-columns-repeated="4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50.877" calcext:value-type="float">
            <text:p>-350.877</text:p>
          </table:table-cell>
          <table:table-cell table:number-columns-repeated="4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39.659" calcext:value-type="float">
            <text:p>-339.659</text:p>
          </table:table-cell>
          <table:table-cell table:number-columns-repeated="4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37.981" calcext:value-type="float">
            <text:p>-337.981</text:p>
          </table:table-cell>
          <table:table-cell table:number-columns-repeated="4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35.937" calcext:value-type="float">
            <text:p>-335.937</text:p>
          </table:table-cell>
          <table:table-cell table:number-columns-repeated="4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51.386" calcext:value-type="float">
            <text:p>-351.386</text:p>
          </table:table-cell>
          <table:table-cell table:number-columns-repeated="4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47.675" calcext:value-type="float">
            <text:p>-347.675</text:p>
          </table:table-cell>
          <table:table-cell table:number-columns-repeated="4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80.789" calcext:value-type="float">
            <text:p>-380.789</text:p>
          </table:table-cell>
          <table:table-cell table:number-columns-repeated="4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20.359" calcext:value-type="float">
            <text:p>-320.359</text:p>
          </table:table-cell>
          <table:table-cell table:number-columns-repeated="4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32.129" calcext:value-type="float">
            <text:p>-332.129</text:p>
          </table:table-cell>
          <table:table-cell table:number-columns-repeated="4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43.333" calcext:value-type="float">
            <text:p>-343.333</text:p>
          </table:table-cell>
          <table:table-cell table:number-columns-repeated="4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50.048" calcext:value-type="float">
            <text:p>-350.048</text:p>
          </table:table-cell>
          <table:table-cell table:number-columns-repeated="4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37.339" calcext:value-type="float">
            <text:p>-337.339</text:p>
          </table:table-cell>
          <table:table-cell table:number-columns-repeated="4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44.486" calcext:value-type="float">
            <text:p>-344.486</text:p>
          </table:table-cell>
          <table:table-cell table:number-columns-repeated="4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34.378" calcext:value-type="float">
            <text:p>-334.378</text:p>
          </table:table-cell>
          <table:table-cell table:number-columns-repeated="4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28.974" calcext:value-type="float">
            <text:p>-328.974</text:p>
          </table:table-cell>
          <table:table-cell table:number-columns-repeated="4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38.023" calcext:value-type="float">
            <text:p>-338.023</text:p>
          </table:table-cell>
          <table:table-cell table:number-columns-repeated="4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26.397" calcext:value-type="float">
            <text:p>-326.397</text:p>
          </table:table-cell>
          <table:table-cell table:number-columns-repeated="4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32.876" calcext:value-type="float">
            <text:p>-332.876</text:p>
          </table:table-cell>
          <table:table-cell table:number-columns-repeated="4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34.714" calcext:value-type="float">
            <text:p>-334.714</text:p>
          </table:table-cell>
          <table:table-cell table:number-columns-repeated="4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42.583" calcext:value-type="float">
            <text:p>-342.583</text:p>
          </table:table-cell>
          <table:table-cell table:number-columns-repeated="4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34.924" calcext:value-type="float">
            <text:p>-334.924</text:p>
          </table:table-cell>
          <table:table-cell table:number-columns-repeated="4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43.643" calcext:value-type="float">
            <text:p>-343.643</text:p>
          </table:table-cell>
          <table:table-cell table:number-columns-repeated="4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33.792" calcext:value-type="float">
            <text:p>-333.792</text:p>
          </table:table-cell>
          <table:table-cell table:number-columns-repeated="4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39.876" calcext:value-type="float">
            <text:p>-339.876</text:p>
          </table:table-cell>
          <table:table-cell table:number-columns-repeated="4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39.659" calcext:value-type="float">
            <text:p>-339.659</text:p>
          </table:table-cell>
          <table:table-cell table:number-columns-repeated="4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35.261" calcext:value-type="float">
            <text:p>-335.261</text:p>
          </table:table-cell>
          <table:table-cell table:number-columns-repeated="4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39.141" calcext:value-type="float">
            <text:p>-339.141</text:p>
          </table:table-cell>
          <table:table-cell table:number-columns-repeated="4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53.014" calcext:value-type="float">
            <text:p>-353.014</text:p>
          </table:table-cell>
          <table:table-cell table:number-columns-repeated="4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34.63" calcext:value-type="float">
            <text:p>-334.63</text:p>
          </table:table-cell>
          <table:table-cell table:number-columns-repeated="4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37.595" calcext:value-type="float">
            <text:p>-337.595</text:p>
          </table:table-cell>
          <table:table-cell table:number-columns-repeated="4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30.688" calcext:value-type="float">
            <text:p>-330.688</text:p>
          </table:table-cell>
          <table:table-cell table:number-columns-repeated="4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52.874" calcext:value-type="float">
            <text:p>-352.874</text:p>
          </table:table-cell>
          <table:table-cell table:number-columns-repeated="4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33.25" calcext:value-type="float">
            <text:p>-333.25</text:p>
          </table:table-cell>
          <table:table-cell table:number-columns-repeated="4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34.043" calcext:value-type="float">
            <text:p>-334.043</text:p>
          </table:table-cell>
          <table:table-cell table:number-columns-repeated="4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30.442" calcext:value-type="float">
            <text:p>-330.442</text:p>
          </table:table-cell>
          <table:table-cell table:number-columns-repeated="4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40.223" calcext:value-type="float">
            <text:p>-340.223</text:p>
          </table:table-cell>
          <table:table-cell table:number-columns-repeated="4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28.488" calcext:value-type="float">
            <text:p>-328.488</text:p>
          </table:table-cell>
          <table:table-cell table:number-columns-repeated="4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34.588" calcext:value-type="float">
            <text:p>-334.588</text:p>
          </table:table-cell>
          <table:table-cell table:number-columns-repeated="4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45.2" calcext:value-type="float">
            <text:p>-345.2</text:p>
          </table:table-cell>
          <table:table-cell table:number-columns-repeated="4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47.403" calcext:value-type="float">
            <text:p>-347.403</text:p>
          </table:table-cell>
          <table:table-cell table:number-columns-repeated="4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37.169" calcext:value-type="float">
            <text:p>-337.169</text:p>
          </table:table-cell>
          <table:table-cell table:number-columns-repeated="4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41.093" calcext:value-type="float">
            <text:p>-341.093</text:p>
          </table:table-cell>
          <table:table-cell table:number-columns-repeated="4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28.488" calcext:value-type="float">
            <text:p>-328.488</text:p>
          </table:table-cell>
          <table:table-cell table:number-columns-repeated="4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35.43" calcext:value-type="float">
            <text:p>-335.43</text:p>
          </table:table-cell>
          <table:table-cell table:number-columns-repeated="4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46.41" calcext:value-type="float">
            <text:p>-346.41</text:p>
          </table:table-cell>
          <table:table-cell table:number-columns-repeated="4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32.668" calcext:value-type="float">
            <text:p>-332.668</text:p>
          </table:table-cell>
          <table:table-cell table:number-columns-repeated="4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41.661" calcext:value-type="float">
            <text:p>-341.661</text:p>
          </table:table-cell>
          <table:table-cell table:number-columns-repeated="4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47.358" calcext:value-type="float">
            <text:p>-347.358</text:p>
          </table:table-cell>
          <table:table-cell table:number-columns-repeated="4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21.014" calcext:value-type="float">
            <text:p>-321.014</text:p>
          </table:table-cell>
          <table:table-cell table:number-columns-repeated="4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46.816" calcext:value-type="float">
            <text:p>-346.816</text:p>
          </table:table-cell>
          <table:table-cell table:number-columns-repeated="4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349.314" calcext:value-type="float">
            <text:p>-349.314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35.895" calcext:value-type="float">
            <text:p>-335.895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45.513" calcext:value-type="float">
            <text:p>-345.513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53.622" calcext:value-type="float">
            <text:p>-353.622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32.088" calcext:value-type="float">
            <text:p>-332.088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16.368" calcext:value-type="float">
            <text:p>-316.368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26.238" calcext:value-type="float">
            <text:p>-326.238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36.785" calcext:value-type="float">
            <text:p>-336.785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23.311" calcext:value-type="float">
            <text:p>-323.311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40.832" calcext:value-type="float">
            <text:p>-340.832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29.951" calcext:value-type="float">
            <text:p>-329.951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26.918" calcext:value-type="float">
            <text:p>-326.918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43.421" calcext:value-type="float">
            <text:p>-343.421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26.918" calcext:value-type="float">
            <text:p>-326.918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40.266" calcext:value-type="float">
            <text:p>-340.266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25.521" calcext:value-type="float">
            <text:p>-325.521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29.015" calcext:value-type="float">
            <text:p>-329.015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41.968" calcext:value-type="float">
            <text:p>-341.968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20.051" calcext:value-type="float">
            <text:p>-320.051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33.96" calcext:value-type="float">
            <text:p>-333.96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39.616" calcext:value-type="float">
            <text:p>-339.616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33.834" calcext:value-type="float">
            <text:p>-333.834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29.707" calcext:value-type="float">
            <text:p>-329.707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29.951" calcext:value-type="float">
            <text:p>-329.951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25.362" calcext:value-type="float">
            <text:p>-325.362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22.022" calcext:value-type="float">
            <text:p>-322.022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37.083" calcext:value-type="float">
            <text:p>-337.083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63.752" calcext:value-type="float">
            <text:p>-363.752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28.286" calcext:value-type="float">
            <text:p>-328.286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29.911" calcext:value-type="float">
            <text:p>-329.911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38.324" calcext:value-type="float">
            <text:p>-338.324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28.853" calcext:value-type="float">
            <text:p>-328.853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27.279" calcext:value-type="float">
            <text:p>-327.279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28.448" calcext:value-type="float">
            <text:p>-328.448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35.008" calcext:value-type="float">
            <text:p>-335.008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35.81" calcext:value-type="float">
            <text:p>-335.81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49.543" calcext:value-type="float">
            <text:p>-349.543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17.121" calcext:value-type="float">
            <text:p>-317.121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36.87" calcext:value-type="float">
            <text:p>-336.87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26.597" calcext:value-type="float">
            <text:p>-326.597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17.649" calcext:value-type="float">
            <text:p>-317.649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22.334" calcext:value-type="float">
            <text:p>-322.334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51.942" calcext:value-type="float">
            <text:p>-351.942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32.378" calcext:value-type="float">
            <text:p>-332.378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38.667" calcext:value-type="float">
            <text:p>-338.667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40.919" calcext:value-type="float">
            <text:p>-340.919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08.178" calcext:value-type="float">
            <text:p>-308.178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24.412" calcext:value-type="float">
            <text:p>-324.412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39.963" calcext:value-type="float">
            <text:p>-339.963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23.625" calcext:value-type="float">
            <text:p>-323.625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38.066" calcext:value-type="float">
            <text:p>-338.066</text:p>
          </table:table-cell>
          <table:table-cell table:number-columns-repeated="4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32.502" calcext:value-type="float">
            <text:p>-332.502</text:p>
          </table:table-cell>
          <table:table-cell table:number-columns-repeated="4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39.357" calcext:value-type="float">
            <text:p>-339.357</text:p>
          </table:table-cell>
          <table:table-cell table:number-columns-repeated="4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36.488" calcext:value-type="float">
            <text:p>-336.488</text:p>
          </table:table-cell>
          <table:table-cell table:number-columns-repeated="4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31.551" calcext:value-type="float">
            <text:p>-331.551</text:p>
          </table:table-cell>
          <table:table-cell table:number-columns-repeated="4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18.332" calcext:value-type="float">
            <text:p>-318.332</text:p>
          </table:table-cell>
          <table:table-cell table:number-columns-repeated="4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22.646" calcext:value-type="float">
            <text:p>-322.646</text:p>
          </table:table-cell>
          <table:table-cell table:number-columns-repeated="4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23.076" calcext:value-type="float">
            <text:p>-323.076</text:p>
          </table:table-cell>
          <table:table-cell table:number-columns-repeated="4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21.053" calcext:value-type="float">
            <text:p>-321.053</text:p>
          </table:table-cell>
          <table:table-cell table:number-columns-repeated="4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20.32" calcext:value-type="float">
            <text:p>-320.32</text:p>
          </table:table-cell>
          <table:table-cell table:number-columns-repeated="4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35.768" calcext:value-type="float">
            <text:p>-335.768</text:p>
          </table:table-cell>
          <table:table-cell table:number-columns-repeated="4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10.728" calcext:value-type="float">
            <text:p>-310.728</text:p>
          </table:table-cell>
          <table:table-cell table:number-columns-repeated="4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24.215" calcext:value-type="float">
            <text:p>-324.215</text:p>
          </table:table-cell>
          <table:table-cell table:number-columns-repeated="4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25.879" calcext:value-type="float">
            <text:p>-325.879</text:p>
          </table:table-cell>
          <table:table-cell table:number-columns-repeated="4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26.038" calcext:value-type="float">
            <text:p>-326.038</text:p>
          </table:table-cell>
          <table:table-cell table:number-columns-repeated="4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25.919" calcext:value-type="float">
            <text:p>-325.919</text:p>
          </table:table-cell>
          <table:table-cell table:number-columns-repeated="4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26.278" calcext:value-type="float">
            <text:p>-326.278</text:p>
          </table:table-cell>
          <table:table-cell table:number-columns-repeated="4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02.893" calcext:value-type="float">
            <text:p>-302.893</text:p>
          </table:table-cell>
          <table:table-cell table:number-columns-repeated="4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27.239" calcext:value-type="float">
            <text:p>-327.239</text:p>
          </table:table-cell>
          <table:table-cell table:number-columns-repeated="4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16.894" calcext:value-type="float">
            <text:p>-316.894</text:p>
          </table:table-cell>
          <table:table-cell table:number-columns-repeated="4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32.461" calcext:value-type="float">
            <text:p>-332.461</text:p>
          </table:table-cell>
          <table:table-cell table:number-columns-repeated="4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25.084" calcext:value-type="float">
            <text:p>-325.084</text:p>
          </table:table-cell>
          <table:table-cell table:number-columns-repeated="4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14.762" calcext:value-type="float">
            <text:p>-314.762</text:p>
          </table:table-cell>
          <table:table-cell table:number-columns-repeated="4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20.551" calcext:value-type="float">
            <text:p>-320.551</text:p>
          </table:table-cell>
          <table:table-cell table:number-columns-repeated="4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18.712" calcext:value-type="float">
            <text:p>-318.712</text:p>
          </table:table-cell>
          <table:table-cell table:number-columns-repeated="4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21.906" calcext:value-type="float">
            <text:p>-321.906</text:p>
          </table:table-cell>
          <table:table-cell table:number-columns-repeated="4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24.294" calcext:value-type="float">
            <text:p>-324.294</text:p>
          </table:table-cell>
          <table:table-cell table:number-columns-repeated="4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18.598" calcext:value-type="float">
            <text:p>-318.598</text:p>
          </table:table-cell>
          <table:table-cell table:number-columns-repeated="4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21.363" calcext:value-type="float">
            <text:p>-321.363</text:p>
          </table:table-cell>
          <table:table-cell table:number-columns-repeated="4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17.574" calcext:value-type="float">
            <text:p>-317.574</text:p>
          </table:table-cell>
          <table:table-cell table:number-columns-repeated="4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37.126" calcext:value-type="float">
            <text:p>-337.126</text:p>
          </table:table-cell>
          <table:table-cell table:number-columns-repeated="4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26.158" calcext:value-type="float">
            <text:p>-326.158</text:p>
          </table:table-cell>
          <table:table-cell table:number-columns-repeated="4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17.083" calcext:value-type="float">
            <text:p>-317.083</text:p>
          </table:table-cell>
          <table:table-cell table:number-columns-repeated="4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22.685" calcext:value-type="float">
            <text:p>-322.685</text:p>
          </table:table-cell>
          <table:table-cell table:number-columns-repeated="4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27.842" calcext:value-type="float">
            <text:p>-327.842</text:p>
          </table:table-cell>
          <table:table-cell table:number-columns-repeated="4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29.462" calcext:value-type="float">
            <text:p>-329.462</text:p>
          </table:table-cell>
          <table:table-cell table:number-columns-repeated="4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21.092" calcext:value-type="float">
            <text:p>-321.092</text:p>
          </table:table-cell>
          <table:table-cell table:number-columns-repeated="4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26.797" calcext:value-type="float">
            <text:p>-326.797</text:p>
          </table:table-cell>
          <table:table-cell table:number-columns-repeated="4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22.061" calcext:value-type="float">
            <text:p>-322.061</text:p>
          </table:table-cell>
          <table:table-cell table:number-columns-repeated="4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19.859" calcext:value-type="float">
            <text:p>-319.859</text:p>
          </table:table-cell>
          <table:table-cell table:number-columns-repeated="4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43.245" calcext:value-type="float">
            <text:p>-343.245</text:p>
          </table:table-cell>
          <table:table-cell table:number-columns-repeated="4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39.703" calcext:value-type="float">
            <text:p>-339.703</text:p>
          </table:table-cell>
          <table:table-cell table:number-columns-repeated="4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09.466" calcext:value-type="float">
            <text:p>-309.466</text:p>
          </table:table-cell>
          <table:table-cell table:number-columns-repeated="4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21.169" calcext:value-type="float">
            <text:p>-321.169</text:p>
          </table:table-cell>
          <table:table-cell table:number-columns-repeated="4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19.132" calcext:value-type="float">
            <text:p>-319.132</text:p>
          </table:table-cell>
          <table:table-cell table:number-columns-repeated="4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13.099" calcext:value-type="float">
            <text:p>-313.099</text:p>
          </table:table-cell>
          <table:table-cell table:number-columns-repeated="4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21.906" calcext:value-type="float">
            <text:p>-321.906</text:p>
          </table:table-cell>
          <table:table-cell table:number-columns-repeated="4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26.357" calcext:value-type="float">
            <text:p>-326.357</text:p>
          </table:table-cell>
          <table:table-cell table:number-columns-repeated="4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20.32" calcext:value-type="float">
            <text:p>-320.32</text:p>
          </table:table-cell>
          <table:table-cell table:number-columns-repeated="4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30.934" calcext:value-type="float">
            <text:p>-330.934</text:p>
          </table:table-cell>
          <table:table-cell table:number-columns-repeated="4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14.465" calcext:value-type="float">
            <text:p>-314.465</text:p>
          </table:table-cell>
          <table:table-cell table:number-columns-repeated="4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11.272" calcext:value-type="float">
            <text:p>-311.272</text:p>
          </table:table-cell>
          <table:table-cell table:number-columns-repeated="4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328.772" calcext:value-type="float">
            <text:p>-328.772</text:p>
          </table:table-cell>
          <table:table-cell table:number-columns-repeated="4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28.853" calcext:value-type="float">
            <text:p>-328.853</text:p>
          </table:table-cell>
          <table:table-cell table:number-columns-repeated="4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18.028" calcext:value-type="float">
            <text:p>-318.028</text:p>
          </table:table-cell>
          <table:table-cell table:number-columns-repeated="4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24.215" calcext:value-type="float">
            <text:p>-324.215</text:p>
          </table:table-cell>
          <table:table-cell table:number-columns-repeated="4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21.556" calcext:value-type="float">
            <text:p>-321.556</text:p>
          </table:table-cell>
          <table:table-cell table:number-columns-repeated="4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13.467" calcext:value-type="float">
            <text:p>-313.467</text:p>
          </table:table-cell>
          <table:table-cell table:number-columns-repeated="4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17.347" calcext:value-type="float">
            <text:p>-317.347</text:p>
          </table:table-cell>
          <table:table-cell table:number-columns-repeated="4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07.184" calcext:value-type="float">
            <text:p>-307.184</text:p>
          </table:table-cell>
          <table:table-cell table:number-columns-repeated="4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19.783" calcext:value-type="float">
            <text:p>-319.783</text:p>
          </table:table-cell>
          <table:table-cell table:number-columns-repeated="4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27.641" calcext:value-type="float">
            <text:p>-327.641</text:p>
          </table:table-cell>
          <table:table-cell table:number-columns-repeated="4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23.428" calcext:value-type="float">
            <text:p>-323.428</text:p>
          </table:table-cell>
          <table:table-cell table:number-columns-repeated="4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14.651" calcext:value-type="float">
            <text:p>-314.651</text:p>
          </table:table-cell>
          <table:table-cell table:number-columns-repeated="4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17.725" calcext:value-type="float">
            <text:p>-317.725</text:p>
          </table:table-cell>
          <table:table-cell table:number-columns-repeated="4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22.334" calcext:value-type="float">
            <text:p>-322.334</text:p>
          </table:table-cell>
          <table:table-cell table:number-columns-repeated="4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11.818" calcext:value-type="float">
            <text:p>-311.818</text:p>
          </table:table-cell>
          <table:table-cell table:number-columns-repeated="4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28.529" calcext:value-type="float">
            <text:p>-328.529</text:p>
          </table:table-cell>
          <table:table-cell table:number-columns-repeated="4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17.423" calcext:value-type="float">
            <text:p>-317.423</text:p>
          </table:table-cell>
          <table:table-cell table:number-columns-repeated="4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11.563" calcext:value-type="float">
            <text:p>-311.563</text:p>
          </table:table-cell>
          <table:table-cell table:number-columns-repeated="4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16.106" calcext:value-type="float">
            <text:p>-316.106</text:p>
          </table:table-cell>
          <table:table-cell table:number-columns-repeated="4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21.053" calcext:value-type="float">
            <text:p>-321.053</text:p>
          </table:table-cell>
          <table:table-cell table:number-columns-repeated="4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17.347" calcext:value-type="float">
            <text:p>-317.347</text:p>
          </table:table-cell>
          <table:table-cell table:number-columns-repeated="4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05.006" calcext:value-type="float">
            <text:p>-305.006</text:p>
          </table:table-cell>
          <table:table-cell table:number-columns-repeated="4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10.873" calcext:value-type="float">
            <text:p>-310.873</text:p>
          </table:table-cell>
          <table:table-cell table:number-columns-repeated="4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10.619" calcext:value-type="float">
            <text:p>-310.619</text:p>
          </table:table-cell>
          <table:table-cell table:number-columns-repeated="4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18.484" calcext:value-type="float">
            <text:p>-318.484</text:p>
          </table:table-cell>
          <table:table-cell table:number-columns-repeated="4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19.094" calcext:value-type="float">
            <text:p>-319.094</text:p>
          </table:table-cell>
          <table:table-cell table:number-columns-repeated="4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01.216" calcext:value-type="float">
            <text:p>-301.216</text:p>
          </table:table-cell>
          <table:table-cell table:number-columns-repeated="4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08.856" calcext:value-type="float">
            <text:p>-308.856</text:p>
          </table:table-cell>
          <table:table-cell table:number-columns-repeated="4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32.793" calcext:value-type="float">
            <text:p>-332.793</text:p>
          </table:table-cell>
          <table:table-cell table:number-columns-repeated="4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16.106" calcext:value-type="float">
            <text:p>-316.106</text:p>
          </table:table-cell>
          <table:table-cell table:number-columns-repeated="4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09.071" calcext:value-type="float">
            <text:p>-309.071</text:p>
          </table:table-cell>
          <table:table-cell table:number-columns-repeated="4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07.149" calcext:value-type="float">
            <text:p>-307.149</text:p>
          </table:table-cell>
          <table:table-cell table:number-columns-repeated="4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18.712" calcext:value-type="float">
            <text:p>-318.712</text:p>
          </table:table-cell>
          <table:table-cell table:number-columns-repeated="4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19.017" calcext:value-type="float">
            <text:p>-319.017</text:p>
          </table:table-cell>
          <table:table-cell table:number-columns-repeated="4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06.796" calcext:value-type="float">
            <text:p>-306.796</text:p>
          </table:table-cell>
          <table:table-cell table:number-columns-repeated="4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21.401" calcext:value-type="float">
            <text:p>-321.401</text:p>
          </table:table-cell>
          <table:table-cell table:number-columns-repeated="4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32.544" calcext:value-type="float">
            <text:p>-332.544</text:p>
          </table:table-cell>
          <table:table-cell table:number-columns-repeated="4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06.337" calcext:value-type="float">
            <text:p>-306.337</text:p>
          </table:table-cell>
          <table:table-cell table:number-columns-repeated="4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16.556" calcext:value-type="float">
            <text:p>-316.556</text:p>
          </table:table-cell>
          <table:table-cell table:number-columns-repeated="4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17.99" calcext:value-type="float">
            <text:p>-317.99</text:p>
          </table:table-cell>
          <table:table-cell table:number-columns-repeated="4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03.237" calcext:value-type="float">
            <text:p>-303.237</text:p>
          </table:table-cell>
          <table:table-cell table:number-columns-repeated="4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13.91" calcext:value-type="float">
            <text:p>-313.91</text:p>
          </table:table-cell>
          <table:table-cell table:number-columns-repeated="4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13.32" calcext:value-type="float">
            <text:p>-313.32</text:p>
          </table:table-cell>
          <table:table-cell table:number-columns-repeated="4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27.963" calcext:value-type="float">
            <text:p>-327.963</text:p>
          </table:table-cell>
          <table:table-cell table:number-columns-repeated="4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19.361" calcext:value-type="float">
            <text:p>-319.361</text:p>
          </table:table-cell>
          <table:table-cell table:number-columns-repeated="4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17.158" calcext:value-type="float">
            <text:p>-317.158</text:p>
          </table:table-cell>
          <table:table-cell table:number-columns-repeated="4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10.945" calcext:value-type="float">
            <text:p>-310.945</text:p>
          </table:table-cell>
          <table:table-cell table:number-columns-repeated="4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41.924" calcext:value-type="float">
            <text:p>-341.924</text:p>
          </table:table-cell>
          <table:table-cell table:number-columns-repeated="4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26.198" calcext:value-type="float">
            <text:p>-326.198</text:p>
          </table:table-cell>
          <table:table-cell table:number-columns-repeated="4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10.475" calcext:value-type="float">
            <text:p>-310.475</text:p>
          </table:table-cell>
          <table:table-cell table:number-columns-repeated="4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15.395" calcext:value-type="float">
            <text:p>-315.395</text:p>
          </table:table-cell>
          <table:table-cell table:number-columns-repeated="4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-318.827" calcext:value-type="float">
            <text:p>-318.827</text:p>
          </table:table-cell>
          <table:table-cell table:number-columns-repeated="4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19.056" calcext:value-type="float">
            <text:p>-319.056</text:p>
          </table:table-cell>
          <table:table-cell table:number-columns-repeated="4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19.323" calcext:value-type="float">
            <text:p>-319.323</text:p>
          </table:table-cell>
          <table:table-cell table:number-columns-repeated="4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19.4" calcext:value-type="float">
            <text:p>-319.4</text:p>
          </table:table-cell>
          <table:table-cell table:number-columns-repeated="4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13.43" calcext:value-type="float">
            <text:p>-313.43</text:p>
          </table:table-cell>
          <table:table-cell table:number-columns-repeated="4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293.848" calcext:value-type="float">
            <text:p>-293.848</text:p>
          </table:table-cell>
          <table:table-cell table:number-columns-repeated="4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294.822" calcext:value-type="float">
            <text:p>-294.822</text:p>
          </table:table-cell>
          <table:table-cell table:number-columns-repeated="4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07.823" calcext:value-type="float">
            <text:p>-307.823</text:p>
          </table:table-cell>
          <table:table-cell table:number-columns-repeated="4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294.822" calcext:value-type="float">
            <text:p>-294.822</text:p>
          </table:table-cell>
          <table:table-cell table:number-columns-repeated="4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12.11" calcext:value-type="float">
            <text:p>-312.11</text:p>
          </table:table-cell>
          <table:table-cell table:number-columns-repeated="4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13.541" calcext:value-type="float">
            <text:p>-313.541</text:p>
          </table:table-cell>
          <table:table-cell table:number-columns-repeated="4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16.556" calcext:value-type="float">
            <text:p>-316.556</text:p>
          </table:table-cell>
          <table:table-cell table:number-columns-repeated="4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16.181" calcext:value-type="float">
            <text:p>-316.181</text:p>
          </table:table-cell>
          <table:table-cell table:number-columns-repeated="4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278.765" calcext:value-type="float">
            <text:p>-278.765</text:p>
          </table:table-cell>
          <table:table-cell table:number-columns-repeated="4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18.979" calcext:value-type="float">
            <text:p>-318.979</text:p>
          </table:table-cell>
          <table:table-cell table:number-columns-repeated="4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04.727" calcext:value-type="float">
            <text:p>-304.727</text:p>
          </table:table-cell>
          <table:table-cell table:number-columns-repeated="4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299.491" calcext:value-type="float">
            <text:p>-299.491</text:p>
          </table:table-cell>
          <table:table-cell table:number-columns-repeated="4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07.716" calcext:value-type="float">
            <text:p>-307.716</text:p>
          </table:table-cell>
          <table:table-cell table:number-columns-repeated="4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09.789" calcext:value-type="float">
            <text:p>-309.789</text:p>
          </table:table-cell>
          <table:table-cell table:number-columns-repeated="4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04.171" calcext:value-type="float">
            <text:p>-304.171</text:p>
          </table:table-cell>
          <table:table-cell table:number-columns-repeated="4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11.563" calcext:value-type="float">
            <text:p>-311.563</text:p>
          </table:table-cell>
          <table:table-cell table:number-columns-repeated="4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08.821" calcext:value-type="float">
            <text:p>-308.821</text:p>
          </table:table-cell>
          <table:table-cell table:number-columns-repeated="4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12.879" calcext:value-type="float">
            <text:p>-312.879</text:p>
          </table:table-cell>
          <table:table-cell table:number-columns-repeated="4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08" calcext:value-type="float">
            <text:p>-308</text:p>
          </table:table-cell>
          <table:table-cell table:number-columns-repeated="4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04.032" calcext:value-type="float">
            <text:p>-304.032</text:p>
          </table:table-cell>
          <table:table-cell table:number-columns-repeated="4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15.993" calcext:value-type="float">
            <text:p>-315.993</text:p>
          </table:table-cell>
          <table:table-cell table:number-columns-repeated="4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06.021" calcext:value-type="float">
            <text:p>-306.021</text:p>
          </table:table-cell>
          <table:table-cell table:number-columns-repeated="4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03.341" calcext:value-type="float">
            <text:p>-303.341</text:p>
          </table:table-cell>
          <table:table-cell table:number-columns-repeated="4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08.107" calcext:value-type="float">
            <text:p>-308.107</text:p>
          </table:table-cell>
          <table:table-cell table:number-columns-repeated="4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11.563" calcext:value-type="float">
            <text:p>-311.563</text:p>
          </table:table-cell>
          <table:table-cell table:number-columns-repeated="4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00.741" calcext:value-type="float">
            <text:p>-300.741</text:p>
          </table:table-cell>
          <table:table-cell table:number-columns-repeated="4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12.183" calcext:value-type="float">
            <text:p>-312.183</text:p>
          </table:table-cell>
          <table:table-cell table:number-columns-repeated="4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04.206" calcext:value-type="float">
            <text:p>-304.206</text:p>
          </table:table-cell>
          <table:table-cell table:number-columns-repeated="4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299.222" calcext:value-type="float">
            <text:p>-299.222</text:p>
          </table:table-cell>
          <table:table-cell table:number-columns-repeated="4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09.179" calcext:value-type="float">
            <text:p>-309.179</text:p>
          </table:table-cell>
          <table:table-cell table:number-columns-repeated="4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297.32" calcext:value-type="float">
            <text:p>-297.32</text:p>
          </table:table-cell>
          <table:table-cell table:number-columns-repeated="4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15.918" calcext:value-type="float">
            <text:p>-315.918</text:p>
          </table:table-cell>
          <table:table-cell table:number-columns-repeated="4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02.412" calcext:value-type="float">
            <text:p>-302.412</text:p>
          </table:table-cell>
          <table:table-cell table:number-columns-repeated="4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01.046" calcext:value-type="float">
            <text:p>-301.046</text:p>
          </table:table-cell>
          <table:table-cell table:number-columns-repeated="4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297.188" calcext:value-type="float">
            <text:p>-297.188</text:p>
          </table:table-cell>
          <table:table-cell table:number-columns-repeated="4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14.874" calcext:value-type="float">
            <text:p>-314.874</text:p>
          </table:table-cell>
          <table:table-cell table:number-columns-repeated="4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16.331" calcext:value-type="float">
            <text:p>-316.331</text:p>
          </table:table-cell>
          <table:table-cell table:number-columns-repeated="4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12.037" calcext:value-type="float">
            <text:p>-312.037</text:p>
          </table:table-cell>
          <table:table-cell table:number-columns-repeated="4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12.11" calcext:value-type="float">
            <text:p>-312.11</text:p>
          </table:table-cell>
          <table:table-cell table:number-columns-repeated="4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01.25" calcext:value-type="float">
            <text:p>-301.25</text:p>
          </table:table-cell>
          <table:table-cell table:number-columns-repeated="4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05.495" calcext:value-type="float">
            <text:p>-305.495</text:p>
          </table:table-cell>
          <table:table-cell table:number-columns-repeated="4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16.406" calcext:value-type="float">
            <text:p>-316.406</text:p>
          </table:table-cell>
          <table:table-cell table:number-columns-repeated="4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291.503" calcext:value-type="float">
            <text:p>-291.503</text:p>
          </table:table-cell>
          <table:table-cell table:number-columns-repeated="4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15.134" calcext:value-type="float">
            <text:p>-315.134</text:p>
          </table:table-cell>
          <table:table-cell table:number-columns-repeated="4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03.479" calcext:value-type="float">
            <text:p>-303.479</text:p>
          </table:table-cell>
          <table:table-cell table:number-columns-repeated="4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06.654" calcext:value-type="float">
            <text:p>-306.654</text:p>
          </table:table-cell>
          <table:table-cell table:number-columns-repeated="4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309.681" calcext:value-type="float">
            <text:p>-309.681</text:p>
          </table:table-cell>
          <table:table-cell table:number-columns-repeated="4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11.818" calcext:value-type="float">
            <text:p>-311.818</text:p>
          </table:table-cell>
          <table:table-cell table:number-columns-repeated="4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282.845" calcext:value-type="float">
            <text:p>-282.845</text:p>
          </table:table-cell>
          <table:table-cell table:number-columns-repeated="4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02.583" calcext:value-type="float">
            <text:p>-302.583</text:p>
          </table:table-cell>
          <table:table-cell table:number-columns-repeated="4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295.672" calcext:value-type="float">
            <text:p>-295.672</text:p>
          </table:table-cell>
          <table:table-cell table:number-columns-repeated="4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07.539" calcext:value-type="float">
            <text:p>-307.539</text:p>
          </table:table-cell>
          <table:table-cell table:number-columns-repeated="4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299.323" calcext:value-type="float">
            <text:p>-299.323</text:p>
          </table:table-cell>
          <table:table-cell table:number-columns-repeated="4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07.184" calcext:value-type="float">
            <text:p>-307.184</text:p>
          </table:table-cell>
          <table:table-cell table:number-columns-repeated="4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04.727" calcext:value-type="float">
            <text:p>-304.727</text:p>
          </table:table-cell>
          <table:table-cell table:number-columns-repeated="4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296.857" calcext:value-type="float">
            <text:p>-296.857</text:p>
          </table:table-cell>
          <table:table-cell table:number-columns-repeated="4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08.749" calcext:value-type="float">
            <text:p>-308.749</text:p>
          </table:table-cell>
          <table:table-cell table:number-columns-repeated="4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294.985" calcext:value-type="float">
            <text:p>-294.985</text:p>
          </table:table-cell>
          <table:table-cell table:number-columns-repeated="4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00.266" calcext:value-type="float">
            <text:p>-300.266</text:p>
          </table:table-cell>
          <table:table-cell table:number-columns-repeated="4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298.686" calcext:value-type="float">
            <text:p>-298.686</text:p>
          </table:table-cell>
          <table:table-cell table:number-columns-repeated="4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09.717" calcext:value-type="float">
            <text:p>-309.717</text:p>
          </table:table-cell>
          <table:table-cell table:number-columns-repeated="4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298.352" calcext:value-type="float">
            <text:p>-298.352</text:p>
          </table:table-cell>
          <table:table-cell table:number-columns-repeated="4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286.708" calcext:value-type="float">
            <text:p>-286.708</text:p>
          </table:table-cell>
          <table:table-cell table:number-columns-repeated="4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00.131" calcext:value-type="float">
            <text:p>-300.131</text:p>
          </table:table-cell>
          <table:table-cell table:number-columns-repeated="4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298.118" calcext:value-type="float">
            <text:p>-298.118</text:p>
          </table:table-cell>
          <table:table-cell table:number-columns-repeated="4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299.659" calcext:value-type="float">
            <text:p>-299.659</text:p>
          </table:table-cell>
          <table:table-cell table:number-columns-repeated="4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299.727" calcext:value-type="float">
            <text:p>-299.727</text:p>
          </table:table-cell>
          <table:table-cell table:number-columns-repeated="4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04.727" calcext:value-type="float">
            <text:p>-304.727</text:p>
          </table:table-cell>
          <table:table-cell table:number-columns-repeated="4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287.171" calcext:value-type="float">
            <text:p>-287.171</text:p>
          </table:table-cell>
          <table:table-cell table:number-columns-repeated="4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299.256" calcext:value-type="float">
            <text:p>-299.256</text:p>
          </table:table-cell>
          <table:table-cell table:number-columns-repeated="4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04.275" calcext:value-type="float">
            <text:p>-304.275</text:p>
          </table:table-cell>
          <table:table-cell table:number-columns-repeated="4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296.329" calcext:value-type="float">
            <text:p>-296.329</text:p>
          </table:table-cell>
          <table:table-cell table:number-columns-repeated="4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294.855" calcext:value-type="float">
            <text:p>-294.855</text:p>
          </table:table-cell>
          <table:table-cell table:number-columns-repeated="4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00.098" calcext:value-type="float">
            <text:p>-300.098</text:p>
          </table:table-cell>
          <table:table-cell table:number-columns-repeated="4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299.256" calcext:value-type="float">
            <text:p>-299.256</text:p>
          </table:table-cell>
          <table:table-cell table:number-columns-repeated="4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294.627" calcext:value-type="float">
            <text:p>-294.627</text:p>
          </table:table-cell>
          <table:table-cell table:number-columns-repeated="4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298.519" calcext:value-type="float">
            <text:p>-298.519</text:p>
          </table:table-cell>
          <table:table-cell table:number-columns-repeated="4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04.588" calcext:value-type="float">
            <text:p>-304.588</text:p>
          </table:table-cell>
          <table:table-cell table:number-columns-repeated="4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298.352" calcext:value-type="float">
            <text:p>-298.352</text:p>
          </table:table-cell>
          <table:table-cell table:number-columns-repeated="4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01.284" calcext:value-type="float">
            <text:p>-301.284</text:p>
          </table:table-cell>
          <table:table-cell table:number-columns-repeated="4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299.727" calcext:value-type="float">
            <text:p>-299.727</text:p>
          </table:table-cell>
          <table:table-cell table:number-columns-repeated="4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297.089" calcext:value-type="float">
            <text:p>-297.089</text:p>
          </table:table-cell>
          <table:table-cell table:number-columns-repeated="4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03.099" calcext:value-type="float">
            <text:p>-303.099</text:p>
          </table:table-cell>
          <table:table-cell table:number-columns-repeated="4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296.23" calcext:value-type="float">
            <text:p>-296.23</text:p>
          </table:table-cell>
          <table:table-cell table:number-columns-repeated="4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298.251" calcext:value-type="float">
            <text:p>-298.251</text:p>
          </table:table-cell>
          <table:table-cell table:number-columns-repeated="4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06.619" calcext:value-type="float">
            <text:p>-306.619</text:p>
          </table:table-cell>
          <table:table-cell table:number-columns-repeated="4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296.527" calcext:value-type="float">
            <text:p>-296.527</text:p>
          </table:table-cell>
          <table:table-cell table:number-columns-repeated="4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03.686" calcext:value-type="float">
            <text:p>-303.686</text:p>
          </table:table-cell>
          <table:table-cell table:number-columns-repeated="4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01.591" calcext:value-type="float">
            <text:p>-301.591</text:p>
          </table:table-cell>
          <table:table-cell table:number-columns-repeated="4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298.151" calcext:value-type="float">
            <text:p>-298.151</text:p>
          </table:table-cell>
          <table:table-cell table:number-columns-repeated="4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290.899" calcext:value-type="float">
            <text:p>-290.899</text:p>
          </table:table-cell>
          <table:table-cell table:number-columns-repeated="4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297.619" calcext:value-type="float">
            <text:p>-297.619</text:p>
          </table:table-cell>
          <table:table-cell table:number-columns-repeated="4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02.172" calcext:value-type="float">
            <text:p>-302.172</text:p>
          </table:table-cell>
          <table:table-cell table:number-columns-repeated="4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03.272" calcext:value-type="float">
            <text:p>-303.272</text:p>
          </table:table-cell>
          <table:table-cell table:number-columns-repeated="4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297.852" calcext:value-type="float">
            <text:p>-297.852</text:p>
          </table:table-cell>
          <table:table-cell table:number-columns-repeated="4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07.043" calcext:value-type="float">
            <text:p>-307.043</text:p>
          </table:table-cell>
          <table:table-cell table:number-columns-repeated="4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04.623" calcext:value-type="float">
            <text:p>-304.623</text:p>
          </table:table-cell>
          <table:table-cell table:number-columns-repeated="4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-302.377" calcext:value-type="float">
            <text:p>-302.377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303.963" calcext:value-type="float">
            <text:p>-303.963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307.255" calcext:value-type="float">
            <text:p>-307.255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308.036" calcext:value-type="float">
            <text:p>-308.036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95.508" calcext:value-type="float">
            <text:p>-295.508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80.466" calcext:value-type="float">
            <text:p>-280.466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98.418" calcext:value-type="float">
            <text:p>-298.418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302.343" calcext:value-type="float">
            <text:p>-302.343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90.93" calcext:value-type="float">
            <text:p>-290.93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302.172" calcext:value-type="float">
            <text:p>-302.172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80.82" calcext:value-type="float">
            <text:p>-280.82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85.694" calcext:value-type="float">
            <text:p>-285.694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80.377" calcext:value-type="float">
            <text:p>-280.377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94.985" calcext:value-type="float">
            <text:p>-294.985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300.537" calcext:value-type="float">
            <text:p>-300.537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75.596" calcext:value-type="float">
            <text:p>-275.596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81.621" calcext:value-type="float">
            <text:p>-281.621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82.845" calcext:value-type="float">
            <text:p>-282.845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92.045" calcext:value-type="float">
            <text:p>-292.045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95.41" calcext:value-type="float">
            <text:p>-295.41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313.467" calcext:value-type="float">
            <text:p>-313.467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304.623" calcext:value-type="float">
            <text:p>-304.623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81.561" calcext:value-type="float">
            <text:p>-281.561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95.902" calcext:value-type="float">
            <text:p>-295.902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97.287" calcext:value-type="float">
            <text:p>-297.287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87.325" calcext:value-type="float">
            <text:p>-287.325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88.632" calcext:value-type="float">
            <text:p>-288.632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91.216" calcext:value-type="float">
            <text:p>-291.216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90.139" calcext:value-type="float">
            <text:p>-290.139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302.001" calcext:value-type="float">
            <text:p>-302.001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93.686" calcext:value-type="float">
            <text:p>-293.686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76.052" calcext:value-type="float">
            <text:p>-276.052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82.935" calcext:value-type="float">
            <text:p>-282.935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88.133" calcext:value-type="float">
            <text:p>-288.133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307.645" calcext:value-type="float">
            <text:p>-307.645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80.998" calcext:value-type="float">
            <text:p>-280.998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83.628" calcext:value-type="float">
            <text:p>-283.628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96.428" calcext:value-type="float">
            <text:p>-296.428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303.341" calcext:value-type="float">
            <text:p>-303.341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95.77" calcext:value-type="float">
            <text:p>-295.77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301.012" calcext:value-type="float">
            <text:p>-301.012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91.918" calcext:value-type="float">
            <text:p>-291.918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73.392" calcext:value-type="float">
            <text:p>-273.392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85.174" calcext:value-type="float">
            <text:p>-285.174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90.265" calcext:value-type="float">
            <text:p>-290.265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91.407" calcext:value-type="float">
            <text:p>-291.407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88.913" calcext:value-type="float">
            <text:p>-288.913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306.302" calcext:value-type="float">
            <text:p>-306.302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82.905" calcext:value-type="float">
            <text:p>-282.905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99.794" calcext:value-type="float">
            <text:p>-299.794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90.645" calcext:value-type="float">
            <text:p>-290.645</text:p>
          </table:table-cell>
          <table:table-cell table:number-columns-repeated="4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315.619" calcext:value-type="float">
            <text:p>-315.619</text:p>
          </table:table-cell>
          <table:table-cell table:number-columns-repeated="4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92.847" calcext:value-type="float">
            <text:p>-292.847</text:p>
          </table:table-cell>
          <table:table-cell table:number-columns-repeated="4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99.491" calcext:value-type="float">
            <text:p>-299.491</text:p>
          </table:table-cell>
          <table:table-cell table:number-columns-repeated="4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91.153" calcext:value-type="float">
            <text:p>-291.153</text:p>
          </table:table-cell>
          <table:table-cell table:number-columns-repeated="4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78.474" calcext:value-type="float">
            <text:p>-278.474</text:p>
          </table:table-cell>
          <table:table-cell table:number-columns-repeated="4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75.853" calcext:value-type="float">
            <text:p>-275.853</text:p>
          </table:table-cell>
          <table:table-cell table:number-columns-repeated="4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74.292" calcext:value-type="float">
            <text:p>-274.292</text:p>
          </table:table-cell>
          <table:table-cell table:number-columns-repeated="4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92.912" calcext:value-type="float">
            <text:p>-292.912</text:p>
          </table:table-cell>
          <table:table-cell table:number-columns-repeated="4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80.112" calcext:value-type="float">
            <text:p>-280.112</text:p>
          </table:table-cell>
          <table:table-cell table:number-columns-repeated="4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91.121" calcext:value-type="float">
            <text:p>-291.121</text:p>
          </table:table-cell>
          <table:table-cell table:number-columns-repeated="4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79.261" calcext:value-type="float">
            <text:p>-279.261</text:p>
          </table:table-cell>
          <table:table-cell table:number-columns-repeated="4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74.603" calcext:value-type="float">
            <text:p>-274.603</text:p>
          </table:table-cell>
          <table:table-cell table:number-columns-repeated="4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80.613" calcext:value-type="float">
            <text:p>-280.613</text:p>
          </table:table-cell>
          <table:table-cell table:number-columns-repeated="4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85.541" calcext:value-type="float">
            <text:p>-285.541</text:p>
          </table:table-cell>
          <table:table-cell table:number-columns-repeated="4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87.666" calcext:value-type="float">
            <text:p>-287.666</text:p>
          </table:table-cell>
          <table:table-cell table:number-columns-repeated="4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83.477" calcext:value-type="float">
            <text:p>-283.477</text:p>
          </table:table-cell>
          <table:table-cell table:number-columns-repeated="4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81.057" calcext:value-type="float">
            <text:p>-281.057</text:p>
          </table:table-cell>
          <table:table-cell table:number-columns-repeated="4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78.532" calcext:value-type="float">
            <text:p>-278.532</text:p>
          </table:table-cell>
          <table:table-cell table:number-columns-repeated="4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80.348" calcext:value-type="float">
            <text:p>-280.348</text:p>
          </table:table-cell>
          <table:table-cell table:number-columns-repeated="4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90.36" calcext:value-type="float">
            <text:p>-290.36</text:p>
          </table:table-cell>
          <table:table-cell table:number-columns-repeated="4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77.431" calcext:value-type="float">
            <text:p>-277.431</text:p>
          </table:table-cell>
          <table:table-cell table:number-columns-repeated="4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71.416" calcext:value-type="float">
            <text:p>-271.416</text:p>
          </table:table-cell>
          <table:table-cell table:number-columns-repeated="4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90.487" calcext:value-type="float">
            <text:p>-290.487</text:p>
          </table:table-cell>
          <table:table-cell table:number-columns-repeated="4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98.118" calcext:value-type="float">
            <text:p>-298.118</text:p>
          </table:table-cell>
          <table:table-cell table:number-columns-repeated="4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303.963" calcext:value-type="float">
            <text:p>-303.963</text:p>
          </table:table-cell>
          <table:table-cell table:number-columns-repeated="4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80.613" calcext:value-type="float">
            <text:p>-280.613</text:p>
          </table:table-cell>
          <table:table-cell table:number-columns-repeated="4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82.666" calcext:value-type="float">
            <text:p>-282.666</text:p>
          </table:table-cell>
          <table:table-cell table:number-columns-repeated="4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84.293" calcext:value-type="float">
            <text:p>-284.293</text:p>
          </table:table-cell>
          <table:table-cell table:number-columns-repeated="4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79.203" calcext:value-type="float">
            <text:p>-279.203</text:p>
          </table:table-cell>
          <table:table-cell table:number-columns-repeated="4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80.525" calcext:value-type="float">
            <text:p>-280.525</text:p>
          </table:table-cell>
          <table:table-cell table:number-columns-repeated="4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90.708" calcext:value-type="float">
            <text:p>-290.708</text:p>
          </table:table-cell>
          <table:table-cell table:number-columns-repeated="4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75.853" calcext:value-type="float">
            <text:p>-275.853</text:p>
          </table:table-cell>
          <table:table-cell table:number-columns-repeated="4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85.327" calcext:value-type="float">
            <text:p>-285.327</text:p>
          </table:table-cell>
          <table:table-cell table:number-columns-repeated="4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83.386" calcext:value-type="float">
            <text:p>-283.386</text:p>
          </table:table-cell>
          <table:table-cell table:number-columns-repeated="4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86.738" calcext:value-type="float">
            <text:p>-286.738</text:p>
          </table:table-cell>
          <table:table-cell table:number-columns-repeated="4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90.044" calcext:value-type="float">
            <text:p>-290.044</text:p>
          </table:table-cell>
          <table:table-cell table:number-columns-repeated="4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75.454" calcext:value-type="float">
            <text:p>-275.454</text:p>
          </table:table-cell>
          <table:table-cell table:number-columns-repeated="4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84.779" calcext:value-type="float">
            <text:p>-284.779</text:p>
          </table:table-cell>
          <table:table-cell table:number-columns-repeated="4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93.556" calcext:value-type="float">
            <text:p>-293.556</text:p>
          </table:table-cell>
          <table:table-cell table:number-columns-repeated="4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74.886" calcext:value-type="float">
            <text:p>-274.886</text:p>
          </table:table-cell>
          <table:table-cell table:number-columns-repeated="4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80.584" calcext:value-type="float">
            <text:p>-280.584</text:p>
          </table:table-cell>
          <table:table-cell table:number-columns-repeated="4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90.518" calcext:value-type="float">
            <text:p>-290.518</text:p>
          </table:table-cell>
          <table:table-cell table:number-columns-repeated="4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80.171" calcext:value-type="float">
            <text:p>-280.171</text:p>
          </table:table-cell>
          <table:table-cell table:number-columns-repeated="4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87.078" calcext:value-type="float">
            <text:p>-287.078</text:p>
          </table:table-cell>
          <table:table-cell table:number-columns-repeated="4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80.171" calcext:value-type="float">
            <text:p>-280.171</text:p>
          </table:table-cell>
          <table:table-cell table:number-columns-repeated="4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88.133" calcext:value-type="float">
            <text:p>-288.133</text:p>
          </table:table-cell>
          <table:table-cell table:number-columns-repeated="4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77.662" calcext:value-type="float">
            <text:p>-277.662</text:p>
          </table:table-cell>
          <table:table-cell table:number-columns-repeated="4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83.296" calcext:value-type="float">
            <text:p>-283.296</text:p>
          </table:table-cell>
          <table:table-cell table:number-columns-repeated="4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83.356" calcext:value-type="float">
            <text:p>-283.356</text:p>
          </table:table-cell>
          <table:table-cell table:number-columns-repeated="4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90.74" calcext:value-type="float">
            <text:p>-290.74</text:p>
          </table:table-cell>
          <table:table-cell table:number-columns-repeated="4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75.967" calcext:value-type="float">
            <text:p>-275.967</text:p>
          </table:table-cell>
          <table:table-cell table:number-columns-repeated="4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-283.236" calcext:value-type="float">
            <text:p>-283.236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84.596" calcext:value-type="float">
            <text:p>-284.596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81.889" calcext:value-type="float">
            <text:p>-281.889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78.416" calcext:value-type="float">
            <text:p>-278.416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79.144" calcext:value-type="float">
            <text:p>-279.144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78.649" calcext:value-type="float">
            <text:p>-278.649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72.331" calcext:value-type="float">
            <text:p>-272.331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81.175" calcext:value-type="float">
            <text:p>-281.175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75.311" calcext:value-type="float">
            <text:p>-275.311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68.546" calcext:value-type="float">
            <text:p>-268.546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85.816" calcext:value-type="float">
            <text:p>-285.816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72.637" calcext:value-type="float">
            <text:p>-272.637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76.11" calcext:value-type="float">
            <text:p>-276.11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76.797" calcext:value-type="float">
            <text:p>-276.797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72.916" calcext:value-type="float">
            <text:p>-272.916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83.086" calcext:value-type="float">
            <text:p>-283.086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76.539" calcext:value-type="float">
            <text:p>-276.539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74.264" calcext:value-type="float">
            <text:p>-274.264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73.841" calcext:value-type="float">
            <text:p>-273.841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71.582" calcext:value-type="float">
            <text:p>-271.582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76.999" calcext:value-type="float">
            <text:p>-276.999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75.596" calcext:value-type="float">
            <text:p>-275.596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74.772" calcext:value-type="float">
            <text:p>-274.772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82.008" calcext:value-type="float">
            <text:p>-282.008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73.028" calcext:value-type="float">
            <text:p>-273.028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74.886" calcext:value-type="float">
            <text:p>-274.886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74.405" calcext:value-type="float">
            <text:p>-274.405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66.72" calcext:value-type="float">
            <text:p>-266.72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85.571" calcext:value-type="float">
            <text:p>-285.571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77.72" calcext:value-type="float">
            <text:p>-277.72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71.638" calcext:value-type="float">
            <text:p>-271.638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70.948" calcext:value-type="float">
            <text:p>-270.948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73.701" calcext:value-type="float">
            <text:p>-273.701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74.377" calcext:value-type="float">
            <text:p>-274.377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77.923" calcext:value-type="float">
            <text:p>-277.923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87.666" calcext:value-type="float">
            <text:p>-287.666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74.292" calcext:value-type="float">
            <text:p>-274.292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77.691" calcext:value-type="float">
            <text:p>-277.691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74.236" calcext:value-type="float">
            <text:p>-274.236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68.628" calcext:value-type="float">
            <text:p>-268.628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83.146" calcext:value-type="float">
            <text:p>-283.146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71.058" calcext:value-type="float">
            <text:p>-271.058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77.114" calcext:value-type="float">
            <text:p>-277.114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79.759" calcext:value-type="float">
            <text:p>-279.759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77.807" calcext:value-type="float">
            <text:p>-277.807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68.357" calcext:value-type="float">
            <text:p>-268.357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80.82" calcext:value-type="float">
            <text:p>-280.82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75.511" calcext:value-type="float">
            <text:p>-275.511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90.36" calcext:value-type="float">
            <text:p>-290.36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63.609" calcext:value-type="float">
            <text:p>-263.609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81.472" calcext:value-type="float">
            <text:p>-281.472</text:p>
          </table:table-cell>
          <table:table-cell table:number-columns-repeated="4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265.737" calcext:value-type="float">
            <text:p>-265.737</text:p>
          </table:table-cell>
          <table:table-cell table:number-columns-repeated="4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69.988" calcext:value-type="float">
            <text:p>-269.988</text:p>
          </table:table-cell>
          <table:table-cell table:number-columns-repeated="4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85.847" calcext:value-type="float">
            <text:p>-285.847</text:p>
          </table:table-cell>
          <table:table-cell table:number-columns-repeated="4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2.137" calcext:value-type="float">
            <text:p>-272.137</text:p>
          </table:table-cell>
          <table:table-cell table:number-columns-repeated="4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2.889" calcext:value-type="float">
            <text:p>-272.889</text:p>
          </table:table-cell>
          <table:table-cell table:number-columns-repeated="4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49.992" calcext:value-type="float">
            <text:p>-249.992</text:p>
          </table:table-cell>
          <table:table-cell table:number-columns-repeated="4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67.98" calcext:value-type="float">
            <text:p>-267.98</text:p>
          </table:table-cell>
          <table:table-cell table:number-columns-repeated="4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2.805" calcext:value-type="float">
            <text:p>-272.805</text:p>
          </table:table-cell>
          <table:table-cell table:number-columns-repeated="4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2.637" calcext:value-type="float">
            <text:p>-272.637</text:p>
          </table:table-cell>
          <table:table-cell table:number-columns-repeated="4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67.442" calcext:value-type="float">
            <text:p>-267.442</text:p>
          </table:table-cell>
          <table:table-cell table:number-columns-repeated="4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64" calcext:value-type="float">
            <text:p>-264</text:p>
          </table:table-cell>
          <table:table-cell table:number-columns-repeated="4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68.007" calcext:value-type="float">
            <text:p>-268.007</text:p>
          </table:table-cell>
          <table:table-cell table:number-columns-repeated="4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68.953" calcext:value-type="float">
            <text:p>-268.953</text:p>
          </table:table-cell>
          <table:table-cell table:number-columns-repeated="4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58.824" calcext:value-type="float">
            <text:p>-258.824</text:p>
          </table:table-cell>
          <table:table-cell table:number-columns-repeated="4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1.113" calcext:value-type="float">
            <text:p>-271.113</text:p>
          </table:table-cell>
          <table:table-cell table:number-columns-repeated="4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1.776" calcext:value-type="float">
            <text:p>-271.776</text:p>
          </table:table-cell>
          <table:table-cell table:number-columns-repeated="4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65.843" calcext:value-type="float">
            <text:p>-265.843</text:p>
          </table:table-cell>
          <table:table-cell table:number-columns-repeated="4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65.604" calcext:value-type="float">
            <text:p>-265.604</text:p>
          </table:table-cell>
          <table:table-cell table:number-columns-repeated="4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68.682" calcext:value-type="float">
            <text:p>-268.682</text:p>
          </table:table-cell>
          <table:table-cell table:number-columns-repeated="4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64.813" calcext:value-type="float">
            <text:p>-264.813</text:p>
          </table:table-cell>
          <table:table-cell table:number-columns-repeated="4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59.96" calcext:value-type="float">
            <text:p>-259.96</text:p>
          </table:table-cell>
          <table:table-cell table:number-columns-repeated="4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1.721" calcext:value-type="float">
            <text:p>-271.721</text:p>
          </table:table-cell>
          <table:table-cell table:number-columns-repeated="4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60.417" calcext:value-type="float">
            <text:p>-260.417</text:p>
          </table:table-cell>
          <table:table-cell table:number-columns-repeated="4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4.038" calcext:value-type="float">
            <text:p>-274.038</text:p>
          </table:table-cell>
          <table:table-cell table:number-columns-repeated="4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63.115" calcext:value-type="float">
            <text:p>-263.115</text:p>
          </table:table-cell>
          <table:table-cell table:number-columns-repeated="4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0.398" calcext:value-type="float">
            <text:p>-270.398</text:p>
          </table:table-cell>
          <table:table-cell table:number-columns-repeated="4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5.084" calcext:value-type="float">
            <text:p>-275.084</text:p>
          </table:table-cell>
          <table:table-cell table:number-columns-repeated="4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67.63" calcext:value-type="float">
            <text:p>-267.63</text:p>
          </table:table-cell>
          <table:table-cell table:number-columns-repeated="4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57.973" calcext:value-type="float">
            <text:p>-257.973</text:p>
          </table:table-cell>
          <table:table-cell table:number-columns-repeated="4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56.632" calcext:value-type="float">
            <text:p>-256.632</text:p>
          </table:table-cell>
          <table:table-cell table:number-columns-repeated="4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63.244" calcext:value-type="float">
            <text:p>-263.244</text:p>
          </table:table-cell>
          <table:table-cell table:number-columns-repeated="4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4.999" calcext:value-type="float">
            <text:p>-274.999</text:p>
          </table:table-cell>
          <table:table-cell table:number-columns-repeated="4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62.855" calcext:value-type="float">
            <text:p>-262.855</text:p>
          </table:table-cell>
          <table:table-cell table:number-columns-repeated="4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36.428" calcext:value-type="float">
            <text:p>-236.428</text:p>
          </table:table-cell>
          <table:table-cell table:number-columns-repeated="4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61.08" calcext:value-type="float">
            <text:p>-261.08</text:p>
          </table:table-cell>
          <table:table-cell table:number-columns-repeated="4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63.037" calcext:value-type="float">
            <text:p>-263.037</text:p>
          </table:table-cell>
          <table:table-cell table:number-columns-repeated="4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6.195" calcext:value-type="float">
            <text:p>-276.195</text:p>
          </table:table-cell>
          <table:table-cell table:number-columns-repeated="4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6.539" calcext:value-type="float">
            <text:p>-276.539</text:p>
          </table:table-cell>
          <table:table-cell table:number-columns-repeated="4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56.929" calcext:value-type="float">
            <text:p>-256.929</text:p>
          </table:table-cell>
          <table:table-cell table:number-columns-repeated="4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1.804" calcext:value-type="float">
            <text:p>-271.804</text:p>
          </table:table-cell>
          <table:table-cell table:number-columns-repeated="4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2.889" calcext:value-type="float">
            <text:p>-272.889</text:p>
          </table:table-cell>
          <table:table-cell table:number-columns-repeated="4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65.71" calcext:value-type="float">
            <text:p>-265.71</text:p>
          </table:table-cell>
          <table:table-cell table:number-columns-repeated="4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61.438" calcext:value-type="float">
            <text:p>-261.438</text:p>
          </table:table-cell>
          <table:table-cell table:number-columns-repeated="4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3.757" calcext:value-type="float">
            <text:p>-273.757</text:p>
          </table:table-cell>
          <table:table-cell table:number-columns-repeated="4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0.097" calcext:value-type="float">
            <text:p>-270.097</text:p>
          </table:table-cell>
          <table:table-cell table:number-columns-repeated="4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60.926" calcext:value-type="float">
            <text:p>-260.926</text:p>
          </table:table-cell>
          <table:table-cell table:number-columns-repeated="4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7.056" calcext:value-type="float">
            <text:p>-277.056</text:p>
          </table:table-cell>
          <table:table-cell table:number-columns-repeated="4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58.098" calcext:value-type="float">
            <text:p>-258.098</text:p>
          </table:table-cell>
          <table:table-cell table:number-columns-repeated="4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0.316" calcext:value-type="float">
            <text:p>-270.316</text:p>
          </table:table-cell>
          <table:table-cell table:number-columns-repeated="4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3.757" calcext:value-type="float">
            <text:p>-273.757</text:p>
          </table:table-cell>
          <table:table-cell table:number-columns-repeated="4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61.9" calcext:value-type="float">
            <text:p>-261.9</text:p>
          </table:table-cell>
          <table:table-cell table:number-columns-repeated="4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-270.261" calcext:value-type="float">
            <text:p>-270.261</text:p>
          </table:table-cell>
          <table:table-cell table:number-columns-repeated="4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8.411" calcext:value-type="float">
            <text:p>-268.411</text:p>
          </table:table-cell>
          <table:table-cell table:number-columns-repeated="4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77.489" calcext:value-type="float">
            <text:p>-277.489</text:p>
          </table:table-cell>
          <table:table-cell table:number-columns-repeated="4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58.774" calcext:value-type="float">
            <text:p>-258.774</text:p>
          </table:table-cell>
          <table:table-cell table:number-columns-repeated="4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1.849" calcext:value-type="float">
            <text:p>-261.849</text:p>
          </table:table-cell>
          <table:table-cell table:number-columns-repeated="4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58.348" calcext:value-type="float">
            <text:p>-258.348</text:p>
          </table:table-cell>
          <table:table-cell table:number-columns-repeated="4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70.92" calcext:value-type="float">
            <text:p>-270.92</text:p>
          </table:table-cell>
          <table:table-cell table:number-columns-repeated="4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8.384" calcext:value-type="float">
            <text:p>-268.384</text:p>
          </table:table-cell>
          <table:table-cell table:number-columns-repeated="4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0.493" calcext:value-type="float">
            <text:p>-260.493</text:p>
          </table:table-cell>
          <table:table-cell table:number-columns-repeated="4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1.797" calcext:value-type="float">
            <text:p>-261.797</text:p>
          </table:table-cell>
          <table:table-cell table:number-columns-repeated="4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54.356" calcext:value-type="float">
            <text:p>-254.356</text:p>
          </table:table-cell>
          <table:table-cell table:number-columns-repeated="4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2.726" calcext:value-type="float">
            <text:p>-262.726</text:p>
          </table:table-cell>
          <table:table-cell table:number-columns-repeated="4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0.493" calcext:value-type="float">
            <text:p>-260.493</text:p>
          </table:table-cell>
          <table:table-cell table:number-columns-repeated="4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2.312" calcext:value-type="float">
            <text:p>-262.312</text:p>
          </table:table-cell>
          <table:table-cell table:number-columns-repeated="4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8.141" calcext:value-type="float">
            <text:p>-268.141</text:p>
          </table:table-cell>
          <table:table-cell table:number-columns-repeated="4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59" calcext:value-type="float">
            <text:p>-259</text:p>
          </table:table-cell>
          <table:table-cell table:number-columns-repeated="4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57.948" calcext:value-type="float">
            <text:p>-257.948</text:p>
          </table:table-cell>
          <table:table-cell table:number-columns-repeated="4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54.574" calcext:value-type="float">
            <text:p>-254.574</text:p>
          </table:table-cell>
          <table:table-cell table:number-columns-repeated="4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0.901" calcext:value-type="float">
            <text:p>-260.901</text:p>
          </table:table-cell>
          <table:table-cell table:number-columns-repeated="4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58.674" calcext:value-type="float">
            <text:p>-258.674</text:p>
          </table:table-cell>
          <table:table-cell table:number-columns-repeated="4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56.361" calcext:value-type="float">
            <text:p>-256.361</text:p>
          </table:table-cell>
          <table:table-cell table:number-columns-repeated="4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0.773" calcext:value-type="float">
            <text:p>-260.773</text:p>
          </table:table-cell>
          <table:table-cell table:number-columns-repeated="4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58.348" calcext:value-type="float">
            <text:p>-258.348</text:p>
          </table:table-cell>
          <table:table-cell table:number-columns-repeated="4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72.053" calcext:value-type="float">
            <text:p>-272.053</text:p>
          </table:table-cell>
          <table:table-cell table:number-columns-repeated="4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8.33" calcext:value-type="float">
            <text:p>-268.33</text:p>
          </table:table-cell>
          <table:table-cell table:number-columns-repeated="4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4.053" calcext:value-type="float">
            <text:p>-264.053</text:p>
          </table:table-cell>
          <table:table-cell table:number-columns-repeated="4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3.141" calcext:value-type="float">
            <text:p>-263.141</text:p>
          </table:table-cell>
          <table:table-cell table:number-columns-repeated="4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59.53" calcext:value-type="float">
            <text:p>-259.53</text:p>
          </table:table-cell>
          <table:table-cell table:number-columns-repeated="4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57.177" calcext:value-type="float">
            <text:p>-257.177</text:p>
          </table:table-cell>
          <table:table-cell table:number-columns-repeated="4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4.079" calcext:value-type="float">
            <text:p>-264.079</text:p>
          </table:table-cell>
          <table:table-cell table:number-columns-repeated="4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58.348" calcext:value-type="float">
            <text:p>-258.348</text:p>
          </table:table-cell>
          <table:table-cell table:number-columns-repeated="4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59.479" calcext:value-type="float">
            <text:p>-259.479</text:p>
          </table:table-cell>
          <table:table-cell table:number-columns-repeated="4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7.845" calcext:value-type="float">
            <text:p>-267.845</text:p>
          </table:table-cell>
          <table:table-cell table:number-columns-repeated="4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4.971" calcext:value-type="float">
            <text:p>-264.971</text:p>
          </table:table-cell>
          <table:table-cell table:number-columns-repeated="4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0.366" calcext:value-type="float">
            <text:p>-260.366</text:p>
          </table:table-cell>
          <table:table-cell table:number-columns-repeated="4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7.63" calcext:value-type="float">
            <text:p>-267.63</text:p>
          </table:table-cell>
          <table:table-cell table:number-columns-repeated="4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7.335" calcext:value-type="float">
            <text:p>-267.335</text:p>
          </table:table-cell>
          <table:table-cell table:number-columns-repeated="4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7.389" calcext:value-type="float">
            <text:p>-267.389</text:p>
          </table:table-cell>
          <table:table-cell table:number-columns-repeated="4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50.18" calcext:value-type="float">
            <text:p>-250.18</text:p>
          </table:table-cell>
          <table:table-cell table:number-columns-repeated="4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56.139" calcext:value-type="float">
            <text:p>-256.139</text:p>
          </table:table-cell>
          <table:table-cell table:number-columns-repeated="4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70.07" calcext:value-type="float">
            <text:p>-270.07</text:p>
          </table:table-cell>
          <table:table-cell table:number-columns-repeated="4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58.749" calcext:value-type="float">
            <text:p>-258.749</text:p>
          </table:table-cell>
          <table:table-cell table:number-columns-repeated="4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0.518" calcext:value-type="float">
            <text:p>-260.518</text:p>
          </table:table-cell>
          <table:table-cell table:number-columns-repeated="4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72.833" calcext:value-type="float">
            <text:p>-272.833</text:p>
          </table:table-cell>
          <table:table-cell table:number-columns-repeated="4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0.748" calcext:value-type="float">
            <text:p>-260.748</text:p>
          </table:table-cell>
          <table:table-cell table:number-columns-repeated="4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4.945" calcext:value-type="float">
            <text:p>-264.945</text:p>
          </table:table-cell>
          <table:table-cell table:number-columns-repeated="4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9.415" calcext:value-type="float">
            <text:p>-269.415</text:p>
          </table:table-cell>
          <table:table-cell table:number-columns-repeated="4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8.817" calcext:value-type="float">
            <text:p>-268.817</text:p>
          </table:table-cell>
          <table:table-cell table:number-columns-repeated="4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54.574" calcext:value-type="float">
            <text:p>-254.574</text:p>
          </table:table-cell>
          <table:table-cell table:number-columns-repeated="4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51.81" calcext:value-type="float">
            <text:p>-251.81</text:p>
          </table:table-cell>
          <table:table-cell table:number-columns-repeated="4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56.361" calcext:value-type="float">
            <text:p>-256.361</text:p>
          </table:table-cell>
          <table:table-cell table:number-columns-repeated="4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262.416" calcext:value-type="float">
            <text:p>-262.416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66.72" calcext:value-type="float">
            <text:p>-266.72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9.732" calcext:value-type="float">
            <text:p>-259.732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1.075" calcext:value-type="float">
            <text:p>-251.075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4.017" calcext:value-type="float">
            <text:p>-254.017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5.648" calcext:value-type="float">
            <text:p>-255.648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47.831" calcext:value-type="float">
            <text:p>-247.831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4.647" calcext:value-type="float">
            <text:p>-254.647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60.036" calcext:value-type="float">
            <text:p>-260.036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43.331" calcext:value-type="float">
            <text:p>-243.331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48.085" calcext:value-type="float">
            <text:p>-248.085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48.409" calcext:value-type="float">
            <text:p>-248.409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49.431" calcext:value-type="float">
            <text:p>-249.431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43.821" calcext:value-type="float">
            <text:p>-243.821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9.479" calcext:value-type="float">
            <text:p>-259.479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0.086" calcext:value-type="float">
            <text:p>-250.086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49.922" calcext:value-type="float">
            <text:p>-249.922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29.233" calcext:value-type="float">
            <text:p>-229.233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62.338" calcext:value-type="float">
            <text:p>-262.338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48.756" calcext:value-type="float">
            <text:p>-248.756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45.369" calcext:value-type="float">
            <text:p>-245.369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49.898" calcext:value-type="float">
            <text:p>-249.898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45.391" calcext:value-type="float">
            <text:p>-245.391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49.735" calcext:value-type="float">
            <text:p>-249.735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49.361" calcext:value-type="float">
            <text:p>-249.361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45.391" calcext:value-type="float">
            <text:p>-245.391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42.49" calcext:value-type="float">
            <text:p>-242.49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45.708" calcext:value-type="float">
            <text:p>-245.708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60.086" calcext:value-type="float">
            <text:p>-260.086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45.188" calcext:value-type="float">
            <text:p>-245.188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49.035" calcext:value-type="float">
            <text:p>-249.035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3.558" calcext:value-type="float">
            <text:p>-253.558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6.09" calcext:value-type="float">
            <text:p>-256.09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1.004" calcext:value-type="float">
            <text:p>-251.004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48.247" calcext:value-type="float">
            <text:p>-248.247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44.671" calcext:value-type="float">
            <text:p>-244.671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3.317" calcext:value-type="float">
            <text:p>-253.317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47.831" calcext:value-type="float">
            <text:p>-247.831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64.053" calcext:value-type="float">
            <text:p>-264.053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1.929" calcext:value-type="float">
            <text:p>-251.929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2.932" calcext:value-type="float">
            <text:p>-252.932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41.875" calcext:value-type="float">
            <text:p>-241.875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49.268" calcext:value-type="float">
            <text:p>-249.268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8.824" calcext:value-type="float">
            <text:p>-258.824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8.048" calcext:value-type="float">
            <text:p>-258.048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0.957" calcext:value-type="float">
            <text:p>-250.957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44.156" calcext:value-type="float">
            <text:p>-244.156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46.207" calcext:value-type="float">
            <text:p>-246.207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9.707" calcext:value-type="float">
            <text:p>-259.707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1.051" calcext:value-type="float">
            <text:p>-251.051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51.667" calcext:value-type="float">
            <text:p>-251.667</text:p>
          </table:table-cell>
          <table:table-cell table:number-columns-repeated="4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48.919" calcext:value-type="float">
            <text:p>-248.919</text:p>
          </table:table-cell>
          <table:table-cell table:number-columns-repeated="4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50.721" calcext:value-type="float">
            <text:p>-250.721</text:p>
          </table:table-cell>
          <table:table-cell table:number-columns-repeated="4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5.912" calcext:value-type="float">
            <text:p>-245.912</text:p>
          </table:table-cell>
          <table:table-cell table:number-columns-repeated="4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51.667" calcext:value-type="float">
            <text:p>-251.667</text:p>
          </table:table-cell>
          <table:table-cell table:number-columns-repeated="4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58.824" calcext:value-type="float">
            <text:p>-258.824</text:p>
          </table:table-cell>
          <table:table-cell table:number-columns-repeated="4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52.837" calcext:value-type="float">
            <text:p>-252.837</text:p>
          </table:table-cell>
          <table:table-cell table:number-columns-repeated="4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31.662" calcext:value-type="float">
            <text:p>-231.662</text:p>
          </table:table-cell>
          <table:table-cell table:number-columns-repeated="4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6.184" calcext:value-type="float">
            <text:p>-246.184</text:p>
          </table:table-cell>
          <table:table-cell table:number-columns-repeated="4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38.628" calcext:value-type="float">
            <text:p>-238.628</text:p>
          </table:table-cell>
          <table:table-cell table:number-columns-repeated="4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1.415" calcext:value-type="float">
            <text:p>-241.415</text:p>
          </table:table-cell>
          <table:table-cell table:number-columns-repeated="4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7.395" calcext:value-type="float">
            <text:p>-247.395</text:p>
          </table:table-cell>
          <table:table-cell table:number-columns-repeated="4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50.862" calcext:value-type="float">
            <text:p>-250.862</text:p>
          </table:table-cell>
          <table:table-cell table:number-columns-repeated="4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9.641" calcext:value-type="float">
            <text:p>-249.641</text:p>
          </table:table-cell>
          <table:table-cell table:number-columns-repeated="4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56.386" calcext:value-type="float">
            <text:p>-256.386</text:p>
          </table:table-cell>
          <table:table-cell table:number-columns-repeated="4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3.62" calcext:value-type="float">
            <text:p>-243.62</text:p>
          </table:table-cell>
          <table:table-cell table:number-columns-repeated="4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4.581" calcext:value-type="float">
            <text:p>-244.581</text:p>
          </table:table-cell>
          <table:table-cell table:number-columns-repeated="4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0.935" calcext:value-type="float">
            <text:p>-240.935</text:p>
          </table:table-cell>
          <table:table-cell table:number-columns-repeated="4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2.446" calcext:value-type="float">
            <text:p>-242.446</text:p>
          </table:table-cell>
          <table:table-cell table:number-columns-repeated="4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54.915" calcext:value-type="float">
            <text:p>-254.915</text:p>
          </table:table-cell>
          <table:table-cell table:number-columns-repeated="4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35.509" calcext:value-type="float">
            <text:p>-235.509</text:p>
          </table:table-cell>
          <table:table-cell table:number-columns-repeated="4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38.842" calcext:value-type="float">
            <text:p>-238.842</text:p>
          </table:table-cell>
          <table:table-cell table:number-columns-repeated="4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0.652" calcext:value-type="float">
            <text:p>-240.652</text:p>
          </table:table-cell>
          <table:table-cell table:number-columns-repeated="4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38.543" calcext:value-type="float">
            <text:p>-238.543</text:p>
          </table:table-cell>
          <table:table-cell table:number-columns-repeated="4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7.624" calcext:value-type="float">
            <text:p>-247.624</text:p>
          </table:table-cell>
          <table:table-cell table:number-columns-repeated="4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38.521" calcext:value-type="float">
            <text:p>-238.521</text:p>
          </table:table-cell>
          <table:table-cell table:number-columns-repeated="4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52.98" calcext:value-type="float">
            <text:p>-252.98</text:p>
          </table:table-cell>
          <table:table-cell table:number-columns-repeated="4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5.889" calcext:value-type="float">
            <text:p>-245.889</text:p>
          </table:table-cell>
          <table:table-cell table:number-columns-repeated="4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4.963" calcext:value-type="float">
            <text:p>-244.963</text:p>
          </table:table-cell>
          <table:table-cell table:number-columns-repeated="4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53.702" calcext:value-type="float">
            <text:p>-253.702</text:p>
          </table:table-cell>
          <table:table-cell table:number-columns-repeated="4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2.006" calcext:value-type="float">
            <text:p>-242.006</text:p>
          </table:table-cell>
          <table:table-cell table:number-columns-repeated="4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39.442" calcext:value-type="float">
            <text:p>-239.442</text:p>
          </table:table-cell>
          <table:table-cell table:number-columns-repeated="4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4.581" calcext:value-type="float">
            <text:p>-244.581</text:p>
          </table:table-cell>
          <table:table-cell table:number-columns-repeated="4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2.645" calcext:value-type="float">
            <text:p>-242.645</text:p>
          </table:table-cell>
          <table:table-cell table:number-columns-repeated="4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38.777" calcext:value-type="float">
            <text:p>-238.777</text:p>
          </table:table-cell>
          <table:table-cell table:number-columns-repeated="4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0.891" calcext:value-type="float">
            <text:p>-240.891</text:p>
          </table:table-cell>
          <table:table-cell table:number-columns-repeated="4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0.848" calcext:value-type="float">
            <text:p>-240.848</text:p>
          </table:table-cell>
          <table:table-cell table:number-columns-repeated="4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1.24" calcext:value-type="float">
            <text:p>-241.24</text:p>
          </table:table-cell>
          <table:table-cell table:number-columns-repeated="4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51.501" calcext:value-type="float">
            <text:p>-251.501</text:p>
          </table:table-cell>
          <table:table-cell table:number-columns-repeated="4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7.739" calcext:value-type="float">
            <text:p>-247.739</text:p>
          </table:table-cell>
          <table:table-cell table:number-columns-repeated="4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5.414" calcext:value-type="float">
            <text:p>-245.414</text:p>
          </table:table-cell>
          <table:table-cell table:number-columns-repeated="4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6.434" calcext:value-type="float">
            <text:p>-246.434</text:p>
          </table:table-cell>
          <table:table-cell table:number-columns-repeated="4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50.344" calcext:value-type="float">
            <text:p>-250.344</text:p>
          </table:table-cell>
          <table:table-cell table:number-columns-repeated="4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6.503" calcext:value-type="float">
            <text:p>-246.503</text:p>
          </table:table-cell>
          <table:table-cell table:number-columns-repeated="4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39.636" calcext:value-type="float">
            <text:p>-239.636</text:p>
          </table:table-cell>
          <table:table-cell table:number-columns-repeated="4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39.765" calcext:value-type="float">
            <text:p>-239.765</text:p>
          </table:table-cell>
          <table:table-cell table:number-columns-repeated="4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4.066" calcext:value-type="float">
            <text:p>-244.066</text:p>
          </table:table-cell>
          <table:table-cell table:number-columns-repeated="4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0.154" calcext:value-type="float">
            <text:p>-240.154</text:p>
          </table:table-cell>
          <table:table-cell table:number-columns-repeated="4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0.826" calcext:value-type="float">
            <text:p>-240.826</text:p>
          </table:table-cell>
          <table:table-cell table:number-columns-repeated="4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37.565" calcext:value-type="float">
            <text:p>-237.565</text:p>
          </table:table-cell>
          <table:table-cell table:number-columns-repeated="4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2.336" calcext:value-type="float">
            <text:p>-242.336</text:p>
          </table:table-cell>
          <table:table-cell table:number-columns-repeated="4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46.343" calcext:value-type="float">
            <text:p>-246.343</text:p>
          </table:table-cell>
          <table:table-cell table:number-columns-repeated="4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237.269" calcext:value-type="float">
            <text:p>-237.269</text:p>
          </table:table-cell>
          <table:table-cell table:number-columns-repeated="4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44.738" calcext:value-type="float">
            <text:p>-244.738</text:p>
          </table:table-cell>
          <table:table-cell table:number-columns-repeated="4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36.155" calcext:value-type="float">
            <text:p>-236.155</text:p>
          </table:table-cell>
          <table:table-cell table:number-columns-repeated="4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52.454" calcext:value-type="float">
            <text:p>-252.454</text:p>
          </table:table-cell>
          <table:table-cell table:number-columns-repeated="4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40.522" calcext:value-type="float">
            <text:p>-240.522</text:p>
          </table:table-cell>
          <table:table-cell table:number-columns-repeated="4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31.602" calcext:value-type="float">
            <text:p>-231.602</text:p>
          </table:table-cell>
          <table:table-cell table:number-columns-repeated="4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35.384" calcext:value-type="float">
            <text:p>-235.384</text:p>
          </table:table-cell>
          <table:table-cell table:number-columns-repeated="4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44.963" calcext:value-type="float">
            <text:p>-244.963</text:p>
          </table:table-cell>
          <table:table-cell table:number-columns-repeated="4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35.842" calcext:value-type="float">
            <text:p>-235.842</text:p>
          </table:table-cell>
          <table:table-cell table:number-columns-repeated="4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28.938" calcext:value-type="float">
            <text:p>-228.938</text:p>
          </table:table-cell>
          <table:table-cell table:number-columns-repeated="4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32.754" calcext:value-type="float">
            <text:p>-232.754</text:p>
          </table:table-cell>
          <table:table-cell table:number-columns-repeated="4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36.911" calcext:value-type="float">
            <text:p>-236.911</text:p>
          </table:table-cell>
          <table:table-cell table:number-columns-repeated="4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32.714" calcext:value-type="float">
            <text:p>-232.714</text:p>
          </table:table-cell>
          <table:table-cell table:number-columns-repeated="4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41.437" calcext:value-type="float">
            <text:p>-241.437</text:p>
          </table:table-cell>
          <table:table-cell table:number-columns-repeated="4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38.265" calcext:value-type="float">
            <text:p>-238.265</text:p>
          </table:table-cell>
          <table:table-cell table:number-columns-repeated="4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40.413" calcext:value-type="float">
            <text:p>-240.413</text:p>
          </table:table-cell>
          <table:table-cell table:number-columns-repeated="4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44.156" calcext:value-type="float">
            <text:p>-244.156</text:p>
          </table:table-cell>
          <table:table-cell table:number-columns-repeated="4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28.291" calcext:value-type="float">
            <text:p>-228.291</text:p>
          </table:table-cell>
          <table:table-cell table:number-columns-repeated="4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41.787" calcext:value-type="float">
            <text:p>-241.787</text:p>
          </table:table-cell>
          <table:table-cell table:number-columns-repeated="4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39.528" calcext:value-type="float">
            <text:p>-239.528</text:p>
          </table:table-cell>
          <table:table-cell table:number-columns-repeated="4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43.087" calcext:value-type="float">
            <text:p>-243.087</text:p>
          </table:table-cell>
          <table:table-cell table:number-columns-repeated="4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33.1" calcext:value-type="float">
            <text:p>-233.1</text:p>
          </table:table-cell>
          <table:table-cell table:number-columns-repeated="4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48.409" calcext:value-type="float">
            <text:p>-248.409</text:p>
          </table:table-cell>
          <table:table-cell table:number-columns-repeated="4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41.327" calcext:value-type="float">
            <text:p>-241.327</text:p>
          </table:table-cell>
          <table:table-cell table:number-columns-repeated="4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38.649" calcext:value-type="float">
            <text:p>-238.649</text:p>
          </table:table-cell>
          <table:table-cell table:number-columns-repeated="4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39.034" calcext:value-type="float">
            <text:p>-239.034</text:p>
          </table:table-cell>
          <table:table-cell table:number-columns-repeated="4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42.138" calcext:value-type="float">
            <text:p>-242.138</text:p>
          </table:table-cell>
          <table:table-cell table:number-columns-repeated="4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30.86" calcext:value-type="float">
            <text:p>-230.86</text:p>
          </table:table-cell>
          <table:table-cell table:number-columns-repeated="4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42.623" calcext:value-type="float">
            <text:p>-242.623</text:p>
          </table:table-cell>
          <table:table-cell table:number-columns-repeated="4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37.777" calcext:value-type="float">
            <text:p>-237.777</text:p>
          </table:table-cell>
          <table:table-cell table:number-columns-repeated="4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33.427" calcext:value-type="float">
            <text:p>-233.427</text:p>
          </table:table-cell>
          <table:table-cell table:number-columns-repeated="4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37.164" calcext:value-type="float">
            <text:p>-237.164</text:p>
          </table:table-cell>
          <table:table-cell table:number-columns-repeated="4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34.082" calcext:value-type="float">
            <text:p>-234.082</text:p>
          </table:table-cell>
          <table:table-cell table:number-columns-repeated="4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36.995" calcext:value-type="float">
            <text:p>-236.995</text:p>
          </table:table-cell>
          <table:table-cell table:number-columns-repeated="4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36.239" calcext:value-type="float">
            <text:p>-236.239</text:p>
          </table:table-cell>
          <table:table-cell table:number-columns-repeated="4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35.052" calcext:value-type="float">
            <text:p>-235.052</text:p>
          </table:table-cell>
          <table:table-cell table:number-columns-repeated="4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51.146" calcext:value-type="float">
            <text:p>-251.146</text:p>
          </table:table-cell>
          <table:table-cell table:number-columns-repeated="4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40.175" calcext:value-type="float">
            <text:p>-240.175</text:p>
          </table:table-cell>
          <table:table-cell table:number-columns-repeated="4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30.68" calcext:value-type="float">
            <text:p>-230.68</text:p>
          </table:table-cell>
          <table:table-cell table:number-columns-repeated="4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40.002" calcext:value-type="float">
            <text:p>-240.002</text:p>
          </table:table-cell>
          <table:table-cell table:number-columns-repeated="4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38.585" calcext:value-type="float">
            <text:p>-238.585</text:p>
          </table:table-cell>
          <table:table-cell table:number-columns-repeated="4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33.427" calcext:value-type="float">
            <text:p>-233.427</text:p>
          </table:table-cell>
          <table:table-cell table:number-columns-repeated="4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37.206" calcext:value-type="float">
            <text:p>-237.206</text:p>
          </table:table-cell>
          <table:table-cell table:number-columns-repeated="4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35.446" calcext:value-type="float">
            <text:p>-235.446</text:p>
          </table:table-cell>
          <table:table-cell table:number-columns-repeated="4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36.953" calcext:value-type="float">
            <text:p>-236.953</text:p>
          </table:table-cell>
          <table:table-cell table:number-columns-repeated="4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33.939" calcext:value-type="float">
            <text:p>-233.939</text:p>
          </table:table-cell>
          <table:table-cell table:number-columns-repeated="4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35.8" calcext:value-type="float">
            <text:p>-235.8</text:p>
          </table:table-cell>
          <table:table-cell table:number-columns-repeated="4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35.052" calcext:value-type="float">
            <text:p>-235.052</text:p>
          </table:table-cell>
          <table:table-cell table:number-columns-repeated="4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34.659" calcext:value-type="float">
            <text:p>-234.659</text:p>
          </table:table-cell>
          <table:table-cell table:number-columns-repeated="4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41.896" calcext:value-type="float">
            <text:p>-241.896</text:p>
          </table:table-cell>
          <table:table-cell table:number-columns-repeated="4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32.025" calcext:value-type="float">
            <text:p>-232.025</text:p>
          </table:table-cell>
          <table:table-cell table:number-columns-repeated="4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-244.312" calcext:value-type="float">
            <text:p>-244.312</text:p>
          </table:table-cell>
          <table:table-cell table:number-columns-repeated="4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41.24" calcext:value-type="float">
            <text:p>-241.24</text:p>
          </table:table-cell>
          <table:table-cell table:number-columns-repeated="4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7.417" calcext:value-type="float">
            <text:p>-237.417</text:p>
          </table:table-cell>
          <table:table-cell table:number-columns-repeated="4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4.949" calcext:value-type="float">
            <text:p>-234.949</text:p>
          </table:table-cell>
          <table:table-cell table:number-columns-repeated="4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22.5" calcext:value-type="float">
            <text:p>-222.5</text:p>
          </table:table-cell>
          <table:table-cell table:number-columns-repeated="4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26.796" calcext:value-type="float">
            <text:p>-226.796</text:p>
          </table:table-cell>
          <table:table-cell table:number-columns-repeated="4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29.588" calcext:value-type="float">
            <text:p>-229.588</text:p>
          </table:table-cell>
          <table:table-cell table:number-columns-repeated="4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1.201" calcext:value-type="float">
            <text:p>-231.201</text:p>
          </table:table-cell>
          <table:table-cell table:number-columns-repeated="4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4.123" calcext:value-type="float">
            <text:p>-234.123</text:p>
          </table:table-cell>
          <table:table-cell table:number-columns-repeated="4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5.926" calcext:value-type="float">
            <text:p>-235.926</text:p>
          </table:table-cell>
          <table:table-cell table:number-columns-repeated="4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29.707" calcext:value-type="float">
            <text:p>-229.707</text:p>
          </table:table-cell>
          <table:table-cell table:number-columns-repeated="4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28.115" calcext:value-type="float">
            <text:p>-228.115</text:p>
          </table:table-cell>
          <table:table-cell table:number-columns-repeated="4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27.337" calcext:value-type="float">
            <text:p>-227.337</text:p>
          </table:table-cell>
          <table:table-cell table:number-columns-repeated="4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3.427" calcext:value-type="float">
            <text:p>-233.427</text:p>
          </table:table-cell>
          <table:table-cell table:number-columns-repeated="4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4.907" calcext:value-type="float">
            <text:p>-234.907</text:p>
          </table:table-cell>
          <table:table-cell table:number-columns-repeated="4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25.13" calcext:value-type="float">
            <text:p>-225.13</text:p>
          </table:table-cell>
          <table:table-cell table:number-columns-repeated="4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20.805" calcext:value-type="float">
            <text:p>-220.805</text:p>
          </table:table-cell>
          <table:table-cell table:number-columns-repeated="4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23.545" calcext:value-type="float">
            <text:p>-223.545</text:p>
          </table:table-cell>
          <table:table-cell table:number-columns-repeated="4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0.362" calcext:value-type="float">
            <text:p>-230.362</text:p>
          </table:table-cell>
          <table:table-cell table:number-columns-repeated="4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22.63" calcext:value-type="float">
            <text:p>-222.63</text:p>
          </table:table-cell>
          <table:table-cell table:number-columns-repeated="4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23.302" calcext:value-type="float">
            <text:p>-223.302</text:p>
          </table:table-cell>
          <table:table-cell table:number-columns-repeated="4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19.605" calcext:value-type="float">
            <text:p>-219.605</text:p>
          </table:table-cell>
          <table:table-cell table:number-columns-repeated="4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22.222" calcext:value-type="float">
            <text:p>-222.222</text:p>
          </table:table-cell>
          <table:table-cell table:number-columns-repeated="4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29.588" calcext:value-type="float">
            <text:p>-229.588</text:p>
          </table:table-cell>
          <table:table-cell table:number-columns-repeated="4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6.344" calcext:value-type="float">
            <text:p>-236.344</text:p>
          </table:table-cell>
          <table:table-cell table:number-columns-repeated="4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27.473" calcext:value-type="float">
            <text:p>-227.473</text:p>
          </table:table-cell>
          <table:table-cell table:number-columns-repeated="4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27.901" calcext:value-type="float">
            <text:p>-227.901</text:p>
          </table:table-cell>
          <table:table-cell table:number-columns-repeated="4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22.426" calcext:value-type="float">
            <text:p>-222.426</text:p>
          </table:table-cell>
          <table:table-cell table:number-columns-repeated="4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29.549" calcext:value-type="float">
            <text:p>-229.549</text:p>
          </table:table-cell>
          <table:table-cell table:number-columns-repeated="4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7.311" calcext:value-type="float">
            <text:p>-237.311</text:p>
          </table:table-cell>
          <table:table-cell table:number-columns-repeated="4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26.507" calcext:value-type="float">
            <text:p>-226.507</text:p>
          </table:table-cell>
          <table:table-cell table:number-columns-repeated="4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25.664" calcext:value-type="float">
            <text:p>-225.664</text:p>
          </table:table-cell>
          <table:table-cell table:number-columns-repeated="4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27.492" calcext:value-type="float">
            <text:p>-227.492</text:p>
          </table:table-cell>
          <table:table-cell table:number-columns-repeated="4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28.604" calcext:value-type="float">
            <text:p>-228.604</text:p>
          </table:table-cell>
          <table:table-cell table:number-columns-repeated="4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2.329" calcext:value-type="float">
            <text:p>-232.329</text:p>
          </table:table-cell>
          <table:table-cell table:number-columns-repeated="4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28.526" calcext:value-type="float">
            <text:p>-228.526</text:p>
          </table:table-cell>
          <table:table-cell table:number-columns-repeated="4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19.479" calcext:value-type="float">
            <text:p>-219.479</text:p>
          </table:table-cell>
          <table:table-cell table:number-columns-repeated="4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0.601" calcext:value-type="float">
            <text:p>-230.601</text:p>
          </table:table-cell>
          <table:table-cell table:number-columns-repeated="4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0.561" calcext:value-type="float">
            <text:p>-230.561</text:p>
          </table:table-cell>
          <table:table-cell table:number-columns-repeated="4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25.721" calcext:value-type="float">
            <text:p>-225.721</text:p>
          </table:table-cell>
          <table:table-cell table:number-columns-repeated="4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8.18" calcext:value-type="float">
            <text:p>-238.18</text:p>
          </table:table-cell>
          <table:table-cell table:number-columns-repeated="4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27.144" calcext:value-type="float">
            <text:p>-227.144</text:p>
          </table:table-cell>
          <table:table-cell table:number-columns-repeated="4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0.88" calcext:value-type="float">
            <text:p>-230.88</text:p>
          </table:table-cell>
          <table:table-cell table:number-columns-repeated="4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18.884" calcext:value-type="float">
            <text:p>-218.884</text:p>
          </table:table-cell>
          <table:table-cell table:number-columns-repeated="4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29.984" calcext:value-type="float">
            <text:p>-229.984</text:p>
          </table:table-cell>
          <table:table-cell table:number-columns-repeated="4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28.997" calcext:value-type="float">
            <text:p>-228.997</text:p>
          </table:table-cell>
          <table:table-cell table:number-columns-repeated="4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28.82" calcext:value-type="float">
            <text:p>-228.82</text:p>
          </table:table-cell>
          <table:table-cell table:number-columns-repeated="4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0.362" calcext:value-type="float">
            <text:p>-230.362</text:p>
          </table:table-cell>
          <table:table-cell table:number-columns-repeated="4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24.561" calcext:value-type="float">
            <text:p>-224.561</text:p>
          </table:table-cell>
          <table:table-cell table:number-columns-repeated="4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2.897" calcext:value-type="float">
            <text:p>-232.897</text:p>
          </table:table-cell>
          <table:table-cell table:number-columns-repeated="4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30.143" calcext:value-type="float">
            <text:p>-230.143</text:p>
          </table:table-cell>
          <table:table-cell table:number-columns-repeated="4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221.908" calcext:value-type="float">
            <text:p>-221.908</text:p>
          </table:table-cell>
          <table:table-cell table:number-columns-repeated="4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34.99" calcext:value-type="float">
            <text:p>-234.99</text:p>
          </table:table-cell>
          <table:table-cell table:number-columns-repeated="4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5.397" calcext:value-type="float">
            <text:p>-225.397</text:p>
          </table:table-cell>
          <table:table-cell table:number-columns-repeated="4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5.339" calcext:value-type="float">
            <text:p>-225.339</text:p>
          </table:table-cell>
          <table:table-cell table:number-columns-repeated="4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6.7" calcext:value-type="float">
            <text:p>-226.7</text:p>
          </table:table-cell>
          <table:table-cell table:number-columns-repeated="4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18.938" calcext:value-type="float">
            <text:p>-218.938</text:p>
          </table:table-cell>
          <table:table-cell table:number-columns-repeated="4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19.569" calcext:value-type="float">
            <text:p>-219.569</text:p>
          </table:table-cell>
          <table:table-cell table:number-columns-repeated="4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4.505" calcext:value-type="float">
            <text:p>-224.505</text:p>
          </table:table-cell>
          <table:table-cell table:number-columns-repeated="4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18.025" calcext:value-type="float">
            <text:p>-218.025</text:p>
          </table:table-cell>
          <table:table-cell table:number-columns-repeated="4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3.04" calcext:value-type="float">
            <text:p>-223.04</text:p>
          </table:table-cell>
          <table:table-cell table:number-columns-repeated="4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1.945" calcext:value-type="float">
            <text:p>-221.945</text:p>
          </table:table-cell>
          <table:table-cell table:number-columns-repeated="4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03.578" calcext:value-type="float">
            <text:p>-203.578</text:p>
          </table:table-cell>
          <table:table-cell table:number-columns-repeated="4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5.836" calcext:value-type="float">
            <text:p>-225.836</text:p>
          </table:table-cell>
          <table:table-cell table:number-columns-repeated="4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9.134" calcext:value-type="float">
            <text:p>-229.134</text:p>
          </table:table-cell>
          <table:table-cell table:number-columns-repeated="4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4.354" calcext:value-type="float">
            <text:p>-224.354</text:p>
          </table:table-cell>
          <table:table-cell table:number-columns-repeated="4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10.687" calcext:value-type="float">
            <text:p>-210.687</text:p>
          </table:table-cell>
          <table:table-cell table:number-columns-repeated="4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15.036" calcext:value-type="float">
            <text:p>-215.036</text:p>
          </table:table-cell>
          <table:table-cell table:number-columns-repeated="4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0.641" calcext:value-type="float">
            <text:p>-220.641</text:p>
          </table:table-cell>
          <table:table-cell table:number-columns-repeated="4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4.448" calcext:value-type="float">
            <text:p>-224.448</text:p>
          </table:table-cell>
          <table:table-cell table:number-columns-repeated="4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2.556" calcext:value-type="float">
            <text:p>-222.556</text:p>
          </table:table-cell>
          <table:table-cell table:number-columns-repeated="4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15.245" calcext:value-type="float">
            <text:p>-215.245</text:p>
          </table:table-cell>
          <table:table-cell table:number-columns-repeated="4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18.168" calcext:value-type="float">
            <text:p>-218.168</text:p>
          </table:table-cell>
          <table:table-cell table:number-columns-repeated="4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4.467" calcext:value-type="float">
            <text:p>-224.467</text:p>
          </table:table-cell>
          <table:table-cell table:number-columns-repeated="4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5.492" calcext:value-type="float">
            <text:p>-225.492</text:p>
          </table:table-cell>
          <table:table-cell table:number-columns-repeated="4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12.908" calcext:value-type="float">
            <text:p>-212.908</text:p>
          </table:table-cell>
          <table:table-cell table:number-columns-repeated="4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16.468" calcext:value-type="float">
            <text:p>-216.468</text:p>
          </table:table-cell>
          <table:table-cell table:number-columns-repeated="4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0.879" calcext:value-type="float">
            <text:p>-220.879</text:p>
          </table:table-cell>
          <table:table-cell table:number-columns-repeated="4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17.723" calcext:value-type="float">
            <text:p>-217.723</text:p>
          </table:table-cell>
          <table:table-cell table:number-columns-repeated="4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2.816" calcext:value-type="float">
            <text:p>-222.816</text:p>
          </table:table-cell>
          <table:table-cell table:number-columns-repeated="4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14.673" calcext:value-type="float">
            <text:p>-214.673</text:p>
          </table:table-cell>
          <table:table-cell table:number-columns-repeated="4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0.769" calcext:value-type="float">
            <text:p>-220.769</text:p>
          </table:table-cell>
          <table:table-cell table:number-columns-repeated="4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1.668" calcext:value-type="float">
            <text:p>-221.668</text:p>
          </table:table-cell>
          <table:table-cell table:number-columns-repeated="4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15.314" calcext:value-type="float">
            <text:p>-215.314</text:p>
          </table:table-cell>
          <table:table-cell table:number-columns-repeated="4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17.901" calcext:value-type="float">
            <text:p>-217.901</text:p>
          </table:table-cell>
          <table:table-cell table:number-columns-repeated="4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19.28" calcext:value-type="float">
            <text:p>-219.28</text:p>
          </table:table-cell>
          <table:table-cell table:number-columns-repeated="4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13.044" calcext:value-type="float">
            <text:p>-213.044</text:p>
          </table:table-cell>
          <table:table-cell table:number-columns-repeated="4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17.403" calcext:value-type="float">
            <text:p>-217.403</text:p>
          </table:table-cell>
          <table:table-cell table:number-columns-repeated="4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0.732" calcext:value-type="float">
            <text:p>-220.732</text:p>
          </table:table-cell>
          <table:table-cell table:number-columns-repeated="4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0.988" calcext:value-type="float">
            <text:p>-220.988</text:p>
          </table:table-cell>
          <table:table-cell table:number-columns-repeated="4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18.705" calcext:value-type="float">
            <text:p>-218.705</text:p>
          </table:table-cell>
          <table:table-cell table:number-columns-repeated="4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17.936" calcext:value-type="float">
            <text:p>-217.936</text:p>
          </table:table-cell>
          <table:table-cell table:number-columns-repeated="4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4.335" calcext:value-type="float">
            <text:p>-224.335</text:p>
          </table:table-cell>
          <table:table-cell table:number-columns-repeated="4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17.865" calcext:value-type="float">
            <text:p>-217.865</text:p>
          </table:table-cell>
          <table:table-cell table:number-columns-repeated="4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4.959" calcext:value-type="float">
            <text:p>-224.959</text:p>
          </table:table-cell>
          <table:table-cell table:number-columns-repeated="4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0.422" calcext:value-type="float">
            <text:p>-220.422</text:p>
          </table:table-cell>
          <table:table-cell table:number-columns-repeated="4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2.056" calcext:value-type="float">
            <text:p>-222.056</text:p>
          </table:table-cell>
          <table:table-cell table:number-columns-repeated="4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17.102" calcext:value-type="float">
            <text:p>-217.102</text:p>
          </table:table-cell>
          <table:table-cell table:number-columns-repeated="4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16.099" calcext:value-type="float">
            <text:p>-216.099</text:p>
          </table:table-cell>
          <table:table-cell table:number-columns-repeated="4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18.992" calcext:value-type="float">
            <text:p>-218.992</text:p>
          </table:table-cell>
          <table:table-cell table:number-columns-repeated="4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24.41" calcext:value-type="float">
            <text:p>-224.41</text:p>
          </table:table-cell>
          <table:table-cell table:number-columns-repeated="4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13.573" calcext:value-type="float">
            <text:p>-213.573</text:p>
          </table:table-cell>
          <table:table-cell table:number-columns-repeated="4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214.035" calcext:value-type="float">
            <text:p>-214.035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22.705" calcext:value-type="float">
            <text:p>-222.705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20.44" calcext:value-type="float">
            <text:p>-220.44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9.786" calcext:value-type="float">
            <text:p>-219.786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36.784" calcext:value-type="float">
            <text:p>-236.784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8.132" calcext:value-type="float">
            <text:p>-218.132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0.239" calcext:value-type="float">
            <text:p>-210.239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3.436" calcext:value-type="float">
            <text:p>-213.436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1.137" calcext:value-type="float">
            <text:p>-211.137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7.403" calcext:value-type="float">
            <text:p>-217.403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6.327" calcext:value-type="float">
            <text:p>-216.327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6.064" calcext:value-type="float">
            <text:p>-216.064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05.968" calcext:value-type="float">
            <text:p>-205.968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8.723" calcext:value-type="float">
            <text:p>-218.723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03.687" calcext:value-type="float">
            <text:p>-203.687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5.349" calcext:value-type="float">
            <text:p>-215.349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03.983" calcext:value-type="float">
            <text:p>-203.983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09.134" calcext:value-type="float">
            <text:p>-209.134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3.847" calcext:value-type="float">
            <text:p>-213.847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2.027" calcext:value-type="float">
            <text:p>-212.027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08.529" calcext:value-type="float">
            <text:p>-208.529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8.382" calcext:value-type="float">
            <text:p>-218.382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2.145" calcext:value-type="float">
            <text:p>-212.145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07.7" calcext:value-type="float">
            <text:p>-207.7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3.47" calcext:value-type="float">
            <text:p>-213.47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06.223" calcext:value-type="float">
            <text:p>-206.223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2.348" calcext:value-type="float">
            <text:p>-212.348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06.51" calcext:value-type="float">
            <text:p>-206.51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1.271" calcext:value-type="float">
            <text:p>-211.271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06.478" calcext:value-type="float">
            <text:p>-206.478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24.713" calcext:value-type="float">
            <text:p>-224.713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0.587" calcext:value-type="float">
            <text:p>-210.587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6.785" calcext:value-type="float">
            <text:p>-216.785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09.908" calcext:value-type="float">
            <text:p>-209.908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3.555" calcext:value-type="float">
            <text:p>-213.555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2.976" calcext:value-type="float">
            <text:p>-212.976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05.16" calcext:value-type="float">
            <text:p>-205.16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0.322" calcext:value-type="float">
            <text:p>-210.322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09.611" calcext:value-type="float">
            <text:p>-209.611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09.941" calcext:value-type="float">
            <text:p>-209.941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0.554" calcext:value-type="float">
            <text:p>-210.554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20.313" calcext:value-type="float">
            <text:p>-220.313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3.146" calcext:value-type="float">
            <text:p>-213.146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9.587" calcext:value-type="float">
            <text:p>-219.587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06.366" calcext:value-type="float">
            <text:p>-206.366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4.742" calcext:value-type="float">
            <text:p>-214.742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08.905" calcext:value-type="float">
            <text:p>-208.905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5.523" calcext:value-type="float">
            <text:p>-215.523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08.855" calcext:value-type="float">
            <text:p>-208.855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21.521" calcext:value-type="float">
            <text:p>-221.521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0.222" calcext:value-type="float">
            <text:p>-210.222</text:p>
          </table:table-cell>
          <table:table-cell table:number-columns-repeated="4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12.196" calcext:value-type="float">
            <text:p>-212.196</text:p>
          </table:table-cell>
          <table:table-cell table:number-columns-repeated="4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10.987" calcext:value-type="float">
            <text:p>-210.987</text:p>
          </table:table-cell>
          <table:table-cell table:number-columns-repeated="4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13.385" calcext:value-type="float">
            <text:p>-213.385</text:p>
          </table:table-cell>
          <table:table-cell table:number-columns-repeated="4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6.542" calcext:value-type="float">
            <text:p>-206.542</text:p>
          </table:table-cell>
          <table:table-cell table:number-columns-repeated="4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9.413" calcext:value-type="float">
            <text:p>-209.413</text:p>
          </table:table-cell>
          <table:table-cell table:number-columns-repeated="4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3.33" calcext:value-type="float">
            <text:p>-203.33</text:p>
          </table:table-cell>
          <table:table-cell table:number-columns-repeated="4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9.825" calcext:value-type="float">
            <text:p>-209.825</text:p>
          </table:table-cell>
          <table:table-cell table:number-columns-repeated="4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5.587" calcext:value-type="float">
            <text:p>-205.587</text:p>
          </table:table-cell>
          <table:table-cell table:number-columns-repeated="4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7.232" calcext:value-type="float">
            <text:p>-207.232</text:p>
          </table:table-cell>
          <table:table-cell table:number-columns-repeated="4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1.106" calcext:value-type="float">
            <text:p>-201.106</text:p>
          </table:table-cell>
          <table:table-cell table:number-columns-repeated="4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199.422" calcext:value-type="float">
            <text:p>-199.422</text:p>
          </table:table-cell>
          <table:table-cell table:number-columns-repeated="4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6.686" calcext:value-type="float">
            <text:p>-206.686</text:p>
          </table:table-cell>
          <table:table-cell table:number-columns-repeated="4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4.625" calcext:value-type="float">
            <text:p>-204.625</text:p>
          </table:table-cell>
          <table:table-cell table:number-columns-repeated="4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18.061" calcext:value-type="float">
            <text:p>-218.061</text:p>
          </table:table-cell>
          <table:table-cell table:number-columns-repeated="4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0.546" calcext:value-type="float">
            <text:p>-200.546</text:p>
          </table:table-cell>
          <table:table-cell table:number-columns-repeated="4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7.571" calcext:value-type="float">
            <text:p>-207.571</text:p>
          </table:table-cell>
          <table:table-cell table:number-columns-repeated="4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6.67" calcext:value-type="float">
            <text:p>-206.67</text:p>
          </table:table-cell>
          <table:table-cell table:number-columns-repeated="4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2.097" calcext:value-type="float">
            <text:p>-202.097</text:p>
          </table:table-cell>
          <table:table-cell table:number-columns-repeated="4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5.239" calcext:value-type="float">
            <text:p>-205.239</text:p>
          </table:table-cell>
          <table:table-cell table:number-columns-repeated="4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197.399" calcext:value-type="float">
            <text:p>-197.399</text:p>
          </table:table-cell>
          <table:table-cell table:number-columns-repeated="4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197.971" calcext:value-type="float">
            <text:p>-197.971</text:p>
          </table:table-cell>
          <table:table-cell table:number-columns-repeated="4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4.782" calcext:value-type="float">
            <text:p>-204.782</text:p>
          </table:table-cell>
          <table:table-cell table:number-columns-repeated="4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1.425" calcext:value-type="float">
            <text:p>-201.425</text:p>
          </table:table-cell>
          <table:table-cell table:number-columns-repeated="4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16.415" calcext:value-type="float">
            <text:p>-216.415</text:p>
          </table:table-cell>
          <table:table-cell table:number-columns-repeated="4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1.334" calcext:value-type="float">
            <text:p>-201.334</text:p>
          </table:table-cell>
          <table:table-cell table:number-columns-repeated="4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195.074" calcext:value-type="float">
            <text:p>-195.074</text:p>
          </table:table-cell>
          <table:table-cell table:number-columns-repeated="4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4.986" calcext:value-type="float">
            <text:p>-204.986</text:p>
          </table:table-cell>
          <table:table-cell table:number-columns-repeated="4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3.438" calcext:value-type="float">
            <text:p>-203.438</text:p>
          </table:table-cell>
          <table:table-cell table:number-columns-repeated="4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3.998" calcext:value-type="float">
            <text:p>-203.998</text:p>
          </table:table-cell>
          <table:table-cell table:number-columns-repeated="4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6.526" calcext:value-type="float">
            <text:p>-206.526</text:p>
          </table:table-cell>
          <table:table-cell table:number-columns-repeated="4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0.23" calcext:value-type="float">
            <text:p>-200.23</text:p>
          </table:table-cell>
          <table:table-cell table:number-columns-repeated="4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5.223" calcext:value-type="float">
            <text:p>-205.223</text:p>
          </table:table-cell>
          <table:table-cell table:number-columns-repeated="4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198.059" calcext:value-type="float">
            <text:p>-198.059</text:p>
          </table:table-cell>
          <table:table-cell table:number-columns-repeated="4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2.742" calcext:value-type="float">
            <text:p>-202.742</text:p>
          </table:table-cell>
          <table:table-cell table:number-columns-repeated="4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0.894" calcext:value-type="float">
            <text:p>-200.894</text:p>
          </table:table-cell>
          <table:table-cell table:number-columns-repeated="4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6.895" calcext:value-type="float">
            <text:p>-206.895</text:p>
          </table:table-cell>
          <table:table-cell table:number-columns-repeated="4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9.298" calcext:value-type="float">
            <text:p>-209.298</text:p>
          </table:table-cell>
          <table:table-cell table:number-columns-repeated="4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7.668" calcext:value-type="float">
            <text:p>-207.668</text:p>
          </table:table-cell>
          <table:table-cell table:number-columns-repeated="4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197.941" calcext:value-type="float">
            <text:p>-197.941</text:p>
          </table:table-cell>
          <table:table-cell table:number-columns-repeated="4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7.717" calcext:value-type="float">
            <text:p>-207.717</text:p>
          </table:table-cell>
          <table:table-cell table:number-columns-repeated="4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198.916" calcext:value-type="float">
            <text:p>-198.916</text:p>
          </table:table-cell>
          <table:table-cell table:number-columns-repeated="4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3.392" calcext:value-type="float">
            <text:p>-203.392</text:p>
          </table:table-cell>
          <table:table-cell table:number-columns-repeated="4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2.958" calcext:value-type="float">
            <text:p>-202.958</text:p>
          </table:table-cell>
          <table:table-cell table:number-columns-repeated="4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199.422" calcext:value-type="float">
            <text:p>-199.422</text:p>
          </table:table-cell>
          <table:table-cell table:number-columns-repeated="4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4.374" calcext:value-type="float">
            <text:p>-204.374</text:p>
          </table:table-cell>
          <table:table-cell table:number-columns-repeated="4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6.446" calcext:value-type="float">
            <text:p>-206.446</text:p>
          </table:table-cell>
          <table:table-cell table:number-columns-repeated="4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3.283" calcext:value-type="float">
            <text:p>-203.283</text:p>
          </table:table-cell>
          <table:table-cell table:number-columns-repeated="4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6.895" calcext:value-type="float">
            <text:p>-206.895</text:p>
          </table:table-cell>
          <table:table-cell table:number-columns-repeated="4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9.331" calcext:value-type="float">
            <text:p>-209.331</text:p>
          </table:table-cell>
          <table:table-cell table:number-columns-repeated="4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1.867" calcext:value-type="float">
            <text:p>-201.867</text:p>
          </table:table-cell>
          <table:table-cell table:number-columns-repeated="4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2.219" calcext:value-type="float">
            <text:p>-202.219</text:p>
          </table:table-cell>
          <table:table-cell table:number-columns-repeated="4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-206.798" calcext:value-type="float">
            <text:p>-206.798</text:p>
          </table:table-cell>
          <table:table-cell table:number-columns-repeated="4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205.888" calcext:value-type="float">
            <text:p>-205.888</text:p>
          </table:table-cell>
          <table:table-cell table:number-columns-repeated="4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212.704" calcext:value-type="float">
            <text:p>-212.704</text:p>
          </table:table-cell>
          <table:table-cell table:number-columns-repeated="4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205.888" calcext:value-type="float">
            <text:p>-205.888</text:p>
          </table:table-cell>
          <table:table-cell table:number-columns-repeated="4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97.648" calcext:value-type="float">
            <text:p>-197.648</text:p>
          </table:table-cell>
          <table:table-cell table:number-columns-repeated="4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206.047" calcext:value-type="float">
            <text:p>-206.047</text:p>
          </table:table-cell>
          <table:table-cell table:number-columns-repeated="4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96.962" calcext:value-type="float">
            <text:p>-196.962</text:p>
          </table:table-cell>
          <table:table-cell table:number-columns-repeated="4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96.686" calcext:value-type="float">
            <text:p>-196.686</text:p>
          </table:table-cell>
          <table:table-cell table:number-columns-repeated="4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91.186" calcext:value-type="float">
            <text:p>-191.186</text:p>
          </table:table-cell>
          <table:table-cell table:number-columns-repeated="4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202.927" calcext:value-type="float">
            <text:p>-202.927</text:p>
          </table:table-cell>
          <table:table-cell table:number-columns-repeated="4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203.485" calcext:value-type="float">
            <text:p>-203.485</text:p>
          </table:table-cell>
          <table:table-cell table:number-columns-repeated="4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92.47" calcext:value-type="float">
            <text:p>-192.47</text:p>
          </table:table-cell>
          <table:table-cell table:number-columns-repeated="4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94.832" calcext:value-type="float">
            <text:p>-194.832</text:p>
          </table:table-cell>
          <table:table-cell table:number-columns-repeated="4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97.78" calcext:value-type="float">
            <text:p>-197.78</text:p>
          </table:table-cell>
          <table:table-cell table:number-columns-repeated="4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95.36" calcext:value-type="float">
            <text:p>-195.36</text:p>
          </table:table-cell>
          <table:table-cell table:number-columns-repeated="4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93.041" calcext:value-type="float">
            <text:p>-193.041</text:p>
          </table:table-cell>
          <table:table-cell table:number-columns-repeated="4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96.671" calcext:value-type="float">
            <text:p>-196.671</text:p>
          </table:table-cell>
          <table:table-cell table:number-columns-repeated="4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96.497" calcext:value-type="float">
            <text:p>-196.497</text:p>
          </table:table-cell>
          <table:table-cell table:number-columns-repeated="4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85.662" calcext:value-type="float">
            <text:p>-185.662</text:p>
          </table:table-cell>
          <table:table-cell table:number-columns-repeated="4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90.408" calcext:value-type="float">
            <text:p>-190.408</text:p>
          </table:table-cell>
          <table:table-cell table:number-columns-repeated="4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202.097" calcext:value-type="float">
            <text:p>-202.097</text:p>
          </table:table-cell>
          <table:table-cell table:number-columns-repeated="4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201.76" calcext:value-type="float">
            <text:p>-201.76</text:p>
          </table:table-cell>
          <table:table-cell table:number-columns-repeated="4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95.403" calcext:value-type="float">
            <text:p>-195.403</text:p>
          </table:table-cell>
          <table:table-cell table:number-columns-repeated="4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91.571" calcext:value-type="float">
            <text:p>-191.571</text:p>
          </table:table-cell>
          <table:table-cell table:number-columns-repeated="4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95.978" calcext:value-type="float">
            <text:p>-195.978</text:p>
          </table:table-cell>
          <table:table-cell table:number-columns-repeated="4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90.259" calcext:value-type="float">
            <text:p>-190.259</text:p>
          </table:table-cell>
          <table:table-cell table:number-columns-repeated="4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95.676" calcext:value-type="float">
            <text:p>-195.676</text:p>
          </table:table-cell>
          <table:table-cell table:number-columns-repeated="4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202.112" calcext:value-type="float">
            <text:p>-202.112</text:p>
          </table:table-cell>
          <table:table-cell table:number-columns-repeated="4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92.887" calcext:value-type="float">
            <text:p>-192.887</text:p>
          </table:table-cell>
          <table:table-cell table:number-columns-repeated="4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90.503" calcext:value-type="float">
            <text:p>-190.503</text:p>
          </table:table-cell>
          <table:table-cell table:number-columns-repeated="4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85.649" calcext:value-type="float">
            <text:p>-185.649</text:p>
          </table:table-cell>
          <table:table-cell table:number-columns-repeated="4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202.051" calcext:value-type="float">
            <text:p>-202.051</text:p>
          </table:table-cell>
          <table:table-cell table:number-columns-repeated="4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203.004" calcext:value-type="float">
            <text:p>-203.004</text:p>
          </table:table-cell>
          <table:table-cell table:number-columns-repeated="4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94.024" calcext:value-type="float">
            <text:p>-194.024</text:p>
          </table:table-cell>
          <table:table-cell table:number-columns-repeated="4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89.045" calcext:value-type="float">
            <text:p>-189.045</text:p>
          </table:table-cell>
          <table:table-cell table:number-columns-repeated="4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202.542" calcext:value-type="float">
            <text:p>-202.542</text:p>
          </table:table-cell>
          <table:table-cell table:number-columns-repeated="4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90.517" calcext:value-type="float">
            <text:p>-190.517</text:p>
          </table:table-cell>
          <table:table-cell table:number-columns-repeated="4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202.496" calcext:value-type="float">
            <text:p>-202.496</text:p>
          </table:table-cell>
          <table:table-cell table:number-columns-repeated="4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89.988" calcext:value-type="float">
            <text:p>-189.988</text:p>
          </table:table-cell>
          <table:table-cell table:number-columns-repeated="4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97.721" calcext:value-type="float">
            <text:p>-197.721</text:p>
          </table:table-cell>
          <table:table-cell table:number-columns-repeated="4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99.258" calcext:value-type="float">
            <text:p>-199.258</text:p>
          </table:table-cell>
          <table:table-cell table:number-columns-repeated="4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90.899" calcext:value-type="float">
            <text:p>-190.899</text:p>
          </table:table-cell>
          <table:table-cell table:number-columns-repeated="4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96.7" calcext:value-type="float">
            <text:p>-196.7</text:p>
          </table:table-cell>
          <table:table-cell table:number-columns-repeated="4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94.704" calcext:value-type="float">
            <text:p>-194.704</text:p>
          </table:table-cell>
          <table:table-cell table:number-columns-repeated="4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96.526" calcext:value-type="float">
            <text:p>-196.526</text:p>
          </table:table-cell>
          <table:table-cell table:number-columns-repeated="4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84.43" calcext:value-type="float">
            <text:p>-184.43</text:p>
          </table:table-cell>
          <table:table-cell table:number-columns-repeated="4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91.957" calcext:value-type="float">
            <text:p>-191.957</text:p>
          </table:table-cell>
          <table:table-cell table:number-columns-repeated="4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98.206" calcext:value-type="float">
            <text:p>-198.206</text:p>
          </table:table-cell>
          <table:table-cell table:number-columns-repeated="4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91.392" calcext:value-type="float">
            <text:p>-191.392</text:p>
          </table:table-cell>
          <table:table-cell table:number-columns-repeated="4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90.015" calcext:value-type="float">
            <text:p>-190.015</text:p>
          </table:table-cell>
          <table:table-cell table:number-columns-repeated="4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204.264" calcext:value-type="float">
            <text:p>-204.264</text:p>
          </table:table-cell>
          <table:table-cell table:number-columns-repeated="4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201.99" calcext:value-type="float">
            <text:p>-201.99</text:p>
          </table:table-cell>
          <table:table-cell table:number-columns-repeated="4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97.546" calcext:value-type="float">
            <text:p>-197.546</text:p>
          </table:table-cell>
          <table:table-cell table:number-columns-repeated="4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95.575" calcext:value-type="float">
            <text:p>-195.575</text:p>
          </table:table-cell>
          <table:table-cell table:number-columns-repeated="4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87.688" calcext:value-type="float">
            <text:p>-187.688</text:p>
          </table:table-cell>
          <table:table-cell table:number-columns-repeated="4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91.131" calcext:value-type="float">
            <text:p>-191.131</text:p>
          </table:table-cell>
          <table:table-cell table:number-columns-repeated="4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86.912" calcext:value-type="float">
            <text:p>-186.912</text:p>
          </table:table-cell>
          <table:table-cell table:number-columns-repeated="4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85.533" calcext:value-type="float">
            <text:p>-185.533</text:p>
          </table:table-cell>
          <table:table-cell table:number-columns-repeated="4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83.427" calcext:value-type="float">
            <text:p>-183.427</text:p>
          </table:table-cell>
          <table:table-cell table:number-columns-repeated="4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86.337" calcext:value-type="float">
            <text:p>-186.337</text:p>
          </table:table-cell>
          <table:table-cell table:number-columns-repeated="4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96.353" calcext:value-type="float">
            <text:p>-196.353</text:p>
          </table:table-cell>
          <table:table-cell table:number-columns-repeated="4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97.619" calcext:value-type="float">
            <text:p>-197.619</text:p>
          </table:table-cell>
          <table:table-cell table:number-columns-repeated="4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94.903" calcext:value-type="float">
            <text:p>-194.903</text:p>
          </table:table-cell>
          <table:table-cell table:number-columns-repeated="4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81.394" calcext:value-type="float">
            <text:p>-181.394</text:p>
          </table:table-cell>
          <table:table-cell table:number-columns-repeated="4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82.636" calcext:value-type="float">
            <text:p>-182.636</text:p>
          </table:table-cell>
          <table:table-cell table:number-columns-repeated="4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88.231" calcext:value-type="float">
            <text:p>-188.231</text:p>
          </table:table-cell>
          <table:table-cell table:number-columns-repeated="4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89.098" calcext:value-type="float">
            <text:p>-189.098</text:p>
          </table:table-cell>
          <table:table-cell table:number-columns-repeated="4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87.279" calcext:value-type="float">
            <text:p>-187.279</text:p>
          </table:table-cell>
          <table:table-cell table:number-columns-repeated="4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87.384" calcext:value-type="float">
            <text:p>-187.384</text:p>
          </table:table-cell>
          <table:table-cell table:number-columns-repeated="4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82.836" calcext:value-type="float">
            <text:p>-182.836</text:p>
          </table:table-cell>
          <table:table-cell table:number-columns-repeated="4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89.018" calcext:value-type="float">
            <text:p>-189.018</text:p>
          </table:table-cell>
          <table:table-cell table:number-columns-repeated="4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88.55" calcext:value-type="float">
            <text:p>-188.55</text:p>
          </table:table-cell>
          <table:table-cell table:number-columns-repeated="4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88.924" calcext:value-type="float">
            <text:p>-188.924</text:p>
          </table:table-cell>
          <table:table-cell table:number-columns-repeated="4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82.361" calcext:value-type="float">
            <text:p>-182.361</text:p>
          </table:table-cell>
          <table:table-cell table:number-columns-repeated="4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86.467" calcext:value-type="float">
            <text:p>-186.467</text:p>
          </table:table-cell>
          <table:table-cell table:number-columns-repeated="4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87.266" calcext:value-type="float">
            <text:p>-187.266</text:p>
          </table:table-cell>
          <table:table-cell table:number-columns-repeated="4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86.285" calcext:value-type="float">
            <text:p>-186.285</text:p>
          </table:table-cell>
          <table:table-cell table:number-columns-repeated="4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87.846" calcext:value-type="float">
            <text:p>-187.846</text:p>
          </table:table-cell>
          <table:table-cell table:number-columns-repeated="4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91.86" calcext:value-type="float">
            <text:p>-191.86</text:p>
          </table:table-cell>
          <table:table-cell table:number-columns-repeated="4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86.794" calcext:value-type="float">
            <text:p>-186.794</text:p>
          </table:table-cell>
          <table:table-cell table:number-columns-repeated="4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87.411" calcext:value-type="float">
            <text:p>-187.411</text:p>
          </table:table-cell>
          <table:table-cell table:number-columns-repeated="4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87.966" calcext:value-type="float">
            <text:p>-187.966</text:p>
          </table:table-cell>
          <table:table-cell table:number-columns-repeated="4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79.767" calcext:value-type="float">
            <text:p>-179.767</text:p>
          </table:table-cell>
          <table:table-cell table:number-columns-repeated="4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88.271" calcext:value-type="float">
            <text:p>-188.271</text:p>
          </table:table-cell>
          <table:table-cell table:number-columns-repeated="4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88.284" calcext:value-type="float">
            <text:p>-188.284</text:p>
          </table:table-cell>
          <table:table-cell table:number-columns-repeated="4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88.75" calcext:value-type="float">
            <text:p>-188.75</text:p>
          </table:table-cell>
          <table:table-cell table:number-columns-repeated="4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89.798" calcext:value-type="float">
            <text:p>-189.798</text:p>
          </table:table-cell>
          <table:table-cell table:number-columns-repeated="4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87.622" calcext:value-type="float">
            <text:p>-187.622</text:p>
          </table:table-cell>
          <table:table-cell table:number-columns-repeated="4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90.954" calcext:value-type="float">
            <text:p>-190.954</text:p>
          </table:table-cell>
          <table:table-cell table:number-columns-repeated="4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80.546" calcext:value-type="float">
            <text:p>-180.546</text:p>
          </table:table-cell>
          <table:table-cell table:number-columns-repeated="4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84.455" calcext:value-type="float">
            <text:p>-184.455</text:p>
          </table:table-cell>
          <table:table-cell table:number-columns-repeated="4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88.577" calcext:value-type="float">
            <text:p>-188.577</text:p>
          </table:table-cell>
          <table:table-cell table:number-columns-repeated="4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92.081" calcext:value-type="float">
            <text:p>-192.081</text:p>
          </table:table-cell>
          <table:table-cell table:number-columns-repeated="4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94.804" calcext:value-type="float">
            <text:p>-194.804</text:p>
          </table:table-cell>
          <table:table-cell table:number-columns-repeated="4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90.776" calcext:value-type="float">
            <text:p>-190.776</text:p>
          </table:table-cell>
          <table:table-cell table:number-columns-repeated="4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81.27" calcext:value-type="float">
            <text:p>-181.27</text:p>
          </table:table-cell>
          <table:table-cell table:number-columns-repeated="4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86.064" calcext:value-type="float">
            <text:p>-186.064</text:p>
          </table:table-cell>
          <table:table-cell table:number-columns-repeated="4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87.979" calcext:value-type="float">
            <text:p>-187.979</text:p>
          </table:table-cell>
          <table:table-cell table:number-columns-repeated="4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83.87" calcext:value-type="float">
            <text:p>-183.87</text:p>
          </table:table-cell>
          <table:table-cell table:number-columns-repeated="4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90.204" calcext:value-type="float">
            <text:p>-190.204</text:p>
          </table:table-cell>
          <table:table-cell table:number-columns-repeated="4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81.542" calcext:value-type="float">
            <text:p>-181.542</text:p>
          </table:table-cell>
          <table:table-cell table:number-columns-repeated="4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95.403" calcext:value-type="float">
            <text:p>-195.403</text:p>
          </table:table-cell>
          <table:table-cell table:number-columns-repeated="4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-190.776" calcext:value-type="float">
            <text:p>-190.776</text:p>
          </table:table-cell>
          <table:table-cell table:number-columns-repeated="4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8.737" calcext:value-type="float">
            <text:p>-188.737</text:p>
          </table:table-cell>
          <table:table-cell table:number-columns-repeated="4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1.049" calcext:value-type="float">
            <text:p>-181.049</text:p>
          </table:table-cell>
          <table:table-cell table:number-columns-repeated="4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8.59" calcext:value-type="float">
            <text:p>-188.59</text:p>
          </table:table-cell>
          <table:table-cell table:number-columns-repeated="4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4.048" calcext:value-type="float">
            <text:p>-184.048</text:p>
          </table:table-cell>
          <table:table-cell table:number-columns-repeated="4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2.025" calcext:value-type="float">
            <text:p>-182.025</text:p>
          </table:table-cell>
          <table:table-cell table:number-columns-repeated="4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78.11" calcext:value-type="float">
            <text:p>-178.11</text:p>
          </table:table-cell>
          <table:table-cell table:number-columns-repeated="4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76.858" calcext:value-type="float">
            <text:p>-176.858</text:p>
          </table:table-cell>
          <table:table-cell table:number-columns-repeated="4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1.752" calcext:value-type="float">
            <text:p>-181.752</text:p>
          </table:table-cell>
          <table:table-cell table:number-columns-repeated="4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73.702" calcext:value-type="float">
            <text:p>-173.702</text:p>
          </table:table-cell>
          <table:table-cell table:number-columns-repeated="4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76.111" calcext:value-type="float">
            <text:p>-176.111</text:p>
          </table:table-cell>
          <table:table-cell table:number-columns-repeated="4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75.381" calcext:value-type="float">
            <text:p>-175.381</text:p>
          </table:table-cell>
          <table:table-cell table:number-columns-repeated="4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1.777" calcext:value-type="float">
            <text:p>-181.777</text:p>
          </table:table-cell>
          <table:table-cell table:number-columns-repeated="4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1.876" calcext:value-type="float">
            <text:p>-181.876</text:p>
          </table:table-cell>
          <table:table-cell table:number-columns-repeated="4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79.828" calcext:value-type="float">
            <text:p>-179.828</text:p>
          </table:table-cell>
          <table:table-cell table:number-columns-repeated="4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75.6" calcext:value-type="float">
            <text:p>-175.6</text:p>
          </table:table-cell>
          <table:table-cell table:number-columns-repeated="4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78.051" calcext:value-type="float">
            <text:p>-178.051</text:p>
          </table:table-cell>
          <table:table-cell table:number-columns-repeated="4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79.574" calcext:value-type="float">
            <text:p>-179.574</text:p>
          </table:table-cell>
          <table:table-cell table:number-columns-repeated="4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1.579" calcext:value-type="float">
            <text:p>-181.579</text:p>
          </table:table-cell>
          <table:table-cell table:number-columns-repeated="4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76.25" calcext:value-type="float">
            <text:p>-176.25</text:p>
          </table:table-cell>
          <table:table-cell table:number-columns-repeated="4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0.4" calcext:value-type="float">
            <text:p>-180.4</text:p>
          </table:table-cell>
          <table:table-cell table:number-columns-repeated="4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76.987" calcext:value-type="float">
            <text:p>-176.987</text:p>
          </table:table-cell>
          <table:table-cell table:number-columns-repeated="4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74.634" calcext:value-type="float">
            <text:p>-174.634</text:p>
          </table:table-cell>
          <table:table-cell table:number-columns-repeated="4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77.058" calcext:value-type="float">
            <text:p>-177.058</text:p>
          </table:table-cell>
          <table:table-cell table:number-columns-repeated="4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74.349" calcext:value-type="float">
            <text:p>-174.349</text:p>
          </table:table-cell>
          <table:table-cell table:number-columns-repeated="4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79.453" calcext:value-type="float">
            <text:p>-179.453</text:p>
          </table:table-cell>
          <table:table-cell table:number-columns-repeated="4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72.992" calcext:value-type="float">
            <text:p>-172.992</text:p>
          </table:table-cell>
          <table:table-cell table:number-columns-repeated="4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70.929" calcext:value-type="float">
            <text:p>-170.929</text:p>
          </table:table-cell>
          <table:table-cell table:number-columns-repeated="4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77.529" calcext:value-type="float">
            <text:p>-177.529</text:p>
          </table:table-cell>
          <table:table-cell table:number-columns-repeated="4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77.648" calcext:value-type="float">
            <text:p>-177.648</text:p>
          </table:table-cell>
          <table:table-cell table:number-columns-repeated="4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2.037" calcext:value-type="float">
            <text:p>-182.037</text:p>
          </table:table-cell>
          <table:table-cell table:number-columns-repeated="4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1.814" calcext:value-type="float">
            <text:p>-181.814</text:p>
          </table:table-cell>
          <table:table-cell table:number-columns-repeated="4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75.404" calcext:value-type="float">
            <text:p>-175.404</text:p>
          </table:table-cell>
          <table:table-cell table:number-columns-repeated="4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4.175" calcext:value-type="float">
            <text:p>-184.175</text:p>
          </table:table-cell>
          <table:table-cell table:number-columns-repeated="4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74.634" calcext:value-type="float">
            <text:p>-174.634</text:p>
          </table:table-cell>
          <table:table-cell table:number-columns-repeated="4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77.73" calcext:value-type="float">
            <text:p>-177.73</text:p>
          </table:table-cell>
          <table:table-cell table:number-columns-repeated="4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76.46" calcext:value-type="float">
            <text:p>-176.46</text:p>
          </table:table-cell>
          <table:table-cell table:number-columns-repeated="4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1" calcext:value-type="float">
            <text:p>-181</text:p>
          </table:table-cell>
          <table:table-cell table:number-columns-repeated="4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0.901" calcext:value-type="float">
            <text:p>-180.901</text:p>
          </table:table-cell>
          <table:table-cell table:number-columns-repeated="4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0.693" calcext:value-type="float">
            <text:p>-180.693</text:p>
          </table:table-cell>
          <table:table-cell table:number-columns-repeated="4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72.51" calcext:value-type="float">
            <text:p>-172.51</text:p>
          </table:table-cell>
          <table:table-cell table:number-columns-repeated="4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75.208" calcext:value-type="float">
            <text:p>-175.208</text:p>
          </table:table-cell>
          <table:table-cell table:number-columns-repeated="4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2.586" calcext:value-type="float">
            <text:p>-182.586</text:p>
          </table:table-cell>
          <table:table-cell table:number-columns-repeated="4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78.504" calcext:value-type="float">
            <text:p>-178.504</text:p>
          </table:table-cell>
          <table:table-cell table:number-columns-repeated="4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4.864" calcext:value-type="float">
            <text:p>-184.864</text:p>
          </table:table-cell>
          <table:table-cell table:number-columns-repeated="4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1.394" calcext:value-type="float">
            <text:p>-181.394</text:p>
          </table:table-cell>
          <table:table-cell table:number-columns-repeated="4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0.29" calcext:value-type="float">
            <text:p>-180.29</text:p>
          </table:table-cell>
          <table:table-cell table:number-columns-repeated="4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4.251" calcext:value-type="float">
            <text:p>-184.251</text:p>
          </table:table-cell>
          <table:table-cell table:number-columns-repeated="4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76.6" calcext:value-type="float">
            <text:p>-176.6</text:p>
          </table:table-cell>
          <table:table-cell table:number-columns-repeated="4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75.635" calcext:value-type="float">
            <text:p>-175.635</text:p>
          </table:table-cell>
          <table:table-cell table:number-columns-repeated="4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1.566" calcext:value-type="float">
            <text:p>-181.566</text:p>
          </table:table-cell>
          <table:table-cell table:number-columns-repeated="4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188.098" calcext:value-type="float">
            <text:p>-188.098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2.868" calcext:value-type="float">
            <text:p>-172.868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6.145" calcext:value-type="float">
            <text:p>-176.145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5.082" calcext:value-type="float">
            <text:p>-175.082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9.043" calcext:value-type="float">
            <text:p>-179.043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68.915" calcext:value-type="float">
            <text:p>-168.915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7.553" calcext:value-type="float">
            <text:p>-177.553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0.046" calcext:value-type="float">
            <text:p>-170.046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7.873" calcext:value-type="float">
            <text:p>-177.873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6.53" calcext:value-type="float">
            <text:p>-176.53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0.962" calcext:value-type="float">
            <text:p>-170.962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3.555" calcext:value-type="float">
            <text:p>-173.555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67.557" calcext:value-type="float">
            <text:p>-167.557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1.677" calcext:value-type="float">
            <text:p>-171.677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9.574" calcext:value-type="float">
            <text:p>-179.574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4.863" calcext:value-type="float">
            <text:p>-174.863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0.689" calcext:value-type="float">
            <text:p>-170.689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69.076" calcext:value-type="float">
            <text:p>-169.076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4.429" calcext:value-type="float">
            <text:p>-174.429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1.7" calcext:value-type="float">
            <text:p>-171.7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68.021" calcext:value-type="float">
            <text:p>-168.021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1.083" calcext:value-type="float">
            <text:p>-171.083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7.34" calcext:value-type="float">
            <text:p>-177.34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83.339" calcext:value-type="float">
            <text:p>-183.339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1.644" calcext:value-type="float">
            <text:p>-171.644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3.385" calcext:value-type="float">
            <text:p>-173.385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64.996" calcext:value-type="float">
            <text:p>-164.996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65.683" calcext:value-type="float">
            <text:p>-165.683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6.215" calcext:value-type="float">
            <text:p>-176.215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4.235" calcext:value-type="float">
            <text:p>-174.235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5.128" calcext:value-type="float">
            <text:p>-175.128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0.82" calcext:value-type="float">
            <text:p>-170.82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65.601" calcext:value-type="float">
            <text:p>-165.601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3.216" calcext:value-type="float">
            <text:p>-173.216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3.679" calcext:value-type="float">
            <text:p>-173.679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63.961" calcext:value-type="float">
            <text:p>-163.961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1.689" calcext:value-type="float">
            <text:p>-171.689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4.68" calcext:value-type="float">
            <text:p>-174.68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9.416" calcext:value-type="float">
            <text:p>-179.416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1.821" calcext:value-type="float">
            <text:p>-171.821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68.947" calcext:value-type="float">
            <text:p>-168.947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66.168" calcext:value-type="float">
            <text:p>-166.168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69.355" calcext:value-type="float">
            <text:p>-169.355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3.69" calcext:value-type="float">
            <text:p>-173.69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8.755" calcext:value-type="float">
            <text:p>-178.755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63.871" calcext:value-type="float">
            <text:p>-163.871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69.205" calcext:value-type="float">
            <text:p>-169.205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1.655" calcext:value-type="float">
            <text:p>-171.655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1.999" calcext:value-type="float">
            <text:p>-171.999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66.635" calcext:value-type="float">
            <text:p>-166.635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67.368" calcext:value-type="float">
            <text:p>-167.368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73.713" calcext:value-type="float">
            <text:p>-173.713</text:p>
          </table:table-cell>
          <table:table-cell table:number-columns-repeated="4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76.32" calcext:value-type="float">
            <text:p>-176.32</text:p>
          </table:table-cell>
          <table:table-cell table:number-columns-repeated="4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75.913" calcext:value-type="float">
            <text:p>-175.913</text:p>
          </table:table-cell>
          <table:table-cell table:number-columns-repeated="4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8.67" calcext:value-type="float">
            <text:p>-168.67</text:p>
          </table:table-cell>
          <table:table-cell table:number-columns-repeated="4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58.353" calcext:value-type="float">
            <text:p>-158.353</text:p>
          </table:table-cell>
          <table:table-cell table:number-columns-repeated="4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5.724" calcext:value-type="float">
            <text:p>-165.724</text:p>
          </table:table-cell>
          <table:table-cell table:number-columns-repeated="4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9.884" calcext:value-type="float">
            <text:p>-169.884</text:p>
          </table:table-cell>
          <table:table-cell table:number-columns-repeated="4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8.265" calcext:value-type="float">
            <text:p>-168.265</text:p>
          </table:table-cell>
          <table:table-cell table:number-columns-repeated="4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0.846" calcext:value-type="float">
            <text:p>-160.846</text:p>
          </table:table-cell>
          <table:table-cell table:number-columns-repeated="4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70.492" calcext:value-type="float">
            <text:p>-170.492</text:p>
          </table:table-cell>
          <table:table-cell table:number-columns-repeated="4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58.24" calcext:value-type="float">
            <text:p>-158.24</text:p>
          </table:table-cell>
          <table:table-cell table:number-columns-repeated="4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2.196" calcext:value-type="float">
            <text:p>-162.196</text:p>
          </table:table-cell>
          <table:table-cell table:number-columns-repeated="4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2.552" calcext:value-type="float">
            <text:p>-162.552</text:p>
          </table:table-cell>
          <table:table-cell table:number-columns-repeated="4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4.843" calcext:value-type="float">
            <text:p>-164.843</text:p>
          </table:table-cell>
          <table:table-cell table:number-columns-repeated="4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9.743" calcext:value-type="float">
            <text:p>-169.743</text:p>
          </table:table-cell>
          <table:table-cell table:number-columns-repeated="4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4.874" calcext:value-type="float">
            <text:p>-164.874</text:p>
          </table:table-cell>
          <table:table-cell table:number-columns-repeated="4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59.194" calcext:value-type="float">
            <text:p>-159.194</text:p>
          </table:table-cell>
          <table:table-cell table:number-columns-repeated="4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2.631" calcext:value-type="float">
            <text:p>-162.631</text:p>
          </table:table-cell>
          <table:table-cell table:number-columns-repeated="4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71.744" calcext:value-type="float">
            <text:p>-171.744</text:p>
          </table:table-cell>
          <table:table-cell table:number-columns-repeated="4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59.776" calcext:value-type="float">
            <text:p>-159.776</text:p>
          </table:table-cell>
          <table:table-cell table:number-columns-repeated="4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59.366" calcext:value-type="float">
            <text:p>-159.366</text:p>
          </table:table-cell>
          <table:table-cell table:number-columns-repeated="4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7.137" calcext:value-type="float">
            <text:p>-167.137</text:p>
          </table:table-cell>
          <table:table-cell table:number-columns-repeated="4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70.035" calcext:value-type="float">
            <text:p>-170.035</text:p>
          </table:table-cell>
          <table:table-cell table:number-columns-repeated="4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4.123" calcext:value-type="float">
            <text:p>-164.123</text:p>
          </table:table-cell>
          <table:table-cell table:number-columns-repeated="4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3.549" calcext:value-type="float">
            <text:p>-163.549</text:p>
          </table:table-cell>
          <table:table-cell table:number-columns-repeated="4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4.305" calcext:value-type="float">
            <text:p>-164.305</text:p>
          </table:table-cell>
          <table:table-cell table:number-columns-repeated="4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2.979" calcext:value-type="float">
            <text:p>-162.979</text:p>
          </table:table-cell>
          <table:table-cell table:number-columns-repeated="4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2.019" calcext:value-type="float">
            <text:p>-162.019</text:p>
          </table:table-cell>
          <table:table-cell table:number-columns-repeated="4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5.293" calcext:value-type="float">
            <text:p>-165.293</text:p>
          </table:table-cell>
          <table:table-cell table:number-columns-repeated="4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7.168" calcext:value-type="float">
            <text:p>-167.168</text:p>
          </table:table-cell>
          <table:table-cell table:number-columns-repeated="4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3.649" calcext:value-type="float">
            <text:p>-163.649</text:p>
          </table:table-cell>
          <table:table-cell table:number-columns-repeated="4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6.865" calcext:value-type="float">
            <text:p>-166.865</text:p>
          </table:table-cell>
          <table:table-cell table:number-columns-repeated="4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71.369" calcext:value-type="float">
            <text:p>-171.369</text:p>
          </table:table-cell>
          <table:table-cell table:number-columns-repeated="4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7.378" calcext:value-type="float">
            <text:p>-167.378</text:p>
          </table:table-cell>
          <table:table-cell table:number-columns-repeated="4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2.196" calcext:value-type="float">
            <text:p>-162.196</text:p>
          </table:table-cell>
          <table:table-cell table:number-columns-repeated="4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57.353" calcext:value-type="float">
            <text:p>-157.353</text:p>
          </table:table-cell>
          <table:table-cell table:number-columns-repeated="4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3.209" calcext:value-type="float">
            <text:p>-163.209</text:p>
          </table:table-cell>
          <table:table-cell table:number-columns-repeated="4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73.003" calcext:value-type="float">
            <text:p>-173.003</text:p>
          </table:table-cell>
          <table:table-cell table:number-columns-repeated="4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3.389" calcext:value-type="float">
            <text:p>-163.389</text:p>
          </table:table-cell>
          <table:table-cell table:number-columns-repeated="4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58.334" calcext:value-type="float">
            <text:p>-158.334</text:p>
          </table:table-cell>
          <table:table-cell table:number-columns-repeated="4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5.047" calcext:value-type="float">
            <text:p>-165.047</text:p>
          </table:table-cell>
          <table:table-cell table:number-columns-repeated="4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1.001" calcext:value-type="float">
            <text:p>-161.001</text:p>
          </table:table-cell>
          <table:table-cell table:number-columns-repeated="4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0.266" calcext:value-type="float">
            <text:p>-160.266</text:p>
          </table:table-cell>
          <table:table-cell table:number-columns-repeated="4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2.78" calcext:value-type="float">
            <text:p>-162.78</text:p>
          </table:table-cell>
          <table:table-cell table:number-columns-repeated="4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7.515" calcext:value-type="float">
            <text:p>-167.515</text:p>
          </table:table-cell>
          <table:table-cell table:number-columns-repeated="4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4.153" calcext:value-type="float">
            <text:p>-164.153</text:p>
          </table:table-cell>
          <table:table-cell table:number-columns-repeated="4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58.504" calcext:value-type="float">
            <text:p>-158.504</text:p>
          </table:table-cell>
          <table:table-cell table:number-columns-repeated="4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8.98" calcext:value-type="float">
            <text:p>-168.98</text:p>
          </table:table-cell>
          <table:table-cell table:number-columns-repeated="4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73.442" calcext:value-type="float">
            <text:p>-173.442</text:p>
          </table:table-cell>
          <table:table-cell table:number-columns-repeated="4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3.149" calcext:value-type="float">
            <text:p>-163.149</text:p>
          </table:table-cell>
          <table:table-cell table:number-columns-repeated="4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1.391" calcext:value-type="float">
            <text:p>-161.391</text:p>
          </table:table-cell>
          <table:table-cell table:number-columns-repeated="4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69.033" calcext:value-type="float">
            <text:p>-169.033</text:p>
          </table:table-cell>
          <table:table-cell table:number-columns-repeated="4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66.667" calcext:value-type="float">
            <text:p>-166.667</text:p>
          </table:table-cell>
          <table:table-cell table:number-columns-repeated="4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62.542" calcext:value-type="float">
            <text:p>-162.542</text:p>
          </table:table-cell>
          <table:table-cell table:number-columns-repeated="4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65.416" calcext:value-type="float">
            <text:p>-165.416</text:p>
          </table:table-cell>
          <table:table-cell table:number-columns-repeated="4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61.822" calcext:value-type="float">
            <text:p>-161.822</text:p>
          </table:table-cell>
          <table:table-cell table:number-columns-repeated="4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5.663" calcext:value-type="float">
            <text:p>-155.663</text:p>
          </table:table-cell>
          <table:table-cell table:number-columns-repeated="4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4.428" calcext:value-type="float">
            <text:p>-154.428</text:p>
          </table:table-cell>
          <table:table-cell table:number-columns-repeated="4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63.279" calcext:value-type="float">
            <text:p>-163.279</text:p>
          </table:table-cell>
          <table:table-cell table:number-columns-repeated="4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4.931" calcext:value-type="float">
            <text:p>-154.931</text:p>
          </table:table-cell>
          <table:table-cell table:number-columns-repeated="4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7.698" calcext:value-type="float">
            <text:p>-157.698</text:p>
          </table:table-cell>
          <table:table-cell table:number-columns-repeated="4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5.482" calcext:value-type="float">
            <text:p>-155.482</text:p>
          </table:table-cell>
          <table:table-cell table:number-columns-repeated="4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3.266" calcext:value-type="float">
            <text:p>-153.266</text:p>
          </table:table-cell>
          <table:table-cell table:number-columns-repeated="4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66.5" calcext:value-type="float">
            <text:p>-166.5</text:p>
          </table:table-cell>
          <table:table-cell table:number-columns-repeated="4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7.651" calcext:value-type="float">
            <text:p>-157.651</text:p>
          </table:table-cell>
          <table:table-cell table:number-columns-repeated="4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4.949" calcext:value-type="float">
            <text:p>-154.949</text:p>
          </table:table-cell>
          <table:table-cell table:number-columns-repeated="4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3.902" calcext:value-type="float">
            <text:p>-153.902</text:p>
          </table:table-cell>
          <table:table-cell table:number-columns-repeated="4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3.583" calcext:value-type="float">
            <text:p>-153.583</text:p>
          </table:table-cell>
          <table:table-cell table:number-columns-repeated="4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64.406" calcext:value-type="float">
            <text:p>-164.406</text:p>
          </table:table-cell>
          <table:table-cell table:number-columns-repeated="4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8.438" calcext:value-type="float">
            <text:p>-158.438</text:p>
          </table:table-cell>
          <table:table-cell table:number-columns-repeated="4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9.872" calcext:value-type="float">
            <text:p>-159.872</text:p>
          </table:table-cell>
          <table:table-cell table:number-columns-repeated="4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5.264" calcext:value-type="float">
            <text:p>-155.264</text:p>
          </table:table-cell>
          <table:table-cell table:number-columns-repeated="4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5.075" calcext:value-type="float">
            <text:p>-155.075</text:p>
          </table:table-cell>
          <table:table-cell table:number-columns-repeated="4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60.045" calcext:value-type="float">
            <text:p>-160.045</text:p>
          </table:table-cell>
          <table:table-cell table:number-columns-repeated="4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5.491" calcext:value-type="float">
            <text:p>-155.491</text:p>
          </table:table-cell>
          <table:table-cell table:number-columns-repeated="4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61.157" calcext:value-type="float">
            <text:p>-161.157</text:p>
          </table:table-cell>
          <table:table-cell table:number-columns-repeated="4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3.61" calcext:value-type="float">
            <text:p>-153.61</text:p>
          </table:table-cell>
          <table:table-cell table:number-columns-repeated="4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2.835" calcext:value-type="float">
            <text:p>-152.835</text:p>
          </table:table-cell>
          <table:table-cell table:number-columns-repeated="4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7.819" calcext:value-type="float">
            <text:p>-157.819</text:p>
          </table:table-cell>
          <table:table-cell table:number-columns-repeated="4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3.929" calcext:value-type="float">
            <text:p>-153.929</text:p>
          </table:table-cell>
          <table:table-cell table:number-columns-repeated="4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6.449" calcext:value-type="float">
            <text:p>-156.449</text:p>
          </table:table-cell>
          <table:table-cell table:number-columns-repeated="4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5.836" calcext:value-type="float">
            <text:p>-155.836</text:p>
          </table:table-cell>
          <table:table-cell table:number-columns-repeated="4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1.852" calcext:value-type="float">
            <text:p>-151.852</text:p>
          </table:table-cell>
          <table:table-cell table:number-columns-repeated="4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5.255" calcext:value-type="float">
            <text:p>-155.255</text:p>
          </table:table-cell>
          <table:table-cell table:number-columns-repeated="4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7.418" calcext:value-type="float">
            <text:p>-157.418</text:p>
          </table:table-cell>
          <table:table-cell table:number-columns-repeated="4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61.734" calcext:value-type="float">
            <text:p>-161.734</text:p>
          </table:table-cell>
          <table:table-cell table:number-columns-repeated="4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62.81" calcext:value-type="float">
            <text:p>-162.81</text:p>
          </table:table-cell>
          <table:table-cell table:number-columns-repeated="4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4.482" calcext:value-type="float">
            <text:p>-154.482</text:p>
          </table:table-cell>
          <table:table-cell table:number-columns-repeated="4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7.912" calcext:value-type="float">
            <text:p>-157.912</text:p>
          </table:table-cell>
          <table:table-cell table:number-columns-repeated="4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5.111" calcext:value-type="float">
            <text:p>-155.111</text:p>
          </table:table-cell>
          <table:table-cell table:number-columns-repeated="4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8.759" calcext:value-type="float">
            <text:p>-158.759</text:p>
          </table:table-cell>
          <table:table-cell table:number-columns-repeated="4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60.314" calcext:value-type="float">
            <text:p>-160.314</text:p>
          </table:table-cell>
          <table:table-cell table:number-columns-repeated="4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3.947" calcext:value-type="float">
            <text:p>-153.947</text:p>
          </table:table-cell>
          <table:table-cell table:number-columns-repeated="4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61.128" calcext:value-type="float">
            <text:p>-161.128</text:p>
          </table:table-cell>
          <table:table-cell table:number-columns-repeated="4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4.724" calcext:value-type="float">
            <text:p>-154.724</text:p>
          </table:table-cell>
          <table:table-cell table:number-columns-repeated="4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2.094" calcext:value-type="float">
            <text:p>-152.094</text:p>
          </table:table-cell>
          <table:table-cell table:number-columns-repeated="4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62.85" calcext:value-type="float">
            <text:p>-162.85</text:p>
          </table:table-cell>
          <table:table-cell table:number-columns-repeated="4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5.364" calcext:value-type="float">
            <text:p>-155.364</text:p>
          </table:table-cell>
          <table:table-cell table:number-columns-repeated="4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6.284" calcext:value-type="float">
            <text:p>-156.284</text:p>
          </table:table-cell>
          <table:table-cell table:number-columns-repeated="4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6.467" calcext:value-type="float">
            <text:p>-156.467</text:p>
          </table:table-cell>
          <table:table-cell table:number-columns-repeated="4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54.527" calcext:value-type="float">
            <text:p>-154.527</text:p>
          </table:table-cell>
          <table:table-cell table:number-columns-repeated="4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65.899" calcext:value-type="float">
            <text:p>-165.899</text:p>
          </table:table-cell>
          <table:table-cell table:number-columns-repeated="4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-161.186" calcext:value-type="float">
            <text:p>-161.186</text:p>
          </table:table-cell>
          <table:table-cell table:number-columns-repeated="4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66.511" calcext:value-type="float">
            <text:p>-166.511</text:p>
          </table:table-cell>
          <table:table-cell table:number-columns-repeated="4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52.844" calcext:value-type="float">
            <text:p>-152.844</text:p>
          </table:table-cell>
          <table:table-cell table:number-columns-repeated="4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52.59" calcext:value-type="float">
            <text:p>-152.59</text:p>
          </table:table-cell>
          <table:table-cell table:number-columns-repeated="4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55.057" calcext:value-type="float">
            <text:p>-155.057</text:p>
          </table:table-cell>
          <table:table-cell table:number-columns-repeated="4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47.836" calcext:value-type="float">
            <text:p>-147.836</text:p>
          </table:table-cell>
          <table:table-cell table:number-columns-repeated="4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49.46" calcext:value-type="float">
            <text:p>-149.46</text:p>
          </table:table-cell>
          <table:table-cell table:number-columns-repeated="4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46.103" calcext:value-type="float">
            <text:p>-146.103</text:p>
          </table:table-cell>
          <table:table-cell table:number-columns-repeated="4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40.617" calcext:value-type="float">
            <text:p>-140.617</text:p>
          </table:table-cell>
          <table:table-cell table:number-columns-repeated="4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45.227" calcext:value-type="float">
            <text:p>-145.227</text:p>
          </table:table-cell>
          <table:table-cell table:number-columns-repeated="4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50.574" calcext:value-type="float">
            <text:p>-150.574</text:p>
          </table:table-cell>
          <table:table-cell table:number-columns-repeated="4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52.949" calcext:value-type="float">
            <text:p>-152.949</text:p>
          </table:table-cell>
          <table:table-cell table:number-columns-repeated="4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45.457" calcext:value-type="float">
            <text:p>-145.457</text:p>
          </table:table-cell>
          <table:table-cell table:number-columns-repeated="4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48.453" calcext:value-type="float">
            <text:p>-148.453</text:p>
          </table:table-cell>
          <table:table-cell table:number-columns-repeated="4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48.379" calcext:value-type="float">
            <text:p>-148.379</text:p>
          </table:table-cell>
          <table:table-cell table:number-columns-repeated="4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48.801" calcext:value-type="float">
            <text:p>-148.801</text:p>
          </table:table-cell>
          <table:table-cell table:number-columns-repeated="4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47.582" calcext:value-type="float">
            <text:p>-147.582</text:p>
          </table:table-cell>
          <table:table-cell table:number-columns-repeated="4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53.389" calcext:value-type="float">
            <text:p>-153.389</text:p>
          </table:table-cell>
          <table:table-cell table:number-columns-repeated="4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41.46" calcext:value-type="float">
            <text:p>-141.46</text:p>
          </table:table-cell>
          <table:table-cell table:number-columns-repeated="4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51.189" calcext:value-type="float">
            <text:p>-151.189</text:p>
          </table:table-cell>
          <table:table-cell table:number-columns-repeated="4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43.841" calcext:value-type="float">
            <text:p>-143.841</text:p>
          </table:table-cell>
          <table:table-cell table:number-columns-repeated="4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50.083" calcext:value-type="float">
            <text:p>-150.083</text:p>
          </table:table-cell>
          <table:table-cell table:number-columns-repeated="4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50.218" calcext:value-type="float">
            <text:p>-150.218</text:p>
          </table:table-cell>
          <table:table-cell table:number-columns-repeated="4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44.88" calcext:value-type="float">
            <text:p>-144.88</text:p>
          </table:table-cell>
          <table:table-cell table:number-columns-repeated="4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46.689" calcext:value-type="float">
            <text:p>-146.689</text:p>
          </table:table-cell>
          <table:table-cell table:number-columns-repeated="4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45.513" calcext:value-type="float">
            <text:p>-145.513</text:p>
          </table:table-cell>
          <table:table-cell table:number-columns-repeated="4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50.099" calcext:value-type="float">
            <text:p>-150.099</text:p>
          </table:table-cell>
          <table:table-cell table:number-columns-repeated="4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50.591" calcext:value-type="float">
            <text:p>-150.591</text:p>
          </table:table-cell>
          <table:table-cell table:number-columns-repeated="4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50.066" calcext:value-type="float">
            <text:p>-150.066</text:p>
          </table:table-cell>
          <table:table-cell table:number-columns-repeated="4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43.046" calcext:value-type="float">
            <text:p>-143.046</text:p>
          </table:table-cell>
          <table:table-cell table:number-columns-repeated="4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49.293" calcext:value-type="float">
            <text:p>-149.293</text:p>
          </table:table-cell>
          <table:table-cell table:number-columns-repeated="4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44.41" calcext:value-type="float">
            <text:p>-144.41</text:p>
          </table:table-cell>
          <table:table-cell table:number-columns-repeated="4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50.54" calcext:value-type="float">
            <text:p>-150.54</text:p>
          </table:table-cell>
          <table:table-cell table:number-columns-repeated="4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46.706" calcext:value-type="float">
            <text:p>-146.706</text:p>
          </table:table-cell>
          <table:table-cell table:number-columns-repeated="4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47.021" calcext:value-type="float">
            <text:p>-147.021</text:p>
          </table:table-cell>
          <table:table-cell table:number-columns-repeated="4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45.943" calcext:value-type="float">
            <text:p>-145.943</text:p>
          </table:table-cell>
          <table:table-cell table:number-columns-repeated="4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41.206" calcext:value-type="float">
            <text:p>-141.206</text:p>
          </table:table-cell>
          <table:table-cell table:number-columns-repeated="4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46.095" calcext:value-type="float">
            <text:p>-146.095</text:p>
          </table:table-cell>
          <table:table-cell table:number-columns-repeated="4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46.512" calcext:value-type="float">
            <text:p>-146.512</text:p>
          </table:table-cell>
          <table:table-cell table:number-columns-repeated="4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49.042" calcext:value-type="float">
            <text:p>-149.042</text:p>
          </table:table-cell>
          <table:table-cell table:number-columns-repeated="4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45.172" calcext:value-type="float">
            <text:p>-145.172</text:p>
          </table:table-cell>
          <table:table-cell table:number-columns-repeated="4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52.993" calcext:value-type="float">
            <text:p>-152.993</text:p>
          </table:table-cell>
          <table:table-cell table:number-columns-repeated="4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40.781" calcext:value-type="float">
            <text:p>-140.781</text:p>
          </table:table-cell>
          <table:table-cell table:number-columns-repeated="4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54.392" calcext:value-type="float">
            <text:p>-154.392</text:p>
          </table:table-cell>
          <table:table-cell table:number-columns-repeated="4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47.289" calcext:value-type="float">
            <text:p>-147.289</text:p>
          </table:table-cell>
          <table:table-cell table:number-columns-repeated="4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46.007" calcext:value-type="float">
            <text:p>-146.007</text:p>
          </table:table-cell>
          <table:table-cell table:number-columns-repeated="4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45.394" calcext:value-type="float">
            <text:p>-145.394</text:p>
          </table:table-cell>
          <table:table-cell table:number-columns-repeated="4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46.207" calcext:value-type="float">
            <text:p>-146.207</text:p>
          </table:table-cell>
          <table:table-cell table:number-columns-repeated="4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47.33" calcext:value-type="float">
            <text:p>-147.33</text:p>
          </table:table-cell>
          <table:table-cell table:number-columns-repeated="4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47.844" calcext:value-type="float">
            <text:p>-147.844</text:p>
          </table:table-cell>
          <table:table-cell table:number-columns-repeated="4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50.15" calcext:value-type="float">
            <text:p>-150.15</text:p>
          </table:table-cell>
          <table:table-cell table:number-columns-repeated="4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47.951" calcext:value-type="float">
            <text:p>-147.951</text:p>
          </table:table-cell>
          <table:table-cell table:number-columns-repeated="4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5.315" calcext:value-type="float">
            <text:p>-145.315</text:p>
          </table:table-cell>
          <table:table-cell table:number-columns-repeated="4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1.874" calcext:value-type="float">
            <text:p>-141.874</text:p>
          </table:table-cell>
          <table:table-cell table:number-columns-repeated="4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8.239" calcext:value-type="float">
            <text:p>-148.239</text:p>
          </table:table-cell>
          <table:table-cell table:number-columns-repeated="4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39.426" calcext:value-type="float">
            <text:p>-139.426</text:p>
          </table:table-cell>
          <table:table-cell table:number-columns-repeated="4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1.43" calcext:value-type="float">
            <text:p>-141.43</text:p>
          </table:table-cell>
          <table:table-cell table:number-columns-repeated="4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3.895" calcext:value-type="float">
            <text:p>-143.895</text:p>
          </table:table-cell>
          <table:table-cell table:number-columns-repeated="4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39.237" calcext:value-type="float">
            <text:p>-139.237</text:p>
          </table:table-cell>
          <table:table-cell table:number-columns-repeated="4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1.46" calcext:value-type="float">
            <text:p>-141.46</text:p>
          </table:table-cell>
          <table:table-cell table:number-columns-repeated="4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4.363" calcext:value-type="float">
            <text:p>-144.363</text:p>
          </table:table-cell>
          <table:table-cell table:number-columns-repeated="4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39.215" calcext:value-type="float">
            <text:p>-139.215</text:p>
          </table:table-cell>
          <table:table-cell table:number-columns-repeated="4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3.701" calcext:value-type="float">
            <text:p>-143.701</text:p>
          </table:table-cell>
          <table:table-cell table:number-columns-repeated="4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1.295" calcext:value-type="float">
            <text:p>-141.295</text:p>
          </table:table-cell>
          <table:table-cell table:number-columns-repeated="4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38.564" calcext:value-type="float">
            <text:p>-138.564</text:p>
          </table:table-cell>
          <table:table-cell table:number-columns-repeated="4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38.463" calcext:value-type="float">
            <text:p>-138.463</text:p>
          </table:table-cell>
          <table:table-cell table:number-columns-repeated="4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0.818" calcext:value-type="float">
            <text:p>-140.818</text:p>
          </table:table-cell>
          <table:table-cell table:number-columns-repeated="4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1.206" calcext:value-type="float">
            <text:p>-141.206</text:p>
          </table:table-cell>
          <table:table-cell table:number-columns-repeated="4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39.07" calcext:value-type="float">
            <text:p>-139.07</text:p>
          </table:table-cell>
          <table:table-cell table:number-columns-repeated="4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1.183" calcext:value-type="float">
            <text:p>-141.183</text:p>
          </table:table-cell>
          <table:table-cell table:number-columns-repeated="4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35.412" calcext:value-type="float">
            <text:p>-135.412</text:p>
          </table:table-cell>
          <table:table-cell table:number-columns-repeated="4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37.991" calcext:value-type="float">
            <text:p>-137.991</text:p>
          </table:table-cell>
          <table:table-cell table:number-columns-repeated="4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2.602" calcext:value-type="float">
            <text:p>-142.602</text:p>
          </table:table-cell>
          <table:table-cell table:number-columns-repeated="4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39.909" calcext:value-type="float">
            <text:p>-139.909</text:p>
          </table:table-cell>
          <table:table-cell table:number-columns-repeated="4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39.601" calcext:value-type="float">
            <text:p>-139.601</text:p>
          </table:table-cell>
          <table:table-cell table:number-columns-repeated="4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0.833" calcext:value-type="float">
            <text:p>-140.833</text:p>
          </table:table-cell>
          <table:table-cell table:number-columns-repeated="4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36.556" calcext:value-type="float">
            <text:p>-136.556</text:p>
          </table:table-cell>
          <table:table-cell table:number-columns-repeated="4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36.347" calcext:value-type="float">
            <text:p>-136.347</text:p>
          </table:table-cell>
          <table:table-cell table:number-columns-repeated="4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38.708" calcext:value-type="float">
            <text:p>-138.708</text:p>
          </table:table-cell>
          <table:table-cell table:number-columns-repeated="4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38.882" calcext:value-type="float">
            <text:p>-138.882</text:p>
          </table:table-cell>
          <table:table-cell table:number-columns-repeated="4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34.585" calcext:value-type="float">
            <text:p>-134.585</text:p>
          </table:table-cell>
          <table:table-cell table:number-columns-repeated="4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4.48" calcext:value-type="float">
            <text:p>-144.48</text:p>
          </table:table-cell>
          <table:table-cell table:number-columns-repeated="4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37.174" calcext:value-type="float">
            <text:p>-137.174</text:p>
          </table:table-cell>
          <table:table-cell table:number-columns-repeated="4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38.133" calcext:value-type="float">
            <text:p>-138.133</text:p>
          </table:table-cell>
          <table:table-cell table:number-columns-repeated="4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3.678" calcext:value-type="float">
            <text:p>-143.678</text:p>
          </table:table-cell>
          <table:table-cell table:number-columns-repeated="4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36.096" calcext:value-type="float">
            <text:p>-136.096</text:p>
          </table:table-cell>
          <table:table-cell table:number-columns-repeated="4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1.716" calcext:value-type="float">
            <text:p>-141.716</text:p>
          </table:table-cell>
          <table:table-cell table:number-columns-repeated="4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3.454" calcext:value-type="float">
            <text:p>-143.454</text:p>
          </table:table-cell>
          <table:table-cell table:number-columns-repeated="4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35.439" calcext:value-type="float">
            <text:p>-135.439</text:p>
          </table:table-cell>
          <table:table-cell table:number-columns-repeated="4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0.654" calcext:value-type="float">
            <text:p>-140.654</text:p>
          </table:table-cell>
          <table:table-cell table:number-columns-repeated="4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2.071" calcext:value-type="float">
            <text:p>-142.071</text:p>
          </table:table-cell>
          <table:table-cell table:number-columns-repeated="4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39.975" calcext:value-type="float">
            <text:p>-139.975</text:p>
          </table:table-cell>
          <table:table-cell table:number-columns-repeated="4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38.846" calcext:value-type="float">
            <text:p>-138.846</text:p>
          </table:table-cell>
          <table:table-cell table:number-columns-repeated="4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0.967" calcext:value-type="float">
            <text:p>-140.967</text:p>
          </table:table-cell>
          <table:table-cell table:number-columns-repeated="4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36.563" calcext:value-type="float">
            <text:p>-136.563</text:p>
          </table:table-cell>
          <table:table-cell table:number-columns-repeated="4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36.64" calcext:value-type="float">
            <text:p>-136.64</text:p>
          </table:table-cell>
          <table:table-cell table:number-columns-repeated="4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2.101" calcext:value-type="float">
            <text:p>-142.101</text:p>
          </table:table-cell>
          <table:table-cell table:number-columns-repeated="4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38.148" calcext:value-type="float">
            <text:p>-138.148</text:p>
          </table:table-cell>
          <table:table-cell table:number-columns-repeated="4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38.543" calcext:value-type="float">
            <text:p>-138.543</text:p>
          </table:table-cell>
          <table:table-cell table:number-columns-repeated="4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1.071" calcext:value-type="float">
            <text:p>-141.071</text:p>
          </table:table-cell>
          <table:table-cell table:number-columns-repeated="4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38.925" calcext:value-type="float">
            <text:p>-138.925</text:p>
          </table:table-cell>
          <table:table-cell table:number-columns-repeated="4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38.406" calcext:value-type="float">
            <text:p>-138.406</text:p>
          </table:table-cell>
          <table:table-cell table:number-columns-repeated="4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-143" calcext:value-type="float">
            <text:p>-143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5.488" calcext:value-type="float">
            <text:p>-135.488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43.624" calcext:value-type="float">
            <text:p>-143.624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46.544" calcext:value-type="float">
            <text:p>-146.544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4.687" calcext:value-type="float">
            <text:p>-134.687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28.064" calcext:value-type="float">
            <text:p>-128.064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2.19" calcext:value-type="float">
            <text:p>-132.19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9.404" calcext:value-type="float">
            <text:p>-139.404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1.635" calcext:value-type="float">
            <text:p>-131.635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5.151" calcext:value-type="float">
            <text:p>-135.151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29.406" calcext:value-type="float">
            <text:p>-129.406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1.629" calcext:value-type="float">
            <text:p>-131.629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4.354" calcext:value-type="float">
            <text:p>-134.354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1.896" calcext:value-type="float">
            <text:p>-131.896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4.476" calcext:value-type="float">
            <text:p>-134.476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1.356" calcext:value-type="float">
            <text:p>-131.356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1.402" calcext:value-type="float">
            <text:p>-131.402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0.847" calcext:value-type="float">
            <text:p>-130.847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1.04" calcext:value-type="float">
            <text:p>-131.04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29.293" calcext:value-type="float">
            <text:p>-129.293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1.182" calcext:value-type="float">
            <text:p>-131.182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6.9" calcext:value-type="float">
            <text:p>-136.9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4.639" calcext:value-type="float">
            <text:p>-134.639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1.694" calcext:value-type="float">
            <text:p>-131.694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27.451" calcext:value-type="float">
            <text:p>-127.451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1.053" calcext:value-type="float">
            <text:p>-131.053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6.907" calcext:value-type="float">
            <text:p>-136.907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9.048" calcext:value-type="float">
            <text:p>-139.048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29.809" calcext:value-type="float">
            <text:p>-129.809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0.208" calcext:value-type="float">
            <text:p>-130.208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28.613" calcext:value-type="float">
            <text:p>-128.613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3.728" calcext:value-type="float">
            <text:p>-133.728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3.842" calcext:value-type="float">
            <text:p>-133.842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1.124" calcext:value-type="float">
            <text:p>-131.124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29.255" calcext:value-type="float">
            <text:p>-129.255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29.866" calcext:value-type="float">
            <text:p>-129.866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3.574" calcext:value-type="float">
            <text:p>-133.574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1.941" calcext:value-type="float">
            <text:p>-131.941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2.65" calcext:value-type="float">
            <text:p>-132.65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4.585" calcext:value-type="float">
            <text:p>-134.585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29.98" calcext:value-type="float">
            <text:p>-129.98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8.191" calcext:value-type="float">
            <text:p>-138.191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28.949" calcext:value-type="float">
            <text:p>-128.949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3.58" calcext:value-type="float">
            <text:p>-133.58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26.484" calcext:value-type="float">
            <text:p>-126.484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1.687" calcext:value-type="float">
            <text:p>-131.687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41.58" calcext:value-type="float">
            <text:p>-141.58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8.005" calcext:value-type="float">
            <text:p>-138.005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45.006" calcext:value-type="float">
            <text:p>-145.006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0.126" calcext:value-type="float">
            <text:p>-130.126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26.725" calcext:value-type="float">
            <text:p>-126.725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34.044" calcext:value-type="float">
            <text:p>-134.044</text:p>
          </table:table-cell>
          <table:table-cell table:number-columns-repeated="4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35.563" calcext:value-type="float">
            <text:p>-135.563</text:p>
          </table:table-cell>
          <table:table-cell table:number-columns-repeated="4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32.314" calcext:value-type="float">
            <text:p>-132.314</text:p>
          </table:table-cell>
          <table:table-cell table:number-columns-repeated="4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35.144" calcext:value-type="float">
            <text:p>-135.144</text:p>
          </table:table-cell>
          <table:table-cell table:number-columns-repeated="4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7.342" calcext:value-type="float">
            <text:p>-127.342</text:p>
          </table:table-cell>
          <table:table-cell table:number-columns-repeated="4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1.488" calcext:value-type="float">
            <text:p>-121.488</text:p>
          </table:table-cell>
          <table:table-cell table:number-columns-repeated="4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6.221" calcext:value-type="float">
            <text:p>-126.221</text:p>
          </table:table-cell>
          <table:table-cell table:number-columns-repeated="4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6.713" calcext:value-type="float">
            <text:p>-126.713</text:p>
          </table:table-cell>
          <table:table-cell table:number-columns-repeated="4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2.797" calcext:value-type="float">
            <text:p>-122.797</text:p>
          </table:table-cell>
          <table:table-cell table:number-columns-repeated="4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4.599" calcext:value-type="float">
            <text:p>-124.599</text:p>
          </table:table-cell>
          <table:table-cell table:number-columns-repeated="4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4.646" calcext:value-type="float">
            <text:p>-124.646</text:p>
          </table:table-cell>
          <table:table-cell table:number-columns-repeated="4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2.313" calcext:value-type="float">
            <text:p>-122.313</text:p>
          </table:table-cell>
          <table:table-cell table:number-columns-repeated="4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1.251" calcext:value-type="float">
            <text:p>-121.251</text:p>
          </table:table-cell>
          <table:table-cell table:number-columns-repeated="4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0.457" calcext:value-type="float">
            <text:p>-120.457</text:p>
          </table:table-cell>
          <table:table-cell table:number-columns-repeated="4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6.006" calcext:value-type="float">
            <text:p>-126.006</text:p>
          </table:table-cell>
          <table:table-cell table:number-columns-repeated="4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4.1" calcext:value-type="float">
            <text:p>-124.1</text:p>
          </table:table-cell>
          <table:table-cell table:number-columns-repeated="4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7.226" calcext:value-type="float">
            <text:p>-127.226</text:p>
          </table:table-cell>
          <table:table-cell table:number-columns-repeated="4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19.421" calcext:value-type="float">
            <text:p>-119.421</text:p>
          </table:table-cell>
          <table:table-cell table:number-columns-repeated="4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6.185" calcext:value-type="float">
            <text:p>-126.185</text:p>
          </table:table-cell>
          <table:table-cell table:number-columns-repeated="4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5.484" calcext:value-type="float">
            <text:p>-125.484</text:p>
          </table:table-cell>
          <table:table-cell table:number-columns-repeated="4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6.466" calcext:value-type="float">
            <text:p>-126.466</text:p>
          </table:table-cell>
          <table:table-cell table:number-columns-repeated="4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8.824" calcext:value-type="float">
            <text:p>-128.824</text:p>
          </table:table-cell>
          <table:table-cell table:number-columns-repeated="4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8.539" calcext:value-type="float">
            <text:p>-128.539</text:p>
          </table:table-cell>
          <table:table-cell table:number-columns-repeated="4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30.278" calcext:value-type="float">
            <text:p>-130.278</text:p>
          </table:table-cell>
          <table:table-cell table:number-columns-repeated="4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3.445" calcext:value-type="float">
            <text:p>-123.445</text:p>
          </table:table-cell>
          <table:table-cell table:number-columns-repeated="4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4.245" calcext:value-type="float">
            <text:p>-124.245</text:p>
          </table:table-cell>
          <table:table-cell table:number-columns-repeated="4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6.93" calcext:value-type="float">
            <text:p>-126.93</text:p>
          </table:table-cell>
          <table:table-cell table:number-columns-repeated="4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3.018" calcext:value-type="float">
            <text:p>-123.018</text:p>
          </table:table-cell>
          <table:table-cell table:number-columns-repeated="4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5.555" calcext:value-type="float">
            <text:p>-125.555</text:p>
          </table:table-cell>
          <table:table-cell table:number-columns-repeated="4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4.118" calcext:value-type="float">
            <text:p>-124.118</text:p>
          </table:table-cell>
          <table:table-cell table:number-columns-repeated="4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1.455" calcext:value-type="float">
            <text:p>-121.455</text:p>
          </table:table-cell>
          <table:table-cell table:number-columns-repeated="4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5.691" calcext:value-type="float">
            <text:p>-125.691</text:p>
          </table:table-cell>
          <table:table-cell table:number-columns-repeated="4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0.288" calcext:value-type="float">
            <text:p>-120.288</text:p>
          </table:table-cell>
          <table:table-cell table:number-columns-repeated="4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5.585" calcext:value-type="float">
            <text:p>-125.585</text:p>
          </table:table-cell>
          <table:table-cell table:number-columns-repeated="4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6.954" calcext:value-type="float">
            <text:p>-126.954</text:p>
          </table:table-cell>
          <table:table-cell table:number-columns-repeated="4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7.439" calcext:value-type="float">
            <text:p>-127.439</text:p>
          </table:table-cell>
          <table:table-cell table:number-columns-repeated="4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5.066" calcext:value-type="float">
            <text:p>-125.066</text:p>
          </table:table-cell>
          <table:table-cell table:number-columns-repeated="4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1.621" calcext:value-type="float">
            <text:p>-121.621</text:p>
          </table:table-cell>
          <table:table-cell table:number-columns-repeated="4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2.967" calcext:value-type="float">
            <text:p>-122.967</text:p>
          </table:table-cell>
          <table:table-cell table:number-columns-repeated="4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3.223" calcext:value-type="float">
            <text:p>-123.223</text:p>
          </table:table-cell>
          <table:table-cell table:number-columns-repeated="4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3.514" calcext:value-type="float">
            <text:p>-123.514</text:p>
          </table:table-cell>
          <table:table-cell table:number-columns-repeated="4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3.098" calcext:value-type="float">
            <text:p>-123.098</text:p>
          </table:table-cell>
          <table:table-cell table:number-columns-repeated="4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5.632" calcext:value-type="float">
            <text:p>-125.632</text:p>
          </table:table-cell>
          <table:table-cell table:number-columns-repeated="4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3.916" calcext:value-type="float">
            <text:p>-123.916</text:p>
          </table:table-cell>
          <table:table-cell table:number-columns-repeated="4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9.708" calcext:value-type="float">
            <text:p>-129.708</text:p>
          </table:table-cell>
          <table:table-cell table:number-columns-repeated="4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17.702" calcext:value-type="float">
            <text:p>-117.702</text:p>
          </table:table-cell>
          <table:table-cell table:number-columns-repeated="4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15.992" calcext:value-type="float">
            <text:p>-115.992</text:p>
          </table:table-cell>
          <table:table-cell table:number-columns-repeated="4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2.979" calcext:value-type="float">
            <text:p>-122.979</text:p>
          </table:table-cell>
          <table:table-cell table:number-columns-repeated="4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34.165" calcext:value-type="float">
            <text:p>-134.165</text:p>
          </table:table-cell>
          <table:table-cell table:number-columns-repeated="4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9.043" calcext:value-type="float">
            <text:p>-129.043</text:p>
          </table:table-cell>
          <table:table-cell table:number-columns-repeated="4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30.246" calcext:value-type="float">
            <text:p>-130.246</text:p>
          </table:table-cell>
          <table:table-cell table:number-columns-repeated="4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-125.685" calcext:value-type="float">
            <text:p>-125.685</text:p>
          </table:table-cell>
          <table:table-cell table:number-columns-repeated="4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28.002" calcext:value-type="float">
            <text:p>-128.002</text:p>
          </table:table-cell>
          <table:table-cell table:number-columns-repeated="4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21.35" calcext:value-type="float">
            <text:p>-121.35</text:p>
          </table:table-cell>
          <table:table-cell table:number-columns-repeated="4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21.983" calcext:value-type="float">
            <text:p>-121.983</text:p>
          </table:table-cell>
          <table:table-cell table:number-columns-repeated="4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6.805" calcext:value-type="float">
            <text:p>-116.805</text:p>
          </table:table-cell>
          <table:table-cell table:number-columns-repeated="4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9.98" calcext:value-type="float">
            <text:p>-119.98</text:p>
          </table:table-cell>
          <table:table-cell table:number-columns-repeated="4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6.367" calcext:value-type="float">
            <text:p>-116.367</text:p>
          </table:table-cell>
          <table:table-cell table:number-columns-repeated="4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6.144" calcext:value-type="float">
            <text:p>-116.144</text:p>
          </table:table-cell>
          <table:table-cell table:number-columns-repeated="4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4.607" calcext:value-type="float">
            <text:p>-114.607</text:p>
          </table:table-cell>
          <table:table-cell table:number-columns-repeated="4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9.506" calcext:value-type="float">
            <text:p>-119.506</text:p>
          </table:table-cell>
          <table:table-cell table:number-columns-repeated="4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8.371" calcext:value-type="float">
            <text:p>-118.371</text:p>
          </table:table-cell>
          <table:table-cell table:number-columns-repeated="4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20.533" calcext:value-type="float">
            <text:p>-120.533</text:p>
          </table:table-cell>
          <table:table-cell table:number-columns-repeated="4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9.501" calcext:value-type="float">
            <text:p>-119.501</text:p>
          </table:table-cell>
          <table:table-cell table:number-columns-repeated="4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20.055" calcext:value-type="float">
            <text:p>-120.055</text:p>
          </table:table-cell>
          <table:table-cell table:number-columns-repeated="4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2.722" calcext:value-type="float">
            <text:p>-112.722</text:p>
          </table:table-cell>
          <table:table-cell table:number-columns-repeated="4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2.722" calcext:value-type="float">
            <text:p>-112.722</text:p>
          </table:table-cell>
          <table:table-cell table:number-columns-repeated="4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4.307" calcext:value-type="float">
            <text:p>-114.307</text:p>
          </table:table-cell>
          <table:table-cell table:number-columns-repeated="4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2.233" calcext:value-type="float">
            <text:p>-112.233</text:p>
          </table:table-cell>
          <table:table-cell table:number-columns-repeated="4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3.148" calcext:value-type="float">
            <text:p>-113.148</text:p>
          </table:table-cell>
          <table:table-cell table:number-columns-repeated="4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4.888" calcext:value-type="float">
            <text:p>-114.888</text:p>
          </table:table-cell>
          <table:table-cell table:number-columns-repeated="4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4.459" calcext:value-type="float">
            <text:p>-114.459</text:p>
          </table:table-cell>
          <table:table-cell table:number-columns-repeated="4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5.655" calcext:value-type="float">
            <text:p>-115.655</text:p>
          </table:table-cell>
          <table:table-cell table:number-columns-repeated="4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6.78" calcext:value-type="float">
            <text:p>-116.78</text:p>
          </table:table-cell>
          <table:table-cell table:number-columns-repeated="4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20.718" calcext:value-type="float">
            <text:p>-120.718</text:p>
          </table:table-cell>
          <table:table-cell table:number-columns-repeated="4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9.458" calcext:value-type="float">
            <text:p>-119.458</text:p>
          </table:table-cell>
          <table:table-cell table:number-columns-repeated="4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21.317" calcext:value-type="float">
            <text:p>-121.317</text:p>
          </table:table-cell>
          <table:table-cell table:number-columns-repeated="4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9.99" calcext:value-type="float">
            <text:p>-119.99</text:p>
          </table:table-cell>
          <table:table-cell table:number-columns-repeated="4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8.271" calcext:value-type="float">
            <text:p>-118.271</text:p>
          </table:table-cell>
          <table:table-cell table:number-columns-repeated="4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2.584" calcext:value-type="float">
            <text:p>-112.584</text:p>
          </table:table-cell>
          <table:table-cell table:number-columns-repeated="4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6.154" calcext:value-type="float">
            <text:p>-116.154</text:p>
          </table:table-cell>
          <table:table-cell table:number-columns-repeated="4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2.423" calcext:value-type="float">
            <text:p>-112.423</text:p>
          </table:table-cell>
          <table:table-cell table:number-columns-repeated="4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7.051" calcext:value-type="float">
            <text:p>-117.051</text:p>
          </table:table-cell>
          <table:table-cell table:number-columns-repeated="4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6.923" calcext:value-type="float">
            <text:p>-116.923</text:p>
          </table:table-cell>
          <table:table-cell table:number-columns-repeated="4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5.385" calcext:value-type="float">
            <text:p>-115.385</text:p>
          </table:table-cell>
          <table:table-cell table:number-columns-repeated="4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4.873" calcext:value-type="float">
            <text:p>-114.873</text:p>
          </table:table-cell>
          <table:table-cell table:number-columns-repeated="4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5.665" calcext:value-type="float">
            <text:p>-115.665</text:p>
          </table:table-cell>
          <table:table-cell table:number-columns-repeated="4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3.33" calcext:value-type="float">
            <text:p>-113.33</text:p>
          </table:table-cell>
          <table:table-cell table:number-columns-repeated="4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6.078" calcext:value-type="float">
            <text:p>-116.078</text:p>
          </table:table-cell>
          <table:table-cell table:number-columns-repeated="4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6.352" calcext:value-type="float">
            <text:p>-116.352</text:p>
          </table:table-cell>
          <table:table-cell table:number-columns-repeated="4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8.329" calcext:value-type="float">
            <text:p>-118.329</text:p>
          </table:table-cell>
          <table:table-cell table:number-columns-repeated="4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20.844" calcext:value-type="float">
            <text:p>-120.844</text:p>
          </table:table-cell>
          <table:table-cell table:number-columns-repeated="4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20.833" calcext:value-type="float">
            <text:p>-120.833</text:p>
          </table:table-cell>
          <table:table-cell table:number-columns-repeated="4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6.785" calcext:value-type="float">
            <text:p>-116.785</text:p>
          </table:table-cell>
          <table:table-cell table:number-columns-repeated="4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2.803" calcext:value-type="float">
            <text:p>-112.803</text:p>
          </table:table-cell>
          <table:table-cell table:number-columns-repeated="4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8.277" calcext:value-type="float">
            <text:p>-118.277</text:p>
          </table:table-cell>
          <table:table-cell table:number-columns-repeated="4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1.483" calcext:value-type="float">
            <text:p>-111.483</text:p>
          </table:table-cell>
          <table:table-cell table:number-columns-repeated="4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1.796" calcext:value-type="float">
            <text:p>-111.796</text:p>
          </table:table-cell>
          <table:table-cell table:number-columns-repeated="4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3.49" calcext:value-type="float">
            <text:p>-113.49</text:p>
          </table:table-cell>
          <table:table-cell table:number-columns-repeated="4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2.784" calcext:value-type="float">
            <text:p>-112.784</text:p>
          </table:table-cell>
          <table:table-cell table:number-columns-repeated="4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5.116" calcext:value-type="float">
            <text:p>-115.116</text:p>
          </table:table-cell>
          <table:table-cell table:number-columns-repeated="4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7.599" calcext:value-type="float">
            <text:p>-117.599</text:p>
          </table:table-cell>
          <table:table-cell table:number-columns-repeated="4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117.547" calcext:value-type="float">
            <text:p>-117.547</text:p>
          </table:table-cell>
          <table:table-cell table:number-columns-repeated="4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18.677" calcext:value-type="float">
            <text:p>-118.677</text:p>
          </table:table-cell>
          <table:table-cell table:number-columns-repeated="4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17.827" calcext:value-type="float">
            <text:p>-117.827</text:p>
          </table:table-cell>
          <table:table-cell table:number-columns-repeated="4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17.072" calcext:value-type="float">
            <text:p>-117.072</text:p>
          </table:table-cell>
          <table:table-cell table:number-columns-repeated="4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11.418" calcext:value-type="float">
            <text:p>-111.418</text:p>
          </table:table-cell>
          <table:table-cell table:number-columns-repeated="4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10.079" calcext:value-type="float">
            <text:p>-110.079</text:p>
          </table:table-cell>
          <table:table-cell table:number-columns-repeated="4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10.27" calcext:value-type="float">
            <text:p>-110.27</text:p>
          </table:table-cell>
          <table:table-cell table:number-columns-repeated="4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5.648" calcext:value-type="float">
            <text:p>-105.648</text:p>
          </table:table-cell>
          <table:table-cell table:number-columns-repeated="4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9.559" calcext:value-type="float">
            <text:p>-109.559</text:p>
          </table:table-cell>
          <table:table-cell table:number-columns-repeated="4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8.168" calcext:value-type="float">
            <text:p>-108.168</text:p>
          </table:table-cell>
          <table:table-cell table:number-columns-repeated="4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7.596" calcext:value-type="float">
            <text:p>-107.596</text:p>
          </table:table-cell>
          <table:table-cell table:number-columns-repeated="4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6.863" calcext:value-type="float">
            <text:p>-106.863</text:p>
          </table:table-cell>
          <table:table-cell table:number-columns-repeated="4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5.19" calcext:value-type="float">
            <text:p>-105.19</text:p>
          </table:table-cell>
          <table:table-cell table:number-columns-repeated="4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7.831" calcext:value-type="float">
            <text:p>-107.831</text:p>
          </table:table-cell>
          <table:table-cell table:number-columns-repeated="4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6.254" calcext:value-type="float">
            <text:p>-106.254</text:p>
          </table:table-cell>
          <table:table-cell table:number-columns-repeated="4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5.732" calcext:value-type="float">
            <text:p>-105.732</text:p>
          </table:table-cell>
          <table:table-cell table:number-columns-repeated="4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4.085" calcext:value-type="float">
            <text:p>-104.085</text:p>
          </table:table-cell>
          <table:table-cell table:number-columns-repeated="4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5.498" calcext:value-type="float">
            <text:p>-105.498</text:p>
          </table:table-cell>
          <table:table-cell table:number-columns-repeated="4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7.401" calcext:value-type="float">
            <text:p>-107.401</text:p>
          </table:table-cell>
          <table:table-cell table:number-columns-repeated="4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8.968" calcext:value-type="float">
            <text:p>-108.968</text:p>
          </table:table-cell>
          <table:table-cell table:number-columns-repeated="4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10.034" calcext:value-type="float">
            <text:p>-110.034</text:p>
          </table:table-cell>
          <table:table-cell table:number-columns-repeated="4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6.06" calcext:value-type="float">
            <text:p>-106.06</text:p>
          </table:table-cell>
          <table:table-cell table:number-columns-repeated="4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8.635" calcext:value-type="float">
            <text:p>-108.635</text:p>
          </table:table-cell>
          <table:table-cell table:number-columns-repeated="4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9.703" calcext:value-type="float">
            <text:p>-109.703</text:p>
          </table:table-cell>
          <table:table-cell table:number-columns-repeated="4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8.129" calcext:value-type="float">
            <text:p>-108.129</text:p>
          </table:table-cell>
          <table:table-cell table:number-columns-repeated="4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7.311" calcext:value-type="float">
            <text:p>-107.311</text:p>
          </table:table-cell>
          <table:table-cell table:number-columns-repeated="4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3.287" calcext:value-type="float">
            <text:p>-103.287</text:p>
          </table:table-cell>
          <table:table-cell table:number-columns-repeated="4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12.097" calcext:value-type="float">
            <text:p>-112.097</text:p>
          </table:table-cell>
          <table:table-cell table:number-columns-repeated="4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12.21" calcext:value-type="float">
            <text:p>-112.21</text:p>
          </table:table-cell>
          <table:table-cell table:number-columns-repeated="4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8.331" calcext:value-type="float">
            <text:p>-108.331</text:p>
          </table:table-cell>
          <table:table-cell table:number-columns-repeated="4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10.056" calcext:value-type="float">
            <text:p>-110.056</text:p>
          </table:table-cell>
          <table:table-cell table:number-columns-repeated="4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3.592" calcext:value-type="float">
            <text:p>-103.592</text:p>
          </table:table-cell>
          <table:table-cell table:number-columns-repeated="4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7.814" calcext:value-type="float">
            <text:p>-107.814</text:p>
          </table:table-cell>
          <table:table-cell table:number-columns-repeated="4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11.627" calcext:value-type="float">
            <text:p>-111.627</text:p>
          </table:table-cell>
          <table:table-cell table:number-columns-repeated="4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10.968" calcext:value-type="float">
            <text:p>-110.968</text:p>
          </table:table-cell>
          <table:table-cell table:number-columns-repeated="4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5.85" calcext:value-type="float">
            <text:p>-105.85</text:p>
          </table:table-cell>
          <table:table-cell table:number-columns-repeated="4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4.67" calcext:value-type="float">
            <text:p>-104.67</text:p>
          </table:table-cell>
          <table:table-cell table:number-columns-repeated="4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7.254" calcext:value-type="float">
            <text:p>-107.254</text:p>
          </table:table-cell>
          <table:table-cell table:number-columns-repeated="4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7.25" calcext:value-type="float">
            <text:p>-107.25</text:p>
          </table:table-cell>
          <table:table-cell table:number-columns-repeated="4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5.19" calcext:value-type="float">
            <text:p>-105.19</text:p>
          </table:table-cell>
          <table:table-cell table:number-columns-repeated="4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7.393" calcext:value-type="float">
            <text:p>-107.393</text:p>
          </table:table-cell>
          <table:table-cell table:number-columns-repeated="4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6.102" calcext:value-type="float">
            <text:p>-106.102</text:p>
          </table:table-cell>
          <table:table-cell table:number-columns-repeated="4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8.072" calcext:value-type="float">
            <text:p>-108.072</text:p>
          </table:table-cell>
          <table:table-cell table:number-columns-repeated="4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12.632" calcext:value-type="float">
            <text:p>-112.632</text:p>
          </table:table-cell>
          <table:table-cell table:number-columns-repeated="4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5.753" calcext:value-type="float">
            <text:p>-105.753</text:p>
          </table:table-cell>
          <table:table-cell table:number-columns-repeated="4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4.587" calcext:value-type="float">
            <text:p>-104.587</text:p>
          </table:table-cell>
          <table:table-cell table:number-columns-repeated="4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6.645" calcext:value-type="float">
            <text:p>-106.645</text:p>
          </table:table-cell>
          <table:table-cell table:number-columns-repeated="4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10.935" calcext:value-type="float">
            <text:p>-110.935</text:p>
          </table:table-cell>
          <table:table-cell table:number-columns-repeated="4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8.265" calcext:value-type="float">
            <text:p>-108.265</text:p>
          </table:table-cell>
          <table:table-cell table:number-columns-repeated="4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5.698" calcext:value-type="float">
            <text:p>-105.698</text:p>
          </table:table-cell>
          <table:table-cell table:number-columns-repeated="4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5.724" calcext:value-type="float">
            <text:p>-105.724</text:p>
          </table:table-cell>
          <table:table-cell table:number-columns-repeated="4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-105.527" calcext:value-type="float">
            <text:p>-105.527</text:p>
          </table:table-cell>
          <table:table-cell table:number-columns-repeated="4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10.188" calcext:value-type="float">
            <text:p>-110.188</text:p>
          </table:table-cell>
          <table:table-cell table:number-columns-repeated="4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8.848" calcext:value-type="float">
            <text:p>-108.848</text:p>
          </table:table-cell>
          <table:table-cell table:number-columns-repeated="4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0.964" calcext:value-type="float">
            <text:p>-100.964</text:p>
          </table:table-cell>
          <table:table-cell table:number-columns-repeated="4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4.432" calcext:value-type="float">
            <text:p>-104.432</text:p>
          </table:table-cell>
          <table:table-cell table:number-columns-repeated="4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4.089" calcext:value-type="float">
            <text:p>-104.089</text:p>
          </table:table-cell>
          <table:table-cell table:number-columns-repeated="4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2.336" calcext:value-type="float">
            <text:p>-102.336</text:p>
          </table:table-cell>
          <table:table-cell table:number-columns-repeated="4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2.163" calcext:value-type="float">
            <text:p>-102.163</text:p>
          </table:table-cell>
          <table:table-cell table:number-columns-repeated="4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99.6997" calcext:value-type="float">
            <text:p>-99.6997</text:p>
          </table:table-cell>
          <table:table-cell table:number-columns-repeated="4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0.713" calcext:value-type="float">
            <text:p>-100.713</text:p>
          </table:table-cell>
          <table:table-cell table:number-columns-repeated="4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96.3287" calcext:value-type="float">
            <text:p>-96.3287</text:p>
          </table:table-cell>
          <table:table-cell table:number-columns-repeated="4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0.394" calcext:value-type="float">
            <text:p>-100.394</text:p>
          </table:table-cell>
          <table:table-cell table:number-columns-repeated="4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96.7551" calcext:value-type="float">
            <text:p>-96.7551</text:p>
          </table:table-cell>
          <table:table-cell table:number-columns-repeated="4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97.741" calcext:value-type="float">
            <text:p>-97.741</text:p>
          </table:table-cell>
          <table:table-cell table:number-columns-repeated="4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1.801" calcext:value-type="float">
            <text:p>-101.801</text:p>
          </table:table-cell>
          <table:table-cell table:number-columns-repeated="4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99.1658" calcext:value-type="float">
            <text:p>-99.1658</text:p>
          </table:table-cell>
          <table:table-cell table:number-columns-repeated="4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0.021" calcext:value-type="float">
            <text:p>-100.021</text:p>
          </table:table-cell>
          <table:table-cell table:number-columns-repeated="4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1.286" calcext:value-type="float">
            <text:p>-101.286</text:p>
          </table:table-cell>
          <table:table-cell table:number-columns-repeated="4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0.202" calcext:value-type="float">
            <text:p>-100.202</text:p>
          </table:table-cell>
          <table:table-cell table:number-columns-repeated="4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95.8405" calcext:value-type="float">
            <text:p>-95.8405</text:p>
          </table:table-cell>
          <table:table-cell table:number-columns-repeated="4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99.8266" calcext:value-type="float">
            <text:p>-99.8266</text:p>
          </table:table-cell>
          <table:table-cell table:number-columns-repeated="4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98.967" calcext:value-type="float">
            <text:p>-98.967</text:p>
          </table:table-cell>
          <table:table-cell table:number-columns-repeated="4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97.6586" calcext:value-type="float">
            <text:p>-97.6586</text:p>
          </table:table-cell>
          <table:table-cell table:number-columns-repeated="4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2.371" calcext:value-type="float">
            <text:p>-102.371</text:p>
          </table:table-cell>
          <table:table-cell table:number-columns-repeated="4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99.4505" calcext:value-type="float">
            <text:p>-99.4505</text:p>
          </table:table-cell>
          <table:table-cell table:number-columns-repeated="4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98.4373" calcext:value-type="float">
            <text:p>-98.4373</text:p>
          </table:table-cell>
          <table:table-cell table:number-columns-repeated="4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0.432" calcext:value-type="float">
            <text:p>-100.432</text:p>
          </table:table-cell>
          <table:table-cell table:number-columns-repeated="4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98.2668" calcext:value-type="float">
            <text:p>-98.2668</text:p>
          </table:table-cell>
          <table:table-cell table:number-columns-repeated="4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96.5204" calcext:value-type="float">
            <text:p>-96.5204</text:p>
          </table:table-cell>
          <table:table-cell table:number-columns-repeated="4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1.022" calcext:value-type="float">
            <text:p>-101.022</text:p>
          </table:table-cell>
          <table:table-cell table:number-columns-repeated="4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99.2617" calcext:value-type="float">
            <text:p>-99.2617</text:p>
          </table:table-cell>
          <table:table-cell table:number-columns-repeated="4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95.844" calcext:value-type="float">
            <text:p>-95.844</text:p>
          </table:table-cell>
          <table:table-cell table:number-columns-repeated="4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4.138" calcext:value-type="float">
            <text:p>-104.138</text:p>
          </table:table-cell>
          <table:table-cell table:number-columns-repeated="4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98.0392" calcext:value-type="float">
            <text:p>-98.0392</text:p>
          </table:table-cell>
          <table:table-cell table:number-columns-repeated="4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96.4646" calcext:value-type="float">
            <text:p>-96.4646</text:p>
          </table:table-cell>
          <table:table-cell table:number-columns-repeated="4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2.584" calcext:value-type="float">
            <text:p>-102.584</text:p>
          </table:table-cell>
          <table:table-cell table:number-columns-repeated="4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99.8303" calcext:value-type="float">
            <text:p>-99.8303</text:p>
          </table:table-cell>
          <table:table-cell table:number-columns-repeated="4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98.5574" calcext:value-type="float">
            <text:p>-98.5574</text:p>
          </table:table-cell>
          <table:table-cell table:number-columns-repeated="4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0.534" calcext:value-type="float">
            <text:p>-100.534</text:p>
          </table:table-cell>
          <table:table-cell table:number-columns-repeated="4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98.5355" calcext:value-type="float">
            <text:p>-98.5355</text:p>
          </table:table-cell>
          <table:table-cell table:number-columns-repeated="4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97.2597" calcext:value-type="float">
            <text:p>-97.2597</text:p>
          </table:table-cell>
          <table:table-cell table:number-columns-repeated="4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2.066" calcext:value-type="float">
            <text:p>-102.066</text:p>
          </table:table-cell>
          <table:table-cell table:number-columns-repeated="4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98.7837" calcext:value-type="float">
            <text:p>-98.7837</text:p>
          </table:table-cell>
          <table:table-cell table:number-columns-repeated="4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3.636" calcext:value-type="float">
            <text:p>-103.636</text:p>
          </table:table-cell>
          <table:table-cell table:number-columns-repeated="4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99.6847" calcext:value-type="float">
            <text:p>-99.6847</text:p>
          </table:table-cell>
          <table:table-cell table:number-columns-repeated="4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97.3947" calcext:value-type="float">
            <text:p>-97.3947</text:p>
          </table:table-cell>
          <table:table-cell table:number-columns-repeated="4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98.6449" calcext:value-type="float">
            <text:p>-98.6449</text:p>
          </table:table-cell>
          <table:table-cell table:number-columns-repeated="4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1.669" calcext:value-type="float">
            <text:p>-101.669</text:p>
          </table:table-cell>
          <table:table-cell table:number-columns-repeated="4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0.58" calcext:value-type="float">
            <text:p>-100.58</text:p>
          </table:table-cell>
          <table:table-cell table:number-columns-repeated="4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98.8203" calcext:value-type="float">
            <text:p>-98.8203</text:p>
          </table:table-cell>
          <table:table-cell table:number-columns-repeated="4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3.984" calcext:value-type="float">
            <text:p>-103.984</text:p>
          </table:table-cell>
          <table:table-cell table:number-columns-repeated="4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100.19" calcext:value-type="float">
            <text:p>-100.19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7.978" calcext:value-type="float">
            <text:p>-97.978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100.504" calcext:value-type="float">
            <text:p>-100.504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3.6198" calcext:value-type="float">
            <text:p>-93.6198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4.5191" calcext:value-type="float">
            <text:p>-94.5191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6.4332" calcext:value-type="float">
            <text:p>-96.4332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0.9536" calcext:value-type="float">
            <text:p>-90.9536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5.2687" calcext:value-type="float">
            <text:p>-95.2687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1.1868" calcext:value-type="float">
            <text:p>-91.1868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7.0615" calcext:value-type="float">
            <text:p>-97.0615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89.07" calcext:value-type="float">
            <text:p>-89.07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5.2619" calcext:value-type="float">
            <text:p>-95.2619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0.1053" calcext:value-type="float">
            <text:p>-90.1053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2.5829" calcext:value-type="float">
            <text:p>-92.5829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3.1489" calcext:value-type="float">
            <text:p>-93.1489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4.8452" calcext:value-type="float">
            <text:p>-94.8452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2.1001" calcext:value-type="float">
            <text:p>-92.1001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1.5719" calcext:value-type="float">
            <text:p>-91.5719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2.9411" calcext:value-type="float">
            <text:p>-92.9411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89.5576" calcext:value-type="float">
            <text:p>-89.5576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2.7343" calcext:value-type="float">
            <text:p>-92.7343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0.9256" calcext:value-type="float">
            <text:p>-90.9256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1.78" calcext:value-type="float">
            <text:p>-91.78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1.9001" calcext:value-type="float">
            <text:p>-91.9001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4.9566" calcext:value-type="float">
            <text:p>-94.9566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3.3641" calcext:value-type="float">
            <text:p>-93.3641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4.3619" calcext:value-type="float">
            <text:p>-94.3619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1.6601" calcext:value-type="float">
            <text:p>-91.6601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0.0536" calcext:value-type="float">
            <text:p>-90.0536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1.1182" calcext:value-type="float">
            <text:p>-91.1182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2.4866" calcext:value-type="float">
            <text:p>-92.4866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89.0819" calcext:value-type="float">
            <text:p>-89.0819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4.1586" calcext:value-type="float">
            <text:p>-94.1586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0.7492" calcext:value-type="float">
            <text:p>-90.7492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0.2578" calcext:value-type="float">
            <text:p>-90.2578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5.6926" calcext:value-type="float">
            <text:p>-95.6926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1.9255" calcext:value-type="float">
            <text:p>-91.9255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6.9028" calcext:value-type="float">
            <text:p>-96.9028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89.9503" calcext:value-type="float">
            <text:p>-89.9503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1.1681" calcext:value-type="float">
            <text:p>-91.1681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89.7233" calcext:value-type="float">
            <text:p>-89.7233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0.0901" calcext:value-type="float">
            <text:p>-90.0901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1.4777" calcext:value-type="float">
            <text:p>-91.4777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1.1618" calcext:value-type="float">
            <text:p>-91.1618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2.4706" calcext:value-type="float">
            <text:p>-92.4706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88.4027" calcext:value-type="float">
            <text:p>-88.4027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5.4358" calcext:value-type="float">
            <text:p>-95.4358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1.5217" calcext:value-type="float">
            <text:p>-91.5217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5.5829" calcext:value-type="float">
            <text:p>-95.5829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1.3211" calcext:value-type="float">
            <text:p>-91.3211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95.7786" calcext:value-type="float">
            <text:p>-95.7786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89.1087" calcext:value-type="float">
            <text:p>-89.1087</text:p>
          </table:table-cell>
          <table:table-cell table:number-columns-repeated="4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94.8047" calcext:value-type="float">
            <text:p>-94.8047</text:p>
          </table:table-cell>
          <table:table-cell table:number-columns-repeated="4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91.2273" calcext:value-type="float">
            <text:p>-91.2273</text:p>
          </table:table-cell>
          <table:table-cell table:number-columns-repeated="4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90.3587" calcext:value-type="float">
            <text:p>-90.3587</text:p>
          </table:table-cell>
          <table:table-cell table:number-columns-repeated="4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6.5913" calcext:value-type="float">
            <text:p>-86.5913</text:p>
          </table:table-cell>
          <table:table-cell table:number-columns-repeated="4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8.5201" calcext:value-type="float">
            <text:p>-88.5201</text:p>
          </table:table-cell>
          <table:table-cell table:number-columns-repeated="4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2.9884" calcext:value-type="float">
            <text:p>-82.9884</text:p>
          </table:table-cell>
          <table:table-cell table:number-columns-repeated="4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3.7021" calcext:value-type="float">
            <text:p>-83.7021</text:p>
          </table:table-cell>
          <table:table-cell table:number-columns-repeated="4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3.1255" calcext:value-type="float">
            <text:p>-83.1255</text:p>
          </table:table-cell>
          <table:table-cell table:number-columns-repeated="4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2.47" calcext:value-type="float">
            <text:p>-82.47</text:p>
          </table:table-cell>
          <table:table-cell table:number-columns-repeated="4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4.5916" calcext:value-type="float">
            <text:p>-84.5916</text:p>
          </table:table-cell>
          <table:table-cell table:number-columns-repeated="4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3.6732" calcext:value-type="float">
            <text:p>-83.6732</text:p>
          </table:table-cell>
          <table:table-cell table:number-columns-repeated="4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5.0286" calcext:value-type="float">
            <text:p>-85.0286</text:p>
          </table:table-cell>
          <table:table-cell table:number-columns-repeated="4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3.9393" calcext:value-type="float">
            <text:p>-83.9393</text:p>
          </table:table-cell>
          <table:table-cell table:number-columns-repeated="4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3.571" calcext:value-type="float">
            <text:p>-83.571</text:p>
          </table:table-cell>
          <table:table-cell table:number-columns-repeated="4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1.2364" calcext:value-type="float">
            <text:p>-81.2364</text:p>
          </table:table-cell>
          <table:table-cell table:number-columns-repeated="4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3.626" calcext:value-type="float">
            <text:p>-83.626</text:p>
          </table:table-cell>
          <table:table-cell table:number-columns-repeated="4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2.5363" calcext:value-type="float">
            <text:p>-82.5363</text:p>
          </table:table-cell>
          <table:table-cell table:number-columns-repeated="4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3.3646" calcext:value-type="float">
            <text:p>-83.3646</text:p>
          </table:table-cell>
          <table:table-cell table:number-columns-repeated="4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3.668" calcext:value-type="float">
            <text:p>-83.668</text:p>
          </table:table-cell>
          <table:table-cell table:number-columns-repeated="4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6.5014" calcext:value-type="float">
            <text:p>-86.5014</text:p>
          </table:table-cell>
          <table:table-cell table:number-columns-repeated="4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1.4026" calcext:value-type="float">
            <text:p>-81.4026</text:p>
          </table:table-cell>
          <table:table-cell table:number-columns-repeated="4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6.7604" calcext:value-type="float">
            <text:p>-86.7604</text:p>
          </table:table-cell>
          <table:table-cell table:number-columns-repeated="4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2.3554" calcext:value-type="float">
            <text:p>-82.3554</text:p>
          </table:table-cell>
          <table:table-cell table:number-columns-repeated="4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5.0096" calcext:value-type="float">
            <text:p>-85.0096</text:p>
          </table:table-cell>
          <table:table-cell table:number-columns-repeated="4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8.1048" calcext:value-type="float">
            <text:p>-88.1048</text:p>
          </table:table-cell>
          <table:table-cell table:number-columns-repeated="4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1.7645" calcext:value-type="float">
            <text:p>-81.7645</text:p>
          </table:table-cell>
          <table:table-cell table:number-columns-repeated="4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2.6028" calcext:value-type="float">
            <text:p>-82.6028</text:p>
          </table:table-cell>
          <table:table-cell table:number-columns-repeated="4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5.0421" calcext:value-type="float">
            <text:p>-85.0421</text:p>
          </table:table-cell>
          <table:table-cell table:number-columns-repeated="4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2.6386" calcext:value-type="float">
            <text:p>-82.6386</text:p>
          </table:table-cell>
          <table:table-cell table:number-columns-repeated="4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7.0578" calcext:value-type="float">
            <text:p>-87.0578</text:p>
          </table:table-cell>
          <table:table-cell table:number-columns-repeated="4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3.8469" calcext:value-type="float">
            <text:p>-83.8469</text:p>
          </table:table-cell>
          <table:table-cell table:number-columns-repeated="4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1.3876" calcext:value-type="float">
            <text:p>-81.3876</text:p>
          </table:table-cell>
          <table:table-cell table:number-columns-repeated="4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4.8419" calcext:value-type="float">
            <text:p>-84.8419</text:p>
          </table:table-cell>
          <table:table-cell table:number-columns-repeated="4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4.8257" calcext:value-type="float">
            <text:p>-84.8257</text:p>
          </table:table-cell>
          <table:table-cell table:number-columns-repeated="4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4.5541" calcext:value-type="float">
            <text:p>-84.5541</text:p>
          </table:table-cell>
          <table:table-cell table:number-columns-repeated="4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4.1326" calcext:value-type="float">
            <text:p>-84.1326</text:p>
          </table:table-cell>
          <table:table-cell table:number-columns-repeated="4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0.72" calcext:value-type="float">
            <text:p>-80.72</text:p>
          </table:table-cell>
          <table:table-cell table:number-columns-repeated="4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4.6749" calcext:value-type="float">
            <text:p>-84.6749</text:p>
          </table:table-cell>
          <table:table-cell table:number-columns-repeated="4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3.0142" calcext:value-type="float">
            <text:p>-83.0142</text:p>
          </table:table-cell>
          <table:table-cell table:number-columns-repeated="4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2.808" calcext:value-type="float">
            <text:p>-82.808</text:p>
          </table:table-cell>
          <table:table-cell table:number-columns-repeated="4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2.7104" calcext:value-type="float">
            <text:p>-82.7104</text:p>
          </table:table-cell>
          <table:table-cell table:number-columns-repeated="4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2.5031" calcext:value-type="float">
            <text:p>-82.5031</text:p>
          </table:table-cell>
          <table:table-cell table:number-columns-repeated="4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3.0634" calcext:value-type="float">
            <text:p>-83.0634</text:p>
          </table:table-cell>
          <table:table-cell table:number-columns-repeated="4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5.1671" calcext:value-type="float">
            <text:p>-85.1671</text:p>
          </table:table-cell>
          <table:table-cell table:number-columns-repeated="4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5.7256" calcext:value-type="float">
            <text:p>-85.7256</text:p>
          </table:table-cell>
          <table:table-cell table:number-columns-repeated="4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3.6706" calcext:value-type="float">
            <text:p>-83.6706</text:p>
          </table:table-cell>
          <table:table-cell table:number-columns-repeated="4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3.8654" calcext:value-type="float">
            <text:p>-83.8654</text:p>
          </table:table-cell>
          <table:table-cell table:number-columns-repeated="4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3.9472" calcext:value-type="float">
            <text:p>-83.9472</text:p>
          </table:table-cell>
          <table:table-cell table:number-columns-repeated="4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1.6843" calcext:value-type="float">
            <text:p>-81.6843</text:p>
          </table:table-cell>
          <table:table-cell table:number-columns-repeated="4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7.5264" calcext:value-type="float">
            <text:p>-87.5264</text:p>
          </table:table-cell>
          <table:table-cell table:number-columns-repeated="4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83.8944" calcext:value-type="float">
            <text:p>-83.8944</text:p>
          </table:table-cell>
          <table:table-cell table:number-columns-repeated="4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82.7233" calcext:value-type="float">
            <text:p>-82.7233</text:p>
          </table:table-cell>
          <table:table-cell table:number-columns-repeated="4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84.9176" calcext:value-type="float">
            <text:p>-84.9176</text:p>
          </table:table-cell>
          <table:table-cell table:number-columns-repeated="4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82.8415" calcext:value-type="float">
            <text:p>-82.8415</text:p>
          </table:table-cell>
          <table:table-cell table:number-columns-repeated="4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82.9807" calcext:value-type="float">
            <text:p>-82.9807</text:p>
          </table:table-cell>
          <table:table-cell table:number-columns-repeated="4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7.818" calcext:value-type="float">
            <text:p>-77.818</text:p>
          </table:table-cell>
          <table:table-cell table:number-columns-repeated="4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5.7146" calcext:value-type="float">
            <text:p>-75.7146</text:p>
          </table:table-cell>
          <table:table-cell table:number-columns-repeated="4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2.5663" calcext:value-type="float">
            <text:p>-72.5663</text:p>
          </table:table-cell>
          <table:table-cell table:number-columns-repeated="4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5.9021" calcext:value-type="float">
            <text:p>-75.9021</text:p>
          </table:table-cell>
          <table:table-cell table:number-columns-repeated="4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6.0992" calcext:value-type="float">
            <text:p>-76.0992</text:p>
          </table:table-cell>
          <table:table-cell table:number-columns-repeated="4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5.5622" calcext:value-type="float">
            <text:p>-75.5622</text:p>
          </table:table-cell>
          <table:table-cell table:number-columns-repeated="4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6.8359" calcext:value-type="float">
            <text:p>-76.8359</text:p>
          </table:table-cell>
          <table:table-cell table:number-columns-repeated="4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81.1845" calcext:value-type="float">
            <text:p>-81.1845</text:p>
          </table:table-cell>
          <table:table-cell table:number-columns-repeated="4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2.0818" calcext:value-type="float">
            <text:p>-72.0818</text:p>
          </table:table-cell>
          <table:table-cell table:number-columns-repeated="4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6.7188" calcext:value-type="float">
            <text:p>-76.7188</text:p>
          </table:table-cell>
          <table:table-cell table:number-columns-repeated="4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5.9085" calcext:value-type="float">
            <text:p>-75.9085</text:p>
          </table:table-cell>
          <table:table-cell table:number-columns-repeated="4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5.8179" calcext:value-type="float">
            <text:p>-75.8179</text:p>
          </table:table-cell>
          <table:table-cell table:number-columns-repeated="4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2.818" calcext:value-type="float">
            <text:p>-72.818</text:p>
          </table:table-cell>
          <table:table-cell table:number-columns-repeated="4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2.5722" calcext:value-type="float">
            <text:p>-72.5722</text:p>
          </table:table-cell>
          <table:table-cell table:number-columns-repeated="4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4.9548" calcext:value-type="float">
            <text:p>-74.9548</text:p>
          </table:table-cell>
          <table:table-cell table:number-columns-repeated="4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7.1359" calcext:value-type="float">
            <text:p>-77.1359</text:p>
          </table:table-cell>
          <table:table-cell table:number-columns-repeated="4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4.59" calcext:value-type="float">
            <text:p>-74.59</text:p>
          </table:table-cell>
          <table:table-cell table:number-columns-repeated="4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5.0138" calcext:value-type="float">
            <text:p>-75.0138</text:p>
          </table:table-cell>
          <table:table-cell table:number-columns-repeated="4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8.7906" calcext:value-type="float">
            <text:p>-78.7906</text:p>
          </table:table-cell>
          <table:table-cell table:number-columns-repeated="4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3.9201" calcext:value-type="float">
            <text:p>-73.9201</text:p>
          </table:table-cell>
          <table:table-cell table:number-columns-repeated="4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5.2615" calcext:value-type="float">
            <text:p>-75.2615</text:p>
          </table:table-cell>
          <table:table-cell table:number-columns-repeated="4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5.6308" calcext:value-type="float">
            <text:p>-75.6308</text:p>
          </table:table-cell>
          <table:table-cell table:number-columns-repeated="4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5.6845" calcext:value-type="float">
            <text:p>-75.6845</text:p>
          </table:table-cell>
          <table:table-cell table:number-columns-repeated="4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6.8713" calcext:value-type="float">
            <text:p>-76.8713</text:p>
          </table:table-cell>
          <table:table-cell table:number-columns-repeated="4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3.873" calcext:value-type="float">
            <text:p>-73.873</text:p>
          </table:table-cell>
          <table:table-cell table:number-columns-repeated="4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4.9632" calcext:value-type="float">
            <text:p>-74.9632</text:p>
          </table:table-cell>
          <table:table-cell table:number-columns-repeated="4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7.6209" calcext:value-type="float">
            <text:p>-77.6209</text:p>
          </table:table-cell>
          <table:table-cell table:number-columns-repeated="4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5.9237" calcext:value-type="float">
            <text:p>-75.9237</text:p>
          </table:table-cell>
          <table:table-cell table:number-columns-repeated="4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6.1013" calcext:value-type="float">
            <text:p>-76.1013</text:p>
          </table:table-cell>
          <table:table-cell table:number-columns-repeated="4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5.4382" calcext:value-type="float">
            <text:p>-75.4382</text:p>
          </table:table-cell>
          <table:table-cell table:number-columns-repeated="4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3.2218" calcext:value-type="float">
            <text:p>-73.2218</text:p>
          </table:table-cell>
          <table:table-cell table:number-columns-repeated="4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8.7626" calcext:value-type="float">
            <text:p>-78.7626</text:p>
          </table:table-cell>
          <table:table-cell table:number-columns-repeated="4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2.9155" calcext:value-type="float">
            <text:p>-72.9155</text:p>
          </table:table-cell>
          <table:table-cell table:number-columns-repeated="4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6.5997" calcext:value-type="float">
            <text:p>-76.5997</text:p>
          </table:table-cell>
          <table:table-cell table:number-columns-repeated="4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4.8517" calcext:value-type="float">
            <text:p>-74.8517</text:p>
          </table:table-cell>
          <table:table-cell table:number-columns-repeated="4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2.3753" calcext:value-type="float">
            <text:p>-72.3753</text:p>
          </table:table-cell>
          <table:table-cell table:number-columns-repeated="4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4.465" calcext:value-type="float">
            <text:p>-74.465</text:p>
          </table:table-cell>
          <table:table-cell table:number-columns-repeated="4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7.4586" calcext:value-type="float">
            <text:p>-77.4586</text:p>
          </table:table-cell>
          <table:table-cell table:number-columns-repeated="4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6.1057" calcext:value-type="float">
            <text:p>-76.1057</text:p>
          </table:table-cell>
          <table:table-cell table:number-columns-repeated="4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6.6746" calcext:value-type="float">
            <text:p>-76.6746</text:p>
          </table:table-cell>
          <table:table-cell table:number-columns-repeated="4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7.5171" calcext:value-type="float">
            <text:p>-77.5171</text:p>
          </table:table-cell>
          <table:table-cell table:number-columns-repeated="4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8.3899" calcext:value-type="float">
            <text:p>-78.3899</text:p>
          </table:table-cell>
          <table:table-cell table:number-columns-repeated="4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7.0891" calcext:value-type="float">
            <text:p>-77.0891</text:p>
          </table:table-cell>
          <table:table-cell table:number-columns-repeated="4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5.7791" calcext:value-type="float">
            <text:p>-75.7791</text:p>
          </table:table-cell>
          <table:table-cell table:number-columns-repeated="4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4.7279" calcext:value-type="float">
            <text:p>-74.7279</text:p>
          </table:table-cell>
          <table:table-cell table:number-columns-repeated="4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6.7872" calcext:value-type="float">
            <text:p>-76.7872</text:p>
          </table:table-cell>
          <table:table-cell table:number-columns-repeated="4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-76.6151" calcext:value-type="float">
            <text:p>-76.6151</text:p>
          </table:table-cell>
          <table:table-cell table:number-columns-repeated="4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75.1343" calcext:value-type="float">
            <text:p>-75.1343</text:p>
          </table:table-cell>
          <table:table-cell table:number-columns-repeated="4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78.5446" calcext:value-type="float">
            <text:p>-78.5446</text:p>
          </table:table-cell>
          <table:table-cell table:number-columns-repeated="4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77.5397" calcext:value-type="float">
            <text:p>-77.5397</text:p>
          </table:table-cell>
          <table:table-cell table:number-columns-repeated="4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71.8236" calcext:value-type="float">
            <text:p>-71.8236</text:p>
          </table:table-cell>
          <table:table-cell table:number-columns-repeated="4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9.5078" calcext:value-type="float">
            <text:p>-69.5078</text:p>
          </table:table-cell>
          <table:table-cell table:number-columns-repeated="4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9.4101" calcext:value-type="float">
            <text:p>-69.4101</text:p>
          </table:table-cell>
          <table:table-cell table:number-columns-repeated="4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70.0906" calcext:value-type="float">
            <text:p>-70.0906</text:p>
          </table:table-cell>
          <table:table-cell table:number-columns-repeated="4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71.4483" calcext:value-type="float">
            <text:p>-71.4483</text:p>
          </table:table-cell>
          <table:table-cell table:number-columns-repeated="4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4.4512" calcext:value-type="float">
            <text:p>-64.4512</text:p>
          </table:table-cell>
          <table:table-cell table:number-columns-repeated="4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6.3928" calcext:value-type="float">
            <text:p>-66.3928</text:p>
          </table:table-cell>
          <table:table-cell table:number-columns-repeated="4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6.2773" calcext:value-type="float">
            <text:p>-66.2773</text:p>
          </table:table-cell>
          <table:table-cell table:number-columns-repeated="4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5.912" calcext:value-type="float">
            <text:p>-65.912</text:p>
          </table:table-cell>
          <table:table-cell table:number-columns-repeated="4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8.2588" calcext:value-type="float">
            <text:p>-68.2588</text:p>
          </table:table-cell>
          <table:table-cell table:number-columns-repeated="4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8.8403" calcext:value-type="float">
            <text:p>-68.8403</text:p>
          </table:table-cell>
          <table:table-cell table:number-columns-repeated="4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70.5262" calcext:value-type="float">
            <text:p>-70.5262</text:p>
          </table:table-cell>
          <table:table-cell table:number-columns-repeated="4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8.4709" calcext:value-type="float">
            <text:p>-68.4709</text:p>
          </table:table-cell>
          <table:table-cell table:number-columns-repeated="4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8.5554" calcext:value-type="float">
            <text:p>-68.5554</text:p>
          </table:table-cell>
          <table:table-cell table:number-columns-repeated="4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6.2131" calcext:value-type="float">
            <text:p>-66.2131</text:p>
          </table:table-cell>
          <table:table-cell table:number-columns-repeated="4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6.9008" calcext:value-type="float">
            <text:p>-66.9008</text:p>
          </table:table-cell>
          <table:table-cell table:number-columns-repeated="4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7.2195" calcext:value-type="float">
            <text:p>-67.2195</text:p>
          </table:table-cell>
          <table:table-cell table:number-columns-repeated="4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7.651" calcext:value-type="float">
            <text:p>-67.651</text:p>
          </table:table-cell>
          <table:table-cell table:number-columns-repeated="4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9.4137" calcext:value-type="float">
            <text:p>-69.4137</text:p>
          </table:table-cell>
          <table:table-cell table:number-columns-repeated="4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9.3001" calcext:value-type="float">
            <text:p>-69.3001</text:p>
          </table:table-cell>
          <table:table-cell table:number-columns-repeated="4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7.1231" calcext:value-type="float">
            <text:p>-67.1231</text:p>
          </table:table-cell>
          <table:table-cell table:number-columns-repeated="4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7.8248" calcext:value-type="float">
            <text:p>-67.8248</text:p>
          </table:table-cell>
          <table:table-cell table:number-columns-repeated="4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5.9641" calcext:value-type="float">
            <text:p>-65.9641</text:p>
          </table:table-cell>
          <table:table-cell table:number-columns-repeated="4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6.9008" calcext:value-type="float">
            <text:p>-66.9008</text:p>
          </table:table-cell>
          <table:table-cell table:number-columns-repeated="4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6.8354" calcext:value-type="float">
            <text:p>-66.8354</text:p>
          </table:table-cell>
          <table:table-cell table:number-columns-repeated="4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71.0164" calcext:value-type="float">
            <text:p>-71.0164</text:p>
          </table:table-cell>
          <table:table-cell table:number-columns-repeated="4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70.8128" calcext:value-type="float">
            <text:p>-70.8128</text:p>
          </table:table-cell>
          <table:table-cell table:number-columns-repeated="4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8.8972" calcext:value-type="float">
            <text:p>-68.8972</text:p>
          </table:table-cell>
          <table:table-cell table:number-columns-repeated="4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7.9302" calcext:value-type="float">
            <text:p>-67.9302</text:p>
          </table:table-cell>
          <table:table-cell table:number-columns-repeated="4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3.9688" calcext:value-type="float">
            <text:p>-63.9688</text:p>
          </table:table-cell>
          <table:table-cell table:number-columns-repeated="4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7.1383" calcext:value-type="float">
            <text:p>-67.1383</text:p>
          </table:table-cell>
          <table:table-cell table:number-columns-repeated="4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6.2328" calcext:value-type="float">
            <text:p>-66.2328</text:p>
          </table:table-cell>
          <table:table-cell table:number-columns-repeated="4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3.8035" calcext:value-type="float">
            <text:p>-63.8035</text:p>
          </table:table-cell>
          <table:table-cell table:number-columns-repeated="4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8.2343" calcext:value-type="float">
            <text:p>-68.2343</text:p>
          </table:table-cell>
          <table:table-cell table:number-columns-repeated="4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70.7395" calcext:value-type="float">
            <text:p>-70.7395</text:p>
          </table:table-cell>
          <table:table-cell table:number-columns-repeated="4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8.8865" calcext:value-type="float">
            <text:p>-68.8865</text:p>
          </table:table-cell>
          <table:table-cell table:number-columns-repeated="4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8.4744" calcext:value-type="float">
            <text:p>-68.4744</text:p>
          </table:table-cell>
          <table:table-cell table:number-columns-repeated="4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7.9267" calcext:value-type="float">
            <text:p>-67.9267</text:p>
          </table:table-cell>
          <table:table-cell table:number-columns-repeated="4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8.264" calcext:value-type="float">
            <text:p>-68.264</text:p>
          </table:table-cell>
          <table:table-cell table:number-columns-repeated="4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70.0777" calcext:value-type="float">
            <text:p>-70.0777</text:p>
          </table:table-cell>
          <table:table-cell table:number-columns-repeated="4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72.0935" calcext:value-type="float">
            <text:p>-72.0935</text:p>
          </table:table-cell>
          <table:table-cell table:number-columns-repeated="4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9.6167" calcext:value-type="float">
            <text:p>-69.6167</text:p>
          </table:table-cell>
          <table:table-cell table:number-columns-repeated="4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7.7903" calcext:value-type="float">
            <text:p>-67.7903</text:p>
          </table:table-cell>
          <table:table-cell table:number-columns-repeated="4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7.4764" calcext:value-type="float">
            <text:p>-67.4764</text:p>
          </table:table-cell>
          <table:table-cell table:number-columns-repeated="4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8.2728" calcext:value-type="float">
            <text:p>-68.2728</text:p>
          </table:table-cell>
          <table:table-cell table:number-columns-repeated="4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66.7167" calcext:value-type="float">
            <text:p>-66.7167</text:p>
          </table:table-cell>
          <table:table-cell table:number-columns-repeated="4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71.7502" calcext:value-type="float">
            <text:p>-71.7502</text:p>
          </table:table-cell>
          <table:table-cell table:number-columns-repeated="4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71.3566" calcext:value-type="float">
            <text:p>-71.3566</text:p>
          </table:table-cell>
          <table:table-cell table:number-columns-repeated="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70.4759" calcext:value-type="float">
            <text:p>-70.4759</text:p>
          </table:table-cell>
          <table:table-cell table:number-columns-repeated="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7.6407" calcext:value-type="float">
            <text:p>-67.6407</text:p>
          </table:table-cell>
          <table:table-cell table:number-columns-repeated="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4.9456" calcext:value-type="float">
            <text:p>-64.9456</text:p>
          </table:table-cell>
          <table:table-cell table:number-columns-repeated="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3.2451" calcext:value-type="float">
            <text:p>-63.2451</text:p>
          </table:table-cell>
          <table:table-cell table:number-columns-repeated="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2.3169" calcext:value-type="float">
            <text:p>-62.3169</text:p>
          </table:table-cell>
          <table:table-cell table:number-columns-repeated="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3.8004" calcext:value-type="float">
            <text:p>-63.8004</text:p>
          </table:table-cell>
          <table:table-cell table:number-columns-repeated="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4.5416" calcext:value-type="float">
            <text:p>-64.5416</text:p>
          </table:table-cell>
          <table:table-cell table:number-columns-repeated="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0.1793" calcext:value-type="float">
            <text:p>-60.1793</text:p>
          </table:table-cell>
          <table:table-cell table:number-columns-repeated="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0.2923" calcext:value-type="float">
            <text:p>-60.2923</text:p>
          </table:table-cell>
          <table:table-cell table:number-columns-repeated="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0.3619" calcext:value-type="float">
            <text:p>-60.3619</text:p>
          </table:table-cell>
          <table:table-cell table:number-columns-repeated="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1.2014" calcext:value-type="float">
            <text:p>-61.2014</text:p>
          </table:table-cell>
          <table:table-cell table:number-columns-repeated="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0.9343" calcext:value-type="float">
            <text:p>-60.9343</text:p>
          </table:table-cell>
          <table:table-cell table:number-columns-repeated="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2.3257" calcext:value-type="float">
            <text:p>-62.3257</text:p>
          </table:table-cell>
          <table:table-cell table:number-columns-repeated="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1.6756" calcext:value-type="float">
            <text:p>-61.6756</text:p>
          </table:table-cell>
          <table:table-cell table:number-columns-repeated="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3.4588" calcext:value-type="float">
            <text:p>-63.4588</text:p>
          </table:table-cell>
          <table:table-cell table:number-columns-repeated="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4.1921" calcext:value-type="float">
            <text:p>-64.1921</text:p>
          </table:table-cell>
          <table:table-cell table:number-columns-repeated="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4.9978" calcext:value-type="float">
            <text:p>-64.9978</text:p>
          </table:table-cell>
          <table:table-cell table:number-columns-repeated="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1.4411" calcext:value-type="float">
            <text:p>-61.4411</text:p>
          </table:table-cell>
          <table:table-cell table:number-columns-repeated="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2.3723" calcext:value-type="float">
            <text:p>-62.3723</text:p>
          </table:table-cell>
          <table:table-cell table:number-columns-repeated="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0.1576" calcext:value-type="float">
            <text:p>-60.1576</text:p>
          </table:table-cell>
          <table:table-cell table:number-columns-repeated="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1.2646" calcext:value-type="float">
            <text:p>-61.2646</text:p>
          </table:table-cell>
          <table:table-cell table:number-columns-repeated="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1.919" calcext:value-type="float">
            <text:p>-61.919</text:p>
          </table:table-cell>
          <table:table-cell table:number-columns-repeated="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3.7166" calcext:value-type="float">
            <text:p>-63.7166</text:p>
          </table:table-cell>
          <table:table-cell table:number-columns-repeated="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57.6016" calcext:value-type="float">
            <text:p>-57.6016</text:p>
          </table:table-cell>
          <table:table-cell table:number-columns-repeated="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0.4878" calcext:value-type="float">
            <text:p>-60.4878</text:p>
          </table:table-cell>
          <table:table-cell table:number-columns-repeated="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2.2573" calcext:value-type="float">
            <text:p>-62.2573</text:p>
          </table:table-cell>
          <table:table-cell table:number-columns-repeated="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0.8675" calcext:value-type="float">
            <text:p>-60.8675</text:p>
          </table:table-cell>
          <table:table-cell table:number-columns-repeated="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59.8551" calcext:value-type="float">
            <text:p>-59.8551</text:p>
          </table:table-cell>
          <table:table-cell table:number-columns-repeated="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0.9928" calcext:value-type="float">
            <text:p>-60.9928</text:p>
          </table:table-cell>
          <table:table-cell table:number-columns-repeated="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0.3605" calcext:value-type="float">
            <text:p>-60.3605</text:p>
          </table:table-cell>
          <table:table-cell table:number-columns-repeated="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1.9348" calcext:value-type="float">
            <text:p>-61.9348</text:p>
          </table:table-cell>
          <table:table-cell table:number-columns-repeated="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3.5586" calcext:value-type="float">
            <text:p>-63.5586</text:p>
          </table:table-cell>
          <table:table-cell table:number-columns-repeated="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1.4921" calcext:value-type="float">
            <text:p>-61.4921</text:p>
          </table:table-cell>
          <table:table-cell table:number-columns-repeated="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0.3455" calcext:value-type="float">
            <text:p>-60.3455</text:p>
          </table:table-cell>
          <table:table-cell table:number-columns-repeated="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59.2329" calcext:value-type="float">
            <text:p>-59.2329</text:p>
          </table:table-cell>
          <table:table-cell table:number-columns-repeated="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0.0344" calcext:value-type="float">
            <text:p>-60.0344</text:p>
          </table:table-cell>
          <table:table-cell table:number-columns-repeated="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59.8243" calcext:value-type="float">
            <text:p>-59.8243</text:p>
          </table:table-cell>
          <table:table-cell table:number-columns-repeated="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0.4179" calcext:value-type="float">
            <text:p>-60.4179</text:p>
          </table:table-cell>
          <table:table-cell table:number-columns-repeated="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59.2619" calcext:value-type="float">
            <text:p>-59.2619</text:p>
          </table:table-cell>
          <table:table-cell table:number-columns-repeated="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1.863" calcext:value-type="float">
            <text:p>-61.863</text:p>
          </table:table-cell>
          <table:table-cell table:number-columns-repeated="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1.6585" calcext:value-type="float">
            <text:p>-61.6585</text:p>
          </table:table-cell>
          <table:table-cell table:number-columns-repeated="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1.512" calcext:value-type="float">
            <text:p>-61.512</text:p>
          </table:table-cell>
          <table:table-cell table:number-columns-repeated="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1.0948" calcext:value-type="float">
            <text:p>-61.0948</text:p>
          </table:table-cell>
          <table:table-cell table:number-columns-repeated="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1.1719" calcext:value-type="float">
            <text:p>-61.1719</text:p>
          </table:table-cell>
          <table:table-cell table:number-columns-repeated="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0.366" calcext:value-type="float">
            <text:p>-60.366</text:p>
          </table:table-cell>
          <table:table-cell table:number-columns-repeated="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2.0675" calcext:value-type="float">
            <text:p>-62.0675</text:p>
          </table:table-cell>
          <table:table-cell table:number-columns-repeated="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3.2526" calcext:value-type="float">
            <text:p>-63.2526</text:p>
          </table:table-cell>
          <table:table-cell table:number-columns-repeated="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2.1499" calcext:value-type="float">
            <text:p>-62.1499</text:p>
          </table:table-cell>
          <table:table-cell table:number-columns-repeated="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4.155" calcext:value-type="float">
            <text:p>-64.155</text:p>
          </table:table-cell>
          <table:table-cell table:number-columns-repeated="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1.4383" calcext:value-type="float">
            <text:p>-61.4383</text:p>
          </table:table-cell>
          <table:table-cell table:number-columns-repeated="4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-62.4454" calcext:value-type="float">
            <text:p>-62.4454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63.2556" calcext:value-type="float">
            <text:p>-63.2556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63.6603" calcext:value-type="float">
            <text:p>-63.6603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60.3619" calcext:value-type="float">
            <text:p>-60.3619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8.1467" calcext:value-type="float">
            <text:p>-58.1467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8.5026" calcext:value-type="float">
            <text:p>-58.5026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6.6015" calcext:value-type="float">
            <text:p>-56.6015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3.1568" calcext:value-type="float">
            <text:p>-53.1568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3.1484" calcext:value-type="float">
            <text:p>-53.1484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3.6628" calcext:value-type="float">
            <text:p>-53.6628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4.6538" calcext:value-type="float">
            <text:p>-54.6538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1.6626" calcext:value-type="float">
            <text:p>-51.6626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3.2375" calcext:value-type="float">
            <text:p>-53.2375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4.0106" calcext:value-type="float">
            <text:p>-54.0106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2.9805" calcext:value-type="float">
            <text:p>-52.9805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2.7645" calcext:value-type="float">
            <text:p>-52.7645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2.4748" calcext:value-type="float">
            <text:p>-52.4748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2.1342" calcext:value-type="float">
            <text:p>-52.1342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2.0447" calcext:value-type="float">
            <text:p>-52.0447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2.7927" calcext:value-type="float">
            <text:p>-52.7927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1.7699" calcext:value-type="float">
            <text:p>-51.7699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3.2556" calcext:value-type="float">
            <text:p>-53.2556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3.142" calcext:value-type="float">
            <text:p>-53.142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5.2448" calcext:value-type="float">
            <text:p>-55.2448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2.7332" calcext:value-type="float">
            <text:p>-52.7332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3.3077" calcext:value-type="float">
            <text:p>-53.3077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3.2247" calcext:value-type="float">
            <text:p>-53.2247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2.8335" calcext:value-type="float">
            <text:p>-52.8335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1.0025" calcext:value-type="float">
            <text:p>-51.0025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3.3397" calcext:value-type="float">
            <text:p>-53.3397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3.2088" calcext:value-type="float">
            <text:p>-53.2088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3.7678" calcext:value-type="float">
            <text:p>-53.7678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3.2832" calcext:value-type="float">
            <text:p>-53.2832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1.3047" calcext:value-type="float">
            <text:p>-51.3047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2.6385" calcext:value-type="float">
            <text:p>-52.6385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1.9575" calcext:value-type="float">
            <text:p>-51.9575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1.3967" calcext:value-type="float">
            <text:p>-51.3967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2.3492" calcext:value-type="float">
            <text:p>-52.3492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3.7678" calcext:value-type="float">
            <text:p>-53.7678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5.5613" calcext:value-type="float">
            <text:p>-55.5613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4.9511" calcext:value-type="float">
            <text:p>-54.9511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5.2872" calcext:value-type="float">
            <text:p>-55.2872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2.5866" calcext:value-type="float">
            <text:p>-52.5866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1.6096" calcext:value-type="float">
            <text:p>-51.6096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1.9363" calcext:value-type="float">
            <text:p>-51.9363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1.5208" calcext:value-type="float">
            <text:p>-51.5208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2.9836" calcext:value-type="float">
            <text:p>-52.9836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4.7559" calcext:value-type="float">
            <text:p>-54.7559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5.8979" calcext:value-type="float">
            <text:p>-55.8979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2.9805" calcext:value-type="float">
            <text:p>-52.9805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3.6455" calcext:value-type="float">
            <text:p>-53.6455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53.0522" calcext:value-type="float">
            <text:p>-53.0522</text:p>
          </table:table-cell>
          <table:table-cell table:number-columns-repeated="4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52.1781" calcext:value-type="float">
            <text:p>-52.1781</text:p>
          </table:table-cell>
          <table:table-cell table:number-columns-repeated="4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53.6898" calcext:value-type="float">
            <text:p>-53.6898</text:p>
          </table:table-cell>
          <table:table-cell table:number-columns-repeated="4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51.1512" calcext:value-type="float">
            <text:p>-51.1512</text:p>
          </table:table-cell>
          <table:table-cell table:number-columns-repeated="4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9.2696" calcext:value-type="float">
            <text:p>-49.2696</text:p>
          </table:table-cell>
          <table:table-cell table:number-columns-repeated="4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9.1008" calcext:value-type="float">
            <text:p>-49.1008</text:p>
          </table:table-cell>
          <table:table-cell table:number-columns-repeated="4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7.5452" calcext:value-type="float">
            <text:p>-47.5452</text:p>
          </table:table-cell>
          <table:table-cell table:number-columns-repeated="4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7.1276" calcext:value-type="float">
            <text:p>-47.1276</text:p>
          </table:table-cell>
          <table:table-cell table:number-columns-repeated="4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7.2085" calcext:value-type="float">
            <text:p>-47.2085</text:p>
          </table:table-cell>
          <table:table-cell table:number-columns-repeated="4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7.3333" calcext:value-type="float">
            <text:p>-47.3333</text:p>
          </table:table-cell>
          <table:table-cell table:number-columns-repeated="4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5.9937" calcext:value-type="float">
            <text:p>-45.9937</text:p>
          </table:table-cell>
          <table:table-cell table:number-columns-repeated="4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6.4835" calcext:value-type="float">
            <text:p>-46.4835</text:p>
          </table:table-cell>
          <table:table-cell table:number-columns-repeated="4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3.3456" calcext:value-type="float">
            <text:p>-43.3456</text:p>
          </table:table-cell>
          <table:table-cell table:number-columns-repeated="4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6.0397" calcext:value-type="float">
            <text:p>-46.0397</text:p>
          </table:table-cell>
          <table:table-cell table:number-columns-repeated="4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6.2297" calcext:value-type="float">
            <text:p>-46.2297</text:p>
          </table:table-cell>
          <table:table-cell table:number-columns-repeated="4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5.6676" calcext:value-type="float">
            <text:p>-45.6676</text:p>
          </table:table-cell>
          <table:table-cell table:number-columns-repeated="4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4.4897" calcext:value-type="float">
            <text:p>-44.4897</text:p>
          </table:table-cell>
          <table:table-cell table:number-columns-repeated="4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5.713" calcext:value-type="float">
            <text:p>-45.713</text:p>
          </table:table-cell>
          <table:table-cell table:number-columns-repeated="4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7.1876" calcext:value-type="float">
            <text:p>-47.1876</text:p>
          </table:table-cell>
          <table:table-cell table:number-columns-repeated="4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5.5405" calcext:value-type="float">
            <text:p>-45.5405</text:p>
          </table:table-cell>
          <table:table-cell table:number-columns-repeated="4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5.9263" calcext:value-type="float">
            <text:p>-45.9263</text:p>
          </table:table-cell>
          <table:table-cell table:number-columns-repeated="4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4.9721" calcext:value-type="float">
            <text:p>-44.9721</text:p>
          </table:table-cell>
          <table:table-cell table:number-columns-repeated="4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7.4057" calcext:value-type="float">
            <text:p>-47.4057</text:p>
          </table:table-cell>
          <table:table-cell table:number-columns-repeated="4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6.2225" calcext:value-type="float">
            <text:p>-46.2225</text:p>
          </table:table-cell>
          <table:table-cell table:number-columns-repeated="4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6.1353" calcext:value-type="float">
            <text:p>-46.1353</text:p>
          </table:table-cell>
          <table:table-cell table:number-columns-repeated="4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7.4057" calcext:value-type="float">
            <text:p>-47.4057</text:p>
          </table:table-cell>
          <table:table-cell table:number-columns-repeated="4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6.9013" calcext:value-type="float">
            <text:p>-46.9013</text:p>
          </table:table-cell>
          <table:table-cell table:number-columns-repeated="4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5.1564" calcext:value-type="float">
            <text:p>-45.1564</text:p>
          </table:table-cell>
          <table:table-cell table:number-columns-repeated="4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5.256" calcext:value-type="float">
            <text:p>-45.256</text:p>
          </table:table-cell>
          <table:table-cell table:number-columns-repeated="4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5.7177" calcext:value-type="float">
            <text:p>-45.7177</text:p>
          </table:table-cell>
          <table:table-cell table:number-columns-repeated="4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5.3075" calcext:value-type="float">
            <text:p>-45.3075</text:p>
          </table:table-cell>
          <table:table-cell table:number-columns-repeated="4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6.2513" calcext:value-type="float">
            <text:p>-46.2513</text:p>
          </table:table-cell>
          <table:table-cell table:number-columns-repeated="4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5.0549" calcext:value-type="float">
            <text:p>-45.0549</text:p>
          </table:table-cell>
          <table:table-cell table:number-columns-repeated="4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4.6424" calcext:value-type="float">
            <text:p>-44.6424</text:p>
          </table:table-cell>
          <table:table-cell table:number-columns-repeated="4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5.6355" calcext:value-type="float">
            <text:p>-45.6355</text:p>
          </table:table-cell>
          <table:table-cell table:number-columns-repeated="4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6.5444" calcext:value-type="float">
            <text:p>-46.5444</text:p>
          </table:table-cell>
          <table:table-cell table:number-columns-repeated="4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5.786" calcext:value-type="float">
            <text:p>-45.786</text:p>
          </table:table-cell>
          <table:table-cell table:number-columns-repeated="4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4.0647" calcext:value-type="float">
            <text:p>-44.0647</text:p>
          </table:table-cell>
          <table:table-cell table:number-columns-repeated="4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5.5981" calcext:value-type="float">
            <text:p>-45.5981</text:p>
          </table:table-cell>
          <table:table-cell table:number-columns-repeated="4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6.9707" calcext:value-type="float">
            <text:p>-46.9707</text:p>
          </table:table-cell>
          <table:table-cell table:number-columns-repeated="4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6.4018" calcext:value-type="float">
            <text:p>-46.4018</text:p>
          </table:table-cell>
          <table:table-cell table:number-columns-repeated="4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6.0668" calcext:value-type="float">
            <text:p>-46.0668</text:p>
          </table:table-cell>
          <table:table-cell table:number-columns-repeated="4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3.8669" calcext:value-type="float">
            <text:p>-43.8669</text:p>
          </table:table-cell>
          <table:table-cell table:number-columns-repeated="4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9.2787" calcext:value-type="float">
            <text:p>-49.2787</text:p>
          </table:table-cell>
          <table:table-cell table:number-columns-repeated="4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5.8064" calcext:value-type="float">
            <text:p>-45.8064</text:p>
          </table:table-cell>
          <table:table-cell table:number-columns-repeated="4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5.577" calcext:value-type="float">
            <text:p>-45.577</text:p>
          </table:table-cell>
          <table:table-cell table:number-columns-repeated="4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4.8081" calcext:value-type="float">
            <text:p>-44.8081</text:p>
          </table:table-cell>
          <table:table-cell table:number-columns-repeated="4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4.5663" calcext:value-type="float">
            <text:p>-44.5663</text:p>
          </table:table-cell>
          <table:table-cell table:number-columns-repeated="4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5.4473" calcext:value-type="float">
            <text:p>-45.4473</text:p>
          </table:table-cell>
          <table:table-cell table:number-columns-repeated="4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5.6597" calcext:value-type="float">
            <text:p>-45.6597</text:p>
          </table:table-cell>
          <table:table-cell table:number-columns-repeated="4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3.9834" calcext:value-type="float">
            <text:p>-43.9834</text:p>
          </table:table-cell>
          <table:table-cell table:number-columns-repeated="4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45.0374" calcext:value-type="float">
            <text:p>-45.0374</text:p>
          </table:table-cell>
          <table:table-cell table:number-columns-repeated="4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46.6845" calcext:value-type="float">
            <text:p>-46.6845</text:p>
          </table:table-cell>
          <table:table-cell table:number-columns-repeated="4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45.3399" calcext:value-type="float">
            <text:p>-45.3399</text:p>
          </table:table-cell>
          <table:table-cell table:number-columns-repeated="4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41.4974" calcext:value-type="float">
            <text:p>-41.4974</text:p>
          </table:table-cell>
          <table:table-cell table:number-columns-repeated="4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42.0855" calcext:value-type="float">
            <text:p>-42.0855</text:p>
          </table:table-cell>
          <table:table-cell table:number-columns-repeated="4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41.0389" calcext:value-type="float">
            <text:p>-41.0389</text:p>
          </table:table-cell>
          <table:table-cell table:number-columns-repeated="4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9.2238" calcext:value-type="float">
            <text:p>-39.2238</text:p>
          </table:table-cell>
          <table:table-cell table:number-columns-repeated="4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40.096" calcext:value-type="float">
            <text:p>-40.096</text:p>
          </table:table-cell>
          <table:table-cell table:number-columns-repeated="4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9.9836" calcext:value-type="float">
            <text:p>-39.9836</text:p>
          </table:table-cell>
          <table:table-cell table:number-columns-repeated="4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8.1973" calcext:value-type="float">
            <text:p>-38.1973</text:p>
          </table:table-cell>
          <table:table-cell table:number-columns-repeated="4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40.5195" calcext:value-type="float">
            <text:p>-40.5195</text:p>
          </table:table-cell>
          <table:table-cell table:number-columns-repeated="4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8.9961" calcext:value-type="float">
            <text:p>-38.9961</text:p>
          </table:table-cell>
          <table:table-cell table:number-columns-repeated="4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40.1021" calcext:value-type="float">
            <text:p>-40.1021</text:p>
          </table:table-cell>
          <table:table-cell table:number-columns-repeated="4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8.663" calcext:value-type="float">
            <text:p>-38.663</text:p>
          </table:table-cell>
          <table:table-cell table:number-columns-repeated="4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9.4151" calcext:value-type="float">
            <text:p>-39.4151</text:p>
          </table:table-cell>
          <table:table-cell table:number-columns-repeated="4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8.1552" calcext:value-type="float">
            <text:p>-38.1552</text:p>
          </table:table-cell>
          <table:table-cell table:number-columns-repeated="4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40.2061" calcext:value-type="float">
            <text:p>-40.2061</text:p>
          </table:table-cell>
          <table:table-cell table:number-columns-repeated="4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8.2411" calcext:value-type="float">
            <text:p>-38.2411</text:p>
          </table:table-cell>
          <table:table-cell table:number-columns-repeated="4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8.7484" calcext:value-type="float">
            <text:p>-38.7484</text:p>
          </table:table-cell>
          <table:table-cell table:number-columns-repeated="4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8.7529" calcext:value-type="float">
            <text:p>-38.7529</text:p>
          </table:table-cell>
          <table:table-cell table:number-columns-repeated="4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8.1415" calcext:value-type="float">
            <text:p>-38.1415</text:p>
          </table:table-cell>
          <table:table-cell table:number-columns-repeated="4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9.1535" calcext:value-type="float">
            <text:p>-39.1535</text:p>
          </table:table-cell>
          <table:table-cell table:number-columns-repeated="4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9.0909" calcext:value-type="float">
            <text:p>-39.0909</text:p>
          </table:table-cell>
          <table:table-cell table:number-columns-repeated="4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7.6776" calcext:value-type="float">
            <text:p>-37.6776</text:p>
          </table:table-cell>
          <table:table-cell table:number-columns-repeated="4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9.7755" calcext:value-type="float">
            <text:p>-39.7755</text:p>
          </table:table-cell>
          <table:table-cell table:number-columns-repeated="4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7.9057" calcext:value-type="float">
            <text:p>-37.9057</text:p>
          </table:table-cell>
          <table:table-cell table:number-columns-repeated="4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8.2066" calcext:value-type="float">
            <text:p>-38.2066</text:p>
          </table:table-cell>
          <table:table-cell table:number-columns-repeated="4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40.0322" calcext:value-type="float">
            <text:p>-40.0322</text:p>
          </table:table-cell>
          <table:table-cell table:number-columns-repeated="4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9.1506" calcext:value-type="float">
            <text:p>-39.1506</text:p>
          </table:table-cell>
          <table:table-cell table:number-columns-repeated="4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7.2102" calcext:value-type="float">
            <text:p>-37.2102</text:p>
          </table:table-cell>
          <table:table-cell table:number-columns-repeated="4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40.0755" calcext:value-type="float">
            <text:p>-40.0755</text:p>
          </table:table-cell>
          <table:table-cell table:number-columns-repeated="4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7.3703" calcext:value-type="float">
            <text:p>-37.3703</text:p>
          </table:table-cell>
          <table:table-cell table:number-columns-repeated="4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8.1241" calcext:value-type="float">
            <text:p>-38.1241</text:p>
          </table:table-cell>
          <table:table-cell table:number-columns-repeated="4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8.7597" calcext:value-type="float">
            <text:p>-38.7597</text:p>
          </table:table-cell>
          <table:table-cell table:number-columns-repeated="4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9.7891" calcext:value-type="float">
            <text:p>-39.7891</text:p>
          </table:table-cell>
          <table:table-cell table:number-columns-repeated="4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6.8987" calcext:value-type="float">
            <text:p>-36.8987</text:p>
          </table:table-cell>
          <table:table-cell table:number-columns-repeated="4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7.7138" calcext:value-type="float">
            <text:p>-37.7138</text:p>
          </table:table-cell>
          <table:table-cell table:number-columns-repeated="4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7.5111" calcext:value-type="float">
            <text:p>-37.5111</text:p>
          </table:table-cell>
          <table:table-cell table:number-columns-repeated="4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8.1913" calcext:value-type="float">
            <text:p>-38.1913</text:p>
          </table:table-cell>
          <table:table-cell table:number-columns-repeated="4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7.626" calcext:value-type="float">
            <text:p>-37.626</text:p>
          </table:table-cell>
          <table:table-cell table:number-columns-repeated="4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7.3891" calcext:value-type="float">
            <text:p>-37.3891</text:p>
          </table:table-cell>
          <table:table-cell table:number-columns-repeated="4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9.6371" calcext:value-type="float">
            <text:p>-39.6371</text:p>
          </table:table-cell>
          <table:table-cell table:number-columns-repeated="4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7.6967" calcext:value-type="float">
            <text:p>-37.6967</text:p>
          </table:table-cell>
          <table:table-cell table:number-columns-repeated="4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7.4379" calcext:value-type="float">
            <text:p>-37.4379</text:p>
          </table:table-cell>
          <table:table-cell table:number-columns-repeated="4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8.8415" calcext:value-type="float">
            <text:p>-38.8415</text:p>
          </table:table-cell>
          <table:table-cell table:number-columns-repeated="4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8.0138" calcext:value-type="float">
            <text:p>-38.0138</text:p>
          </table:table-cell>
          <table:table-cell table:number-columns-repeated="4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8.3721" calcext:value-type="float">
            <text:p>-38.3721</text:p>
          </table:table-cell>
          <table:table-cell table:number-columns-repeated="4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9.613" calcext:value-type="float">
            <text:p>-39.613</text:p>
          </table:table-cell>
          <table:table-cell table:number-columns-repeated="4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8.1694" calcext:value-type="float">
            <text:p>-38.1694</text:p>
          </table:table-cell>
          <table:table-cell table:number-columns-repeated="4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8.0019" calcext:value-type="float">
            <text:p>-38.0019</text:p>
          </table:table-cell>
          <table:table-cell table:number-columns-repeated="4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9.4384" calcext:value-type="float">
            <text:p>-39.4384</text:p>
          </table:table-cell>
          <table:table-cell table:number-columns-repeated="4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38.8761" calcext:value-type="float">
            <text:p>-38.8761</text:p>
          </table:table-cell>
          <table:table-cell table:number-columns-repeated="4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9.7577" calcext:value-type="float">
            <text:p>-39.7577</text:p>
          </table:table-cell>
          <table:table-cell table:number-columns-repeated="4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8.1181" calcext:value-type="float">
            <text:p>-38.1181</text:p>
          </table:table-cell>
          <table:table-cell table:number-columns-repeated="4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5.4012" calcext:value-type="float">
            <text:p>-35.4012</text:p>
          </table:table-cell>
          <table:table-cell table:number-columns-repeated="4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4.5182" calcext:value-type="float">
            <text:p>-34.5182</text:p>
          </table:table-cell>
          <table:table-cell table:number-columns-repeated="4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2.0578" calcext:value-type="float">
            <text:p>-32.0578</text:p>
          </table:table-cell>
          <table:table-cell table:number-columns-repeated="4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2.5871" calcext:value-type="float">
            <text:p>-32.5871</text:p>
          </table:table-cell>
          <table:table-cell table:number-columns-repeated="4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1.5388" calcext:value-type="float">
            <text:p>-31.5388</text:p>
          </table:table-cell>
          <table:table-cell table:number-columns-repeated="4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2.2529" calcext:value-type="float">
            <text:p>-32.2529</text:p>
          </table:table-cell>
          <table:table-cell table:number-columns-repeated="4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1.3221" calcext:value-type="float">
            <text:p>-31.3221</text:p>
          </table:table-cell>
          <table:table-cell table:number-columns-repeated="4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0.8821" calcext:value-type="float">
            <text:p>-30.8821</text:p>
          </table:table-cell>
          <table:table-cell table:number-columns-repeated="4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29.7529" calcext:value-type="float">
            <text:p>-29.7529</text:p>
          </table:table-cell>
          <table:table-cell table:number-columns-repeated="4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0.353" calcext:value-type="float">
            <text:p>-30.353</text:p>
          </table:table-cell>
          <table:table-cell table:number-columns-repeated="4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29.4003" calcext:value-type="float">
            <text:p>-29.4003</text:p>
          </table:table-cell>
          <table:table-cell table:number-columns-repeated="4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0.9089" calcext:value-type="float">
            <text:p>-30.9089</text:p>
          </table:table-cell>
          <table:table-cell table:number-columns-repeated="4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0.0033" calcext:value-type="float">
            <text:p>-30.0033</text:p>
          </table:table-cell>
          <table:table-cell table:number-columns-repeated="4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1.2805" calcext:value-type="float">
            <text:p>-31.2805</text:p>
          </table:table-cell>
          <table:table-cell table:number-columns-repeated="4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0.3555" calcext:value-type="float">
            <text:p>-30.3555</text:p>
          </table:table-cell>
          <table:table-cell table:number-columns-repeated="4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0.1984" calcext:value-type="float">
            <text:p>-30.1984</text:p>
          </table:table-cell>
          <table:table-cell table:number-columns-repeated="4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0.6753" calcext:value-type="float">
            <text:p>-30.6753</text:p>
          </table:table-cell>
          <table:table-cell table:number-columns-repeated="4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0.8378" calcext:value-type="float">
            <text:p>-30.8378</text:p>
          </table:table-cell>
          <table:table-cell table:number-columns-repeated="4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29.6976" calcext:value-type="float">
            <text:p>-29.6976</text:p>
          </table:table-cell>
          <table:table-cell table:number-columns-repeated="4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1.0681" calcext:value-type="float">
            <text:p>-31.0681</text:p>
          </table:table-cell>
          <table:table-cell table:number-columns-repeated="4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0.5954" calcext:value-type="float">
            <text:p>-30.5954</text:p>
          </table:table-cell>
          <table:table-cell table:number-columns-repeated="4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0.8785" calcext:value-type="float">
            <text:p>-30.8785</text:p>
          </table:table-cell>
          <table:table-cell table:number-columns-repeated="4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1.1221" calcext:value-type="float">
            <text:p>-31.1221</text:p>
          </table:table-cell>
          <table:table-cell table:number-columns-repeated="4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29.8696" calcext:value-type="float">
            <text:p>-29.8696</text:p>
          </table:table-cell>
          <table:table-cell table:number-columns-repeated="4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0.4466" calcext:value-type="float">
            <text:p>-30.4466</text:p>
          </table:table-cell>
          <table:table-cell table:number-columns-repeated="4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0.9118" calcext:value-type="float">
            <text:p>-30.9118</text:p>
          </table:table-cell>
          <table:table-cell table:number-columns-repeated="4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1.2103" calcext:value-type="float">
            <text:p>-31.2103</text:p>
          </table:table-cell>
          <table:table-cell table:number-columns-repeated="4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0.7386" calcext:value-type="float">
            <text:p>-30.7386</text:p>
          </table:table-cell>
          <table:table-cell table:number-columns-repeated="4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1.2399" calcext:value-type="float">
            <text:p>-31.2399</text:p>
          </table:table-cell>
          <table:table-cell table:number-columns-repeated="4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1.8838" calcext:value-type="float">
            <text:p>-31.8838</text:p>
          </table:table-cell>
          <table:table-cell table:number-columns-repeated="4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29.6428" calcext:value-type="float">
            <text:p>-29.6428</text:p>
          </table:table-cell>
          <table:table-cell table:number-columns-repeated="4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0.7943" calcext:value-type="float">
            <text:p>-30.7943</text:p>
          </table:table-cell>
          <table:table-cell table:number-columns-repeated="4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1.2421" calcext:value-type="float">
            <text:p>-31.2421</text:p>
          </table:table-cell>
          <table:table-cell table:number-columns-repeated="4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29.7413" calcext:value-type="float">
            <text:p>-29.7413</text:p>
          </table:table-cell>
          <table:table-cell table:number-columns-repeated="4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1.3265" calcext:value-type="float">
            <text:p>-31.3265</text:p>
          </table:table-cell>
          <table:table-cell table:number-columns-repeated="4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0.247" calcext:value-type="float">
            <text:p>-30.247</text:p>
          </table:table-cell>
          <table:table-cell table:number-columns-repeated="4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1.72" calcext:value-type="float">
            <text:p>-31.72</text:p>
          </table:table-cell>
          <table:table-cell table:number-columns-repeated="4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29.8796" calcext:value-type="float">
            <text:p>-29.8796</text:p>
          </table:table-cell>
          <table:table-cell table:number-columns-repeated="4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0.9441" calcext:value-type="float">
            <text:p>-30.9441</text:p>
          </table:table-cell>
          <table:table-cell table:number-columns-repeated="4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29.435" calcext:value-type="float">
            <text:p>-29.435</text:p>
          </table:table-cell>
          <table:table-cell table:number-columns-repeated="4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1.7336" calcext:value-type="float">
            <text:p>-31.7336</text:p>
          </table:table-cell>
          <table:table-cell table:number-columns-repeated="4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0.257" calcext:value-type="float">
            <text:p>-30.257</text:p>
          </table:table-cell>
          <table:table-cell table:number-columns-repeated="4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1.9637" calcext:value-type="float">
            <text:p>-31.9637</text:p>
          </table:table-cell>
          <table:table-cell table:number-columns-repeated="4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0.7443" calcext:value-type="float">
            <text:p>-30.7443</text:p>
          </table:table-cell>
          <table:table-cell table:number-columns-repeated="4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2.4989" calcext:value-type="float">
            <text:p>-32.4989</text:p>
          </table:table-cell>
          <table:table-cell table:number-columns-repeated="4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0.5215" calcext:value-type="float">
            <text:p>-30.5215</text:p>
          </table:table-cell>
          <table:table-cell table:number-columns-repeated="4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1.3438" calcext:value-type="float">
            <text:p>-31.3438</text:p>
          </table:table-cell>
          <table:table-cell table:number-columns-repeated="4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0.361" calcext:value-type="float">
            <text:p>-30.361</text:p>
          </table:table-cell>
          <table:table-cell table:number-columns-repeated="4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-32.2782" calcext:value-type="float">
            <text:p>-32.2782</text:p>
          </table:table-cell>
          <table:table-cell table:number-columns-repeated="4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31.606" calcext:value-type="float">
            <text:p>-31.606</text:p>
          </table:table-cell>
          <table:table-cell table:number-columns-repeated="4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31.5447" calcext:value-type="float">
            <text:p>-31.5447</text:p>
          </table:table-cell>
          <table:table-cell table:number-columns-repeated="4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8.1098" calcext:value-type="float">
            <text:p>-28.1098</text:p>
          </table:table-cell>
          <table:table-cell table:number-columns-repeated="4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7.7405" calcext:value-type="float">
            <text:p>-27.7405</text:p>
          </table:table-cell>
          <table:table-cell table:number-columns-repeated="4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5.3074" calcext:value-type="float">
            <text:p>-25.3074</text:p>
          </table:table-cell>
          <table:table-cell table:number-columns-repeated="4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3.7111" calcext:value-type="float">
            <text:p>-23.7111</text:p>
          </table:table-cell>
          <table:table-cell table:number-columns-repeated="4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3.6757" calcext:value-type="float">
            <text:p>-23.6757</text:p>
          </table:table-cell>
          <table:table-cell table:number-columns-repeated="4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3.7565" calcext:value-type="float">
            <text:p>-23.7565</text:p>
          </table:table-cell>
          <table:table-cell table:number-columns-repeated="4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3.0127" calcext:value-type="float">
            <text:p>-23.0127</text:p>
          </table:table-cell>
          <table:table-cell table:number-columns-repeated="4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2.5301" calcext:value-type="float">
            <text:p>-22.5301</text:p>
          </table:table-cell>
          <table:table-cell table:number-columns-repeated="4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4.1493" calcext:value-type="float">
            <text:p>-24.1493</text:p>
          </table:table-cell>
          <table:table-cell table:number-columns-repeated="4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3.076" calcext:value-type="float">
            <text:p>-23.076</text:p>
          </table:table-cell>
          <table:table-cell table:number-columns-repeated="4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3.7193" calcext:value-type="float">
            <text:p>-23.7193</text:p>
          </table:table-cell>
          <table:table-cell table:number-columns-repeated="4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4.3883" calcext:value-type="float">
            <text:p>-24.3883</text:p>
          </table:table-cell>
          <table:table-cell table:number-columns-repeated="4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1.9852" calcext:value-type="float">
            <text:p>-21.9852</text:p>
          </table:table-cell>
          <table:table-cell table:number-columns-repeated="4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2.5736" calcext:value-type="float">
            <text:p>-22.5736</text:p>
          </table:table-cell>
          <table:table-cell table:number-columns-repeated="4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4.0528" calcext:value-type="float">
            <text:p>-24.0528</text:p>
          </table:table-cell>
          <table:table-cell table:number-columns-repeated="4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1.9059" calcext:value-type="float">
            <text:p>-21.9059</text:p>
          </table:table-cell>
          <table:table-cell table:number-columns-repeated="4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3.2872" calcext:value-type="float">
            <text:p>-23.2872</text:p>
          </table:table-cell>
          <table:table-cell table:number-columns-repeated="4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3.4502" calcext:value-type="float">
            <text:p>-23.4502</text:p>
          </table:table-cell>
          <table:table-cell table:number-columns-repeated="4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3.517" calcext:value-type="float">
            <text:p>-23.517</text:p>
          </table:table-cell>
          <table:table-cell table:number-columns-repeated="4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3.6991" calcext:value-type="float">
            <text:p>-23.6991</text:p>
          </table:table-cell>
          <table:table-cell table:number-columns-repeated="4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3.3188" calcext:value-type="float">
            <text:p>-23.3188</text:p>
          </table:table-cell>
          <table:table-cell table:number-columns-repeated="4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2.2411" calcext:value-type="float">
            <text:p>-22.2411</text:p>
          </table:table-cell>
          <table:table-cell table:number-columns-repeated="4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3.1263" calcext:value-type="float">
            <text:p>-23.1263</text:p>
          </table:table-cell>
          <table:table-cell table:number-columns-repeated="4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2.8315" calcext:value-type="float">
            <text:p>-22.8315</text:p>
          </table:table-cell>
          <table:table-cell table:number-columns-repeated="4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3.5332" calcext:value-type="float">
            <text:p>-23.5332</text:p>
          </table:table-cell>
          <table:table-cell table:number-columns-repeated="4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2.1036" calcext:value-type="float">
            <text:p>-22.1036</text:p>
          </table:table-cell>
          <table:table-cell table:number-columns-repeated="4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2.6121" calcext:value-type="float">
            <text:p>-22.6121</text:p>
          </table:table-cell>
          <table:table-cell table:number-columns-repeated="4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3.665" calcext:value-type="float">
            <text:p>-23.665</text:p>
          </table:table-cell>
          <table:table-cell table:number-columns-repeated="4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3.0457" calcext:value-type="float">
            <text:p>-23.0457</text:p>
          </table:table-cell>
          <table:table-cell table:number-columns-repeated="4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3.8677" calcext:value-type="float">
            <text:p>-23.8677</text:p>
          </table:table-cell>
          <table:table-cell table:number-columns-repeated="4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2.9695" calcext:value-type="float">
            <text:p>-22.9695</text:p>
          </table:table-cell>
          <table:table-cell table:number-columns-repeated="4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3.2122" calcext:value-type="float">
            <text:p>-23.2122</text:p>
          </table:table-cell>
          <table:table-cell table:number-columns-repeated="4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2.9693" calcext:value-type="float">
            <text:p>-22.9693</text:p>
          </table:table-cell>
          <table:table-cell table:number-columns-repeated="4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3.2227" calcext:value-type="float">
            <text:p>-23.2227</text:p>
          </table:table-cell>
          <table:table-cell table:number-columns-repeated="4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3.7806" calcext:value-type="float">
            <text:p>-23.7806</text:p>
          </table:table-cell>
          <table:table-cell table:number-columns-repeated="4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2.7988" calcext:value-type="float">
            <text:p>-22.7988</text:p>
          </table:table-cell>
          <table:table-cell table:number-columns-repeated="4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2.6382" calcext:value-type="float">
            <text:p>-22.6382</text:p>
          </table:table-cell>
          <table:table-cell table:number-columns-repeated="4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3.9711" calcext:value-type="float">
            <text:p>-23.9711</text:p>
          </table:table-cell>
          <table:table-cell table:number-columns-repeated="4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3.2355" calcext:value-type="float">
            <text:p>-23.2355</text:p>
          </table:table-cell>
          <table:table-cell table:number-columns-repeated="4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4.055" calcext:value-type="float">
            <text:p>-24.055</text:p>
          </table:table-cell>
          <table:table-cell table:number-columns-repeated="4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4.0833" calcext:value-type="float">
            <text:p>-24.0833</text:p>
          </table:table-cell>
          <table:table-cell table:number-columns-repeated="4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3.2217" calcext:value-type="float">
            <text:p>-23.2217</text:p>
          </table:table-cell>
          <table:table-cell table:number-columns-repeated="4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3.3705" calcext:value-type="float">
            <text:p>-23.3705</text:p>
          </table:table-cell>
          <table:table-cell table:number-columns-repeated="4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3.0024" calcext:value-type="float">
            <text:p>-23.0024</text:p>
          </table:table-cell>
          <table:table-cell table:number-columns-repeated="4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3.0569" calcext:value-type="float">
            <text:p>-23.0569</text:p>
          </table:table-cell>
          <table:table-cell table:number-columns-repeated="4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3.1814" calcext:value-type="float">
            <text:p>-23.1814</text:p>
          </table:table-cell>
          <table:table-cell table:number-columns-repeated="4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2.0557" calcext:value-type="float">
            <text:p>-22.0557</text:p>
          </table:table-cell>
          <table:table-cell table:number-columns-repeated="4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3.4572" calcext:value-type="float">
            <text:p>-23.4572</text:p>
          </table:table-cell>
          <table:table-cell table:number-columns-repeated="4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22.9974" calcext:value-type="float">
            <text:p>-22.9974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22.8728" calcext:value-type="float">
            <text:p>-22.8728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23.8255" calcext:value-type="float">
            <text:p>-23.8255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20.5669" calcext:value-type="float">
            <text:p>-20.5669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8.0192" calcext:value-type="float">
            <text:p>-18.0192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6.482" calcext:value-type="float">
            <text:p>-16.482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6.6143" calcext:value-type="float">
            <text:p>-16.6143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5.2273" calcext:value-type="float">
            <text:p>-15.2273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5.7882" calcext:value-type="float">
            <text:p>-15.7882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5.634" calcext:value-type="float">
            <text:p>-15.634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4.8793" calcext:value-type="float">
            <text:p>-14.8793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4.3223" calcext:value-type="float">
            <text:p>-14.3223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5.6002" calcext:value-type="float">
            <text:p>-15.6002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6.0749" calcext:value-type="float">
            <text:p>-16.0749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5.6173" calcext:value-type="float">
            <text:p>-15.6173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5.7152" calcext:value-type="float">
            <text:p>-15.7152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5.87" calcext:value-type="float">
            <text:p>-15.87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6.3294" calcext:value-type="float">
            <text:p>-16.3294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5.0803" calcext:value-type="float">
            <text:p>-15.0803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5.1587" calcext:value-type="float">
            <text:p>-15.1587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4.8027" calcext:value-type="float">
            <text:p>-14.8027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5.3272" calcext:value-type="float">
            <text:p>-15.3272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4.8577" calcext:value-type="float">
            <text:p>-14.8577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5.5331" calcext:value-type="float">
            <text:p>-15.5331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5.5108" calcext:value-type="float">
            <text:p>-15.5108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5.3176" calcext:value-type="float">
            <text:p>-15.3176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4.2979" calcext:value-type="float">
            <text:p>-14.2979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5.5173" calcext:value-type="float">
            <text:p>-15.5173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6.2157" calcext:value-type="float">
            <text:p>-16.2157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4.9908" calcext:value-type="float">
            <text:p>-14.9908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5.3261" calcext:value-type="float">
            <text:p>-15.3261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5.0924" calcext:value-type="float">
            <text:p>-15.0924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5.692" calcext:value-type="float">
            <text:p>-15.692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5.4711" calcext:value-type="float">
            <text:p>-15.4711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5.0291" calcext:value-type="float">
            <text:p>-15.0291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4.7622" calcext:value-type="float">
            <text:p>-14.7622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5.7298" calcext:value-type="float">
            <text:p>-15.7298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4.3439" calcext:value-type="float">
            <text:p>-14.3439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4.7332" calcext:value-type="float">
            <text:p>-14.7332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4.7952" calcext:value-type="float">
            <text:p>-14.7952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5.3285" calcext:value-type="float">
            <text:p>-15.3285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4.3658" calcext:value-type="float">
            <text:p>-14.3658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5.4211" calcext:value-type="float">
            <text:p>-15.4211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5.7525" calcext:value-type="float">
            <text:p>-15.7525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6.12" calcext:value-type="float">
            <text:p>-16.12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5.4942" calcext:value-type="float">
            <text:p>-15.4942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5.0346" calcext:value-type="float">
            <text:p>-15.0346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5.5614" calcext:value-type="float">
            <text:p>-15.5614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6.0735" calcext:value-type="float">
            <text:p>-16.0735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5.0669" calcext:value-type="float">
            <text:p>-15.0669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4.2523" calcext:value-type="float">
            <text:p>-14.2523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4.9179" calcext:value-type="float">
            <text:p>-14.9179</text:p>
          </table:table-cell>
          <table:table-cell table:number-columns-repeated="4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15.0568" calcext:value-type="float">
            <text:p>-15.0568</text:p>
          </table:table-cell>
          <table:table-cell table:number-columns-repeated="4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14.2031" calcext:value-type="float">
            <text:p>-14.2031</text:p>
          </table:table-cell>
          <table:table-cell table:number-columns-repeated="4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12.7101" calcext:value-type="float">
            <text:p>-12.7101</text:p>
          </table:table-cell>
          <table:table-cell table:number-columns-repeated="4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11.2559" calcext:value-type="float">
            <text:p>-11.2559</text:p>
          </table:table-cell>
          <table:table-cell table:number-columns-repeated="4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10.319" calcext:value-type="float">
            <text:p>-10.319</text:p>
          </table:table-cell>
          <table:table-cell table:number-columns-repeated="4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9.12183" calcext:value-type="float">
            <text:p>-9.12183</text:p>
          </table:table-cell>
          <table:table-cell table:number-columns-repeated="4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8.70041" calcext:value-type="float">
            <text:p>-8.70041</text:p>
          </table:table-cell>
          <table:table-cell table:number-columns-repeated="4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7.96716" calcext:value-type="float">
            <text:p>-7.96716</text:p>
          </table:table-cell>
          <table:table-cell table:number-columns-repeated="4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8.45451" calcext:value-type="float">
            <text:p>-8.45451</text:p>
          </table:table-cell>
          <table:table-cell table:number-columns-repeated="4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8.6955" calcext:value-type="float">
            <text:p>-8.6955</text:p>
          </table:table-cell>
          <table:table-cell table:number-columns-repeated="4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8.35477" calcext:value-type="float">
            <text:p>-8.35477</text:p>
          </table:table-cell>
          <table:table-cell table:number-columns-repeated="4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8.45355" calcext:value-type="float">
            <text:p>-8.45355</text:p>
          </table:table-cell>
          <table:table-cell table:number-columns-repeated="4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8.40221" calcext:value-type="float">
            <text:p>-8.40221</text:p>
          </table:table-cell>
          <table:table-cell table:number-columns-repeated="4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7.78018" calcext:value-type="float">
            <text:p>-7.78018</text:p>
          </table:table-cell>
          <table:table-cell table:number-columns-repeated="4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8.33463" calcext:value-type="float">
            <text:p>-8.33463</text:p>
          </table:table-cell>
          <table:table-cell table:number-columns-repeated="4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8.5312" calcext:value-type="float">
            <text:p>-8.5312</text:p>
          </table:table-cell>
          <table:table-cell table:number-columns-repeated="4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8.10757" calcext:value-type="float">
            <text:p>-8.10757</text:p>
          </table:table-cell>
          <table:table-cell table:number-columns-repeated="4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8.1769" calcext:value-type="float">
            <text:p>-8.1769</text:p>
          </table:table-cell>
          <table:table-cell table:number-columns-repeated="4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8.60939" calcext:value-type="float">
            <text:p>-8.60939</text:p>
          </table:table-cell>
          <table:table-cell table:number-columns-repeated="4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7.9765" calcext:value-type="float">
            <text:p>-7.9765</text:p>
          </table:table-cell>
          <table:table-cell table:number-columns-repeated="4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8.59541" calcext:value-type="float">
            <text:p>-8.59541</text:p>
          </table:table-cell>
          <table:table-cell table:number-columns-repeated="4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8.33426" calcext:value-type="float">
            <text:p>-8.33426</text:p>
          </table:table-cell>
          <table:table-cell table:number-columns-repeated="4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7.62134" calcext:value-type="float">
            <text:p>-7.62134</text:p>
          </table:table-cell>
          <table:table-cell table:number-columns-repeated="4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7.52931" calcext:value-type="float">
            <text:p>-7.52931</text:p>
          </table:table-cell>
          <table:table-cell table:number-columns-repeated="4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7.2968" calcext:value-type="float">
            <text:p>-7.2968</text:p>
          </table:table-cell>
          <table:table-cell table:number-columns-repeated="4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8.02496" calcext:value-type="float">
            <text:p>-8.02496</text:p>
          </table:table-cell>
          <table:table-cell table:number-columns-repeated="4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7.81619" calcext:value-type="float">
            <text:p>-7.81619</text:p>
          </table:table-cell>
          <table:table-cell table:number-columns-repeated="4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6.93539" calcext:value-type="float">
            <text:p>-6.93539</text:p>
          </table:table-cell>
          <table:table-cell table:number-columns-repeated="4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8.08923" calcext:value-type="float">
            <text:p>-8.08923</text:p>
          </table:table-cell>
          <table:table-cell table:number-columns-repeated="4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8.22542" calcext:value-type="float">
            <text:p>-8.22542</text:p>
          </table:table-cell>
          <table:table-cell table:number-columns-repeated="4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7.97945" calcext:value-type="float">
            <text:p>-7.97945</text:p>
          </table:table-cell>
          <table:table-cell table:number-columns-repeated="4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7.94067" calcext:value-type="float">
            <text:p>-7.94067</text:p>
          </table:table-cell>
          <table:table-cell table:number-columns-repeated="4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8.06355" calcext:value-type="float">
            <text:p>-8.06355</text:p>
          </table:table-cell>
          <table:table-cell table:number-columns-repeated="4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8.06355" calcext:value-type="float">
            <text:p>-8.06355</text:p>
          </table:table-cell>
          <table:table-cell table:number-columns-repeated="4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7.62918" calcext:value-type="float">
            <text:p>-7.62918</text:p>
          </table:table-cell>
          <table:table-cell table:number-columns-repeated="4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7.76215" calcext:value-type="float">
            <text:p>-7.76215</text:p>
          </table:table-cell>
          <table:table-cell table:number-columns-repeated="4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7.9276" calcext:value-type="float">
            <text:p>-7.9276</text:p>
          </table:table-cell>
          <table:table-cell table:number-columns-repeated="4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9.12082" calcext:value-type="float">
            <text:p>-9.12082</text:p>
          </table:table-cell>
          <table:table-cell table:number-columns-repeated="4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9.28152" calcext:value-type="float">
            <text:p>-9.28152</text:p>
          </table:table-cell>
          <table:table-cell table:number-columns-repeated="4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9.12907" calcext:value-type="float">
            <text:p>-9.12907</text:p>
          </table:table-cell>
          <table:table-cell table:number-columns-repeated="4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9.25916" calcext:value-type="float">
            <text:p>-9.25916</text:p>
          </table:table-cell>
          <table:table-cell table:number-columns-repeated="4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8.40541" calcext:value-type="float">
            <text:p>-8.40541</text:p>
          </table:table-cell>
          <table:table-cell table:number-columns-repeated="4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9.20905" calcext:value-type="float">
            <text:p>-9.20905</text:p>
          </table:table-cell>
          <table:table-cell table:number-columns-repeated="4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8.7823" calcext:value-type="float">
            <text:p>-8.7823</text:p>
          </table:table-cell>
          <table:table-cell table:number-columns-repeated="4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8.30486" calcext:value-type="float">
            <text:p>-8.30486</text:p>
          </table:table-cell>
          <table:table-cell table:number-columns-repeated="4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8.36719" calcext:value-type="float">
            <text:p>-8.36719</text:p>
          </table:table-cell>
          <table:table-cell table:number-columns-repeated="4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8.69556" calcext:value-type="float">
            <text:p>-8.69556</text:p>
          </table:table-cell>
          <table:table-cell table:number-columns-repeated="4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8.07385" calcext:value-type="float">
            <text:p>-8.07385</text:p>
          </table:table-cell>
          <table:table-cell table:number-columns-repeated="4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8.77286" calcext:value-type="float">
            <text:p>-8.77286</text:p>
          </table:table-cell>
          <table:table-cell table:number-columns-repeated="4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8.83412" calcext:value-type="float">
            <text:p>-8.83412</text:p>
          </table:table-cell>
          <table:table-cell table:number-columns-repeated="4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7.90813" calcext:value-type="float">
            <text:p>-7.90813</text:p>
          </table:table-cell>
          <table:table-cell table:number-columns-repeated="4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-7.79875" calcext:value-type="float">
            <text:p>-7.79875</text:p>
          </table:table-cell>
          <table:table-cell table:number-columns-repeated="4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-7.82658" calcext:value-type="float">
            <text:p>-7.82658</text:p>
          </table:table-cell>
          <table:table-cell table:number-columns-repeated="4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-7.82658" calcext:value-type="float">
            <text:p>-7.82658</text:p>
          </table:table-cell>
          <table:table-cell table:number-columns-repeated="4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-7.82658" calcext:value-type="float">
            <text:p>-7.82658</text:p>
          </table:table-cell>
          <table:table-cell table:number-columns-repeated="4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7.82658" calcext:value-type="float">
            <text:p>7.82658</text:p>
          </table:table-cell>
          <table:table-cell table:number-columns-repeated="4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7.82658" calcext:value-type="float">
            <text:p>7.82658</text:p>
          </table:table-cell>
          <table:table-cell table:number-columns-repeated="4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1.83351" calcext:value-type="float">
            <text:p>1.83351</text:p>
          </table:table-cell>
          <table:table-cell table:number-columns-repeated="4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1.83351" calcext:value-type="float">
            <text:p>1.83351</text:p>
          </table:table-cell>
          <table:table-cell table:number-columns-repeated="4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1.83351" calcext:value-type="float">
            <text:p>1.83351</text:p>
          </table:table-cell>
          <table:table-cell table:number-columns-repeated="4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1.83351" calcext:value-type="float">
            <text:p>1.83351</text:p>
          </table:table-cell>
          <table:table-cell table:number-columns-repeated="4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1.83351" calcext:value-type="float">
            <text:p>1.83351</text:p>
          </table:table-cell>
          <table:table-cell table:number-columns-repeated="4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17562E-016" calcext:value-type="float">
            <text:p>6.17562E-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.85704" calcext:value-type="float">
            <text:p>1.85704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.85704" calcext:value-type="float">
            <text:p>1.85704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.85704" calcext:value-type="float">
            <text:p>1.85704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3.14015" calcext:value-type="float">
            <text:p>3.14015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3.14015" calcext:value-type="float">
            <text:p>3.14015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5.13795" calcext:value-type="float">
            <text:p>5.13795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8.02496" calcext:value-type="float">
            <text:p>8.02496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7.56027" calcext:value-type="float">
            <text:p>7.56027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9.69725" calcext:value-type="float">
            <text:p>9.69725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9.24823" calcext:value-type="float">
            <text:p>9.24823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0.4852" calcext:value-type="float">
            <text:p>10.4852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9.47266" calcext:value-type="float">
            <text:p>9.47266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7.59631" calcext:value-type="float">
            <text:p>7.59631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9.02312" calcext:value-type="float">
            <text:p>9.02312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6.9323" calcext:value-type="float">
            <text:p>6.9323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6.9323" calcext:value-type="float">
            <text:p>6.9323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5.53072" calcext:value-type="float">
            <text:p>5.53072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5.23529" calcext:value-type="float">
            <text:p>5.23529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5.23529" calcext:value-type="float">
            <text:p>5.23529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4.6532" calcext:value-type="float">
            <text:p>4.6532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7.17177" calcext:value-type="float">
            <text:p>7.17177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8.34987" calcext:value-type="float">
            <text:p>8.34987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8.34605" calcext:value-type="float">
            <text:p>8.34605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8.8354" calcext:value-type="float">
            <text:p>8.8354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8.04604" calcext:value-type="float">
            <text:p>8.04604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6.73604" calcext:value-type="float">
            <text:p>6.73604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6.73604" calcext:value-type="float">
            <text:p>6.73604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7.34827" calcext:value-type="float">
            <text:p>7.34827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7.33684" calcext:value-type="float">
            <text:p>7.33684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7.78549" calcext:value-type="float">
            <text:p>7.78549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6.32976" calcext:value-type="float">
            <text:p>6.32976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6.18188" calcext:value-type="float">
            <text:p>6.18188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8.15157" calcext:value-type="float">
            <text:p>8.15157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8.81281" calcext:value-type="float">
            <text:p>8.81281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8.81281" calcext:value-type="float">
            <text:p>8.81281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8.90662" calcext:value-type="float">
            <text:p>8.90662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8.90662" calcext:value-type="float">
            <text:p>8.90662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8.21442" calcext:value-type="float">
            <text:p>8.21442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8.01628" calcext:value-type="float">
            <text:p>8.01628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9.16827" calcext:value-type="float">
            <text:p>9.16827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9.481" calcext:value-type="float">
            <text:p>9.481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9.84576" calcext:value-type="float">
            <text:p>9.84576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8.73058" calcext:value-type="float">
            <text:p>8.73058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9.21399" calcext:value-type="float">
            <text:p>9.21399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9.22182" calcext:value-type="float">
            <text:p>9.22182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.68977" calcext:value-type="float">
            <text:p>7.68977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.49919" calcext:value-type="float">
            <text:p>6.49919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9.08351" calcext:value-type="float">
            <text:p>9.08351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4.1039" calcext:value-type="float">
            <text:p>14.1039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5.376" calcext:value-type="float">
            <text:p>15.376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6.8032" calcext:value-type="float">
            <text:p>16.8032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5.0564" calcext:value-type="float">
            <text:p>15.0564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4.5637" calcext:value-type="float">
            <text:p>14.5637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4.3353" calcext:value-type="float">
            <text:p>14.3353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3.7326" calcext:value-type="float">
            <text:p>13.7326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3.9666" calcext:value-type="float">
            <text:p>13.9666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5.6218" calcext:value-type="float">
            <text:p>15.6218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4.5789" calcext:value-type="float">
            <text:p>14.5789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4.5606" calcext:value-type="float">
            <text:p>14.5606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5.4123" calcext:value-type="float">
            <text:p>15.4123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4.2914" calcext:value-type="float">
            <text:p>14.2914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5.7768" calcext:value-type="float">
            <text:p>15.7768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4.7622" calcext:value-type="float">
            <text:p>14.7622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3.5907" calcext:value-type="float">
            <text:p>13.5907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5.1383" calcext:value-type="float">
            <text:p>15.1383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5.7699" calcext:value-type="float">
            <text:p>15.7699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6.0166" calcext:value-type="float">
            <text:p>16.0166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4.1348" calcext:value-type="float">
            <text:p>14.1348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.9308" calcext:value-type="float">
            <text:p>12.9308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3.7299" calcext:value-type="float">
            <text:p>13.7299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4.4055" calcext:value-type="float">
            <text:p>14.4055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5.0617" calcext:value-type="float">
            <text:p>15.0617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6.0295" calcext:value-type="float">
            <text:p>16.0295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4.2741" calcext:value-type="float">
            <text:p>14.2741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4.32" calcext:value-type="float">
            <text:p>14.32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5.7821" calcext:value-type="float">
            <text:p>15.7821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4.4565" calcext:value-type="float">
            <text:p>14.4565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5.4015" calcext:value-type="float">
            <text:p>15.4015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4.3547" calcext:value-type="float">
            <text:p>14.3547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3.771" calcext:value-type="float">
            <text:p>13.771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4.3985" calcext:value-type="float">
            <text:p>14.3985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4.8523" calcext:value-type="float">
            <text:p>14.8523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5.7419" calcext:value-type="float">
            <text:p>15.7419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4.7848" calcext:value-type="float">
            <text:p>14.7848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.9103" calcext:value-type="float">
            <text:p>12.9103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4.3464" calcext:value-type="float">
            <text:p>14.3464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4.0511" calcext:value-type="float">
            <text:p>14.0511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5.1815" calcext:value-type="float">
            <text:p>15.1815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5.6661" calcext:value-type="float">
            <text:p>15.6661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4.0807" calcext:value-type="float">
            <text:p>14.0807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4.3725" calcext:value-type="float">
            <text:p>14.3725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3.9286" calcext:value-type="float">
            <text:p>13.9286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4.6372" calcext:value-type="float">
            <text:p>14.6372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5.1303" calcext:value-type="float">
            <text:p>15.1303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3.983" calcext:value-type="float">
            <text:p>13.983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3.5739" calcext:value-type="float">
            <text:p>13.5739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3.8522" calcext:value-type="float">
            <text:p>13.8522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4.7764" calcext:value-type="float">
            <text:p>14.7764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9.1395" calcext:value-type="float">
            <text:p>19.1395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9.5322" calcext:value-type="float">
            <text:p>19.5322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0.7759" calcext:value-type="float">
            <text:p>20.7759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0.3955" calcext:value-type="float">
            <text:p>20.3955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2.2524" calcext:value-type="float">
            <text:p>22.2524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0.7094" calcext:value-type="float">
            <text:p>20.7094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2.5094" calcext:value-type="float">
            <text:p>22.5094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1.7527" calcext:value-type="float">
            <text:p>21.7527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2.3729" calcext:value-type="float">
            <text:p>22.3729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1.0609" calcext:value-type="float">
            <text:p>21.0609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1.6563" calcext:value-type="float">
            <text:p>21.6563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2.1095" calcext:value-type="float">
            <text:p>22.1095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0.8441" calcext:value-type="float">
            <text:p>20.8441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1.3422" calcext:value-type="float">
            <text:p>21.3422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1.8741" calcext:value-type="float">
            <text:p>21.8741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1.3342" calcext:value-type="float">
            <text:p>21.3342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1.9795" calcext:value-type="float">
            <text:p>21.9795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1.0403" calcext:value-type="float">
            <text:p>21.0403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1.8717" calcext:value-type="float">
            <text:p>21.8717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1.6141" calcext:value-type="float">
            <text:p>21.6141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0.4064" calcext:value-type="float">
            <text:p>20.4064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0.9065" calcext:value-type="float">
            <text:p>20.9065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1.9032" calcext:value-type="float">
            <text:p>21.9032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0.2436" calcext:value-type="float">
            <text:p>20.2436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1.0904" calcext:value-type="float">
            <text:p>21.0904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1.6659" calcext:value-type="float">
            <text:p>21.6659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0.8808" calcext:value-type="float">
            <text:p>20.8808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2.0502" calcext:value-type="float">
            <text:p>22.0502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1.5692" calcext:value-type="float">
            <text:p>21.5692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1.3879" calcext:value-type="float">
            <text:p>21.3879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2.215" calcext:value-type="float">
            <text:p>22.215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1.0253" calcext:value-type="float">
            <text:p>21.0253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0.0056" calcext:value-type="float">
            <text:p>20.0056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1.8768" calcext:value-type="float">
            <text:p>21.8768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0.066" calcext:value-type="float">
            <text:p>20.066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0.2278" calcext:value-type="float">
            <text:p>20.2278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1.7566" calcext:value-type="float">
            <text:p>21.7566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2.3532" calcext:value-type="float">
            <text:p>22.3532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0.9533" calcext:value-type="float">
            <text:p>20.9533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1.4338" calcext:value-type="float">
            <text:p>21.4338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1.3315" calcext:value-type="float">
            <text:p>21.3315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1.9287" calcext:value-type="float">
            <text:p>21.9287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1.5009" calcext:value-type="float">
            <text:p>21.5009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9.9061" calcext:value-type="float">
            <text:p>19.9061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1.0484" calcext:value-type="float">
            <text:p>21.0484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0.4471" calcext:value-type="float">
            <text:p>20.4471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9.8704" calcext:value-type="float">
            <text:p>19.8704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1.3378" calcext:value-type="float">
            <text:p>21.3378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0.6418" calcext:value-type="float">
            <text:p>20.6418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1.0205" calcext:value-type="float">
            <text:p>21.0205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2.7268" calcext:value-type="float">
            <text:p>22.7268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5.819" calcext:value-type="float">
            <text:p>25.819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7.9601" calcext:value-type="float">
            <text:p>27.9601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7.2428" calcext:value-type="float">
            <text:p>27.2428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30.4563" calcext:value-type="float">
            <text:p>30.4563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7.6869" calcext:value-type="float">
            <text:p>27.6869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30.156" calcext:value-type="float">
            <text:p>30.156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9.49" calcext:value-type="float">
            <text:p>29.49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30.4317" calcext:value-type="float">
            <text:p>30.4317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8.9459" calcext:value-type="float">
            <text:p>28.9459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9.7592" calcext:value-type="float">
            <text:p>29.7592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8.2734" calcext:value-type="float">
            <text:p>28.2734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9.4988" calcext:value-type="float">
            <text:p>29.4988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7.3847" calcext:value-type="float">
            <text:p>27.3847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9.3108" calcext:value-type="float">
            <text:p>29.3108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8.373" calcext:value-type="float">
            <text:p>28.373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9.9131" calcext:value-type="float">
            <text:p>29.9131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9.1022" calcext:value-type="float">
            <text:p>29.1022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9.1751" calcext:value-type="float">
            <text:p>29.1751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9.3421" calcext:value-type="float">
            <text:p>29.3421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9.9111" calcext:value-type="float">
            <text:p>29.9111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8.5902" calcext:value-type="float">
            <text:p>28.5902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9.1483" calcext:value-type="float">
            <text:p>29.1483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31.1174" calcext:value-type="float">
            <text:p>31.1174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30.5856" calcext:value-type="float">
            <text:p>30.5856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9.4152" calcext:value-type="float">
            <text:p>29.4152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9.5227" calcext:value-type="float">
            <text:p>29.5227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8.714" calcext:value-type="float">
            <text:p>28.714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8.6" calcext:value-type="float">
            <text:p>28.6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8.1755" calcext:value-type="float">
            <text:p>28.1755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9.4441" calcext:value-type="float">
            <text:p>29.4441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9.6221" calcext:value-type="float">
            <text:p>29.6221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30.4685" calcext:value-type="float">
            <text:p>30.4685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30.0571" calcext:value-type="float">
            <text:p>30.0571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30.3669" calcext:value-type="float">
            <text:p>30.3669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9.7755" calcext:value-type="float">
            <text:p>29.7755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9.7327" calcext:value-type="float">
            <text:p>29.7327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7.9945" calcext:value-type="float">
            <text:p>27.9945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9.7958" calcext:value-type="float">
            <text:p>29.7958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9.1496" calcext:value-type="float">
            <text:p>29.1496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30.0561" calcext:value-type="float">
            <text:p>30.0561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30.0249" calcext:value-type="float">
            <text:p>30.0249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30.0179" calcext:value-type="float">
            <text:p>30.0179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9.3505" calcext:value-type="float">
            <text:p>29.3505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9.5669" calcext:value-type="float">
            <text:p>29.5669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8.1734" calcext:value-type="float">
            <text:p>28.1734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9.062" calcext:value-type="float">
            <text:p>29.062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8.2235" calcext:value-type="float">
            <text:p>28.2235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30.7319" calcext:value-type="float">
            <text:p>30.7319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8.8024" calcext:value-type="float">
            <text:p>28.8024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29.5698" calcext:value-type="float">
            <text:p>29.5698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29.8459" calcext:value-type="float">
            <text:p>29.8459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3.8126" calcext:value-type="float">
            <text:p>33.8126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3.4697" calcext:value-type="float">
            <text:p>33.4697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6.1205" calcext:value-type="float">
            <text:p>36.1205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6.734" calcext:value-type="float">
            <text:p>36.734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6.4065" calcext:value-type="float">
            <text:p>36.4065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7.0793" calcext:value-type="float">
            <text:p>37.0793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6.5582" calcext:value-type="float">
            <text:p>36.5582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6.6416" calcext:value-type="float">
            <text:p>36.6416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6.6638" calcext:value-type="float">
            <text:p>36.6638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7.3629" calcext:value-type="float">
            <text:p>37.3629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7.6021" calcext:value-type="float">
            <text:p>37.6021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7.7458" calcext:value-type="float">
            <text:p>37.7458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5.9986" calcext:value-type="float">
            <text:p>35.9986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5.3571" calcext:value-type="float">
            <text:p>35.3571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6.5537" calcext:value-type="float">
            <text:p>36.5537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7.5777" calcext:value-type="float">
            <text:p>37.5777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6.2412" calcext:value-type="float">
            <text:p>36.2412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7.4348" calcext:value-type="float">
            <text:p>37.4348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6.5032" calcext:value-type="float">
            <text:p>36.5032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6.3792" calcext:value-type="float">
            <text:p>36.3792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5.1594" calcext:value-type="float">
            <text:p>35.1594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6.222" calcext:value-type="float">
            <text:p>36.222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6.293" calcext:value-type="float">
            <text:p>36.293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5.9675" calcext:value-type="float">
            <text:p>35.9675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7.7362" calcext:value-type="float">
            <text:p>37.7362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6.039" calcext:value-type="float">
            <text:p>36.039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5.3913" calcext:value-type="float">
            <text:p>35.3913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5.6225" calcext:value-type="float">
            <text:p>35.6225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4.6617" calcext:value-type="float">
            <text:p>34.6617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7.565" calcext:value-type="float">
            <text:p>37.565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6.4777" calcext:value-type="float">
            <text:p>36.4777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5.5484" calcext:value-type="float">
            <text:p>35.5484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8.1187" calcext:value-type="float">
            <text:p>38.1187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5.4794" calcext:value-type="float">
            <text:p>35.4794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6.1862" calcext:value-type="float">
            <text:p>36.1862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5.5342" calcext:value-type="float">
            <text:p>35.5342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5.9481" calcext:value-type="float">
            <text:p>35.9481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9.1414" calcext:value-type="float">
            <text:p>39.1414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5.7807" calcext:value-type="float">
            <text:p>35.7807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5.9079" calcext:value-type="float">
            <text:p>35.9079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6.3153" calcext:value-type="float">
            <text:p>36.3153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5.3014" calcext:value-type="float">
            <text:p>35.3014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7.7362" calcext:value-type="float">
            <text:p>37.7362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6.3019" calcext:value-type="float">
            <text:p>36.3019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6.0292" calcext:value-type="float">
            <text:p>36.0292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5.7534" calcext:value-type="float">
            <text:p>35.7534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4.3161" calcext:value-type="float">
            <text:p>34.3161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8.2438" calcext:value-type="float">
            <text:p>38.2438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5.7774" calcext:value-type="float">
            <text:p>35.7774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35.9913" calcext:value-type="float">
            <text:p>35.9913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38.371" calcext:value-type="float">
            <text:p>38.371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39.6701" calcext:value-type="float">
            <text:p>39.6701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0.7797" calcext:value-type="float">
            <text:p>40.7797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3.1912" calcext:value-type="float">
            <text:p>43.1912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4.1194" calcext:value-type="float">
            <text:p>44.1194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6.8042" calcext:value-type="float">
            <text:p>46.8042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4.1867" calcext:value-type="float">
            <text:p>44.1867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3.8056" calcext:value-type="float">
            <text:p>43.8056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2.6591" calcext:value-type="float">
            <text:p>42.6591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2.7282" calcext:value-type="float">
            <text:p>42.7282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4.6753" calcext:value-type="float">
            <text:p>44.6753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4.7157" calcext:value-type="float">
            <text:p>44.7157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4.4452" calcext:value-type="float">
            <text:p>44.4452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1.5796" calcext:value-type="float">
            <text:p>41.5796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2.1861" calcext:value-type="float">
            <text:p>42.1861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3.8777" calcext:value-type="float">
            <text:p>43.8777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4.9539" calcext:value-type="float">
            <text:p>44.9539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3.9189" calcext:value-type="float">
            <text:p>43.9189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4.1633" calcext:value-type="float">
            <text:p>44.1633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4.0044" calcext:value-type="float">
            <text:p>44.0044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2.3617" calcext:value-type="float">
            <text:p>42.3617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3.9986" calcext:value-type="float">
            <text:p>43.9986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4.1801" calcext:value-type="float">
            <text:p>44.1801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4.5529" calcext:value-type="float">
            <text:p>44.5529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3.6693" calcext:value-type="float">
            <text:p>43.6693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4.0924" calcext:value-type="float">
            <text:p>44.0924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5.2039" calcext:value-type="float">
            <text:p>45.2039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4.6125" calcext:value-type="float">
            <text:p>44.6125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4.3579" calcext:value-type="float">
            <text:p>44.3579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3.4077" calcext:value-type="float">
            <text:p>43.4077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2.8394" calcext:value-type="float">
            <text:p>42.8394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2.5523" calcext:value-type="float">
            <text:p>42.5523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3.7338" calcext:value-type="float">
            <text:p>43.7338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2.8284" calcext:value-type="float">
            <text:p>42.8284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3.3111" calcext:value-type="float">
            <text:p>43.3111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2.9595" calcext:value-type="float">
            <text:p>42.9595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3.3633" calcext:value-type="float">
            <text:p>43.3633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4.0262" calcext:value-type="float">
            <text:p>44.0262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3.0225" calcext:value-type="float">
            <text:p>43.0225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4.4533" calcext:value-type="float">
            <text:p>44.4533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6.5176" calcext:value-type="float">
            <text:p>46.5176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1.1231" calcext:value-type="float">
            <text:p>41.1231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4.3454" calcext:value-type="float">
            <text:p>44.3454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4.8187" calcext:value-type="float">
            <text:p>44.8187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4.7307" calcext:value-type="float">
            <text:p>44.7307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3.4523" calcext:value-type="float">
            <text:p>43.4523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1.3488" calcext:value-type="float">
            <text:p>41.3488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4.7683" calcext:value-type="float">
            <text:p>44.7683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4.4837" calcext:value-type="float">
            <text:p>44.4837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3.6386" calcext:value-type="float">
            <text:p>43.6386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3.2038" calcext:value-type="float">
            <text:p>43.2038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5.6527" calcext:value-type="float">
            <text:p>45.6527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6.7443" calcext:value-type="float">
            <text:p>46.7443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9.4193" calcext:value-type="float">
            <text:p>49.4193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1.1542" calcext:value-type="float">
            <text:p>51.1542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1.066" calcext:value-type="float">
            <text:p>51.066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0.946" calcext:value-type="float">
            <text:p>50.946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2.7009" calcext:value-type="float">
            <text:p>52.7009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1.793" calcext:value-type="float">
            <text:p>51.793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1.362" calcext:value-type="float">
            <text:p>51.362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0.8993" calcext:value-type="float">
            <text:p>50.8993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9.1234" calcext:value-type="float">
            <text:p>49.1234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1.9615" calcext:value-type="float">
            <text:p>51.9615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3.0289" calcext:value-type="float">
            <text:p>53.0289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2.8649" calcext:value-type="float">
            <text:p>52.8649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2.5586" calcext:value-type="float">
            <text:p>52.5586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0.9928" calcext:value-type="float">
            <text:p>50.9928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1.9271" calcext:value-type="float">
            <text:p>51.9271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1.5159" calcext:value-type="float">
            <text:p>51.5159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2.9784" calcext:value-type="float">
            <text:p>52.9784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9.5065" calcext:value-type="float">
            <text:p>49.5065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9.8703" calcext:value-type="float">
            <text:p>49.8703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3.0532" calcext:value-type="float">
            <text:p>53.0532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4.2877" calcext:value-type="float">
            <text:p>54.2877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0.2263" calcext:value-type="float">
            <text:p>50.2263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0.4048" calcext:value-type="float">
            <text:p>50.4048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1.9383" calcext:value-type="float">
            <text:p>51.9383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2.6687" calcext:value-type="float">
            <text:p>52.6687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2.8985" calcext:value-type="float">
            <text:p>52.8985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0.1357" calcext:value-type="float">
            <text:p>50.1357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0.1696" calcext:value-type="float">
            <text:p>50.1696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2.7645" calcext:value-type="float">
            <text:p>52.7645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1.7217" calcext:value-type="float">
            <text:p>51.7217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9.7067" calcext:value-type="float">
            <text:p>49.7067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0.91" calcext:value-type="float">
            <text:p>50.91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1.2653" calcext:value-type="float">
            <text:p>51.2653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2.3934" calcext:value-type="float">
            <text:p>52.3934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1.0895" calcext:value-type="float">
            <text:p>51.0895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1.0621" calcext:value-type="float">
            <text:p>51.0621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2.3297" calcext:value-type="float">
            <text:p>52.3297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3.2694" calcext:value-type="float">
            <text:p>53.2694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2.6666" calcext:value-type="float">
            <text:p>52.6666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0.5769" calcext:value-type="float">
            <text:p>50.5769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9.8396" calcext:value-type="float">
            <text:p>49.8396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2.0071" calcext:value-type="float">
            <text:p>52.0071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3.0458" calcext:value-type="float">
            <text:p>53.0458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1.3908" calcext:value-type="float">
            <text:p>51.3908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0.5223" calcext:value-type="float">
            <text:p>50.5223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9.9133" calcext:value-type="float">
            <text:p>49.9133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1.9818" calcext:value-type="float">
            <text:p>51.9818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2.3492" calcext:value-type="float">
            <text:p>52.3492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2.2006" calcext:value-type="float">
            <text:p>52.2006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49.4587" calcext:value-type="float">
            <text:p>49.4587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7.4131" calcext:value-type="float">
            <text:p>57.4131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9.5291" calcext:value-type="float">
            <text:p>59.5291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62.8886" calcext:value-type="float">
            <text:p>62.8886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7.7763" calcext:value-type="float">
            <text:p>57.7763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9.1069" calcext:value-type="float">
            <text:p>59.1069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60.4892" calcext:value-type="float">
            <text:p>60.4892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8.6661" calcext:value-type="float">
            <text:p>58.6661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6.8174" calcext:value-type="float">
            <text:p>56.8174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62.1861" calcext:value-type="float">
            <text:p>62.1861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9.8256" calcext:value-type="float">
            <text:p>59.8256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6.5559" calcext:value-type="float">
            <text:p>56.5559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6.4709" calcext:value-type="float">
            <text:p>56.4709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7.0227" calcext:value-type="float">
            <text:p>57.0227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8.5399" calcext:value-type="float">
            <text:p>58.5399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7.7413" calcext:value-type="float">
            <text:p>57.7413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7.7738" calcext:value-type="float">
            <text:p>57.7738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8.8317" calcext:value-type="float">
            <text:p>58.8317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8.9384" calcext:value-type="float">
            <text:p>58.9384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8.0152" calcext:value-type="float">
            <text:p>58.0152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7.6888" calcext:value-type="float">
            <text:p>57.6888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60.5139" calcext:value-type="float">
            <text:p>60.5139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61.4368" calcext:value-type="float">
            <text:p>61.4368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61.1004" calcext:value-type="float">
            <text:p>61.1004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8.4488" calcext:value-type="float">
            <text:p>58.4488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9.8216" calcext:value-type="float">
            <text:p>59.8216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9.2527" calcext:value-type="float">
            <text:p>59.2527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60.3865" calcext:value-type="float">
            <text:p>60.3865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7.9232" calcext:value-type="float">
            <text:p>57.9232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8.5553" calcext:value-type="float">
            <text:p>58.5553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60.9064" calcext:value-type="float">
            <text:p>60.9064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60.0546" calcext:value-type="float">
            <text:p>60.0546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60.5414" calcext:value-type="float">
            <text:p>60.5414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9.9035" calcext:value-type="float">
            <text:p>59.9035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61.057" calcext:value-type="float">
            <text:p>61.057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8.9188" calcext:value-type="float">
            <text:p>58.9188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8.3784" calcext:value-type="float">
            <text:p>58.3784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60.1739" calcext:value-type="float">
            <text:p>60.1739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61.259" calcext:value-type="float">
            <text:p>61.259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60.3059" calcext:value-type="float">
            <text:p>60.3059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9.577" calcext:value-type="float">
            <text:p>59.577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60.4193" calcext:value-type="float">
            <text:p>60.4193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9.1449" calcext:value-type="float">
            <text:p>59.1449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8.1924" calcext:value-type="float">
            <text:p>58.1924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8.1987" calcext:value-type="float">
            <text:p>58.1987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60.6985" calcext:value-type="float">
            <text:p>60.6985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8.6583" calcext:value-type="float">
            <text:p>58.6583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6.2718" calcext:value-type="float">
            <text:p>56.2718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8.8915" calcext:value-type="float">
            <text:p>58.8915</text:p>
          </table:table-cell>
          <table:table-cell table:number-columns-repeated="4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63.4649" calcext:value-type="float">
            <text:p>63.4649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58.8993" calcext:value-type="float">
            <text:p>58.8993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58.5849" calcext:value-type="float">
            <text:p>58.5849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4.5448" calcext:value-type="float">
            <text:p>64.5448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6.9059" calcext:value-type="float">
            <text:p>66.9059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7.0792" calcext:value-type="float">
            <text:p>67.0792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6.0638" calcext:value-type="float">
            <text:p>66.0638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8.3813" calcext:value-type="float">
            <text:p>68.3813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8.3235" calcext:value-type="float">
            <text:p>68.3235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9.1258" calcext:value-type="float">
            <text:p>69.1258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7.9769" calcext:value-type="float">
            <text:p>67.9769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5.5345" calcext:value-type="float">
            <text:p>65.5345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6.3135" calcext:value-type="float">
            <text:p>66.3135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7.6235" calcext:value-type="float">
            <text:p>67.6235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8.341" calcext:value-type="float">
            <text:p>68.341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72.1286" calcext:value-type="float">
            <text:p>72.1286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7.6047" calcext:value-type="float">
            <text:p>67.6047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7.245" calcext:value-type="float">
            <text:p>67.245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3.8508" calcext:value-type="float">
            <text:p>63.8508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4.4402" calcext:value-type="float">
            <text:p>64.4402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3.0105" calcext:value-type="float">
            <text:p>63.0105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6.3713" calcext:value-type="float">
            <text:p>66.3713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9.2533" calcext:value-type="float">
            <text:p>69.2533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5.7511" calcext:value-type="float">
            <text:p>65.7511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6.9462" calcext:value-type="float">
            <text:p>66.9462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8.7959" calcext:value-type="float">
            <text:p>68.7959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7.1992" calcext:value-type="float">
            <text:p>67.1992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6.7835" calcext:value-type="float">
            <text:p>66.7835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8.4111" calcext:value-type="float">
            <text:p>68.4111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8.1193" calcext:value-type="float">
            <text:p>68.1193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6.3581" calcext:value-type="float">
            <text:p>66.3581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6.869" calcext:value-type="float">
            <text:p>66.869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7.8973" calcext:value-type="float">
            <text:p>67.8973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6.3383" calcext:value-type="float">
            <text:p>66.3383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5.7722" calcext:value-type="float">
            <text:p>65.7722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8.543" calcext:value-type="float">
            <text:p>68.543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8.2763" calcext:value-type="float">
            <text:p>68.2763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7.1434" calcext:value-type="float">
            <text:p>67.1434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7.7489" calcext:value-type="float">
            <text:p>67.7489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8.3708" calcext:value-type="float">
            <text:p>68.3708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6.2279" calcext:value-type="float">
            <text:p>66.2279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9.0292" calcext:value-type="float">
            <text:p>69.0292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8.0532" calcext:value-type="float">
            <text:p>68.0532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7.091" calcext:value-type="float">
            <text:p>67.091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6.3928" calcext:value-type="float">
            <text:p>66.3928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70.0685" calcext:value-type="float">
            <text:p>70.0685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7.0556" calcext:value-type="float">
            <text:p>67.0556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5.1344" calcext:value-type="float">
            <text:p>65.1344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7.5841" calcext:value-type="float">
            <text:p>67.5841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9.0238" calcext:value-type="float">
            <text:p>69.0238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7.3299" calcext:value-type="float">
            <text:p>67.3299</text:p>
          </table:table-cell>
          <table:table-cell table:number-columns-repeated="4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7.2942" calcext:value-type="float">
            <text:p>67.2942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65.8843" calcext:value-type="float">
            <text:p>65.8843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67.2806" calcext:value-type="float">
            <text:p>67.2806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2.6652" calcext:value-type="float">
            <text:p>72.6652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4.7657" calcext:value-type="float">
            <text:p>74.7657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4.1915" calcext:value-type="float">
            <text:p>74.1915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3.3669" calcext:value-type="float">
            <text:p>73.3669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6.2711" calcext:value-type="float">
            <text:p>76.2711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8.8395" calcext:value-type="float">
            <text:p>78.8395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3.3064" calcext:value-type="float">
            <text:p>73.3064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5.402" calcext:value-type="float">
            <text:p>75.402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9.8905" calcext:value-type="float">
            <text:p>79.8905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9.4976" calcext:value-type="float">
            <text:p>79.4976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3.998" calcext:value-type="float">
            <text:p>73.998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6.4219" calcext:value-type="float">
            <text:p>76.4219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8.4614" calcext:value-type="float">
            <text:p>78.4614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3.5389" calcext:value-type="float">
            <text:p>73.5389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5.1512" calcext:value-type="float">
            <text:p>75.1512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5.1385" calcext:value-type="float">
            <text:p>75.1385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3.1857" calcext:value-type="float">
            <text:p>73.1857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6.8138" calcext:value-type="float">
            <text:p>76.8138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6.7916" calcext:value-type="float">
            <text:p>76.7916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5.6823" calcext:value-type="float">
            <text:p>75.6823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4.8643" calcext:value-type="float">
            <text:p>74.8643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6.3781" calcext:value-type="float">
            <text:p>76.3781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5.6608" calcext:value-type="float">
            <text:p>75.6608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3.9016" calcext:value-type="float">
            <text:p>73.9016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5.6437" calcext:value-type="float">
            <text:p>75.6437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4.3695" calcext:value-type="float">
            <text:p>74.3695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5.7791" calcext:value-type="float">
            <text:p>75.7791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6.0623" calcext:value-type="float">
            <text:p>76.0623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5.2785" calcext:value-type="float">
            <text:p>75.2785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5.37" calcext:value-type="float">
            <text:p>75.37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6.5865" calcext:value-type="float">
            <text:p>76.5865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5.792" calcext:value-type="float">
            <text:p>75.792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6.2558" calcext:value-type="float">
            <text:p>76.2558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2.8378" calcext:value-type="float">
            <text:p>72.8378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4.1049" calcext:value-type="float">
            <text:p>74.1049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5.7232" calcext:value-type="float">
            <text:p>75.7232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4.6109" calcext:value-type="float">
            <text:p>74.6109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4.2019" calcext:value-type="float">
            <text:p>74.2019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3.7422" calcext:value-type="float">
            <text:p>73.7422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9.7615" calcext:value-type="float">
            <text:p>79.7615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6.3257" calcext:value-type="float">
            <text:p>76.3257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4.5316" calcext:value-type="float">
            <text:p>74.5316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8.0183" calcext:value-type="float">
            <text:p>78.0183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8.1716" calcext:value-type="float">
            <text:p>78.1716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4.3778" calcext:value-type="float">
            <text:p>74.3778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6.6482" calcext:value-type="float">
            <text:p>76.6482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7.0691" calcext:value-type="float">
            <text:p>77.0691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7.7771" calcext:value-type="float">
            <text:p>77.7771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5.1639" calcext:value-type="float">
            <text:p>75.1639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76.2689" calcext:value-type="float">
            <text:p>76.2689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73.7361" calcext:value-type="float">
            <text:p>73.7361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0.4861" calcext:value-type="float">
            <text:p>80.4861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3.7205" calcext:value-type="float">
            <text:p>83.7205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2.567" calcext:value-type="float">
            <text:p>82.567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4.4737" calcext:value-type="float">
            <text:p>84.4737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3.3907" calcext:value-type="float">
            <text:p>83.3907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3.375" calcext:value-type="float">
            <text:p>83.375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5.2651" calcext:value-type="float">
            <text:p>85.2651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4.1273" calcext:value-type="float">
            <text:p>84.1273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3.0867" calcext:value-type="float">
            <text:p>83.0867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2.8209" calcext:value-type="float">
            <text:p>82.8209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3.5919" calcext:value-type="float">
            <text:p>83.5919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3.0556" calcext:value-type="float">
            <text:p>83.0556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4.9473" calcext:value-type="float">
            <text:p>84.9473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2.9729" calcext:value-type="float">
            <text:p>82.9729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5.7835" calcext:value-type="float">
            <text:p>85.7835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3.0608" calcext:value-type="float">
            <text:p>83.0608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1.522" calcext:value-type="float">
            <text:p>81.522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5.1426" calcext:value-type="float">
            <text:p>85.1426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3.3229" calcext:value-type="float">
            <text:p>83.3229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3.6759" calcext:value-type="float">
            <text:p>83.6759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4.3055" calcext:value-type="float">
            <text:p>84.3055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4.1644" calcext:value-type="float">
            <text:p>84.1644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6.2245" calcext:value-type="float">
            <text:p>86.2245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2.9316" calcext:value-type="float">
            <text:p>82.9316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2.4343" calcext:value-type="float">
            <text:p>82.4343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4.9663" calcext:value-type="float">
            <text:p>84.9663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4.3935" calcext:value-type="float">
            <text:p>84.3935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5.0123" calcext:value-type="float">
            <text:p>85.0123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4.5112" calcext:value-type="float">
            <text:p>84.5112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5.4591" calcext:value-type="float">
            <text:p>85.4591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4.4389" calcext:value-type="float">
            <text:p>84.4389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5.388" calcext:value-type="float">
            <text:p>85.388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90.7276" calcext:value-type="float">
            <text:p>90.7276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0.121" calcext:value-type="float">
            <text:p>80.121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4.9419" calcext:value-type="float">
            <text:p>84.9419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1.6718" calcext:value-type="float">
            <text:p>81.6718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1.2859" calcext:value-type="float">
            <text:p>81.2859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4.9636" calcext:value-type="float">
            <text:p>84.9636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4.1007" calcext:value-type="float">
            <text:p>84.1007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3.7731" calcext:value-type="float">
            <text:p>83.7731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4.3268" calcext:value-type="float">
            <text:p>84.3268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4.4363" calcext:value-type="float">
            <text:p>84.4363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5.2351" calcext:value-type="float">
            <text:p>85.2351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4.8662" calcext:value-type="float">
            <text:p>84.8662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3.5239" calcext:value-type="float">
            <text:p>83.5239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4.0742" calcext:value-type="float">
            <text:p>84.0742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2.9033" calcext:value-type="float">
            <text:p>82.9033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1.42" calcext:value-type="float">
            <text:p>81.42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3.9208" calcext:value-type="float">
            <text:p>83.9208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4.0875" calcext:value-type="float">
            <text:p>84.0875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5.7615" calcext:value-type="float">
            <text:p>85.7615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0.3832" calcext:value-type="float">
            <text:p>90.3832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9.9382" calcext:value-type="float">
            <text:p>89.9382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2.6795" calcext:value-type="float">
            <text:p>92.6795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1.638" calcext:value-type="float">
            <text:p>91.638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9.4074" calcext:value-type="float">
            <text:p>89.4074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0.9101" calcext:value-type="float">
            <text:p>90.9101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2.4898" calcext:value-type="float">
            <text:p>92.4898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3.4328" calcext:value-type="float">
            <text:p>93.4328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6.7481" calcext:value-type="float">
            <text:p>96.7481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1.0094" calcext:value-type="float">
            <text:p>91.0094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0.9628" calcext:value-type="float">
            <text:p>90.9628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1.4306" calcext:value-type="float">
            <text:p>91.4306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2.8667" calcext:value-type="float">
            <text:p>92.8667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1.7957" calcext:value-type="float">
            <text:p>91.7957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2.5412" calcext:value-type="float">
            <text:p>92.5412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3.8538" calcext:value-type="float">
            <text:p>93.8538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1.3054" calcext:value-type="float">
            <text:p>91.3054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2.9249" calcext:value-type="float">
            <text:p>92.9249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2.554" calcext:value-type="float">
            <text:p>92.554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3.8174" calcext:value-type="float">
            <text:p>93.8174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4.8958" calcext:value-type="float">
            <text:p>94.8958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3.1489" calcext:value-type="float">
            <text:p>93.1489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2.7085" calcext:value-type="float">
            <text:p>92.7085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2.6312" calcext:value-type="float">
            <text:p>92.6312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0.6906" calcext:value-type="float">
            <text:p>90.6906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6.2661" calcext:value-type="float">
            <text:p>96.2661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3.9794" calcext:value-type="float">
            <text:p>93.9794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4.0955" calcext:value-type="float">
            <text:p>94.0955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2.8958" calcext:value-type="float">
            <text:p>92.8958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1.9097" calcext:value-type="float">
            <text:p>91.9097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4.0855" calcext:value-type="float">
            <text:p>94.0855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2.98" calcext:value-type="float">
            <text:p>92.98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0.1327" calcext:value-type="float">
            <text:p>90.1327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2.8926" calcext:value-type="float">
            <text:p>92.8926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2.2116" calcext:value-type="float">
            <text:p>92.2116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5.4699" calcext:value-type="float">
            <text:p>95.4699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3.6428" calcext:value-type="float">
            <text:p>93.6428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2.2786" calcext:value-type="float">
            <text:p>92.2786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2.6248" calcext:value-type="float">
            <text:p>92.6248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2.0683" calcext:value-type="float">
            <text:p>92.0683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0.9536" calcext:value-type="float">
            <text:p>90.9536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5.7958" calcext:value-type="float">
            <text:p>95.7958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3.2499" calcext:value-type="float">
            <text:p>93.2499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6.8394" calcext:value-type="float">
            <text:p>96.8394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1.679" calcext:value-type="float">
            <text:p>91.679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4.5526" calcext:value-type="float">
            <text:p>94.5526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3.2205" calcext:value-type="float">
            <text:p>93.2205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2.3969" calcext:value-type="float">
            <text:p>92.3969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0.632" calcext:value-type="float">
            <text:p>90.632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88.3061" calcext:value-type="float">
            <text:p>88.3061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7.5515" calcext:value-type="float">
            <text:p>97.5515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9.0884" calcext:value-type="float">
            <text:p>99.0884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8.5282" calcext:value-type="float">
            <text:p>98.5282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0.869" calcext:value-type="float">
            <text:p>100.869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1.213" calcext:value-type="float">
            <text:p>101.213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3.083" calcext:value-type="float">
            <text:p>103.083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0.995" calcext:value-type="float">
            <text:p>100.995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0.675" calcext:value-type="float">
            <text:p>100.675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1.075" calcext:value-type="float">
            <text:p>101.075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8.0717" calcext:value-type="float">
            <text:p>98.0717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1.804" calcext:value-type="float">
            <text:p>101.804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1.048" calcext:value-type="float">
            <text:p>101.048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3.693" calcext:value-type="float">
            <text:p>103.693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1.267" calcext:value-type="float">
            <text:p>101.267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0.88" calcext:value-type="float">
            <text:p>100.88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0.364" calcext:value-type="float">
            <text:p>100.364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9.332" calcext:value-type="float">
            <text:p>99.332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9.8864" calcext:value-type="float">
            <text:p>99.8864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0.187" calcext:value-type="float">
            <text:p>100.187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0.477" calcext:value-type="float">
            <text:p>100.477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0.3" calcext:value-type="float">
            <text:p>100.3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0.918" calcext:value-type="float">
            <text:p>100.918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4.834" calcext:value-type="float">
            <text:p>104.834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8.0464" calcext:value-type="float">
            <text:p>98.0464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9.5211" calcext:value-type="float">
            <text:p>99.5211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1.886" calcext:value-type="float">
            <text:p>101.886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0.145" calcext:value-type="float">
            <text:p>100.145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0.949" calcext:value-type="float">
            <text:p>100.949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3.552" calcext:value-type="float">
            <text:p>103.552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1.429" calcext:value-type="float">
            <text:p>101.429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8.1258" calcext:value-type="float">
            <text:p>98.1258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3.879" calcext:value-type="float">
            <text:p>103.879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0.667" calcext:value-type="float">
            <text:p>100.667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2.564" calcext:value-type="float">
            <text:p>102.564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9.6289" calcext:value-type="float">
            <text:p>99.6289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2.944" calcext:value-type="float">
            <text:p>102.944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1.723" calcext:value-type="float">
            <text:p>101.723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0.47" calcext:value-type="float">
            <text:p>100.47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3.62" calcext:value-type="float">
            <text:p>103.62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1.603" calcext:value-type="float">
            <text:p>101.603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2.825" calcext:value-type="float">
            <text:p>102.825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9.5731" calcext:value-type="float">
            <text:p>99.5731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2.564" calcext:value-type="float">
            <text:p>102.564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1.406" calcext:value-type="float">
            <text:p>101.406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0.602" calcext:value-type="float">
            <text:p>100.602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2.12" calcext:value-type="float">
            <text:p>102.12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1.052" calcext:value-type="float">
            <text:p>101.052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3.532" calcext:value-type="float">
            <text:p>103.532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7.9564" calcext:value-type="float">
            <text:p>97.9564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9.2433" calcext:value-type="float">
            <text:p>99.2433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0.796" calcext:value-type="float">
            <text:p>100.796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98.3865" calcext:value-type="float">
            <text:p>98.3865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4.847" calcext:value-type="float">
            <text:p>104.847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4.559" calcext:value-type="float">
            <text:p>104.559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8.626" calcext:value-type="float">
            <text:p>108.626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10.618" calcext:value-type="float">
            <text:p>110.618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10.623" calcext:value-type="float">
            <text:p>110.623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2.928" calcext:value-type="float">
            <text:p>102.928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6.09" calcext:value-type="float">
            <text:p>106.09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6.352" calcext:value-type="float">
            <text:p>106.352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10.421" calcext:value-type="float">
            <text:p>110.421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11.181" calcext:value-type="float">
            <text:p>111.181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10.362" calcext:value-type="float">
            <text:p>110.362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7.315" calcext:value-type="float">
            <text:p>107.315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8.578" calcext:value-type="float">
            <text:p>108.578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7.203" calcext:value-type="float">
            <text:p>107.203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8.91" calcext:value-type="float">
            <text:p>108.91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8.124" calcext:value-type="float">
            <text:p>108.124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13.162" calcext:value-type="float">
            <text:p>113.162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6.624" calcext:value-type="float">
            <text:p>106.624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10.056" calcext:value-type="float">
            <text:p>110.056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7.536" calcext:value-type="float">
            <text:p>107.536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8.3" calcext:value-type="float">
            <text:p>108.3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6.692" calcext:value-type="float">
            <text:p>106.692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10.816" calcext:value-type="float">
            <text:p>110.816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8.795" calcext:value-type="float">
            <text:p>108.795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11.074" calcext:value-type="float">
            <text:p>111.074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12.784" calcext:value-type="float">
            <text:p>112.784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4.801" calcext:value-type="float">
            <text:p>104.801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9.753" calcext:value-type="float">
            <text:p>109.753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5.959" calcext:value-type="float">
            <text:p>105.959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11.069" calcext:value-type="float">
            <text:p>111.069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13.1" calcext:value-type="float">
            <text:p>113.1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12.153" calcext:value-type="float">
            <text:p>112.153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8.405" calcext:value-type="float">
            <text:p>108.405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11.264" calcext:value-type="float">
            <text:p>111.264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5.56" calcext:value-type="float">
            <text:p>105.56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11.046" calcext:value-type="float">
            <text:p>111.046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9.115" calcext:value-type="float">
            <text:p>109.115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10.234" calcext:value-type="float">
            <text:p>110.234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9.911" calcext:value-type="float">
            <text:p>109.911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10.229" calcext:value-type="float">
            <text:p>110.229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10.302" calcext:value-type="float">
            <text:p>110.302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7.185" calcext:value-type="float">
            <text:p>107.185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7.609" calcext:value-type="float">
            <text:p>107.609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7.315" calcext:value-type="float">
            <text:p>107.315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8.617" calcext:value-type="float">
            <text:p>108.617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10.444" calcext:value-type="float">
            <text:p>110.444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11.241" calcext:value-type="float">
            <text:p>111.241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10.687" calcext:value-type="float">
            <text:p>110.687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0.206" calcext:value-type="float">
            <text:p>110.206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08.569" calcext:value-type="float">
            <text:p>108.569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07.796" calcext:value-type="float">
            <text:p>107.796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3.148" calcext:value-type="float">
            <text:p>113.148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5.731" calcext:value-type="float">
            <text:p>115.731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5.405" calcext:value-type="float">
            <text:p>115.405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9.953" calcext:value-type="float">
            <text:p>119.953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8.245" calcext:value-type="float">
            <text:p>118.245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20.533" calcext:value-type="float">
            <text:p>120.533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7.931" calcext:value-type="float">
            <text:p>117.931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21.19" calcext:value-type="float">
            <text:p>121.19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21.599" calcext:value-type="float">
            <text:p>121.599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4.493" calcext:value-type="float">
            <text:p>114.493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20.435" calcext:value-type="float">
            <text:p>120.435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6.846" calcext:value-type="float">
            <text:p>116.846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8.235" calcext:value-type="float">
            <text:p>118.235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5.037" calcext:value-type="float">
            <text:p>115.037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5.096" calcext:value-type="float">
            <text:p>115.096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6.867" calcext:value-type="float">
            <text:p>116.867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8.193" calcext:value-type="float">
            <text:p>118.193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9.117" calcext:value-type="float">
            <text:p>119.117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8.188" calcext:value-type="float">
            <text:p>118.188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7.947" calcext:value-type="float">
            <text:p>117.947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6.392" calcext:value-type="float">
            <text:p>116.392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5.475" calcext:value-type="float">
            <text:p>115.475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5.655" calcext:value-type="float">
            <text:p>115.655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7.35" calcext:value-type="float">
            <text:p>117.35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9.303" calcext:value-type="float">
            <text:p>119.303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8.036" calcext:value-type="float">
            <text:p>118.036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20.315" calcext:value-type="float">
            <text:p>120.315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22.403" calcext:value-type="float">
            <text:p>122.403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23.194" calcext:value-type="float">
            <text:p>123.194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2.703" calcext:value-type="float">
            <text:p>112.703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7.853" calcext:value-type="float">
            <text:p>117.853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5.116" calcext:value-type="float">
            <text:p>115.116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21.372" calcext:value-type="float">
            <text:p>121.372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6.443" calcext:value-type="float">
            <text:p>116.443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8.878" calcext:value-type="float">
            <text:p>118.878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3.596" calcext:value-type="float">
            <text:p>113.596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8.566" calcext:value-type="float">
            <text:p>118.566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5.655" calcext:value-type="float">
            <text:p>115.655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8.387" calcext:value-type="float">
            <text:p>118.387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8.403" calcext:value-type="float">
            <text:p>118.403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7.63" calcext:value-type="float">
            <text:p>117.63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6.018" calcext:value-type="float">
            <text:p>116.018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6.479" calcext:value-type="float">
            <text:p>116.479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6.54" calcext:value-type="float">
            <text:p>116.54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9.127" calcext:value-type="float">
            <text:p>119.127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5.345" calcext:value-type="float">
            <text:p>115.345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9.614" calcext:value-type="float">
            <text:p>119.614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9.234" calcext:value-type="float">
            <text:p>119.234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19.501" calcext:value-type="float">
            <text:p>119.501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18.947" calcext:value-type="float">
            <text:p>118.947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4.008" calcext:value-type="float">
            <text:p>124.008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2.797" calcext:value-type="float">
            <text:p>122.797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8.663" calcext:value-type="float">
            <text:p>128.663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8.7" calcext:value-type="float">
            <text:p>128.7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8.949" calcext:value-type="float">
            <text:p>128.949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1.743" calcext:value-type="float">
            <text:p>121.743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0.806" calcext:value-type="float">
            <text:p>120.806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2.662" calcext:value-type="float">
            <text:p>122.662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4.85" calcext:value-type="float">
            <text:p>124.85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8.427" calcext:value-type="float">
            <text:p>128.427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5.219" calcext:value-type="float">
            <text:p>125.219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7.397" calcext:value-type="float">
            <text:p>127.397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4.06" calcext:value-type="float">
            <text:p>124.06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6.912" calcext:value-type="float">
            <text:p>126.912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3.858" calcext:value-type="float">
            <text:p>123.858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4.675" calcext:value-type="float">
            <text:p>124.675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5.804" calcext:value-type="float">
            <text:p>125.804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6.328" calcext:value-type="float">
            <text:p>126.328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6.568" calcext:value-type="float">
            <text:p>126.568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5.408" calcext:value-type="float">
            <text:p>125.408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5.431" calcext:value-type="float">
            <text:p>125.431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2.453" calcext:value-type="float">
            <text:p>122.453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5.792" calcext:value-type="float">
            <text:p>125.792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30.655" calcext:value-type="float">
            <text:p>130.655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9.174" calcext:value-type="float">
            <text:p>129.174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5.567" calcext:value-type="float">
            <text:p>125.567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3.371" calcext:value-type="float">
            <text:p>123.371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1.76" calcext:value-type="float">
            <text:p>121.76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2.307" calcext:value-type="float">
            <text:p>122.307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4.715" calcext:value-type="float">
            <text:p>124.715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7.202" calcext:value-type="float">
            <text:p>127.202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19.143" calcext:value-type="float">
            <text:p>119.143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9.406" calcext:value-type="float">
            <text:p>129.406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30.208" calcext:value-type="float">
            <text:p>130.208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8.372" calcext:value-type="float">
            <text:p>128.372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7.178" calcext:value-type="float">
            <text:p>127.178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4.285" calcext:value-type="float">
            <text:p>124.285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7.269" calcext:value-type="float">
            <text:p>127.269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3.996" calcext:value-type="float">
            <text:p>123.996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5.402" calcext:value-type="float">
            <text:p>125.402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3.286" calcext:value-type="float">
            <text:p>123.286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6.012" calcext:value-type="float">
            <text:p>126.012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3.485" calcext:value-type="float">
            <text:p>123.485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9.387" calcext:value-type="float">
            <text:p>129.387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7.653" calcext:value-type="float">
            <text:p>127.653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5.674" calcext:value-type="float">
            <text:p>125.674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3.194" calcext:value-type="float">
            <text:p>123.194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6.978" calcext:value-type="float">
            <text:p>126.978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2.448" calcext:value-type="float">
            <text:p>122.448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24.071" calcext:value-type="float">
            <text:p>124.071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29.274" calcext:value-type="float">
            <text:p>129.274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1.967" calcext:value-type="float">
            <text:p>131.967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40.233" calcext:value-type="float">
            <text:p>140.233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3.781" calcext:value-type="float">
            <text:p>133.781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0.905" calcext:value-type="float">
            <text:p>130.905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5.612" calcext:value-type="float">
            <text:p>135.612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40.203" calcext:value-type="float">
            <text:p>140.203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6.766" calcext:value-type="float">
            <text:p>136.766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1.46" calcext:value-type="float">
            <text:p>131.46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3.433" calcext:value-type="float">
            <text:p>133.433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0.329" calcext:value-type="float">
            <text:p>130.329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4.748" calcext:value-type="float">
            <text:p>134.748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4.01" calcext:value-type="float">
            <text:p>134.01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5.151" calcext:value-type="float">
            <text:p>135.151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3.688" calcext:value-type="float">
            <text:p>133.688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2.71" calcext:value-type="float">
            <text:p>132.71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4.138" calcext:value-type="float">
            <text:p>134.138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2.013" calcext:value-type="float">
            <text:p>132.013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6.347" calcext:value-type="float">
            <text:p>136.347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7.09" calcext:value-type="float">
            <text:p>137.09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4.823" calcext:value-type="float">
            <text:p>134.823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1.557" calcext:value-type="float">
            <text:p>131.557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1.479" calcext:value-type="float">
            <text:p>131.479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4.057" calcext:value-type="float">
            <text:p>134.057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7.691" calcext:value-type="float">
            <text:p>137.691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5.124" calcext:value-type="float">
            <text:p>135.124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28.014" calcext:value-type="float">
            <text:p>128.014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0.559" calcext:value-type="float">
            <text:p>130.559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0.757" calcext:value-type="float">
            <text:p>130.757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29.765" calcext:value-type="float">
            <text:p>129.765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7.04" calcext:value-type="float">
            <text:p>137.04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2.895" calcext:value-type="float">
            <text:p>132.895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5.556" calcext:value-type="float">
            <text:p>135.556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2.703" calcext:value-type="float">
            <text:p>132.703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3.167" calcext:value-type="float">
            <text:p>133.167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2.895" calcext:value-type="float">
            <text:p>132.895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2.769" calcext:value-type="float">
            <text:p>132.769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6.173" calcext:value-type="float">
            <text:p>136.173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2.71" calcext:value-type="float">
            <text:p>132.71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4.905" calcext:value-type="float">
            <text:p>134.905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1.499" calcext:value-type="float">
            <text:p>131.499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4.626" calcext:value-type="float">
            <text:p>134.626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5.618" calcext:value-type="float">
            <text:p>135.618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6.493" calcext:value-type="float">
            <text:p>136.493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1.505" calcext:value-type="float">
            <text:p>131.505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5.937" calcext:value-type="float">
            <text:p>135.937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7.358" calcext:value-type="float">
            <text:p>137.358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2.479" calcext:value-type="float">
            <text:p>132.479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29.155" calcext:value-type="float">
            <text:p>129.155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27.726" calcext:value-type="float">
            <text:p>127.726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0.189" calcext:value-type="float">
            <text:p>140.189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4.816" calcext:value-type="float">
            <text:p>134.816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3.869" calcext:value-type="float">
            <text:p>133.869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0.093" calcext:value-type="float">
            <text:p>140.093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8.105" calcext:value-type="float">
            <text:p>138.105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0.691" calcext:value-type="float">
            <text:p>140.691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2.215" calcext:value-type="float">
            <text:p>142.215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0.049" calcext:value-type="float">
            <text:p>140.049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1.919" calcext:value-type="float">
            <text:p>141.919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7.209" calcext:value-type="float">
            <text:p>137.209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8.99" calcext:value-type="float">
            <text:p>138.99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0.602" calcext:value-type="float">
            <text:p>140.602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8.744" calcext:value-type="float">
            <text:p>138.744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2.04" calcext:value-type="float">
            <text:p>142.04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9.638" calcext:value-type="float">
            <text:p>139.638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3.825" calcext:value-type="float">
            <text:p>143.825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9.419" calcext:value-type="float">
            <text:p>139.419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9.96" calcext:value-type="float">
            <text:p>139.96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50.668" calcext:value-type="float">
            <text:p>150.668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0.506" calcext:value-type="float">
            <text:p>140.506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2.063" calcext:value-type="float">
            <text:p>142.063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9.15" calcext:value-type="float">
            <text:p>139.15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6.738" calcext:value-type="float">
            <text:p>136.738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3.477" calcext:value-type="float">
            <text:p>143.477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0.27" calcext:value-type="float">
            <text:p>140.27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3.169" calcext:value-type="float">
            <text:p>143.169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1.453" calcext:value-type="float">
            <text:p>141.453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7.599" calcext:value-type="float">
            <text:p>137.599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2.139" calcext:value-type="float">
            <text:p>142.139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9.982" calcext:value-type="float">
            <text:p>139.982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2.686" calcext:value-type="float">
            <text:p>142.686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2.969" calcext:value-type="float">
            <text:p>142.969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9.601" calcext:value-type="float">
            <text:p>139.601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0.1" calcext:value-type="float">
            <text:p>140.1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8.033" calcext:value-type="float">
            <text:p>138.033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3.423" calcext:value-type="float">
            <text:p>143.423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0.27" calcext:value-type="float">
            <text:p>140.27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0.063" calcext:value-type="float">
            <text:p>140.063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6.811" calcext:value-type="float">
            <text:p>146.811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9.419" calcext:value-type="float">
            <text:p>139.419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0.056" calcext:value-type="float">
            <text:p>140.056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3.069" calcext:value-type="float">
            <text:p>143.069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0.654" calcext:value-type="float">
            <text:p>140.654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9.418" calcext:value-type="float">
            <text:p>149.418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1.468" calcext:value-type="float">
            <text:p>141.468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0.292" calcext:value-type="float">
            <text:p>140.292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8.607" calcext:value-type="float">
            <text:p>138.607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8.463" calcext:value-type="float">
            <text:p>138.463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4.214" calcext:value-type="float">
            <text:p>144.214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0.491" calcext:value-type="float">
            <text:p>140.491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0.602" calcext:value-type="float">
            <text:p>140.602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0.078" calcext:value-type="float">
            <text:p>140.078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1.483" calcext:value-type="float">
            <text:p>141.483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5.576" calcext:value-type="float">
            <text:p>145.576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50.04" calcext:value-type="float">
            <text:p>150.04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7.362" calcext:value-type="float">
            <text:p>147.362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7.525" calcext:value-type="float">
            <text:p>147.525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2.916" calcext:value-type="float">
            <text:p>142.916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50.083" calcext:value-type="float">
            <text:p>150.083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7.354" calcext:value-type="float">
            <text:p>147.354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54.589" calcext:value-type="float">
            <text:p>154.589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9.009" calcext:value-type="float">
            <text:p>149.009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51.705" calcext:value-type="float">
            <text:p>151.705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9.351" calcext:value-type="float">
            <text:p>149.351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50.345" calcext:value-type="float">
            <text:p>150.345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5.751" calcext:value-type="float">
            <text:p>145.751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9.117" calcext:value-type="float">
            <text:p>149.117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9.889" calcext:value-type="float">
            <text:p>149.889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6.488" calcext:value-type="float">
            <text:p>146.488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8.123" calcext:value-type="float">
            <text:p>148.123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50.362" calcext:value-type="float">
            <text:p>150.362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9.418" calcext:value-type="float">
            <text:p>149.418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51.026" calcext:value-type="float">
            <text:p>151.026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8.727" calcext:value-type="float">
            <text:p>148.727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7.387" calcext:value-type="float">
            <text:p>147.387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52.512" calcext:value-type="float">
            <text:p>152.512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7.411" calcext:value-type="float">
            <text:p>147.411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4.88" calcext:value-type="float">
            <text:p>144.88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8.793" calcext:value-type="float">
            <text:p>148.793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52.042" calcext:value-type="float">
            <text:p>152.042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6.778" calcext:value-type="float">
            <text:p>146.778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55.021" calcext:value-type="float">
            <text:p>155.021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2.885" calcext:value-type="float">
            <text:p>142.885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8.801" calcext:value-type="float">
            <text:p>148.801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5.887" calcext:value-type="float">
            <text:p>145.887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53.849" calcext:value-type="float">
            <text:p>153.849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52.748" calcext:value-type="float">
            <text:p>152.748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7.07" calcext:value-type="float">
            <text:p>147.07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51.472" calcext:value-type="float">
            <text:p>151.472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51.515" calcext:value-type="float">
            <text:p>151.515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7.664" calcext:value-type="float">
            <text:p>147.664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8.437" calcext:value-type="float">
            <text:p>148.437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50.685" calcext:value-type="float">
            <text:p>150.685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50.396" calcext:value-type="float">
            <text:p>150.396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50.83" calcext:value-type="float">
            <text:p>150.83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8.395" calcext:value-type="float">
            <text:p>148.395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5.497" calcext:value-type="float">
            <text:p>145.497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9.536" calcext:value-type="float">
            <text:p>149.536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4.825" calcext:value-type="float">
            <text:p>144.825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54.76" calcext:value-type="float">
            <text:p>154.76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5.839" calcext:value-type="float">
            <text:p>145.839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5.156" calcext:value-type="float">
            <text:p>145.156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49.846" calcext:value-type="float">
            <text:p>149.846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43.323" calcext:value-type="float">
            <text:p>143.323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46.997" calcext:value-type="float">
            <text:p>146.997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61.979" calcext:value-type="float">
            <text:p>161.979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9.471" calcext:value-type="float">
            <text:p>159.471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63.119" calcext:value-type="float">
            <text:p>163.119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8.325" calcext:value-type="float">
            <text:p>158.325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7.177" calcext:value-type="float">
            <text:p>157.177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9.537" calcext:value-type="float">
            <text:p>159.537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5.727" calcext:value-type="float">
            <text:p>155.727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4.009" calcext:value-type="float">
            <text:p>154.009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5.228" calcext:value-type="float">
            <text:p>155.228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6.439" calcext:value-type="float">
            <text:p>156.439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5.654" calcext:value-type="float">
            <text:p>155.654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5.283" calcext:value-type="float">
            <text:p>155.283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8.938" calcext:value-type="float">
            <text:p>158.938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6.11" calcext:value-type="float">
            <text:p>156.11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4.733" calcext:value-type="float">
            <text:p>154.733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1.232" calcext:value-type="float">
            <text:p>151.232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70.536" calcext:value-type="float">
            <text:p>170.536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7.409" calcext:value-type="float">
            <text:p>157.409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4.178" calcext:value-type="float">
            <text:p>154.178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61.196" calcext:value-type="float">
            <text:p>161.196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7.214" calcext:value-type="float">
            <text:p>157.214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9.709" calcext:value-type="float">
            <text:p>159.709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6.43" calcext:value-type="float">
            <text:p>156.43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5.346" calcext:value-type="float">
            <text:p>155.346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9.528" calcext:value-type="float">
            <text:p>159.528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60.324" calcext:value-type="float">
            <text:p>160.324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6.854" calcext:value-type="float">
            <text:p>156.854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9.949" calcext:value-type="float">
            <text:p>159.949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60.875" calcext:value-type="float">
            <text:p>160.875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1.524" calcext:value-type="float">
            <text:p>151.524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9.185" calcext:value-type="float">
            <text:p>159.185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7.754" calcext:value-type="float">
            <text:p>157.754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5.827" calcext:value-type="float">
            <text:p>155.827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65.18" calcext:value-type="float">
            <text:p>165.18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6.89" calcext:value-type="float">
            <text:p>156.89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60.102" calcext:value-type="float">
            <text:p>160.102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9.547" calcext:value-type="float">
            <text:p>159.547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6.918" calcext:value-type="float">
            <text:p>156.918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6.789" calcext:value-type="float">
            <text:p>156.789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7.075" calcext:value-type="float">
            <text:p>157.075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61.901" calcext:value-type="float">
            <text:p>161.901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3.46" calcext:value-type="float">
            <text:p>153.46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8.24" calcext:value-type="float">
            <text:p>158.24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9.93" calcext:value-type="float">
            <text:p>159.93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4.904" calcext:value-type="float">
            <text:p>154.904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7.39" calcext:value-type="float">
            <text:p>157.39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60.72" calcext:value-type="float">
            <text:p>160.72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7.001" calcext:value-type="float">
            <text:p>157.001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55.174" calcext:value-type="float">
            <text:p>155.174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1.469" calcext:value-type="float">
            <text:p>161.469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55.891" calcext:value-type="float">
            <text:p>155.891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59.242" calcext:value-type="float">
            <text:p>159.242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6.003" calcext:value-type="float">
            <text:p>166.003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3.549" calcext:value-type="float">
            <text:p>163.549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1.362" calcext:value-type="float">
            <text:p>161.362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71.171" calcext:value-type="float">
            <text:p>171.171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9.797" calcext:value-type="float">
            <text:p>169.797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72.187" calcext:value-type="float">
            <text:p>172.187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8.68" calcext:value-type="float">
            <text:p>168.68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7.768" calcext:value-type="float">
            <text:p>167.768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1.753" calcext:value-type="float">
            <text:p>161.753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3.7" calcext:value-type="float">
            <text:p>163.7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7.768" calcext:value-type="float">
            <text:p>167.768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7.536" calcext:value-type="float">
            <text:p>167.536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3.891" calcext:value-type="float">
            <text:p>163.891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6.531" calcext:value-type="float">
            <text:p>166.531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7.747" calcext:value-type="float">
            <text:p>167.747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7.126" calcext:value-type="float">
            <text:p>167.126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70.242" calcext:value-type="float">
            <text:p>170.242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9.581" calcext:value-type="float">
            <text:p>169.581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71.402" calcext:value-type="float">
            <text:p>171.402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5.19" calcext:value-type="float">
            <text:p>165.19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3.359" calcext:value-type="float">
            <text:p>163.359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8.52" calcext:value-type="float">
            <text:p>168.52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6.396" calcext:value-type="float">
            <text:p>166.396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6.303" calcext:value-type="float">
            <text:p>166.303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7.378" calcext:value-type="float">
            <text:p>167.378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4.863" calcext:value-type="float">
            <text:p>164.863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5.508" calcext:value-type="float">
            <text:p>165.508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70.144" calcext:value-type="float">
            <text:p>170.144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2.542" calcext:value-type="float">
            <text:p>162.542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3.489" calcext:value-type="float">
            <text:p>163.489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71.303" calcext:value-type="float">
            <text:p>171.303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5.58" calcext:value-type="float">
            <text:p>165.58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3.469" calcext:value-type="float">
            <text:p>163.469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3.871" calcext:value-type="float">
            <text:p>163.871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7.599" calcext:value-type="float">
            <text:p>167.599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77.211" calcext:value-type="float">
            <text:p>177.211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7.641" calcext:value-type="float">
            <text:p>167.641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0.924" calcext:value-type="float">
            <text:p>160.924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7.043" calcext:value-type="float">
            <text:p>167.043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73.183" calcext:value-type="float">
            <text:p>173.183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6.948" calcext:value-type="float">
            <text:p>166.948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6.907" calcext:value-type="float">
            <text:p>166.907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4.772" calcext:value-type="float">
            <text:p>164.772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6.023" calcext:value-type="float">
            <text:p>166.023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7.937" calcext:value-type="float">
            <text:p>167.937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4.366" calcext:value-type="float">
            <text:p>164.366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66.552" calcext:value-type="float">
            <text:p>166.552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68.808" calcext:value-type="float">
            <text:p>168.808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65.477" calcext:value-type="float">
            <text:p>165.477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68.276" calcext:value-type="float">
            <text:p>168.276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4.623" calcext:value-type="float">
            <text:p>174.623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2.7" calcext:value-type="float">
            <text:p>172.7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6.309" calcext:value-type="float">
            <text:p>176.309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4.303" calcext:value-type="float">
            <text:p>174.303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8.695" calcext:value-type="float">
            <text:p>178.695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81.604" calcext:value-type="float">
            <text:p>181.604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6.717" calcext:value-type="float">
            <text:p>176.717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7.6" calcext:value-type="float">
            <text:p>177.6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6.018" calcext:value-type="float">
            <text:p>176.018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6.425" calcext:value-type="float">
            <text:p>176.425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2.689" calcext:value-type="float">
            <text:p>172.689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6.122" calcext:value-type="float">
            <text:p>176.122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4.932" calcext:value-type="float">
            <text:p>174.932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1.116" calcext:value-type="float">
            <text:p>171.116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4.84" calcext:value-type="float">
            <text:p>174.84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8.146" calcext:value-type="float">
            <text:p>178.146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7.14" calcext:value-type="float">
            <text:p>177.14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3.883" calcext:value-type="float">
            <text:p>173.883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1.413" calcext:value-type="float">
            <text:p>171.413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9.864" calcext:value-type="float">
            <text:p>179.864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5.45" calcext:value-type="float">
            <text:p>175.45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1.633" calcext:value-type="float">
            <text:p>171.633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2.622" calcext:value-type="float">
            <text:p>172.622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81.839" calcext:value-type="float">
            <text:p>181.839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5.67" calcext:value-type="float">
            <text:p>175.67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2.365" calcext:value-type="float">
            <text:p>172.365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3.014" calcext:value-type="float">
            <text:p>173.014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7.081" calcext:value-type="float">
            <text:p>177.081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4.68" calcext:value-type="float">
            <text:p>174.68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3.521" calcext:value-type="float">
            <text:p>173.521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3.951" calcext:value-type="float">
            <text:p>173.951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3.713" calcext:value-type="float">
            <text:p>173.713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4.11" calcext:value-type="float">
            <text:p>174.11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68.83" calcext:value-type="float">
            <text:p>168.83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0.014" calcext:value-type="float">
            <text:p>170.014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4.03" calcext:value-type="float">
            <text:p>174.03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3.928" calcext:value-type="float">
            <text:p>173.928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6.706" calcext:value-type="float">
            <text:p>176.706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82.174" calcext:value-type="float">
            <text:p>182.174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1.006" calcext:value-type="float">
            <text:p>171.006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0.459" calcext:value-type="float">
            <text:p>170.459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69.334" calcext:value-type="float">
            <text:p>169.334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2.01" calcext:value-type="float">
            <text:p>172.01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7.707" calcext:value-type="float">
            <text:p>177.707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4.76" calcext:value-type="float">
            <text:p>174.76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3.419" calcext:value-type="float">
            <text:p>173.419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3.352" calcext:value-type="float">
            <text:p>173.352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73.487" calcext:value-type="float">
            <text:p>173.487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75.427" calcext:value-type="float">
            <text:p>175.427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77.211" calcext:value-type="float">
            <text:p>177.211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77.813" calcext:value-type="float">
            <text:p>177.813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1.283" calcext:value-type="float">
            <text:p>181.283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3.226" calcext:value-type="float">
            <text:p>183.226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79.816" calcext:value-type="float">
            <text:p>179.816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7.992" calcext:value-type="float">
            <text:p>187.992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3.516" calcext:value-type="float">
            <text:p>183.516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3.125" calcext:value-type="float">
            <text:p>183.125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6.129" calcext:value-type="float">
            <text:p>186.129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79.973" calcext:value-type="float">
            <text:p>179.973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2.598" calcext:value-type="float">
            <text:p>182.598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5.198" calcext:value-type="float">
            <text:p>185.198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77.376" calcext:value-type="float">
            <text:p>177.376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1.332" calcext:value-type="float">
            <text:p>181.332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2.037" calcext:value-type="float">
            <text:p>182.037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3.163" calcext:value-type="float">
            <text:p>183.163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3.251" calcext:value-type="float">
            <text:p>183.251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3.037" calcext:value-type="float">
            <text:p>183.037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1.641" calcext:value-type="float">
            <text:p>181.641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5.288" calcext:value-type="float">
            <text:p>185.288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3.037" calcext:value-type="float">
            <text:p>183.037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77.494" calcext:value-type="float">
            <text:p>177.494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77.719" calcext:value-type="float">
            <text:p>177.719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79.163" calcext:value-type="float">
            <text:p>179.163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1.455" calcext:value-type="float">
            <text:p>181.455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79.441" calcext:value-type="float">
            <text:p>179.441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1.579" calcext:value-type="float">
            <text:p>181.579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6.246" calcext:value-type="float">
            <text:p>186.246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4.903" calcext:value-type="float">
            <text:p>184.903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1.678" calcext:value-type="float">
            <text:p>181.678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79.38" calcext:value-type="float">
            <text:p>179.38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1.258" calcext:value-type="float">
            <text:p>181.258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4.634" calcext:value-type="float">
            <text:p>184.634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4.583" calcext:value-type="float">
            <text:p>184.583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76.905" calcext:value-type="float">
            <text:p>176.905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74.44" calcext:value-type="float">
            <text:p>174.44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75.612" calcext:value-type="float">
            <text:p>175.612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3.087" calcext:value-type="float">
            <text:p>183.087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2.686" calcext:value-type="float">
            <text:p>182.686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79.961" calcext:value-type="float">
            <text:p>179.961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2.386" calcext:value-type="float">
            <text:p>182.386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4.672" calcext:value-type="float">
            <text:p>184.672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2.749" calcext:value-type="float">
            <text:p>182.749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1.789" calcext:value-type="float">
            <text:p>181.789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3.037" calcext:value-type="float">
            <text:p>183.037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2.598" calcext:value-type="float">
            <text:p>182.598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3.163" calcext:value-type="float">
            <text:p>183.163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1.839" calcext:value-type="float">
            <text:p>181.839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78.146" calcext:value-type="float">
            <text:p>178.146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1.061" calcext:value-type="float">
            <text:p>181.061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3.453" calcext:value-type="float">
            <text:p>183.453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8.604" calcext:value-type="float">
            <text:p>188.604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7.595" calcext:value-type="float">
            <text:p>187.595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9.879" calcext:value-type="float">
            <text:p>189.879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4.57" calcext:value-type="float">
            <text:p>184.57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8.63" calcext:value-type="float">
            <text:p>188.63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9.731" calcext:value-type="float">
            <text:p>189.731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7.043" calcext:value-type="float">
            <text:p>187.043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2.212" calcext:value-type="float">
            <text:p>182.212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5.792" calcext:value-type="float">
            <text:p>185.792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91.957" calcext:value-type="float">
            <text:p>191.957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92.72" calcext:value-type="float">
            <text:p>192.72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9.152" calcext:value-type="float">
            <text:p>189.152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6.611" calcext:value-type="float">
            <text:p>186.611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92.234" calcext:value-type="float">
            <text:p>192.234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90.042" calcext:value-type="float">
            <text:p>190.042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9.005" calcext:value-type="float">
            <text:p>189.005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8.497" calcext:value-type="float">
            <text:p>188.497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90.531" calcext:value-type="float">
            <text:p>190.531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8.138" calcext:value-type="float">
            <text:p>188.138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3.997" calcext:value-type="float">
            <text:p>183.997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8.138" calcext:value-type="float">
            <text:p>188.138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90.749" calcext:value-type="float">
            <text:p>190.749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6.82" calcext:value-type="float">
            <text:p>186.82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4.124" calcext:value-type="float">
            <text:p>184.124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8.218" calcext:value-type="float">
            <text:p>188.218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93.714" calcext:value-type="float">
            <text:p>193.714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9.555" calcext:value-type="float">
            <text:p>189.555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90.68" calcext:value-type="float">
            <text:p>190.68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2.399" calcext:value-type="float">
            <text:p>182.399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8.857" calcext:value-type="float">
            <text:p>188.857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93.111" calcext:value-type="float">
            <text:p>193.111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94.392" calcext:value-type="float">
            <text:p>194.392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2.749" calcext:value-type="float">
            <text:p>182.749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7.49" calcext:value-type="float">
            <text:p>187.49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7.319" calcext:value-type="float">
            <text:p>187.319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9.475" calcext:value-type="float">
            <text:p>189.475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7.595" calcext:value-type="float">
            <text:p>187.595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3.731" calcext:value-type="float">
            <text:p>183.731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91.461" calcext:value-type="float">
            <text:p>191.461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1.283" calcext:value-type="float">
            <text:p>181.283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9.988" calcext:value-type="float">
            <text:p>189.988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97.971" calcext:value-type="float">
            <text:p>197.971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3.024" calcext:value-type="float">
            <text:p>183.024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6.038" calcext:value-type="float">
            <text:p>186.038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90.762" calcext:value-type="float">
            <text:p>190.762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6.925" calcext:value-type="float">
            <text:p>186.925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9.758" calcext:value-type="float">
            <text:p>189.758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92.985" calcext:value-type="float">
            <text:p>192.985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94.903" calcext:value-type="float">
            <text:p>194.903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0.34" calcext:value-type="float">
            <text:p>190.34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87.674" calcext:value-type="float">
            <text:p>187.674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2.762" calcext:value-type="float">
            <text:p>192.762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18.705" calcext:value-type="float">
            <text:p>218.705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9.094" calcext:value-type="float">
            <text:p>199.094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2.123" calcext:value-type="float">
            <text:p>192.123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1.998" calcext:value-type="float">
            <text:p>191.998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02.819" calcext:value-type="float">
            <text:p>202.819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8.472" calcext:value-type="float">
            <text:p>198.472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9.302" calcext:value-type="float">
            <text:p>199.302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01.944" calcext:value-type="float">
            <text:p>201.944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04.045" calcext:value-type="float">
            <text:p>204.045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6.787" calcext:value-type="float">
            <text:p>196.787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8.916" calcext:value-type="float">
            <text:p>198.916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3.7" calcext:value-type="float">
            <text:p>193.7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8.044" calcext:value-type="float">
            <text:p>198.044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09.068" calcext:value-type="float">
            <text:p>209.068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7.253" calcext:value-type="float">
            <text:p>197.253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3.982" calcext:value-type="float">
            <text:p>193.982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4.264" calcext:value-type="float">
            <text:p>194.264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3.139" calcext:value-type="float">
            <text:p>193.139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8.088" calcext:value-type="float">
            <text:p>198.088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01.516" calcext:value-type="float">
            <text:p>201.516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7.883" calcext:value-type="float">
            <text:p>197.883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04.955" calcext:value-type="float">
            <text:p>204.955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7.677" calcext:value-type="float">
            <text:p>197.677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5.992" calcext:value-type="float">
            <text:p>195.992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8.368" calcext:value-type="float">
            <text:p>198.368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02.788" calcext:value-type="float">
            <text:p>202.788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7.986" calcext:value-type="float">
            <text:p>197.986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00.562" calcext:value-type="float">
            <text:p>200.562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7.897" calcext:value-type="float">
            <text:p>197.897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7.443" calcext:value-type="float">
            <text:p>197.443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9.466" calcext:value-type="float">
            <text:p>199.466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00.336" calcext:value-type="float">
            <text:p>200.336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04.703" calcext:value-type="float">
            <text:p>204.703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02.788" calcext:value-type="float">
            <text:p>202.788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01.913" calcext:value-type="float">
            <text:p>201.913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02.189" calcext:value-type="float">
            <text:p>202.189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89.758" calcext:value-type="float">
            <text:p>189.758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5.776" calcext:value-type="float">
            <text:p>195.776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9.885" calcext:value-type="float">
            <text:p>199.885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01.106" calcext:value-type="float">
            <text:p>201.106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02.112" calcext:value-type="float">
            <text:p>202.112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6.468" calcext:value-type="float">
            <text:p>196.468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89.206" calcext:value-type="float">
            <text:p>189.206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5.676" calcext:value-type="float">
            <text:p>195.676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02.112" calcext:value-type="float">
            <text:p>202.112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00.351" calcext:value-type="float">
            <text:p>200.351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6.165" calcext:value-type="float">
            <text:p>196.165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8.842" calcext:value-type="float">
            <text:p>198.842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95.719" calcext:value-type="float">
            <text:p>195.719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96.599" calcext:value-type="float">
            <text:p>196.599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3.438" calcext:value-type="float">
            <text:p>203.438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4.546" calcext:value-type="float">
            <text:p>204.546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11.104" calcext:value-type="float">
            <text:p>211.104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5.698" calcext:value-type="float">
            <text:p>205.698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10.007" calcext:value-type="float">
            <text:p>210.007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8.138" calcext:value-type="float">
            <text:p>208.138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2.573" calcext:value-type="float">
            <text:p>202.573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5.952" calcext:value-type="float">
            <text:p>205.952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1.167" calcext:value-type="float">
            <text:p>201.167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17.474" calcext:value-type="float">
            <text:p>217.474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11.808" calcext:value-type="float">
            <text:p>211.808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1.106" calcext:value-type="float">
            <text:p>201.106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99.302" calcext:value-type="float">
            <text:p>199.302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20.367" calcext:value-type="float">
            <text:p>220.367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9.216" calcext:value-type="float">
            <text:p>209.216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6.686" calcext:value-type="float">
            <text:p>206.686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7.7" calcext:value-type="float">
            <text:p>207.7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5.73" calcext:value-type="float">
            <text:p>205.73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7.717" calcext:value-type="float">
            <text:p>207.717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8.855" calcext:value-type="float">
            <text:p>208.855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12.738" calcext:value-type="float">
            <text:p>212.738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9.512" calcext:value-type="float">
            <text:p>209.512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12.721" calcext:value-type="float">
            <text:p>212.721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3.796" calcext:value-type="float">
            <text:p>203.796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5.777" calcext:value-type="float">
            <text:p>205.777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3.252" calcext:value-type="float">
            <text:p>203.252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17.99" calcext:value-type="float">
            <text:p>217.99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7.927" calcext:value-type="float">
            <text:p>207.927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8.643" calcext:value-type="float">
            <text:p>208.643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11.171" calcext:value-type="float">
            <text:p>211.171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7.216" calcext:value-type="float">
            <text:p>207.216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2.85" calcext:value-type="float">
            <text:p>202.85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5.097" calcext:value-type="float">
            <text:p>205.097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7.603" calcext:value-type="float">
            <text:p>207.603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9.068" calcext:value-type="float">
            <text:p>209.068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10.007" calcext:value-type="float">
            <text:p>210.007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10.804" calcext:value-type="float">
            <text:p>210.804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18.364" calcext:value-type="float">
            <text:p>218.364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3.066" calcext:value-type="float">
            <text:p>203.066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9.085" calcext:value-type="float">
            <text:p>209.085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0.985" calcext:value-type="float">
            <text:p>200.985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12.331" calcext:value-type="float">
            <text:p>212.331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7.313" calcext:value-type="float">
            <text:p>207.313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6.095" calcext:value-type="float">
            <text:p>206.095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10.804" calcext:value-type="float">
            <text:p>210.804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8.106" calcext:value-type="float">
            <text:p>208.106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10.272" calcext:value-type="float">
            <text:p>210.272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7.636" calcext:value-type="float">
            <text:p>207.636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04.577" calcext:value-type="float">
            <text:p>204.577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04.295" calcext:value-type="float">
            <text:p>204.295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09.792" calcext:value-type="float">
            <text:p>209.792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02.189" calcext:value-type="float">
            <text:p>202.189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3.829" calcext:value-type="float">
            <text:p>213.829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05.302" calcext:value-type="float">
            <text:p>205.302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0.205" calcext:value-type="float">
            <text:p>210.205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20.805" calcext:value-type="float">
            <text:p>220.805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5.297" calcext:value-type="float">
            <text:p>215.297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20.677" calcext:value-type="float">
            <text:p>220.677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5.453" calcext:value-type="float">
            <text:p>215.453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0.754" calcext:value-type="float">
            <text:p>210.754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1.674" calcext:value-type="float">
            <text:p>211.674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4.483" calcext:value-type="float">
            <text:p>214.483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4.087" calcext:value-type="float">
            <text:p>214.087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5.436" calcext:value-type="float">
            <text:p>215.436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5.141" calcext:value-type="float">
            <text:p>215.141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5.245" calcext:value-type="float">
            <text:p>215.245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7.492" calcext:value-type="float">
            <text:p>217.492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4.517" calcext:value-type="float">
            <text:p>214.517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1.238" calcext:value-type="float">
            <text:p>211.238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7.067" calcext:value-type="float">
            <text:p>217.067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3.881" calcext:value-type="float">
            <text:p>213.881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1.021" calcext:value-type="float">
            <text:p>211.021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4.018" calcext:value-type="float">
            <text:p>214.018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5.036" calcext:value-type="float">
            <text:p>215.036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3.555" calcext:value-type="float">
            <text:p>213.555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5.662" calcext:value-type="float">
            <text:p>215.662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7.244" calcext:value-type="float">
            <text:p>217.244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6.785" calcext:value-type="float">
            <text:p>216.785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0.139" calcext:value-type="float">
            <text:p>210.139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23.714" calcext:value-type="float">
            <text:p>223.714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4.794" calcext:value-type="float">
            <text:p>214.794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7.456" calcext:value-type="float">
            <text:p>217.456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9.66" calcext:value-type="float">
            <text:p>219.66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1.657" calcext:value-type="float">
            <text:p>211.657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22.408" calcext:value-type="float">
            <text:p>222.408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4.846" calcext:value-type="float">
            <text:p>214.846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8.418" calcext:value-type="float">
            <text:p>218.418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5.141" calcext:value-type="float">
            <text:p>215.141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6.926" calcext:value-type="float">
            <text:p>216.926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7.829" calcext:value-type="float">
            <text:p>217.829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4.018" calcext:value-type="float">
            <text:p>214.018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6.608" calcext:value-type="float">
            <text:p>216.608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4.656" calcext:value-type="float">
            <text:p>214.656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6.187" calcext:value-type="float">
            <text:p>216.187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1.372" calcext:value-type="float">
            <text:p>211.372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3.47" calcext:value-type="float">
            <text:p>213.47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6.714" calcext:value-type="float">
            <text:p>216.714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0.007" calcext:value-type="float">
            <text:p>210.007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5.488" calcext:value-type="float">
            <text:p>215.488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5.575" calcext:value-type="float">
            <text:p>215.575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17.51" calcext:value-type="float">
            <text:p>217.51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14.967" calcext:value-type="float">
            <text:p>214.967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0.824" calcext:value-type="float">
            <text:p>220.824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6.584" calcext:value-type="float">
            <text:p>226.584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5.874" calcext:value-type="float">
            <text:p>225.874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3.096" calcext:value-type="float">
            <text:p>223.096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16.961" calcext:value-type="float">
            <text:p>216.961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17.865" calcext:value-type="float">
            <text:p>217.865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14.517" calcext:value-type="float">
            <text:p>214.517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4.675" calcext:value-type="float">
            <text:p>224.675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30.302" calcext:value-type="float">
            <text:p>230.302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34.329" calcext:value-type="float">
            <text:p>234.329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5.339" calcext:value-type="float">
            <text:p>225.339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4.599" calcext:value-type="float">
            <text:p>224.599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3.096" calcext:value-type="float">
            <text:p>223.096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1.41" calcext:value-type="float">
            <text:p>221.41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2.575" calcext:value-type="float">
            <text:p>222.575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2.5" calcext:value-type="float">
            <text:p>222.5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3.189" calcext:value-type="float">
            <text:p>223.189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7.745" calcext:value-type="float">
            <text:p>227.745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5.492" calcext:value-type="float">
            <text:p>225.492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38.521" calcext:value-type="float">
            <text:p>238.521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0.022" calcext:value-type="float">
            <text:p>220.022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1.08" calcext:value-type="float">
            <text:p>221.08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4.184" calcext:value-type="float">
            <text:p>224.184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30.581" calcext:value-type="float">
            <text:p>230.581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7.279" calcext:value-type="float">
            <text:p>227.279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0.787" calcext:value-type="float">
            <text:p>220.787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19.623" calcext:value-type="float">
            <text:p>219.623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0.131" calcext:value-type="float">
            <text:p>220.131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1.466" calcext:value-type="float">
            <text:p>221.466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1.668" calcext:value-type="float">
            <text:p>221.668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18.938" calcext:value-type="float">
            <text:p>218.938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0.386" calcext:value-type="float">
            <text:p>220.386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1.098" calcext:value-type="float">
            <text:p>221.098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6.392" calcext:value-type="float">
            <text:p>226.392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9.45" calcext:value-type="float">
            <text:p>229.45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30.74" calcext:value-type="float">
            <text:p>230.74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15.401" calcext:value-type="float">
            <text:p>215.401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7.473" calcext:value-type="float">
            <text:p>227.473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6.757" calcext:value-type="float">
            <text:p>226.757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5.664" calcext:value-type="float">
            <text:p>225.664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2.556" calcext:value-type="float">
            <text:p>222.556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3.62" calcext:value-type="float">
            <text:p>223.62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1.263" calcext:value-type="float">
            <text:p>221.263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1.392" calcext:value-type="float">
            <text:p>221.392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31.261" calcext:value-type="float">
            <text:p>231.261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19.515" calcext:value-type="float">
            <text:p>219.515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2.891" calcext:value-type="float">
            <text:p>222.891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31.221" calcext:value-type="float">
            <text:p>231.221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30.262" calcext:value-type="float">
            <text:p>230.262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12.738" calcext:value-type="float">
            <text:p>212.738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20.258" calcext:value-type="float">
            <text:p>220.258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25.989" calcext:value-type="float">
            <text:p>225.989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29.194" calcext:value-type="float">
            <text:p>229.194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0.362" calcext:value-type="float">
            <text:p>230.362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0.004" calcext:value-type="float">
            <text:p>230.004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2.795" calcext:value-type="float">
            <text:p>232.795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0.282" calcext:value-type="float">
            <text:p>230.282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2.308" calcext:value-type="float">
            <text:p>232.308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8.906" calcext:value-type="float">
            <text:p>238.906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44.514" calcext:value-type="float">
            <text:p>244.514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4.742" calcext:value-type="float">
            <text:p>234.742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25.016" calcext:value-type="float">
            <text:p>225.016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26.97" calcext:value-type="float">
            <text:p>226.97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2.207" calcext:value-type="float">
            <text:p>232.207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29.45" calcext:value-type="float">
            <text:p>229.45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6.051" calcext:value-type="float">
            <text:p>236.051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4.37" calcext:value-type="float">
            <text:p>234.37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29.925" calcext:value-type="float">
            <text:p>229.925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6.407" calcext:value-type="float">
            <text:p>236.407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4.473" calcext:value-type="float">
            <text:p>234.473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0.78" calcext:value-type="float">
            <text:p>230.78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4.597" calcext:value-type="float">
            <text:p>234.597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8.095" calcext:value-type="float">
            <text:p>238.095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8.97" calcext:value-type="float">
            <text:p>238.97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8.949" calcext:value-type="float">
            <text:p>238.949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24.146" calcext:value-type="float">
            <text:p>224.146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9.851" calcext:value-type="float">
            <text:p>239.851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5.343" calcext:value-type="float">
            <text:p>235.343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29.292" calcext:value-type="float">
            <text:p>229.292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5.301" calcext:value-type="float">
            <text:p>235.301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5.239" calcext:value-type="float">
            <text:p>235.239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4.288" calcext:value-type="float">
            <text:p>234.288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1.12" calcext:value-type="float">
            <text:p>231.12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6.26" calcext:value-type="float">
            <text:p>236.26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0.76" calcext:value-type="float">
            <text:p>230.76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23.901" calcext:value-type="float">
            <text:p>223.901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27.745" calcext:value-type="float">
            <text:p>227.745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5.571" calcext:value-type="float">
            <text:p>235.571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44.334" calcext:value-type="float">
            <text:p>244.334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0.123" calcext:value-type="float">
            <text:p>230.123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3.754" calcext:value-type="float">
            <text:p>233.754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3.734" calcext:value-type="float">
            <text:p>233.734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25.931" calcext:value-type="float">
            <text:p>225.931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28.584" calcext:value-type="float">
            <text:p>228.584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5.405" calcext:value-type="float">
            <text:p>235.405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3.713" calcext:value-type="float">
            <text:p>233.713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24.997" calcext:value-type="float">
            <text:p>224.997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1.783" calcext:value-type="float">
            <text:p>231.783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29.647" calcext:value-type="float">
            <text:p>229.647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22.798" calcext:value-type="float">
            <text:p>222.798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33.427" calcext:value-type="float">
            <text:p>233.427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25.13" calcext:value-type="float">
            <text:p>225.13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32.612" calcext:value-type="float">
            <text:p>232.612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35.426" calcext:value-type="float">
            <text:p>235.426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37.84" calcext:value-type="float">
            <text:p>237.84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34.226" calcext:value-type="float">
            <text:p>234.226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2.645" calcext:value-type="float">
            <text:p>242.645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0.479" calcext:value-type="float">
            <text:p>240.479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2.314" calcext:value-type="float">
            <text:p>242.314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7.28" calcext:value-type="float">
            <text:p>247.28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1.743" calcext:value-type="float">
            <text:p>241.743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0.348" calcext:value-type="float">
            <text:p>240.348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8.016" calcext:value-type="float">
            <text:p>248.016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0.002" calcext:value-type="float">
            <text:p>240.002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51.359" calcext:value-type="float">
            <text:p>251.359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4.738" calcext:value-type="float">
            <text:p>244.738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6.685" calcext:value-type="float">
            <text:p>246.685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37.142" calcext:value-type="float">
            <text:p>237.142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2.888" calcext:value-type="float">
            <text:p>242.888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6.708" calcext:value-type="float">
            <text:p>246.708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3.376" calcext:value-type="float">
            <text:p>243.376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2.226" calcext:value-type="float">
            <text:p>242.226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3.043" calcext:value-type="float">
            <text:p>243.043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54.21" calcext:value-type="float">
            <text:p>254.21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3.154" calcext:value-type="float">
            <text:p>243.154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37.586" calcext:value-type="float">
            <text:p>237.586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33.877" calcext:value-type="float">
            <text:p>233.877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5.121" calcext:value-type="float">
            <text:p>245.121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2.094" calcext:value-type="float">
            <text:p>242.094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35.821" calcext:value-type="float">
            <text:p>235.821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3.242" calcext:value-type="float">
            <text:p>243.242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38.351" calcext:value-type="float">
            <text:p>238.351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38.308" calcext:value-type="float">
            <text:p>238.308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2.094" calcext:value-type="float">
            <text:p>242.094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39.292" calcext:value-type="float">
            <text:p>239.292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37.968" calcext:value-type="float">
            <text:p>237.968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50.768" calcext:value-type="float">
            <text:p>250.768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50.297" calcext:value-type="float">
            <text:p>250.297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31.602" calcext:value-type="float">
            <text:p>231.602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55.771" calcext:value-type="float">
            <text:p>255.771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0.348" calcext:value-type="float">
            <text:p>240.348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39.593" calcext:value-type="float">
            <text:p>239.593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31.04" calcext:value-type="float">
            <text:p>231.04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39.378" calcext:value-type="float">
            <text:p>239.378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1.262" calcext:value-type="float">
            <text:p>241.262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35.322" calcext:value-type="float">
            <text:p>235.322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37.48" calcext:value-type="float">
            <text:p>237.48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2.91" calcext:value-type="float">
            <text:p>242.91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51.549" calcext:value-type="float">
            <text:p>251.549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50.321" calcext:value-type="float">
            <text:p>250.321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9.244" calcext:value-type="float">
            <text:p>249.244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33.877" calcext:value-type="float">
            <text:p>233.877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35.322" calcext:value-type="float">
            <text:p>235.322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2.91" calcext:value-type="float">
            <text:p>242.91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2.446" calcext:value-type="float">
            <text:p>242.446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5.324" calcext:value-type="float">
            <text:p>245.324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1.765" calcext:value-type="float">
            <text:p>241.765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3.376" calcext:value-type="float">
            <text:p>243.376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9.501" calcext:value-type="float">
            <text:p>249.501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9.922" calcext:value-type="float">
            <text:p>249.922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5.211" calcext:value-type="float">
            <text:p>245.211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6.914" calcext:value-type="float">
            <text:p>246.914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65.234" calcext:value-type="float">
            <text:p>265.234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52.096" calcext:value-type="float">
            <text:p>252.096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5.482" calcext:value-type="float">
            <text:p>245.482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7.878" calcext:value-type="float">
            <text:p>247.878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52.765" calcext:value-type="float">
            <text:p>252.765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6.868" calcext:value-type="float">
            <text:p>246.868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3.198" calcext:value-type="float">
            <text:p>243.198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4.133" calcext:value-type="float">
            <text:p>244.133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4.761" calcext:value-type="float">
            <text:p>244.761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7.532" calcext:value-type="float">
            <text:p>247.532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7.509" calcext:value-type="float">
            <text:p>247.509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4.828" calcext:value-type="float">
            <text:p>244.828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5.414" calcext:value-type="float">
            <text:p>245.414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52.789" calcext:value-type="float">
            <text:p>252.789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39.249" calcext:value-type="float">
            <text:p>239.249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6.275" calcext:value-type="float">
            <text:p>246.275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51.122" calcext:value-type="float">
            <text:p>251.122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7.647" calcext:value-type="float">
            <text:p>247.647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8.224" calcext:value-type="float">
            <text:p>248.224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9.922" calcext:value-type="float">
            <text:p>249.922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4.85" calcext:value-type="float">
            <text:p>244.85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1.349" calcext:value-type="float">
            <text:p>241.349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8.409" calcext:value-type="float">
            <text:p>248.409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0.826" calcext:value-type="float">
            <text:p>240.826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5.617" calcext:value-type="float">
            <text:p>245.617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8.779" calcext:value-type="float">
            <text:p>248.779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32.653" calcext:value-type="float">
            <text:p>232.653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7.051" calcext:value-type="float">
            <text:p>247.051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50.274" calcext:value-type="float">
            <text:p>250.274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6.868" calcext:value-type="float">
            <text:p>246.868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50.674" calcext:value-type="float">
            <text:p>250.674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5.03" calcext:value-type="float">
            <text:p>245.03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51.24" calcext:value-type="float">
            <text:p>251.24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55.894" calcext:value-type="float">
            <text:p>255.894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7.762" calcext:value-type="float">
            <text:p>247.762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8.663" calcext:value-type="float">
            <text:p>248.663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2.711" calcext:value-type="float">
            <text:p>242.711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62.493" calcext:value-type="float">
            <text:p>262.493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39.959" calcext:value-type="float">
            <text:p>239.959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7.924" calcext:value-type="float">
            <text:p>247.924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46.594" calcext:value-type="float">
            <text:p>246.594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42.777" calcext:value-type="float">
            <text:p>242.777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48.872" calcext:value-type="float">
            <text:p>248.872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3.028" calcext:value-type="float">
            <text:p>253.028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49.151" calcext:value-type="float">
            <text:p>249.151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4.21" calcext:value-type="float">
            <text:p>254.21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6.509" calcext:value-type="float">
            <text:p>256.509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1.454" calcext:value-type="float">
            <text:p>251.454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5.869" calcext:value-type="float">
            <text:p>255.869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6.929" calcext:value-type="float">
            <text:p>256.929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1.786" calcext:value-type="float">
            <text:p>251.786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7.898" calcext:value-type="float">
            <text:p>257.898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4.21" calcext:value-type="float">
            <text:p>254.21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60.824" calcext:value-type="float">
            <text:p>260.824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6.066" calcext:value-type="float">
            <text:p>256.066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5.722" calcext:value-type="float">
            <text:p>255.722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4.138" calcext:value-type="float">
            <text:p>254.138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3.896" calcext:value-type="float">
            <text:p>253.896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4.453" calcext:value-type="float">
            <text:p>254.453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6.558" calcext:value-type="float">
            <text:p>256.558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7.699" calcext:value-type="float">
            <text:p>257.699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63.374" calcext:value-type="float">
            <text:p>263.374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3.293" calcext:value-type="float">
            <text:p>253.293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8.173" calcext:value-type="float">
            <text:p>258.173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5.943" calcext:value-type="float">
            <text:p>255.943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5.673" calcext:value-type="float">
            <text:p>255.673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6.262" calcext:value-type="float">
            <text:p>256.262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6.287" calcext:value-type="float">
            <text:p>256.287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1.691" calcext:value-type="float">
            <text:p>251.691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60.824" calcext:value-type="float">
            <text:p>260.824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0.839" calcext:value-type="float">
            <text:p>250.839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5.894" calcext:value-type="float">
            <text:p>255.894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8.048" calcext:value-type="float">
            <text:p>258.048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6.016" calcext:value-type="float">
            <text:p>256.016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3.534" calcext:value-type="float">
            <text:p>253.534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3.293" calcext:value-type="float">
            <text:p>253.293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62.183" calcext:value-type="float">
            <text:p>262.183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48.201" calcext:value-type="float">
            <text:p>248.201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3.317" calcext:value-type="float">
            <text:p>253.317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2.573" calcext:value-type="float">
            <text:p>252.573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4.21" calcext:value-type="float">
            <text:p>254.21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5.501" calcext:value-type="float">
            <text:p>255.501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6.238" calcext:value-type="float">
            <text:p>256.238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4.162" calcext:value-type="float">
            <text:p>254.162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71.278" calcext:value-type="float">
            <text:p>271.278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61.694" calcext:value-type="float">
            <text:p>261.694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7.251" calcext:value-type="float">
            <text:p>257.251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8.799" calcext:value-type="float">
            <text:p>258.799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1.335" calcext:value-type="float">
            <text:p>251.335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4.988" calcext:value-type="float">
            <text:p>254.988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4.38" calcext:value-type="float">
            <text:p>254.38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53.558" calcext:value-type="float">
            <text:p>253.558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0.112" calcext:value-type="float">
            <text:p>260.112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54.138" calcext:value-type="float">
            <text:p>254.138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54.089" calcext:value-type="float">
            <text:p>254.089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1.003" calcext:value-type="float">
            <text:p>261.003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5.71" calcext:value-type="float">
            <text:p>265.71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58.548" calcext:value-type="float">
            <text:p>258.548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1.772" calcext:value-type="float">
            <text:p>261.772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5.446" calcext:value-type="float">
            <text:p>265.446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1.028" calcext:value-type="float">
            <text:p>261.028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3.713" calcext:value-type="float">
            <text:p>263.713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6.267" calcext:value-type="float">
            <text:p>266.267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4.288" calcext:value-type="float">
            <text:p>264.288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6.427" calcext:value-type="float">
            <text:p>266.427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77.344" calcext:value-type="float">
            <text:p>277.344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70.07" calcext:value-type="float">
            <text:p>270.07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7.174" calcext:value-type="float">
            <text:p>267.174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8.465" calcext:value-type="float">
            <text:p>268.465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6.987" calcext:value-type="float">
            <text:p>266.987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4.157" calcext:value-type="float">
            <text:p>264.157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56.262" calcext:value-type="float">
            <text:p>256.262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5.05" calcext:value-type="float">
            <text:p>265.05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7.953" calcext:value-type="float">
            <text:p>267.953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59.555" calcext:value-type="float">
            <text:p>259.555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71.196" calcext:value-type="float">
            <text:p>271.196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56.386" calcext:value-type="float">
            <text:p>256.386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0.952" calcext:value-type="float">
            <text:p>260.952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5.287" calcext:value-type="float">
            <text:p>265.287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57.276" calcext:value-type="float">
            <text:p>257.276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8.007" calcext:value-type="float">
            <text:p>268.007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6.64" calcext:value-type="float">
            <text:p>266.64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9.034" calcext:value-type="float">
            <text:p>269.034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57.773" calcext:value-type="float">
            <text:p>257.773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8.465" calcext:value-type="float">
            <text:p>268.465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0.977" calcext:value-type="float">
            <text:p>260.977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1.823" calcext:value-type="float">
            <text:p>261.823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7.764" calcext:value-type="float">
            <text:p>267.764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77.865" calcext:value-type="float">
            <text:p>277.865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2.778" calcext:value-type="float">
            <text:p>262.778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9.034" calcext:value-type="float">
            <text:p>269.034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4.971" calcext:value-type="float">
            <text:p>264.971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4.026" calcext:value-type="float">
            <text:p>264.026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59.884" calcext:value-type="float">
            <text:p>259.884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59.479" calcext:value-type="float">
            <text:p>259.479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5.975" calcext:value-type="float">
            <text:p>265.975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72.861" calcext:value-type="float">
            <text:p>272.861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7.041" calcext:value-type="float">
            <text:p>267.041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6.241" calcext:value-type="float">
            <text:p>266.241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7.174" calcext:value-type="float">
            <text:p>267.174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7.373" calcext:value-type="float">
            <text:p>277.373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1.361" calcext:value-type="float">
            <text:p>271.361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0.948" calcext:value-type="float">
            <text:p>270.948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0.535" calcext:value-type="float">
            <text:p>270.535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64.76" calcext:value-type="float">
            <text:p>264.76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3.588" calcext:value-type="float">
            <text:p>273.588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67.067" calcext:value-type="float">
            <text:p>267.067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59.429" calcext:value-type="float">
            <text:p>259.429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0.893" calcext:value-type="float">
            <text:p>270.893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65.896" calcext:value-type="float">
            <text:p>265.896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0.508" calcext:value-type="float">
            <text:p>270.508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69.633" calcext:value-type="float">
            <text:p>269.633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2.916" calcext:value-type="float">
            <text:p>272.916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65.076" calcext:value-type="float">
            <text:p>265.076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2.109" calcext:value-type="float">
            <text:p>272.109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3.224" calcext:value-type="float">
            <text:p>273.224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64.839" calcext:value-type="float">
            <text:p>264.839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6.912" calcext:value-type="float">
            <text:p>276.912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8.998" calcext:value-type="float">
            <text:p>278.998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5.653" calcext:value-type="float">
            <text:p>275.653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69.878" calcext:value-type="float">
            <text:p>269.878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6.539" calcext:value-type="float">
            <text:p>276.539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2.916" calcext:value-type="float">
            <text:p>272.916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67.308" calcext:value-type="float">
            <text:p>267.308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4.801" calcext:value-type="float">
            <text:p>274.801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0.508" calcext:value-type="float">
            <text:p>270.508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1.389" calcext:value-type="float">
            <text:p>271.389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1.416" calcext:value-type="float">
            <text:p>271.416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9.261" calcext:value-type="float">
            <text:p>279.261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9.174" calcext:value-type="float">
            <text:p>279.174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3.476" calcext:value-type="float">
            <text:p>273.476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6.396" calcext:value-type="float">
            <text:p>276.396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65.975" calcext:value-type="float">
            <text:p>265.975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4.151" calcext:value-type="float">
            <text:p>274.151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4.772" calcext:value-type="float">
            <text:p>274.772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68.655" calcext:value-type="float">
            <text:p>268.655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1.721" calcext:value-type="float">
            <text:p>271.721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1.085" calcext:value-type="float">
            <text:p>271.085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1.003" calcext:value-type="float">
            <text:p>271.003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66.56" calcext:value-type="float">
            <text:p>266.56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7.923" calcext:value-type="float">
            <text:p>277.923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67.764" calcext:value-type="float">
            <text:p>267.764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87.635" calcext:value-type="float">
            <text:p>287.635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3.645" calcext:value-type="float">
            <text:p>273.645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1.444" calcext:value-type="float">
            <text:p>271.444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68.222" calcext:value-type="float">
            <text:p>268.222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69.633" calcext:value-type="float">
            <text:p>269.633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1.915" calcext:value-type="float">
            <text:p>271.915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70.343" calcext:value-type="float">
            <text:p>270.343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76.31" calcext:value-type="float">
            <text:p>276.31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67.121" calcext:value-type="float">
            <text:p>267.121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69.878" calcext:value-type="float">
            <text:p>269.878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80.85" calcext:value-type="float">
            <text:p>280.85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74.603" calcext:value-type="float">
            <text:p>274.603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79.32" calcext:value-type="float">
            <text:p>279.32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76.683" calcext:value-type="float">
            <text:p>276.683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78.649" calcext:value-type="float">
            <text:p>278.649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73.729" calcext:value-type="float">
            <text:p>273.729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82.306" calcext:value-type="float">
            <text:p>282.306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75.027" calcext:value-type="float">
            <text:p>275.027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77.46" calcext:value-type="float">
            <text:p>277.46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72.972" calcext:value-type="float">
            <text:p>272.972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71.03" calcext:value-type="float">
            <text:p>271.03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79.994" calcext:value-type="float">
            <text:p>279.994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79.378" calcext:value-type="float">
            <text:p>279.378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80.761" calcext:value-type="float">
            <text:p>280.761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76.912" calcext:value-type="float">
            <text:p>276.912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71.748" calcext:value-type="float">
            <text:p>271.748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77.056" calcext:value-type="float">
            <text:p>277.056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80.436" calcext:value-type="float">
            <text:p>280.436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79.936" calcext:value-type="float">
            <text:p>279.936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80.525" calcext:value-type="float">
            <text:p>280.525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82.875" calcext:value-type="float">
            <text:p>282.875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78.561" calcext:value-type="float">
            <text:p>278.561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93.621" calcext:value-type="float">
            <text:p>293.621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77.894" calcext:value-type="float">
            <text:p>277.894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78.911" calcext:value-type="float">
            <text:p>278.911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80.141" calcext:value-type="float">
            <text:p>280.141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73.757" calcext:value-type="float">
            <text:p>273.757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87.078" calcext:value-type="float">
            <text:p>287.078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80.436" calcext:value-type="float">
            <text:p>280.436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72.693" calcext:value-type="float">
            <text:p>272.693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74.772" calcext:value-type="float">
            <text:p>274.772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81.799" calcext:value-type="float">
            <text:p>281.799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84.051" calcext:value-type="float">
            <text:p>284.051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81.65" calcext:value-type="float">
            <text:p>281.65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81.65" calcext:value-type="float">
            <text:p>281.65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75.454" calcext:value-type="float">
            <text:p>275.454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82.008" calcext:value-type="float">
            <text:p>282.008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73.617" calcext:value-type="float">
            <text:p>273.617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75.169" calcext:value-type="float">
            <text:p>275.169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81.829" calcext:value-type="float">
            <text:p>281.829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77.518" calcext:value-type="float">
            <text:p>277.518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71.251" calcext:value-type="float">
            <text:p>271.251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80.702" calcext:value-type="float">
            <text:p>280.702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83.899" calcext:value-type="float">
            <text:p>283.899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77.085" calcext:value-type="float">
            <text:p>277.085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81.978" calcext:value-type="float">
            <text:p>281.978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78.823" calcext:value-type="float">
            <text:p>278.823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82.516" calcext:value-type="float">
            <text:p>282.516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78.038" calcext:value-type="float">
            <text:p>278.038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78.59" calcext:value-type="float">
            <text:p>278.59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79.994" calcext:value-type="float">
            <text:p>279.994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79.349" calcext:value-type="float">
            <text:p>279.349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4.384" calcext:value-type="float">
            <text:p>284.384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7.14" calcext:value-type="float">
            <text:p>287.14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306.197" calcext:value-type="float">
            <text:p>306.197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75.567" calcext:value-type="float">
            <text:p>275.567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4.172" calcext:value-type="float">
            <text:p>284.172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7.79" calcext:value-type="float">
            <text:p>287.79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90.107" calcext:value-type="float">
            <text:p>290.107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4.9" calcext:value-type="float">
            <text:p>284.9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90.708" calcext:value-type="float">
            <text:p>290.708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78.096" calcext:value-type="float">
            <text:p>278.096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94.269" calcext:value-type="float">
            <text:p>294.269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96.659" calcext:value-type="float">
            <text:p>296.659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2.636" calcext:value-type="float">
            <text:p>282.636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3.206" calcext:value-type="float">
            <text:p>283.206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95.738" calcext:value-type="float">
            <text:p>295.738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92.141" calcext:value-type="float">
            <text:p>292.141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4.081" calcext:value-type="float">
            <text:p>284.081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8.319" calcext:value-type="float">
            <text:p>288.319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7.325" calcext:value-type="float">
            <text:p>287.325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5.571" calcext:value-type="float">
            <text:p>285.571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95.083" calcext:value-type="float">
            <text:p>295.083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9.383" calcext:value-type="float">
            <text:p>289.383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6.584" calcext:value-type="float">
            <text:p>286.584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4.9" calcext:value-type="float">
            <text:p>284.9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6.062" calcext:value-type="float">
            <text:p>286.062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7.418" calcext:value-type="float">
            <text:p>287.418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93.137" calcext:value-type="float">
            <text:p>293.137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0.554" calcext:value-type="float">
            <text:p>280.554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8.351" calcext:value-type="float">
            <text:p>288.351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7.853" calcext:value-type="float">
            <text:p>287.853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90.677" calcext:value-type="float">
            <text:p>290.677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3.628" calcext:value-type="float">
            <text:p>283.628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0.554" calcext:value-type="float">
            <text:p>280.554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3.386" calcext:value-type="float">
            <text:p>283.386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1.77" calcext:value-type="float">
            <text:p>281.77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7.263" calcext:value-type="float">
            <text:p>287.263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7.171" calcext:value-type="float">
            <text:p>287.171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92.109" calcext:value-type="float">
            <text:p>292.109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9.635" calcext:value-type="float">
            <text:p>289.635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5.51" calcext:value-type="float">
            <text:p>285.51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5.755" calcext:value-type="float">
            <text:p>285.755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0.436" calcext:value-type="float">
            <text:p>280.436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3.026" calcext:value-type="float">
            <text:p>283.026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3.116" calcext:value-type="float">
            <text:p>283.116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6.123" calcext:value-type="float">
            <text:p>286.123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8.226" calcext:value-type="float">
            <text:p>288.226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89.824" calcext:value-type="float">
            <text:p>289.824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2.045" calcext:value-type="float">
            <text:p>292.045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83.236" calcext:value-type="float">
            <text:p>283.236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3.072" calcext:value-type="float">
            <text:p>293.072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9.021" calcext:value-type="float">
            <text:p>299.021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7.519" calcext:value-type="float">
            <text:p>297.519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04.762" calcext:value-type="float">
            <text:p>304.762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5.639" calcext:value-type="float">
            <text:p>295.639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12.805" calcext:value-type="float">
            <text:p>312.805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89.824" calcext:value-type="float">
            <text:p>289.824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1.758" calcext:value-type="float">
            <text:p>291.758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4.172" calcext:value-type="float">
            <text:p>294.172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3.589" calcext:value-type="float">
            <text:p>293.589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4.627" calcext:value-type="float">
            <text:p>294.627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5.247" calcext:value-type="float">
            <text:p>295.247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86.184" calcext:value-type="float">
            <text:p>286.184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1.375" calcext:value-type="float">
            <text:p>291.375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02.001" calcext:value-type="float">
            <text:p>302.001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0.867" calcext:value-type="float">
            <text:p>290.867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0.17" calcext:value-type="float">
            <text:p>290.17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6.033" calcext:value-type="float">
            <text:p>296.033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8.452" calcext:value-type="float">
            <text:p>298.452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2.526" calcext:value-type="float">
            <text:p>292.526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04.032" calcext:value-type="float">
            <text:p>304.032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0.518" calcext:value-type="float">
            <text:p>290.518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00.064" calcext:value-type="float">
            <text:p>300.064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88.226" calcext:value-type="float">
            <text:p>288.226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80.024" calcext:value-type="float">
            <text:p>280.024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2.269" calcext:value-type="float">
            <text:p>292.269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01.455" calcext:value-type="float">
            <text:p>301.455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4.464" calcext:value-type="float">
            <text:p>294.464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04.484" calcext:value-type="float">
            <text:p>304.484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7.785" calcext:value-type="float">
            <text:p>297.785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3.169" calcext:value-type="float">
            <text:p>293.169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3.815" calcext:value-type="float">
            <text:p>293.815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5.41" calcext:value-type="float">
            <text:p>295.41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02.858" calcext:value-type="float">
            <text:p>302.858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8.719" calcext:value-type="float">
            <text:p>298.719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2.462" calcext:value-type="float">
            <text:p>292.462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00.064" calcext:value-type="float">
            <text:p>300.064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02.412" calcext:value-type="float">
            <text:p>302.412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88.788" calcext:value-type="float">
            <text:p>288.788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4.953" calcext:value-type="float">
            <text:p>294.953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0.202" calcext:value-type="float">
            <text:p>290.202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2.077" calcext:value-type="float">
            <text:p>292.077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3.75" calcext:value-type="float">
            <text:p>293.75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5.836" calcext:value-type="float">
            <text:p>295.836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6.132" calcext:value-type="float">
            <text:p>296.132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4.432" calcext:value-type="float">
            <text:p>294.432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2.045" calcext:value-type="float">
            <text:p>292.045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01.489" calcext:value-type="float">
            <text:p>301.489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8.92" calcext:value-type="float">
            <text:p>298.92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1.489" calcext:value-type="float">
            <text:p>301.489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92.622" calcext:value-type="float">
            <text:p>292.622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96.527" calcext:value-type="float">
            <text:p>296.527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0.368" calcext:value-type="float">
            <text:p>300.368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96.362" calcext:value-type="float">
            <text:p>296.362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5.986" calcext:value-type="float">
            <text:p>305.986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99.963" calcext:value-type="float">
            <text:p>299.963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9.609" calcext:value-type="float">
            <text:p>309.609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4.449" calcext:value-type="float">
            <text:p>304.449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11.672" calcext:value-type="float">
            <text:p>311.672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10.982" calcext:value-type="float">
            <text:p>310.982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2.721" calcext:value-type="float">
            <text:p>302.721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6.337" calcext:value-type="float">
            <text:p>306.337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9.789" calcext:value-type="float">
            <text:p>309.789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8.392" calcext:value-type="float">
            <text:p>308.392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99.525" calcext:value-type="float">
            <text:p>299.525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7.326" calcext:value-type="float">
            <text:p>307.326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97.785" calcext:value-type="float">
            <text:p>297.785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5.215" calcext:value-type="float">
            <text:p>305.215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12.659" calcext:value-type="float">
            <text:p>312.659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5.111" calcext:value-type="float">
            <text:p>305.111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0.978" calcext:value-type="float">
            <text:p>300.978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5.006" calcext:value-type="float">
            <text:p>305.006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13.136" calcext:value-type="float">
            <text:p>313.136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98.085" calcext:value-type="float">
            <text:p>298.085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14.28" calcext:value-type="float">
            <text:p>314.28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1.284" calcext:value-type="float">
            <text:p>301.284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0.673" calcext:value-type="float">
            <text:p>300.673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10.041" calcext:value-type="float">
            <text:p>310.041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11.308" calcext:value-type="float">
            <text:p>311.308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8.178" calcext:value-type="float">
            <text:p>308.178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3.41" calcext:value-type="float">
            <text:p>303.41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9.933" calcext:value-type="float">
            <text:p>309.933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3.479" calcext:value-type="float">
            <text:p>303.479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1.796" calcext:value-type="float">
            <text:p>301.796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5.146" calcext:value-type="float">
            <text:p>305.146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16.068" calcext:value-type="float">
            <text:p>316.068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4.762" calcext:value-type="float">
            <text:p>304.762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10.583" calcext:value-type="float">
            <text:p>310.583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4.936" calcext:value-type="float">
            <text:p>304.936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8.143" calcext:value-type="float">
            <text:p>308.143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2.858" calcext:value-type="float">
            <text:p>302.858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2.138" calcext:value-type="float">
            <text:p>302.138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15.619" calcext:value-type="float">
            <text:p>315.619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1.83" calcext:value-type="float">
            <text:p>301.83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4.484" calcext:value-type="float">
            <text:p>304.484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14.577" calcext:value-type="float">
            <text:p>314.577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91.854" calcext:value-type="float">
            <text:p>291.854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2.652" calcext:value-type="float">
            <text:p>302.652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04.971" calcext:value-type="float">
            <text:p>304.971</text:p>
          </table:table-cell>
          <table:table-cell table:number-columns-repeated="4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97.32" calcext:value-type="float">
            <text:p>297.32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03.237" calcext:value-type="float">
            <text:p>303.237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05.39" calcext:value-type="float">
            <text:p>305.39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04.032" calcext:value-type="float">
            <text:p>304.032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2.989" calcext:value-type="float">
            <text:p>312.989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09.609" calcext:value-type="float">
            <text:p>309.609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2.293" calcext:value-type="float">
            <text:p>312.293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3.136" calcext:value-type="float">
            <text:p>313.136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0.583" calcext:value-type="float">
            <text:p>310.583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0.764" calcext:value-type="float">
            <text:p>310.764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0.655" calcext:value-type="float">
            <text:p>310.655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07.468" calcext:value-type="float">
            <text:p>307.468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3.578" calcext:value-type="float">
            <text:p>313.578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08.428" calcext:value-type="float">
            <text:p>308.428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1.163" calcext:value-type="float">
            <text:p>311.163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6.97" calcext:value-type="float">
            <text:p>316.97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06.901" calcext:value-type="float">
            <text:p>306.901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4.688" calcext:value-type="float">
            <text:p>314.688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4.874" calcext:value-type="float">
            <text:p>314.874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1.927" calcext:value-type="float">
            <text:p>311.927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06.091" calcext:value-type="float">
            <text:p>306.091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03.617" calcext:value-type="float">
            <text:p>303.617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4.614" calcext:value-type="float">
            <text:p>314.614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03.824" calcext:value-type="float">
            <text:p>303.824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4.169" calcext:value-type="float">
            <text:p>314.169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3.099" calcext:value-type="float">
            <text:p>313.099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2.512" calcext:value-type="float">
            <text:p>312.512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1.199" calcext:value-type="float">
            <text:p>311.199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4.651" calcext:value-type="float">
            <text:p>314.651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2.329" calcext:value-type="float">
            <text:p>312.329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07.787" calcext:value-type="float">
            <text:p>307.787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08.713" calcext:value-type="float">
            <text:p>308.713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09.071" calcext:value-type="float">
            <text:p>309.071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5.134" calcext:value-type="float">
            <text:p>315.134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3.099" calcext:value-type="float">
            <text:p>313.099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4.502" calcext:value-type="float">
            <text:p>314.502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7.498" calcext:value-type="float">
            <text:p>317.498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05.951" calcext:value-type="float">
            <text:p>305.951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2.512" calcext:value-type="float">
            <text:p>312.512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09.035" calcext:value-type="float">
            <text:p>309.035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08.535" calcext:value-type="float">
            <text:p>308.535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07.468" calcext:value-type="float">
            <text:p>307.468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02.686" calcext:value-type="float">
            <text:p>302.686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4.502" calcext:value-type="float">
            <text:p>314.502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2.219" calcext:value-type="float">
            <text:p>312.219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06.513" calcext:value-type="float">
            <text:p>306.513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2.037" calcext:value-type="float">
            <text:p>312.037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2.512" calcext:value-type="float">
            <text:p>312.512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6.744" calcext:value-type="float">
            <text:p>316.744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00.808" calcext:value-type="float">
            <text:p>300.808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11.054" calcext:value-type="float">
            <text:p>311.054</text:p>
          </table:table-cell>
          <table:table-cell table:number-columns-repeated="4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03.341" calcext:value-type="float">
            <text:p>303.341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19.974" calcext:value-type="float">
            <text:p>319.974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10.33" calcext:value-type="float">
            <text:p>310.33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15.956" calcext:value-type="float">
            <text:p>315.956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2.49" calcext:value-type="float">
            <text:p>322.49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13.725" calcext:value-type="float">
            <text:p>313.725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19.629" calcext:value-type="float">
            <text:p>319.629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18.18" calcext:value-type="float">
            <text:p>318.18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14.985" calcext:value-type="float">
            <text:p>314.985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6.958" calcext:value-type="float">
            <text:p>326.958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11.672" calcext:value-type="float">
            <text:p>311.672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1.363" calcext:value-type="float">
            <text:p>321.363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18.941" calcext:value-type="float">
            <text:p>318.941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15.918" calcext:value-type="float">
            <text:p>315.918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19.898" calcext:value-type="float">
            <text:p>319.898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0.899" calcext:value-type="float">
            <text:p>320.899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3.507" calcext:value-type="float">
            <text:p>323.507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0.128" calcext:value-type="float">
            <text:p>320.128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13.026" calcext:value-type="float">
            <text:p>313.026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16.293" calcext:value-type="float">
            <text:p>316.293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43.421" calcext:value-type="float">
            <text:p>343.421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4.215" calcext:value-type="float">
            <text:p>324.215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0.706" calcext:value-type="float">
            <text:p>320.706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18.598" calcext:value-type="float">
            <text:p>318.598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17.612" calcext:value-type="float">
            <text:p>317.612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9.259" calcext:value-type="float">
            <text:p>329.259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11.672" calcext:value-type="float">
            <text:p>311.672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17.498" calcext:value-type="float">
            <text:p>317.498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5.561" calcext:value-type="float">
            <text:p>325.561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32.253" calcext:value-type="float">
            <text:p>332.253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3.389" calcext:value-type="float">
            <text:p>323.389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1.867" calcext:value-type="float">
            <text:p>321.867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17.196" calcext:value-type="float">
            <text:p>317.196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4.728" calcext:value-type="float">
            <text:p>324.728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8.569" calcext:value-type="float">
            <text:p>328.569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18.674" calcext:value-type="float">
            <text:p>318.674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15.582" calcext:value-type="float">
            <text:p>315.582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18.332" calcext:value-type="float">
            <text:p>318.332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4.215" calcext:value-type="float">
            <text:p>324.215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5.919" calcext:value-type="float">
            <text:p>325.919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2.88" calcext:value-type="float">
            <text:p>322.88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17.045" calcext:value-type="float">
            <text:p>317.045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7.359" calcext:value-type="float">
            <text:p>327.359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17.877" calcext:value-type="float">
            <text:p>317.877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2.724" calcext:value-type="float">
            <text:p>322.724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12.659" calcext:value-type="float">
            <text:p>312.659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1.208" calcext:value-type="float">
            <text:p>321.208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4.057" calcext:value-type="float">
            <text:p>324.057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3.821" calcext:value-type="float">
            <text:p>323.821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7.842" calcext:value-type="float">
            <text:p>327.842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17.423" calcext:value-type="float">
            <text:p>317.423</text:p>
          </table:table-cell>
          <table:table-cell table:number-columns-repeated="4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25.561" calcext:value-type="float">
            <text:p>325.561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16.031" calcext:value-type="float">
            <text:p>316.031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20.09" calcext:value-type="float">
            <text:p>320.09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19.668" calcext:value-type="float">
            <text:p>319.668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21.401" calcext:value-type="float">
            <text:p>321.401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33.918" calcext:value-type="float">
            <text:p>333.918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12.732" calcext:value-type="float">
            <text:p>312.732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29.992" calcext:value-type="float">
            <text:p>329.992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34.924" calcext:value-type="float">
            <text:p>334.924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27.078" calcext:value-type="float">
            <text:p>327.078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28.691" calcext:value-type="float">
            <text:p>328.691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31.84" calcext:value-type="float">
            <text:p>331.84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32.502" calcext:value-type="float">
            <text:p>332.502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29.829" calcext:value-type="float">
            <text:p>329.829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30.36" calcext:value-type="float">
            <text:p>330.36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29.625" calcext:value-type="float">
            <text:p>329.625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40.701" calcext:value-type="float">
            <text:p>340.701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25.561" calcext:value-type="float">
            <text:p>325.561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35.303" calcext:value-type="float">
            <text:p>335.303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22.451" calcext:value-type="float">
            <text:p>322.451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22.841" calcext:value-type="float">
            <text:p>322.841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25.759" calcext:value-type="float">
            <text:p>325.759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31.675" calcext:value-type="float">
            <text:p>331.675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27.842" calcext:value-type="float">
            <text:p>327.842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47.448" calcext:value-type="float">
            <text:p>347.448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36.828" calcext:value-type="float">
            <text:p>336.828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30.237" calcext:value-type="float">
            <text:p>330.237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24.136" calcext:value-type="float">
            <text:p>324.136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33.625" calcext:value-type="float">
            <text:p>333.625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34.127" calcext:value-type="float">
            <text:p>334.127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32.544" calcext:value-type="float">
            <text:p>332.544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26.998" calcext:value-type="float">
            <text:p>326.998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30.893" calcext:value-type="float">
            <text:p>330.893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25.998" calcext:value-type="float">
            <text:p>325.998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24.057" calcext:value-type="float">
            <text:p>324.057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32.129" calcext:value-type="float">
            <text:p>332.129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31.634" calcext:value-type="float">
            <text:p>331.634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31.881" calcext:value-type="float">
            <text:p>331.881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28.003" calcext:value-type="float">
            <text:p>328.003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33.084" calcext:value-type="float">
            <text:p>333.084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19.629" calcext:value-type="float">
            <text:p>319.629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26.517" calcext:value-type="float">
            <text:p>326.517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23.232" calcext:value-type="float">
            <text:p>323.232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31.345" calcext:value-type="float">
            <text:p>331.345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25.045" calcext:value-type="float">
            <text:p>325.045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22.88" calcext:value-type="float">
            <text:p>322.88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37.595" calcext:value-type="float">
            <text:p>337.595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30.729" calcext:value-type="float">
            <text:p>330.729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28.691" calcext:value-type="float">
            <text:p>328.691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21.518" calcext:value-type="float">
            <text:p>321.518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28.124" calcext:value-type="float">
            <text:p>328.124</text:p>
          </table:table-cell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28.367" calcext:value-type="float">
            <text:p>328.367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17.196" calcext:value-type="float">
            <text:p>317.196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4.42" calcext:value-type="float">
            <text:p>334.42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8.324" calcext:value-type="float">
            <text:p>338.324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4.798" calcext:value-type="float">
            <text:p>334.798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7.767" calcext:value-type="float">
            <text:p>337.767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9.659" calcext:value-type="float">
            <text:p>339.659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27.158" calcext:value-type="float">
            <text:p>327.158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5.81" calcext:value-type="float">
            <text:p>335.81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28.853" calcext:value-type="float">
            <text:p>328.853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7.467" calcext:value-type="float">
            <text:p>337.467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8.238" calcext:value-type="float">
            <text:p>338.238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4.798" calcext:value-type="float">
            <text:p>334.798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44.531" calcext:value-type="float">
            <text:p>344.531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29.34" calcext:value-type="float">
            <text:p>329.34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41.137" calcext:value-type="float">
            <text:p>341.137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9.746" calcext:value-type="float">
            <text:p>339.746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40.223" calcext:value-type="float">
            <text:p>340.223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2.544" calcext:value-type="float">
            <text:p>332.544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40.701" calcext:value-type="float">
            <text:p>340.701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40.44" calcext:value-type="float">
            <text:p>340.44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4.42" calcext:value-type="float">
            <text:p>334.42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47.63" calcext:value-type="float">
            <text:p>347.63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41.18" calcext:value-type="float">
            <text:p>341.18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45.513" calcext:value-type="float">
            <text:p>345.513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8.495" calcext:value-type="float">
            <text:p>338.495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0.401" calcext:value-type="float">
            <text:p>330.401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52.082" calcext:value-type="float">
            <text:p>352.082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6.573" calcext:value-type="float">
            <text:p>336.573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7.681" calcext:value-type="float">
            <text:p>337.681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46.726" calcext:value-type="float">
            <text:p>346.726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5.135" calcext:value-type="float">
            <text:p>335.135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6.276" calcext:value-type="float">
            <text:p>336.276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48.675" calcext:value-type="float">
            <text:p>348.675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2.544" calcext:value-type="float">
            <text:p>332.544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5.43" calcext:value-type="float">
            <text:p>335.43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59.195" calcext:value-type="float">
            <text:p>359.195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9.141" calcext:value-type="float">
            <text:p>339.141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48.584" calcext:value-type="float">
            <text:p>348.584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2.585" calcext:value-type="float">
            <text:p>332.585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9.659" calcext:value-type="float">
            <text:p>339.659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7.724" calcext:value-type="float">
            <text:p>337.724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41.88" calcext:value-type="float">
            <text:p>341.88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5.472" calcext:value-type="float">
            <text:p>335.472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40.006" calcext:value-type="float">
            <text:p>340.006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9.659" calcext:value-type="float">
            <text:p>339.659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6.956" calcext:value-type="float">
            <text:p>336.956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28.003" calcext:value-type="float">
            <text:p>328.003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7.681" calcext:value-type="float">
            <text:p>337.681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9.53" calcext:value-type="float">
            <text:p>339.53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47.222" calcext:value-type="float">
            <text:p>347.222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7.297" calcext:value-type="float">
            <text:p>337.297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0.701" calcext:value-type="float">
            <text:p>340.701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33.876" calcext:value-type="float">
            <text:p>333.876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33.625" calcext:value-type="float">
            <text:p>333.625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54.704" calcext:value-type="float">
            <text:p>354.704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3.112" calcext:value-type="float">
            <text:p>343.112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1.093" calcext:value-type="float">
            <text:p>341.093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4.664" calcext:value-type="float">
            <text:p>344.664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2.319" calcext:value-type="float">
            <text:p>342.319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8.402" calcext:value-type="float">
            <text:p>348.402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39.919" calcext:value-type="float">
            <text:p>339.919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9.819" calcext:value-type="float">
            <text:p>349.819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56.792" calcext:value-type="float">
            <text:p>356.792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5.826" calcext:value-type="float">
            <text:p>345.826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1.661" calcext:value-type="float">
            <text:p>341.661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2.319" calcext:value-type="float">
            <text:p>342.319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6.096" calcext:value-type="float">
            <text:p>346.096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52.268" calcext:value-type="float">
            <text:p>352.268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0.919" calcext:value-type="float">
            <text:p>340.919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6.275" calcext:value-type="float">
            <text:p>346.275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6.006" calcext:value-type="float">
            <text:p>346.006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0.397" calcext:value-type="float">
            <text:p>340.397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4.397" calcext:value-type="float">
            <text:p>344.397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1.093" calcext:value-type="float">
            <text:p>341.093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38.839" calcext:value-type="float">
            <text:p>338.839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57.798" calcext:value-type="float">
            <text:p>357.798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2.583" calcext:value-type="float">
            <text:p>342.583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8.447" calcext:value-type="float">
            <text:p>348.447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4.976" calcext:value-type="float">
            <text:p>344.976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51.293" calcext:value-type="float">
            <text:p>351.293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4.353" calcext:value-type="float">
            <text:p>344.353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52.547" calcext:value-type="float">
            <text:p>352.547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38.581" calcext:value-type="float">
            <text:p>338.581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8.994" calcext:value-type="float">
            <text:p>348.994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9.269" calcext:value-type="float">
            <text:p>349.269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39.012" calcext:value-type="float">
            <text:p>339.012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39.833" calcext:value-type="float">
            <text:p>339.833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35.219" calcext:value-type="float">
            <text:p>335.219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0.745" calcext:value-type="float">
            <text:p>340.745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62.024" calcext:value-type="float">
            <text:p>362.024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5.781" calcext:value-type="float">
            <text:p>345.781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52.687" calcext:value-type="float">
            <text:p>352.687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4.264" calcext:value-type="float">
            <text:p>344.264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9.04" calcext:value-type="float">
            <text:p>349.04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3.864" calcext:value-type="float">
            <text:p>343.864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0.006" calcext:value-type="float">
            <text:p>340.006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0.701" calcext:value-type="float">
            <text:p>340.701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5.557" calcext:value-type="float">
            <text:p>345.557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4.353" calcext:value-type="float">
            <text:p>344.353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1.355" calcext:value-type="float">
            <text:p>341.355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50.37" calcext:value-type="float">
            <text:p>350.37</text:p>
          </table:table-cell>
          <table:table-cell table:number-columns-repeated="4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35.81" calcext:value-type="float">
            <text:p>335.81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44.175" calcext:value-type="float">
            <text:p>344.175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37.254" calcext:value-type="float">
            <text:p>337.254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44.219" calcext:value-type="float">
            <text:p>344.219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1.849" calcext:value-type="float">
            <text:p>351.849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61.582" calcext:value-type="float">
            <text:p>361.582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6.459" calcext:value-type="float">
            <text:p>356.459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0.646" calcext:value-type="float">
            <text:p>350.646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42.583" calcext:value-type="float">
            <text:p>342.583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3.857" calcext:value-type="float">
            <text:p>353.857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48.447" calcext:value-type="float">
            <text:p>348.447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7.894" calcext:value-type="float">
            <text:p>357.894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0.094" calcext:value-type="float">
            <text:p>350.094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39.746" calcext:value-type="float">
            <text:p>339.746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4.988" calcext:value-type="float">
            <text:p>354.988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1.617" calcext:value-type="float">
            <text:p>351.617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4.28" calcext:value-type="float">
            <text:p>354.28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7.51" calcext:value-type="float">
            <text:p>357.51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2.547" calcext:value-type="float">
            <text:p>352.547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48.857" calcext:value-type="float">
            <text:p>348.857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49.91" calcext:value-type="float">
            <text:p>349.91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8.23" calcext:value-type="float">
            <text:p>358.23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1.849" calcext:value-type="float">
            <text:p>351.849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5.698" calcext:value-type="float">
            <text:p>355.698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3.014" calcext:value-type="float">
            <text:p>353.014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3.388" calcext:value-type="float">
            <text:p>353.388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7.414" calcext:value-type="float">
            <text:p>357.414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48.584" calcext:value-type="float">
            <text:p>348.584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49.36" calcext:value-type="float">
            <text:p>349.36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46.365" calcext:value-type="float">
            <text:p>346.365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4.846" calcext:value-type="float">
            <text:p>354.846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1.617" calcext:value-type="float">
            <text:p>351.617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47.313" calcext:value-type="float">
            <text:p>347.313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9.728" calcext:value-type="float">
            <text:p>359.728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1.478" calcext:value-type="float">
            <text:p>351.478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5.84" calcext:value-type="float">
            <text:p>355.84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42.936" calcext:value-type="float">
            <text:p>342.936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43.466" calcext:value-type="float">
            <text:p>343.466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61.827" calcext:value-type="float">
            <text:p>361.827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3.294" calcext:value-type="float">
            <text:p>353.294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2.082" calcext:value-type="float">
            <text:p>352.082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0.554" calcext:value-type="float">
            <text:p>350.554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4.469" calcext:value-type="float">
            <text:p>354.469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5.129" calcext:value-type="float">
            <text:p>355.129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0.508" calcext:value-type="float">
            <text:p>350.508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49.177" calcext:value-type="float">
            <text:p>349.177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43.953" calcext:value-type="float">
            <text:p>343.953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67.512" calcext:value-type="float">
            <text:p>367.512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2.874" calcext:value-type="float">
            <text:p>352.874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47.766" calcext:value-type="float">
            <text:p>347.766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49.635" calcext:value-type="float">
            <text:p>349.635</text:p>
          </table:table-cell>
          <table:table-cell table:number-columns-repeated="4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50.37" calcext:value-type="float">
            <text:p>350.37</text:p>
          </table:table-cell>
          <table:table-cell table:number-columns-repeated="4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56.03" calcext:value-type="float">
            <text:p>356.03</text:p>
          </table:table-cell>
          <table:table-cell table:number-columns-repeated="4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47.041" calcext:value-type="float">
            <text:p>347.041</text:p>
          </table:table-cell>
          <table:table-cell table:number-columns-repeated="4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2.27" calcext:value-type="float">
            <text:p>362.27</text:p>
          </table:table-cell>
          <table:table-cell table:number-columns-repeated="4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59.777" calcext:value-type="float">
            <text:p>359.777</text:p>
          </table:table-cell>
          <table:table-cell table:number-columns-repeated="4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1.288" calcext:value-type="float">
            <text:p>361.288</text:p>
          </table:table-cell>
          <table:table-cell table:number-columns-repeated="4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6.149" calcext:value-type="float">
            <text:p>366.149</text:p>
          </table:table-cell>
          <table:table-cell table:number-columns-repeated="4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56.745" calcext:value-type="float">
            <text:p>356.745</text:p>
          </table:table-cell>
          <table:table-cell table:number-columns-repeated="4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2.516" calcext:value-type="float">
            <text:p>362.516</text:p>
          </table:table-cell>
          <table:table-cell table:number-columns-repeated="4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52.64" calcext:value-type="float">
            <text:p>352.64</text:p>
          </table:table-cell>
          <table:table-cell table:number-columns-repeated="4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1.582" calcext:value-type="float">
            <text:p>361.582</text:p>
          </table:table-cell>
          <table:table-cell table:number-columns-repeated="4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59.099" calcext:value-type="float">
            <text:p>359.099</text:p>
          </table:table-cell>
          <table:table-cell table:number-columns-repeated="4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5.047" calcext:value-type="float">
            <text:p>365.047</text:p>
          </table:table-cell>
          <table:table-cell table:number-columns-repeated="4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1.043" calcext:value-type="float">
            <text:p>361.043</text:p>
          </table:table-cell>
          <table:table-cell table:number-columns-repeated="4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6.855" calcext:value-type="float">
            <text:p>366.855</text:p>
          </table:table-cell>
          <table:table-cell table:number-columns-repeated="4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55.271" calcext:value-type="float">
            <text:p>355.271</text:p>
          </table:table-cell>
          <table:table-cell table:number-columns-repeated="4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0.068" calcext:value-type="float">
            <text:p>360.068</text:p>
          </table:table-cell>
          <table:table-cell table:number-columns-repeated="4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2.417" calcext:value-type="float">
            <text:p>362.417</text:p>
          </table:table-cell>
          <table:table-cell table:number-columns-repeated="4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1.337" calcext:value-type="float">
            <text:p>361.337</text:p>
          </table:table-cell>
          <table:table-cell table:number-columns-repeated="4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56.984" calcext:value-type="float">
            <text:p>356.984</text:p>
          </table:table-cell>
          <table:table-cell table:number-columns-repeated="4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5.047" calcext:value-type="float">
            <text:p>365.047</text:p>
          </table:table-cell>
          <table:table-cell table:number-columns-repeated="4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77.127" calcext:value-type="float">
            <text:p>377.127</text:p>
          </table:table-cell>
          <table:table-cell table:number-columns-repeated="4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56.649" calcext:value-type="float">
            <text:p>356.649</text:p>
          </table:table-cell>
          <table:table-cell table:number-columns-repeated="4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58.905" calcext:value-type="float">
            <text:p>358.905</text:p>
          </table:table-cell>
          <table:table-cell table:number-columns-repeated="4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1.533" calcext:value-type="float">
            <text:p>361.533</text:p>
          </table:table-cell>
          <table:table-cell table:number-columns-repeated="4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0.263" calcext:value-type="float">
            <text:p>360.263</text:p>
          </table:table-cell>
          <table:table-cell table:number-columns-repeated="4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3.702" calcext:value-type="float">
            <text:p>363.702</text:p>
          </table:table-cell>
          <table:table-cell table:number-columns-repeated="4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56.792" calcext:value-type="float">
            <text:p>356.792</text:p>
          </table:table-cell>
          <table:table-cell table:number-columns-repeated="4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58.954" calcext:value-type="float">
            <text:p>358.954</text:p>
          </table:table-cell>
          <table:table-cell table:number-columns-repeated="4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9.703" calcext:value-type="float">
            <text:p>369.703</text:p>
          </table:table-cell>
          <table:table-cell table:number-columns-repeated="4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2.024" calcext:value-type="float">
            <text:p>362.024</text:p>
          </table:table-cell>
          <table:table-cell table:number-columns-repeated="4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2.024" calcext:value-type="float">
            <text:p>362.024</text:p>
          </table:table-cell>
          <table:table-cell table:number-columns-repeated="4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0.409" calcext:value-type="float">
            <text:p>360.409</text:p>
          </table:table-cell>
          <table:table-cell table:number-columns-repeated="4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58.905" calcext:value-type="float">
            <text:p>358.905</text:p>
          </table:table-cell>
          <table:table-cell table:number-columns-repeated="4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59.486" calcext:value-type="float">
            <text:p>359.486</text:p>
          </table:table-cell>
          <table:table-cell table:number-columns-repeated="4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53.857" calcext:value-type="float">
            <text:p>353.857</text:p>
          </table:table-cell>
          <table:table-cell table:number-columns-repeated="4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58.327" calcext:value-type="float">
            <text:p>358.327</text:p>
          </table:table-cell>
          <table:table-cell table:number-columns-repeated="4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59.195" calcext:value-type="float">
            <text:p>359.195</text:p>
          </table:table-cell>
          <table:table-cell table:number-columns-repeated="4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73.797" calcext:value-type="float">
            <text:p>373.797</text:p>
          </table:table-cell>
          <table:table-cell table:number-columns-repeated="4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49.91" calcext:value-type="float">
            <text:p>349.91</text:p>
          </table:table-cell>
          <table:table-cell table:number-columns-repeated="4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56.984" calcext:value-type="float">
            <text:p>356.984</text:p>
          </table:table-cell>
          <table:table-cell table:number-columns-repeated="4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57.654" calcext:value-type="float">
            <text:p>357.654</text:p>
          </table:table-cell>
          <table:table-cell table:number-columns-repeated="4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5.647" calcext:value-type="float">
            <text:p>365.647</text:p>
          </table:table-cell>
          <table:table-cell table:number-columns-repeated="4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54.704" calcext:value-type="float">
            <text:p>354.704</text:p>
          </table:table-cell>
          <table:table-cell table:number-columns-repeated="4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1.827" calcext:value-type="float">
            <text:p>361.827</text:p>
          </table:table-cell>
          <table:table-cell table:number-columns-repeated="4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2.417" calcext:value-type="float">
            <text:p>362.417</text:p>
          </table:table-cell>
          <table:table-cell table:number-columns-repeated="4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5.397" calcext:value-type="float">
            <text:p>365.397</text:p>
          </table:table-cell>
          <table:table-cell table:number-columns-repeated="4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3.802" calcext:value-type="float">
            <text:p>363.802</text:p>
          </table:table-cell>
          <table:table-cell table:number-columns-repeated="4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59.147" calcext:value-type="float">
            <text:p>359.147</text:p>
          </table:table-cell>
          <table:table-cell table:number-columns-repeated="4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59.389" calcext:value-type="float">
            <text:p>359.389</text:p>
          </table:table-cell>
          <table:table-cell table:number-columns-repeated="4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58.086" calcext:value-type="float">
            <text:p>358.086</text:p>
          </table:table-cell>
          <table:table-cell table:number-columns-repeated="4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63.108" calcext:value-type="float">
            <text:p>363.108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51.571" calcext:value-type="float">
            <text:p>351.571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62.073" calcext:value-type="float">
            <text:p>362.073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68.579" calcext:value-type="float">
            <text:p>368.579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56.745" calcext:value-type="float">
            <text:p>356.745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3.142" calcext:value-type="float">
            <text:p>383.142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79.813" calcext:value-type="float">
            <text:p>379.813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75.481" calcext:value-type="float">
            <text:p>375.481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3.252" calcext:value-type="float">
            <text:p>383.252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78.036" calcext:value-type="float">
            <text:p>378.036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3.638" calcext:value-type="float">
            <text:p>383.638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66.956" calcext:value-type="float">
            <text:p>366.956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8.784" calcext:value-type="float">
            <text:p>388.784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6.698" calcext:value-type="float">
            <text:p>386.698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73.902" calcext:value-type="float">
            <text:p>373.902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4.246" calcext:value-type="float">
            <text:p>384.246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1.661" calcext:value-type="float">
            <text:p>381.661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1.007" calcext:value-type="float">
            <text:p>381.007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79.543" calcext:value-type="float">
            <text:p>379.543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77.554" calcext:value-type="float">
            <text:p>377.554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7.484" calcext:value-type="float">
            <text:p>387.484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4.412" calcext:value-type="float">
            <text:p>384.412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2.922" calcext:value-type="float">
            <text:p>382.922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94.302" calcext:value-type="float">
            <text:p>394.302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7.034" calcext:value-type="float">
            <text:p>387.034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4.8" calcext:value-type="float">
            <text:p>384.8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77.021" calcext:value-type="float">
            <text:p>377.021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62.861" calcext:value-type="float">
            <text:p>362.861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93.662" calcext:value-type="float">
            <text:p>393.662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79.651" calcext:value-type="float">
            <text:p>379.651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9.693" calcext:value-type="float">
            <text:p>389.693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5.412" calcext:value-type="float">
            <text:p>385.412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3.252" calcext:value-type="float">
            <text:p>383.252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9.124" calcext:value-type="float">
            <text:p>389.124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4.578" calcext:value-type="float">
            <text:p>384.578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75.693" calcext:value-type="float">
            <text:p>375.693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8.331" calcext:value-type="float">
            <text:p>388.331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0.3" calcext:value-type="float">
            <text:p>380.3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3.472" calcext:value-type="float">
            <text:p>383.472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5.691" calcext:value-type="float">
            <text:p>385.691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0.518" calcext:value-type="float">
            <text:p>380.518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78.412" calcext:value-type="float">
            <text:p>378.412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70.525" calcext:value-type="float">
            <text:p>370.525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75.958" calcext:value-type="float">
            <text:p>375.958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7.879" calcext:value-type="float">
            <text:p>387.879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2.427" calcext:value-type="float">
            <text:p>382.427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78.842" calcext:value-type="float">
            <text:p>378.842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91.926" calcext:value-type="float">
            <text:p>391.926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78.842" calcext:value-type="float">
            <text:p>378.842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79.705" calcext:value-type="float">
            <text:p>379.705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76.435" calcext:value-type="float">
            <text:p>376.435</text:p>
          </table:table-cell>
          <table:table-cell table:number-columns-repeated="4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91.869" calcext:value-type="float">
            <text:p>391.86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1T18:01:40.244621994</dc:date>
    <meta:editing-duration>PT13M41S</meta:editing-duration>
    <meta:editing-cycles>1</meta:editing-cycles>
    <meta:document-statistic meta:table-count="1" meta:cell-count="10402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868cm" svg:height="11.422cm" xlink:href=".." xlink:type="simple" chart:class="chart:scatter" chart:style-name="ch1">
        <chart:legend chart:legend-position="end" svg:x="15.799cm" svg:y="5.163cm" style:legend-expansion="high" chart:style-name="ch2"/>
        <chart:plot-area chart:style-name="ch3" table:cell-range-address="right_motor.E2:right_motor.F52" svg:x="0.397cm" svg:y="0.228cm" svg:width="15.005cm" svg:height="10.966cm">
          <chartooo:coordinate-region svg:x="0.689cm" svg:y="0.427cm" svg:width="14.473cm" svg:height="10.5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ight_motor.F2:right_motor.F52" chart:class="chart:scatter">
            <chart:domain table:cell-range-address="right_motor.E2:right_motor.E52"/>
            <chart:regression-curve chart:style-name="ch7">
              <chart:equation chart:display-equation="true" chart:display-r-square="false" svg:x="2.563cm" svg:y="2.016cm"/>
            </chart:regression-curve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right_motor.E2:right_motor.E52</svg:desc>
                </draw:g>
              </table:table-cell>
              <table:table-cell office:value-type="float" office:value="-352.537541176471">
                <text:p>-352.537541176471</text:p>
                <draw:g>
                  <svg:desc>right_motor.F2:right_motor.F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8">
                <text:p>-0.98</text:p>
              </table:table-cell>
              <table:table-cell office:value-type="float" office:value="-375.331705882353">
                <text:p>-375.3317058823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6">
                <text:p>-0.96</text:p>
              </table:table-cell>
              <table:table-cell office:value-type="float" office:value="-354.831019607843">
                <text:p>-354.8310196078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4">
                <text:p>-0.94</text:p>
              </table:table-cell>
              <table:table-cell office:value-type="float" office:value="-345.422568627451">
                <text:p>-345.4225686274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2">
                <text:p>-0.92</text:p>
              </table:table-cell>
              <table:table-cell office:value-type="float" office:value="-339.335254901961">
                <text:p>-339.3352549019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">
                <text:p>-0.9</text:p>
              </table:table-cell>
              <table:table-cell office:value-type="float" office:value="-332.601039215686">
                <text:p>-332.6010392156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88">
                <text:p>-0.88</text:p>
              </table:table-cell>
              <table:table-cell office:value-type="float" office:value="-323.529098039216">
                <text:p>-323.529098039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86">
                <text:p>-0.86</text:p>
              </table:table-cell>
              <table:table-cell office:value-type="float" office:value="-317.203607843137">
                <text:p>-317.2036078431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84">
                <text:p>-0.84</text:p>
              </table:table-cell>
              <table:table-cell office:value-type="float" office:value="-307.43605882353">
                <text:p>-307.436058823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82">
                <text:p>-0.82</text:p>
              </table:table-cell>
              <table:table-cell office:value-type="float" office:value="-299.87862745098">
                <text:p>-299.878627450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8">
                <text:p>-0.8</text:p>
              </table:table-cell>
              <table:table-cell office:value-type="float" office:value="-292.885019607843">
                <text:p>-292.8850196078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78">
                <text:p>-0.78</text:p>
              </table:table-cell>
              <table:table-cell office:value-type="float" office:value="-284.079823529412">
                <text:p>-284.0798235294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76">
                <text:p>-0.76</text:p>
              </table:table-cell>
              <table:table-cell office:value-type="float" office:value="-276.298039215686">
                <text:p>-276.2980392156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74">
                <text:p>-0.74</text:p>
              </table:table-cell>
              <table:table-cell office:value-type="float" office:value="-266.972843137255">
                <text:p>-266.9728431372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72">
                <text:p>-0.72</text:p>
              </table:table-cell>
              <table:table-cell office:value-type="float" office:value="-262.360254901961">
                <text:p>-262.3602549019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7">
                <text:p>-0.7</text:p>
              </table:table-cell>
              <table:table-cell office:value-type="float" office:value="-250.873725490196">
                <text:p>-250.8737254901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68">
                <text:p>-0.68</text:p>
              </table:table-cell>
              <table:table-cell office:value-type="float" office:value="-244.552568627451">
                <text:p>-244.5525686274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66">
                <text:p>-0.66</text:p>
              </table:table-cell>
              <table:table-cell office:value-type="float" office:value="-238.002352941176">
                <text:p>-238.0023529411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64">
                <text:p>-0.64</text:p>
              </table:table-cell>
              <table:table-cell office:value-type="float" office:value="-228.699411764706">
                <text:p>-228.6994117647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62">
                <text:p>-0.62</text:p>
              </table:table-cell>
              <table:table-cell office:value-type="float" office:value="-220.022450980392">
                <text:p>-220.0224509803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6">
                <text:p>-0.6</text:p>
              </table:table-cell>
              <table:table-cell office:value-type="float" office:value="-213.210098039216">
                <text:p>-213.2100980392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58">
                <text:p>-0.58</text:p>
              </table:table-cell>
              <table:table-cell office:value-type="float" office:value="-204.592941176471">
                <text:p>-204.5929411764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56">
                <text:p>-0.56</text:p>
              </table:table-cell>
              <table:table-cell office:value-type="float" office:value="-196.426784313726">
                <text:p>-196.4267843137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54">
                <text:p>-0.54</text:p>
              </table:table-cell>
              <table:table-cell office:value-type="float" office:value="-188.125941176471">
                <text:p>-188.1259411764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519999999999999">
                <text:p>-0.519999999999999</text:p>
              </table:table-cell>
              <table:table-cell office:value-type="float" office:value="-179.200607843137">
                <text:p>-179.2006078431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5">
                <text:p>-0.5</text:p>
              </table:table-cell>
              <table:table-cell office:value-type="float" office:value="-172.263725490196">
                <text:p>-172.2637254901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479999999999999">
                <text:p>-0.479999999999999</text:p>
              </table:table-cell>
              <table:table-cell office:value-type="float" office:value="-165.063529411765">
                <text:p>-165.0635294117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459999999999999">
                <text:p>-0.459999999999999</text:p>
              </table:table-cell>
              <table:table-cell office:value-type="float" office:value="-157.80631372549">
                <text:p>-157.806313725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439999999999999">
                <text:p>-0.439999999999999</text:p>
              </table:table-cell>
              <table:table-cell office:value-type="float" office:value="-148.191803921569">
                <text:p>-148.1918039215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419999999999999">
                <text:p>-0.419999999999999</text:p>
              </table:table-cell>
              <table:table-cell office:value-type="float" office:value="-140.122745098039">
                <text:p>-140.1227450980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399999999999999">
                <text:p>-0.399999999999999</text:p>
              </table:table-cell>
              <table:table-cell office:value-type="float" office:value="-133.233568627451">
                <text:p>-133.2335686274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379999999999999">
                <text:p>-0.379999999999999</text:p>
              </table:table-cell>
              <table:table-cell office:value-type="float" office:value="-125.346215686274">
                <text:p>-125.3462156862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359999999999999">
                <text:p>-0.359999999999999</text:p>
              </table:table-cell>
              <table:table-cell office:value-type="float" office:value="-116.752470588235">
                <text:p>-116.7524705882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339999999999999">
                <text:p>-0.339999999999999</text:p>
              </table:table-cell>
              <table:table-cell office:value-type="float" office:value="-108.265431372549">
                <text:p>-108.2654313725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319999999999999">
                <text:p>-0.319999999999999</text:p>
              </table:table-cell>
              <table:table-cell office:value-type="float" office:value="-100.243562745098">
                <text:p>-100.2435627450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-92.6669117647059">
                <text:p>-92.66691176470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279999999999999">
                <text:p>-0.279999999999999</text:p>
              </table:table-cell>
              <table:table-cell office:value-type="float" office:value="-84.4475862745098">
                <text:p>-84.44758627450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259999999999999">
                <text:p>-0.259999999999999</text:p>
              </table:table-cell>
              <table:table-cell office:value-type="float" office:value="-76.3367176470588">
                <text:p>-76.33671764705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239999999999999">
                <text:p>-0.239999999999999</text:p>
              </table:table-cell>
              <table:table-cell office:value-type="float" office:value="-68.8236588235294">
                <text:p>-68.82365882352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219999999999999">
                <text:p>-0.219999999999999</text:p>
              </table:table-cell>
              <table:table-cell office:value-type="float" office:value="-61.9442450980392">
                <text:p>-61.94424509803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-53.9127215686274">
                <text:p>-53.91272156862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179999999999999">
                <text:p>-0.179999999999999</text:p>
              </table:table-cell>
              <table:table-cell office:value-type="float" office:value="-46.3676274509804">
                <text:p>-46.36762745098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159999999999999">
                <text:p>-0.159999999999999</text:p>
              </table:table-cell>
              <table:table-cell office:value-type="float" office:value="-39.1340647058823">
                <text:p>-39.13406470588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139999999999999">
                <text:p>-0.139999999999999</text:p>
              </table:table-cell>
              <table:table-cell office:value-type="float" office:value="-31.3439">
                <text:p>-31.34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119999999999999">
                <text:p>-0.119999999999999</text:p>
              </table:table-cell>
              <table:table-cell office:value-type="float" office:value="-23.7729960784314">
                <text:p>-23.77299607843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999999999999991">
                <text:p>-0.0999999999999991</text:p>
              </table:table-cell>
              <table:table-cell office:value-type="float" office:value="-15.8120058823529">
                <text:p>-15.81200588235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799999999999991">
                <text:p>-0.0799999999999991</text:p>
              </table:table-cell>
              <table:table-cell office:value-type="float" office:value="-8.72920725490196">
                <text:p>-8.729207254901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599999999999991">
                <text:p>-0.0599999999999991</text:p>
              </table:table-cell>
              <table:table-cell office:value-type="float" office:value="-0.126623137254902">
                <text:p>-0.1266231372549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399999999999989">
                <text:p>-0.0399999999999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199999999999989">
                <text:p>-0.0199999999999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1022302462516E-015">
                <text:p>1.11022302462516E-0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849cm" svg:height="9.032cm" xlink:href=".." xlink:type="simple" chart:class="chart:scatter" chart:style-name="ch1">
        <chart:legend chart:legend-position="end" svg:x="14.78cm" svg:y="3.968cm" style:legend-expansion="high" chart:style-name="ch2"/>
        <chart:plot-area chart:style-name="ch3" table:cell-range-address="right_motor.E52:right_motor.F100" svg:x="0.376cm" svg:y="0.18cm" svg:width="14.028cm" svg:height="8.672cm">
          <chartooo:coordinate-region svg:x="1.183cm" svg:y="0.38cm" svg:width="12.981cm" svg:height="7.8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ight_motor.F52:right_motor.F100" chart:class="chart:scatter">
            <chart:domain table:cell-range-address="right_motor.E52:right_motor.E100"/>
            <chart:regression-curve chart:style-name="ch7">
              <chart:equation chart:display-equation="true" chart:display-r-square="false"/>
            </chart:regression-curve>
            <chart:data-point chart:repeated="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1022302462516E-015">
                <text:p>1.11022302462516E-015</text:p>
                <draw:g>
                  <svg:desc>right_motor.E52:right_motor.E100</svg:desc>
                </draw:g>
              </table:table-cell>
              <table:table-cell office:value-type="float" office:value="0">
                <text:p>0</text:p>
                <draw:g>
                  <svg:desc>right_motor.F52:right_motor.F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00000000000011">
                <text:p>0.0200000000000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00000000000011">
                <text:p>0.0400000000000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00000000000012">
                <text:p>0.0600000000000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00000000000012">
                <text:p>0.0800000000000012</text:p>
              </table:table-cell>
              <table:table-cell office:value-type="float" office:value="6.41769549019608">
                <text:p>6.417695490196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14.2553111764706">
                <text:p>14.25531117647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0000000000001">
                <text:p>0.120000000000001</text:p>
              </table:table-cell>
              <table:table-cell office:value-type="float" office:value="20.9181490196078">
                <text:p>20.91814901960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0000000000001">
                <text:p>0.140000000000001</text:p>
              </table:table-cell>
              <table:table-cell office:value-type="float" office:value="28.9463666666667">
                <text:p>28.9463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0000000000001">
                <text:p>0.160000000000001</text:p>
              </table:table-cell>
              <table:table-cell office:value-type="float" office:value="36.0433960784314">
                <text:p>36.04339607843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0000000000001">
                <text:p>0.180000000000001</text:p>
              </table:table-cell>
              <table:table-cell office:value-type="float" office:value="43.4035411764706">
                <text:p>43.40354117647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51.1344764705882">
                <text:p>51.13447647058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0000000000001">
                <text:p>0.220000000000001</text:p>
              </table:table-cell>
              <table:table-cell office:value-type="float" office:value="58.9488568627451">
                <text:p>58.94885686274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0000000000001">
                <text:p>0.240000000000001</text:p>
              </table:table-cell>
              <table:table-cell office:value-type="float" office:value="66.9256960784314">
                <text:p>66.92569607843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0000000000001">
                <text:p>0.260000000000001</text:p>
              </table:table-cell>
              <table:table-cell office:value-type="float" office:value="75.3245588235294">
                <text:p>75.32455882352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0000000000001">
                <text:p>0.280000000000001</text:p>
              </table:table-cell>
              <table:table-cell office:value-type="float" office:value="83.5473568627451">
                <text:p>83.54735686274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92.4209019607843">
                <text:p>92.42090196078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0000000000001">
                <text:p>0.320000000000001</text:p>
              </table:table-cell>
              <table:table-cell office:value-type="float" office:value="100.707319607843">
                <text:p>100.7073196078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0000000000001">
                <text:p>0.340000000000001</text:p>
              </table:table-cell>
              <table:table-cell office:value-type="float" office:value="108.603088235294">
                <text:p>108.6030882352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0000000000001">
                <text:p>0.360000000000001</text:p>
              </table:table-cell>
              <table:table-cell office:value-type="float" office:value="117.17337254902">
                <text:p>117.173372549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0000000000001">
                <text:p>0.380000000000001</text:p>
              </table:table-cell>
              <table:table-cell office:value-type="float" office:value="125.256568627451">
                <text:p>125.2565686274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133.430666666667">
                <text:p>133.430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0000000000001">
                <text:p>0.420000000000001</text:p>
              </table:table-cell>
              <table:table-cell office:value-type="float" office:value="140.790117647059">
                <text:p>140.7901176470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0000000000001">
                <text:p>0.440000000000001</text:p>
              </table:table-cell>
              <table:table-cell office:value-type="float" office:value="148.576235294118">
                <text:p>148.5762352941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0000000000002">
                <text:p>0.460000000000002</text:p>
              </table:table-cell>
              <table:table-cell office:value-type="float" office:value="157.313960784314">
                <text:p>157.3139607843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0000000000002">
                <text:p>0.480000000000002</text:p>
              </table:table-cell>
              <table:table-cell office:value-type="float" office:value="166.196843137255">
                <text:p>166.1968431372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0000000000002">
                <text:p>0.500000000000002</text:p>
              </table:table-cell>
              <table:table-cell office:value-type="float" office:value="174.149607843137">
                <text:p>174.1496078431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0000000000002">
                <text:p>0.520000000000002</text:p>
              </table:table-cell>
              <table:table-cell office:value-type="float" office:value="181.363901960784">
                <text:p>181.3639019607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0000000000002">
                <text:p>0.540000000000002</text:p>
              </table:table-cell>
              <table:table-cell office:value-type="float" office:value="188.346431372549">
                <text:p>188.3464313725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0000000000002">
                <text:p>0.560000000000002</text:p>
              </table:table-cell>
              <table:table-cell office:value-type="float" office:value="198.518392156863">
                <text:p>198.5183921568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0000000000002">
                <text:p>0.580000000000002</text:p>
              </table:table-cell>
              <table:table-cell office:value-type="float" office:value="207.562901960784">
                <text:p>207.5629019607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00000000000002">
                <text:p>0.600000000000002</text:p>
              </table:table-cell>
              <table:table-cell office:value-type="float" office:value="214.495352941176">
                <text:p>214.4953529411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0000000000002">
                <text:p>0.620000000000002</text:p>
              </table:table-cell>
              <table:table-cell office:value-type="float" office:value="223.824921568627">
                <text:p>223.8249215686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0000000000002">
                <text:p>0.640000000000002</text:p>
              </table:table-cell>
              <table:table-cell office:value-type="float" office:value="231.80337254902">
                <text:p>231.803372549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0000000000002">
                <text:p>0.660000000000002</text:p>
              </table:table-cell>
              <table:table-cell office:value-type="float" office:value="241.522666666667">
                <text:p>241.522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0000000000002">
                <text:p>0.680000000000002</text:p>
              </table:table-cell>
              <table:table-cell office:value-type="float" office:value="246.637647058824">
                <text:p>246.6376470588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00000000000002">
                <text:p>0.700000000000002</text:p>
              </table:table-cell>
              <table:table-cell office:value-type="float" office:value="255.174450980392">
                <text:p>255.1744509803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0000000000002">
                <text:p>0.720000000000002</text:p>
              </table:table-cell>
              <table:table-cell office:value-type="float" office:value="264.137745098039">
                <text:p>264.1377450980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0000000000002">
                <text:p>0.740000000000002</text:p>
              </table:table-cell>
              <table:table-cell office:value-type="float" office:value="271.14168627451">
                <text:p>271.141686274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0000000000002">
                <text:p>0.760000000000002</text:p>
              </table:table-cell>
              <table:table-cell office:value-type="float" office:value="278.322">
                <text:p>278.3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0000000000002">
                <text:p>0.780000000000002</text:p>
              </table:table-cell>
              <table:table-cell office:value-type="float" office:value="286.519823529412">
                <text:p>286.5198235294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00000000000002">
                <text:p>0.800000000000002</text:p>
              </table:table-cell>
              <table:table-cell office:value-type="float" office:value="295.211333333333">
                <text:p>295.211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0000000000002">
                <text:p>0.820000000000002</text:p>
              </table:table-cell>
              <table:table-cell office:value-type="float" office:value="304.988568627451">
                <text:p>304.9885686274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0000000000002">
                <text:p>0.840000000000002</text:p>
              </table:table-cell>
              <table:table-cell office:value-type="float" office:value="310.323745098039">
                <text:p>310.3237450980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0000000000002">
                <text:p>0.860000000000002</text:p>
              </table:table-cell>
              <table:table-cell office:value-type="float" office:value="320.854784313726">
                <text:p>320.8547843137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0000000000002">
                <text:p>0.880000000000002</text:p>
              </table:table-cell>
              <table:table-cell office:value-type="float" office:value="328.590352941176">
                <text:p>328.5903529411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00000000000002">
                <text:p>0.900000000000002</text:p>
              </table:table-cell>
              <table:table-cell office:value-type="float" office:value="338.284411764706">
                <text:p>338.2844117647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0000000000002">
                <text:p>0.920000000000002</text:p>
              </table:table-cell>
              <table:table-cell office:value-type="float" office:value="344.795764705882">
                <text:p>344.7957647058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0000000000002">
                <text:p>0.940000000000002</text:p>
              </table:table-cell>
              <table:table-cell office:value-type="float" office:value="351.544901960784">
                <text:p>351.5449019607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0000000000002">
                <text:p>0.960000000000002</text:p>
              </table:table-cell>
              <table:table-cell office:value-type="float" office:value="360.567254901961">
                <text:p>360.5672549019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